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77mm"/>
    </style:style>
    <style:style style:name="co2" style:family="table-column">
      <style:table-column-properties fo:break-before="auto" style:column-width="69.62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19.83mm"/>
    </style:style>
    <style:style style:name="co6" style:family="table-column">
      <style:table-column-properties fo:break-before="auto" style:column-width="16.46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5.91mm"/>
    </style:style>
    <style:style style:name="co10" style:family="table-column">
      <style:table-column-properties fo:break-before="auto" style:column-width="22.93mm"/>
    </style:style>
    <style:style style:name="co11" style:family="table-column">
      <style:table-column-properties fo:break-before="auto" style:column-width="27.96mm"/>
    </style:style>
    <style:style style:name="co12" style:family="table-column">
      <style:table-column-properties fo:break-before="auto" style:column-width="25.45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22.49mm"/>
    </style:style>
    <style:style style:name="co15" style:family="table-column">
      <style:table-column-properties fo:break-before="auto" style:column-width="22.37mm"/>
    </style:style>
    <style:style style:name="co16" style:family="table-column">
      <style:table-column-properties fo:break-before="auto" style:column-width="23.97mm"/>
    </style:style>
    <style:style style:name="co17" style:family="table-column">
      <style:table-column-properties fo:break-before="auto" style:column-width="19.74mm"/>
    </style:style>
    <style:style style:name="co18" style:family="table-column">
      <style:table-column-properties fo:break-before="auto" style:column-width="23.34mm"/>
    </style:style>
    <style:style style:name="co19" style:family="table-column">
      <style:table-column-properties fo:break-before="auto" style:column-width="19.31mm"/>
    </style:style>
    <style:style style:name="co20" style:family="table-column">
      <style:table-column-properties fo:break-before="auto" style:column-width="21.01mm"/>
    </style:style>
    <style:style style:name="co21" style:family="table-column">
      <style:table-column-properties fo:break-before="auto" style:column-width="20.8mm"/>
    </style:style>
    <style:style style:name="co22" style:family="table-column">
      <style:table-column-properties fo:break-before="auto" style:column-width="20.16mm"/>
    </style:style>
    <style:style style:name="co23" style:family="table-column">
      <style:table-column-properties fo:break-before="auto" style:column-width="31.52mm"/>
    </style:style>
    <style:style style:name="co24" style:family="table-column">
      <style:table-column-properties fo:break-before="auto" style:column-width="19.86mm"/>
    </style:style>
    <style:style style:name="co25" style:family="table-column">
      <style:table-column-properties fo:break-before="auto" style:column-width="24.02mm"/>
    </style:style>
    <style:style style:name="co26" style:family="table-column">
      <style:table-column-properties fo:break-before="auto" style:column-width="23.2mm"/>
    </style:style>
    <style:style style:name="co27" style:family="table-column">
      <style:table-column-properties fo:break-before="auto" style:column-width="17.99mm"/>
    </style:style>
    <style:style style:name="co28" style:family="table-column">
      <style:table-column-properties fo:break-before="auto" style:column-width="24.54mm"/>
    </style:style>
    <style:style style:name="co29" style:family="table-column">
      <style:table-column-properties fo:break-before="auto" style:column-width="14.22mm"/>
    </style:style>
    <style:style style:name="co30" style:family="table-column">
      <style:table-column-properties fo:break-before="auto" style:column-width="20mm"/>
    </style:style>
    <style:style style:name="co31" style:family="table-column">
      <style:table-column-properties fo:break-before="auto" style:column-width="39.92mm"/>
    </style:style>
    <style:style style:name="co32" style:family="table-column">
      <style:table-column-properties fo:break-before="auto" style:column-width="20.83mm"/>
    </style:style>
    <style:style style:name="co33" style:family="table-column">
      <style:table-column-properties fo:break-before="auto" style:column-width="18.12mm"/>
    </style:style>
    <style:style style:name="co34" style:family="table-column">
      <style:table-column-properties fo:break-before="auto" style:column-width="20.13mm"/>
    </style:style>
    <style:style style:name="co35" style:family="table-column">
      <style:table-column-properties fo:break-before="auto" style:column-width="40.43mm"/>
    </style:style>
    <style:style style:name="co36" style:family="table-column">
      <style:table-column-properties fo:break-before="auto" style:column-width="17.96mm"/>
    </style:style>
    <style:style style:name="co37" style:family="table-column">
      <style:table-column-properties fo:break-before="auto" style:column-width="17.92mm"/>
    </style:style>
    <style:style style:name="co38" style:family="table-column">
      <style:table-column-properties fo:break-before="auto" style:column-width="17.46mm"/>
    </style:style>
    <style:style style:name="co39" style:family="table-column">
      <style:table-column-properties fo:break-before="auto" style:column-width="41.28mm"/>
    </style:style>
    <style:style style:name="co40" style:family="table-column">
      <style:table-column-properties fo:break-before="auto" style:column-width="13.95mm"/>
    </style:style>
    <style:style style:name="co41" style:family="table-column">
      <style:table-column-properties fo:break-before="auto" style:column-width="36.97mm"/>
    </style:style>
    <style:style style:name="co42" style:family="table-column">
      <style:table-column-properties fo:break-before="auto" style:column-width="14.64mm"/>
    </style:style>
    <style:style style:name="co43" style:family="table-column">
      <style:table-column-properties fo:break-before="auto" style:column-width="19.1mm"/>
    </style:style>
    <style:style style:name="co44" style:family="table-column">
      <style:table-column-properties fo:break-before="auto" style:column-width="18.87mm"/>
    </style:style>
    <style:style style:name="co45" style:family="table-column">
      <style:table-column-properties fo:break-before="auto" style:column-width="21.1mm"/>
    </style:style>
    <style:style style:name="co46" style:family="table-column">
      <style:table-column-properties fo:break-before="auto" style:column-width="39.69mm"/>
    </style:style>
    <style:style style:name="co47" style:family="table-column">
      <style:table-column-properties fo:break-before="auto" style:column-width="13.48mm"/>
    </style:style>
    <style:style style:name="co48" style:family="table-column">
      <style:table-column-properties fo:break-before="auto" style:column-width="16.33mm"/>
    </style:style>
    <style:style style:name="co49" style:family="table-column">
      <style:table-column-properties fo:break-before="auto" style:column-width="21.77mm"/>
    </style:style>
    <style:style style:name="co50" style:family="table-column">
      <style:table-column-properties fo:break-before="auto" style:column-width="67.38mm"/>
    </style:style>
    <style:style style:name="co51" style:family="table-column">
      <style:table-column-properties fo:break-before="auto" style:column-width="19.69mm"/>
    </style:style>
    <style:style style:name="co52" style:family="table-column">
      <style:table-column-properties fo:break-before="auto" style:column-width="20.41mm"/>
    </style:style>
    <style:style style:name="co53" style:family="table-column">
      <style:table-column-properties fo:break-before="auto" style:column-width="2.72mm"/>
    </style:style>
    <style:style style:name="co54" style:family="table-column">
      <style:table-column-properties fo:break-before="auto" style:column-width="24.5mm"/>
    </style:style>
    <style:style style:name="co55" style:family="table-column">
      <style:table-column-properties fo:break-before="auto" style:column-width="14.29mm"/>
    </style:style>
    <style:style style:name="co56" style:family="table-column">
      <style:table-column-properties fo:break-before="auto" style:column-width="100.07mm"/>
    </style:style>
    <style:style style:name="co57" style:family="table-column">
      <style:table-column-properties fo:break-before="auto" style:column-width="8.98mm"/>
    </style:style>
    <style:style style:name="co58" style:family="table-column">
      <style:table-column-properties fo:break-before="auto" style:column-width="24.45mm"/>
    </style:style>
    <style:style style:name="co59" style:family="table-column">
      <style:table-column-properties fo:break-before="auto" style:column-width="26.09mm"/>
    </style:style>
    <style:style style:name="co60" style:family="table-column">
      <style:table-column-properties fo:break-before="auto" style:column-width="23mm"/>
    </style:style>
    <style:style style:name="co61" style:family="table-column">
      <style:table-column-properties fo:break-before="auto" style:column-width="46.23mm"/>
    </style:style>
    <style:style style:name="co62" style:family="table-column">
      <style:table-column-properties fo:break-before="auto" style:column-width="13.76mm"/>
    </style:style>
    <style:style style:name="co63" style:family="table-column">
      <style:table-column-properties fo:break-before="auto" style:column-width="32.44mm"/>
    </style:style>
    <style:style style:name="co64" style:family="table-column">
      <style:table-column-properties fo:break-before="auto" style:column-width="70.7mm"/>
    </style:style>
    <style:style style:name="co65" style:family="table-column">
      <style:table-column-properties fo:break-before="auto" style:column-width="24.15mm"/>
    </style:style>
    <style:style style:name="co66" style:family="table-column">
      <style:table-column-properties fo:break-before="auto" style:column-width="30.69mm"/>
    </style:style>
    <style:style style:name="co67" style:family="table-column">
      <style:table-column-properties fo:break-before="auto" style:column-width="28.56mm"/>
    </style:style>
    <style:style style:name="co68" style:family="table-column">
      <style:table-column-properties fo:break-before="auto" style:column-width="26.62mm"/>
    </style:style>
    <style:style style:name="co69" style:family="table-column">
      <style:table-column-properties fo:break-before="auto" style:column-width="22.98mm"/>
    </style:style>
    <style:style style:name="co70" style:family="table-column">
      <style:table-column-properties fo:break-before="auto" style:column-width="16.42mm"/>
    </style:style>
    <style:style style:name="co71" style:family="table-column">
      <style:table-column-properties fo:break-before="auto" style:column-width="21.2mm"/>
    </style:style>
    <style:style style:name="co72" style:family="table-column">
      <style:table-column-properties fo:break-before="auto" style:column-width="63.62mm"/>
    </style:style>
    <style:style style:name="co73" style:family="table-column">
      <style:table-column-properties fo:break-before="auto" style:column-width="24.69mm"/>
    </style:style>
    <style:style style:name="co74" style:family="table-column">
      <style:table-column-properties fo:break-before="auto" style:column-width="22.95mm"/>
    </style:style>
    <style:style style:name="co75" style:family="table-column">
      <style:table-column-properties fo:break-before="auto" style:column-width="2.29mm"/>
    </style:style>
    <style:style style:name="co76" style:family="table-column">
      <style:table-column-properties fo:break-before="auto" style:column-width="24.6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7.3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2.03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/>
    <style:style style:name="ce2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23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24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227" style:family="table-cell" style:parent-style-name="Default">
      <style:text-properties style:font-name="Liberation Serif" fo:font-size="12pt" style:font-size-asian="12pt" style:font-size-complex="12pt"/>
    </style:style>
    <style:style style:name="ce228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30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232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33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35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11">
      <style:text-properties fo:font-size="9pt" style:font-size-asian="9pt" style:font-size-complex="9pt"/>
    </style:style>
    <style:style style:name="ce237" style:family="table-cell" style:parent-style-name="Default" style:data-style-name="N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38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239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240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3"/>
    <style:style style:name="ce250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5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53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254" style:family="table-cell" style:parent-style-name="Default" style:data-style-name="N3">
      <style:text-properties fo:font-size="12pt" style:font-size-asian="12pt" style:font-size-complex="12pt"/>
    </style:style>
    <style:style style:name="ce255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256" style:family="table-cell" style:parent-style-name="Default">
      <style:text-properties fo:font-size="12pt" style:font-size-asian="12pt" style:font-size-complex="12pt"/>
    </style:style>
    <style:style style:name="ce257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259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260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261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262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263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mm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65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268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74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276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77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278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279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80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83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6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5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6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577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3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584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5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586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587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89" style:family="table-cell" style:parent-style-name="Default">
      <style:table-cell-properties fo:background-color="transparent"/>
    </style:style>
    <style:style style:name="ce5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1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93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4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595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4">
      <style:table-cell-properties fo:background-color="transparent"/>
    </style:style>
    <style:style style:name="ce599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03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04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0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0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608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09" style:family="table-cell" style:parent-style-name="Default" style:data-style-name="N122">
      <style:table-cell-properties fo:background-color="transparent"/>
    </style:style>
    <style:style style:name="ce61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ext-properties fo:font-weight="bold" style:font-weight-asian="bold" style:font-weight-complex="bold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1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1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17" style:family="table-cell" style:parent-style-name="Default" style:data-style-name="N4">
      <style:text-properties fo:font-weight="bold" style:font-weight-asian="bold" style:font-weight-complex="bold"/>
    </style:style>
    <style:style style:name="ce618" style:family="table-cell" style:parent-style-name="Default">
      <style:text-properties fo:font-size="10pt" style:font-size-asian="10pt" style:font-size-complex="10pt"/>
    </style:style>
    <style:style style:name="ce619" style:family="table-cell" style:parent-style-name="Default" style:data-style-name="N117">
      <style:text-properties fo:font-weight="bold" style:font-weight-asian="bold" style:font-weight-complex="bold"/>
    </style:style>
    <style:style style:name="ce62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6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22" style:family="table-cell" style:parent-style-name="Default" style:data-style-name="N4"/>
    <style:style style:name="ce623" style:family="table-cell" style:parent-style-name="Default" style:data-style-name="N123"/>
    <style:style style:name="ce624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25" style:family="table-cell" style:parent-style-name="Default" style:data-style-name="N117">
      <style:text-properties fo:font-weight="normal" style:font-weight-asian="normal" style:font-weight-complex="normal"/>
    </style:style>
    <style:style style:name="ce626" style:family="table-cell" style:parent-style-name="Default" style:data-style-name="N4"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2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630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631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2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633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4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5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6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637" style:family="table-cell" style:parent-style-name="Default">
      <style:text-properties style:font-name="Liberation Serif" fo:font-size="10pt" style:font-size-asian="10pt" style:font-size-complex="10pt"/>
    </style:style>
    <style:style style:name="ce638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39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4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641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4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3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44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645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646" style:family="table-cell" style:parent-style-name="Default" style:data-style-name="N4">
      <style:table-cell-properties fo:border-bottom="none" fo:border-left="0.99pt solid #000000" fo:border-right="none" fo:border-top="none"/>
      <style:text-properties style:font-name="Liberation Serif" fo:font-size="12pt" style:font-size-asian="12pt" style:font-size-complex="12pt"/>
    </style:style>
    <style:style style:name="ce647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648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50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51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52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653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4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5" style:family="table-cell" style:parent-style-name="Default" style:data-style-name="N119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56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657" style:family="table-cell" style:parent-style-name="Excel_20_Built-in_20_Normal" style:data-style-name="N121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658" style:family="table-cell" style:parent-style-name="Default" style:data-style-name="N121">
      <style:text-properties style:font-name="Liberation Serif" fo:font-size="12pt" style:font-size-asian="12pt" style:font-size-complex="12pt"/>
    </style:style>
    <style:style style:name="ce659" style:family="table-cell" style:parent-style-name="Default" style:data-style-name="N121">
      <style:table-cell-properties fo:border="none"/>
      <style:text-properties style:font-name="Liberation Serif" fo:font-size="12pt" style:font-size-asian="12pt" style:font-size-complex="12pt"/>
    </style:style>
    <style:style style:name="ce660" style:family="table-cell" style:parent-style-name="Default" style:data-style-name="N121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66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64" style:family="table-cell" style:parent-style-name="Default" style:data-style-name="N4">
      <style:table-cell-properties fo:border-bottom="none" fo:border-left="none" fo:border-right="0.99pt solid #000000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6" style:family="table-cell" style:parent-style-name="Default" style:data-style-name="N36"/>
    <style:style style:name="ce667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668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669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670" style:family="table-cell" style:parent-style-name="Default">
      <style:table-cell-properties fo:border-bottom="0.74pt solid #000000" fo:border-left="none" fo:border-right="none" fo:border-top="0.74pt solid #000000"/>
    </style:style>
    <style:style style:name="ce67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672" style:family="table-cell" style:parent-style-name="Default" style:data-style-name="N0"/>
    <style:style style:name="ce673" style:family="table-cell" style:parent-style-name="Default">
      <style:text-properties fo:font-size="15pt" style:font-size-asian="15pt" style:font-size-complex="15pt"/>
    </style:style>
    <style:style style:name="ce674" style:family="table-cell" style:parent-style-name="Default">
      <style:table-cell-properties fo:border-bottom="0.74pt solid #000000" fo:border-left="none" fo:border-right="none" fo:border-top="none"/>
    </style:style>
    <style:style style:name="ce67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76" style:family="table-cell" style:parent-style-name="Default">
      <style:text-properties fo:font-weight="normal" style:font-weight-asian="normal" style:font-weight-complex="normal"/>
    </style:style>
    <style:style style:name="ce677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8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679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68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6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3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4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68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6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7" style:family="table-cell" style:parent-style-name="Default" style:data-style-name="N36">
      <style:text-properties fo:font-weight="bold" style:font-weight-asian="bold" style:font-weight-complex="bold"/>
    </style:style>
    <style:style style:name="ce186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73" style:family="table-cell" style:parent-style-name="Default">
      <style:table-cell-properties fo:border="none"/>
      <style:text-properties fo:font-size="10pt" style:font-size-asian="10pt" style:font-size-complex="10pt"/>
    </style:style>
    <style:style style:name="ce47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77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8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3" style:family="table-cell" style:parent-style-name="Default" style:data-style-name="N36">
      <style:table-cell-properties fo:border="none"/>
      <style:text-properties fo:font-size="10pt" style:font-size-asian="10pt" style:font-size-complex="10pt"/>
    </style:style>
    <style:style style:name="ce484" style:family="table-cell" style:parent-style-name="Default" style:data-style-name="N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85" style:family="table-cell" style:parent-style-name="Default" style:data-style-name="N30">
      <style:table-cell-properties fo:border="none"/>
      <style:text-properties fo:font-size="10pt" style:font-size-asian="10pt" style:font-size-complex="10pt"/>
    </style:style>
    <style:style style:name="ce486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7" style:family="table-cell" style:parent-style-name="Default" style:data-style-name="N0">
      <style:table-cell-properties fo:border="none"/>
      <style:text-properties fo:font-size="10pt" style:font-size-asian="10pt" style:font-size-complex="10pt"/>
    </style:style>
    <style:style style:name="ce488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9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490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491" style:family="table-cell" style:parent-style-name="Default" style:data-style-name="N30">
      <style:table-cell-properties fo:border="none" style:rotation-align="none"/>
      <style:text-properties fo:font-size="10pt" style:font-size-asian="10pt" style:font-size-complex="10pt"/>
    </style:style>
    <style:style style:name="ce492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49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7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72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49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02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503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4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5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6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7" style:family="table-cell" style:parent-style-name="Default" style:data-style-name="N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 style:data-style-name="N0">
      <style:table-cell-properties fo:border="none"/>
      <style:text-properties style:font-name="Liberation Serif" fo:font-size="10pt" style:font-size-asian="10pt" style:font-size-complex="10pt"/>
    </style:style>
    <style:style style:name="ce509" style:family="table-cell" style:parent-style-name="Default" style:data-style-name="N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1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12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13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 style:data-style-name="N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5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6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1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0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4" style:family="table-cell" style:parent-style-name="Default" style:data-style-name="N4">
      <style:text-properties fo:font-size="10pt" style:font-size-asian="10pt" style:font-size-complex="10pt"/>
    </style:style>
    <style:style style:name="ce52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2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7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0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2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33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536" style:family="table-cell" style:parent-style-name="Default" style:data-style-name="N4">
      <style:table-cell-properties fo:border="none"/>
      <style:text-properties fo:font-size="10pt" style:font-size-asian="10pt" style:font-size-complex="10pt"/>
    </style:style>
    <style:style style:name="ce537" style:family="table-cell" style:parent-style-name="Default" style:data-style-name="N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538" style:family="table-cell" style:parent-style-name="Default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3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2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6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69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1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2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5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1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5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9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92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6"/>
        <table:table-column table:style-name="co4" table:default-cell-style-name="ce249"/>
        <table:table-column table:style-name="co5" table:default-cell-style-name="ce249"/>
        <table:table-column table:style-name="co6" table:default-cell-style-name="ce254"/>
        <table:table-column table:style-name="co7" table:default-cell-style-name="ce256"/>
        <table:table-row table:style-name="ro1">
          <table:table-cell table:style-name="ce219" office:value-type="string" calcext:value-type="string">
            <text:p>2011-2019 Kira Bedelleri ve Ödemeleri-TL</text:p>
          </table:table-cell>
          <table:table-cell table:number-columns-repeated="2"/>
          <table:table-cell table:style-name="ce243" table:formula="of:=SUM([.D4:.D49])" office:value-type="float" office:value="526161" calcext:value-type="float">
            <text:p>526.161</text:p>
          </table:table-cell>
          <table:table-cell table:style-name="ce243" table:formula="of:=SUM([.E4:.E49])" office:value-type="float" office:value="520811" calcext:value-type="float">
            <text:p>520.811</text:p>
          </table:table-cell>
          <table:table-cell table:style-name="ce243" table:formula="of:=SUM([.F4:.F49])" office:value-type="float" office:value="5350" calcext:value-type="float">
            <text:p>5.350</text:p>
          </table:table-cell>
          <table:table-cell/>
        </table:table-row>
        <table:table-row table:style-name="ro1">
          <table:table-cell table:style-name="ce219"/>
          <table:table-cell office:value-type="string" calcext:value-type="string">
            <text:p>(Giderler hariç – Yapılan ve yapılmayan ödemeler)</text:p>
          </table:table-cell>
          <table:table-cell/>
          <table:table-cell table:style-name="ce243"/>
          <table:table-cell table:style-name="ce250" office:value-type="string" calcext:value-type="string">
            <text:p>Alınan</text:p>
          </table:table-cell>
          <table:table-cell table:style-name="ce243"/>
          <table:table-cell/>
        </table:table-row>
        <table:table-row table:style-name="ro2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237" office:value-type="string" calcext:value-type="string">
            <text:p>yıllık toplam</text:p>
          </table:table-cell>
          <table:table-cell table:style-name="ce244" office:value-type="string" calcext:value-type="string">
            <text:p>Kira Bedeli</text:p>
          </table:table-cell>
          <table:table-cell table:style-name="ce251" office:value-type="string" calcext:value-type="string">
            <text:p>Ödeme</text:p>
          </table:table-cell>
          <table:table-cell table:style-name="ce252" office:value-type="string" calcext:value-type="string">
            <text:p>Ödnmyn</text:p>
          </table:table-cell>
          <table:table-cell/>
        </table:table-row>
        <table:table-row table:style-name="ro3">
          <table:table-cell table:style-name="ce221" office:value-type="float" office:value="2011" calcext:value-type="float">
            <text:p>2011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7500" calcext:value-type="float">
            <text:p>7.500</text:p>
          </table:table-cell>
          <table:table-cell table:style-name="ce253"/>
          <table:table-cell table:style-name="ce257" table:formula="of:=[.E4]" office:value-type="float" office:value="7500" calcext:value-type="float">
            <text:p>7.5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4500" calcext:value-type="float">
            <text:p>4.500</text:p>
          </table:table-cell>
          <table:table-cell/>
          <table:table-cell table:style-name="ce258" table:formula="of:=[.G4]+[.E5]" office:value-type="float" office:value="12000" calcext:value-type="float">
            <text:p>120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5]+[.E6]" office:value-type="float" office:value="19200" calcext:value-type="float">
            <text:p>192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500" calcext:value-type="float">
            <text:p>9.500</text:p>
          </table:table-cell>
          <table:table-cell/>
          <table:table-cell table:style-name="ce258" table:formula="of:=[.G6]+[.E7]" office:value-type="float" office:value="28700" calcext:value-type="float">
            <text:p>28700</text:p>
          </table:table-cell>
        </table:table-row>
        <table:table-row table:style-name="ro3">
          <table:table-cell table:style-name="ce223" office:value-type="float" office:value="2011" calcext:value-type="float">
            <text:p>2011</text:p>
          </table:table-cell>
          <table:table-cell table:style-name="ce227" office:value-type="string" calcext:value-type="string">
            <text:p><text:span text:style-name="T1">Ali Paşa Aygaz </text:span>kira bedeli</text:p>
          </table:table-cell>
          <table:table-cell table:style-name="ce239"/>
          <table:table-cell table:number-columns-repeated="2" table:style-name="ce246" office:value-type="float" office:value="1000" calcext:value-type="float">
            <text:p>1.000</text:p>
          </table:table-cell>
          <table:table-cell/>
          <table:table-cell table:style-name="ce258" table:formula="of:=[.G7]+[.E8]" office:value-type="float" office:value="29700" calcext:value-type="float">
            <text:p>29700</text:p>
          </table:table-cell>
        </table:table-row>
        <table:table-row table:style-name="ro3">
          <table:table-cell table:style-name="ce224" office:value-type="float" office:value="2011" calcext:value-type="float">
            <text:p>2011</text:p>
          </table:table-cell>
          <table:table-cell table:style-name="ce233" office:value-type="string" calcext:value-type="string">
            <text:p>Lise Arkası Dursun Çalışkan </text:p>
          </table:table-cell>
          <table:table-cell table:style-name="ce240" table:formula="of:=SUM([.E4:.E9])" office:value-type="float" office:value="38500" calcext:value-type="float">
            <text:p>38.500</text:p>
          </table:table-cell>
          <table:table-cell table:number-columns-repeated="2" table:style-name="ce247" office:value-type="float" office:value="8800" calcext:value-type="float">
            <text:p>8.800</text:p>
          </table:table-cell>
          <table:table-cell table:style-name="ce255"/>
          <table:table-cell table:style-name="ce259" table:formula="of:=[.G8]+[.E9]" office:value-type="float" office:value="38500" calcext:value-type="float">
            <text:p>38500</text:p>
          </table:table-cell>
        </table:table-row>
        <table:table-row table:style-name="ro3">
          <table:table-cell table:style-name="ce225" office:value-type="float" office:value="2012" calcext:value-type="float">
            <text:p>2012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000" calcext:value-type="float">
            <text:p>8.000</text:p>
          </table:table-cell>
          <table:table-cell table:style-name="ce253"/>
          <table:table-cell table:style-name="ce260" table:formula="of:=[.G9]+[.E10]" office:value-type="float" office:value="46500" calcext:value-type="float">
            <text:p>46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3">
          <table:table-cell table:style-name="ce227" office:value-type="float" office:value="2012" calcext:value-type="float">
            <text:p>2012</text:p>
          </table:table-cell>
          <table:table-cell table:style-name="ce227" office:value-type="string" calcext:value-type="string">
            <text:p>Ali Paşa Aygaz kira bedeli</text:p>
          </table:table-cell>
          <table:table-cell table:style-name="ce239"/>
          <table:table-cell table:number-columns-repeated="2" table:style-name="ce246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3">
          <table:table-cell table:style-name="ce228" office:value-type="float" office:value="2012" calcext:value-type="float">
            <text:p>2012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10:.E15])" office:value-type="float" office:value="54950" calcext:value-type="float">
            <text:p>54.950</text:p>
          </table:table-cell>
          <table:table-cell table:number-columns-repeated="2" table:style-name="ce247" office:value-type="float" office:value="23600" calcext:value-type="float">
            <text:p>23.600</text:p>
          </table:table-cell>
          <table:table-cell table:style-name="ce255"/>
          <table:table-cell table:style-name="ce261" table:formula="of:=[.G14]+[.E15]" office:value-type="float" office:value="93450" calcext:value-type="float">
            <text:p>93450</text:p>
          </table:table-cell>
        </table:table-row>
        <table:table-row table:style-name="ro3">
          <table:table-cell table:style-name="ce221" office:value-type="float" office:value="2013" calcext:value-type="float">
            <text:p>2013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500" calcext:value-type="float">
            <text:p>8.500</text:p>
          </table:table-cell>
          <table:table-cell table:style-name="ce253"/>
          <table:table-cell table:style-name="ce262" table:formula="of:=[.G15]+[.E16]" office:value-type="float" office:value="101950" calcext:value-type="float">
            <text:p>1019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41"/>
          <table:table-cell table:number-columns-repeated="2" table:style-name="ce246" office:value-type="float" office:value="5500" calcext:value-type="float">
            <text:p>5.500</text:p>
          </table:table-cell>
          <table:table-cell/>
          <table:table-cell table:style-name="ce258" table:formula="of:=[.G16]+[.E17]" office:value-type="float" office:value="107450" calcext:value-type="float">
            <text:p>1074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8500" calcext:value-type="float">
            <text:p>8.500</text:p>
          </table:table-cell>
          <table:table-cell/>
          <table:table-cell table:style-name="ce258" table:formula="of:=[.G17]+[.E18]" office:value-type="float" office:value="115950" calcext:value-type="float">
            <text:p>1159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000" calcext:value-type="float">
            <text:p>9.000</text:p>
          </table:table-cell>
          <table:table-cell/>
          <table:table-cell table:style-name="ce258" table:formula="of:=[.G18]+[.E19]" office:value-type="float" office:value="124950" calcext:value-type="float">
            <text:p>124950</text:p>
          </table:table-cell>
        </table:table-row>
        <table:table-row table:style-name="ro3">
          <table:table-cell table:style-name="ce229" office:value-type="float" office:value="2013" calcext:value-type="float">
            <text:p>2013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16:.E20])" office:value-type="float" office:value="50200" calcext:value-type="float">
            <text:p>50.200</text:p>
          </table:table-cell>
          <table:table-cell table:number-columns-repeated="2" table:style-name="ce247" office:value-type="float" office:value="18700" calcext:value-type="float">
            <text:p>18.700</text:p>
          </table:table-cell>
          <table:table-cell table:style-name="ce255"/>
          <table:table-cell table:style-name="ce259" table:formula="of:=[.G19]+[.E20]" office:value-type="float" office:value="143650" calcext:value-type="float">
            <text:p>143650</text:p>
          </table:table-cell>
        </table:table-row>
        <table:table-row table:style-name="ro3">
          <table:table-cell table:style-name="ce221" office:value-type="float" office:value="2014" calcext:value-type="float">
            <text:p>2014</text:p>
          </table:table-cell>
          <table:table-cell table:style-name="ce234" office:value-type="string" calcext:value-type="string">
            <text:p>Sanayi Acenta kira bedeli</text:p>
          </table:table-cell>
          <table:table-cell table:style-name="ce242"/>
          <table:table-cell table:number-columns-repeated="2" table:style-name="ce245" office:value-type="float" office:value="10000" calcext:value-type="float">
            <text:p>10.000</text:p>
          </table:table-cell>
          <table:table-cell table:style-name="ce253"/>
          <table:table-cell table:style-name="ce262" table:formula="of:=[.G20]+[.E21]" office:value-type="float" office:value="153650" calcext:value-type="float">
            <text:p>1536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6000" calcext:value-type="float">
            <text:p>6.000</text:p>
          </table:table-cell>
          <table:table-cell/>
          <table:table-cell table:style-name="ce258" table:formula="of:=[.G21]+[.E22]" office:value-type="float" office:value="159650" calcext:value-type="float">
            <text:p>1596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9350" calcext:value-type="float">
            <text:p>9.350</text:p>
          </table:table-cell>
          <table:table-cell/>
          <table:table-cell table:style-name="ce258" table:formula="of:=[.G22]+[.E23]" office:value-type="float" office:value="169000" calcext:value-type="float">
            <text:p>16900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2500" calcext:value-type="float">
            <text:p>12.500</text:p>
          </table:table-cell>
          <table:table-cell/>
          <table:table-cell table:style-name="ce258" table:formula="of:=[.G23]+[.E24]" office:value-type="float" office:value="181500" calcext:value-type="float">
            <text:p>181500</text:p>
          </table:table-cell>
        </table:table-row>
        <table:table-row table:style-name="ro3">
          <table:table-cell table:style-name="ce224" office:value-type="float" office:value="2014" calcext:value-type="float">
            <text:p>2014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1:.E25])" office:value-type="float" office:value="58350" calcext:value-type="float">
            <text:p>58.350</text:p>
          </table:table-cell>
          <table:table-cell table:number-columns-repeated="2" table:style-name="ce247" office:value-type="float" office:value="20500" calcext:value-type="float">
            <text:p>20.500</text:p>
          </table:table-cell>
          <table:table-cell table:style-name="ce255"/>
          <table:table-cell table:style-name="ce259" table:formula="of:=[.G24]+[.E25]" office:value-type="float" office:value="202000" calcext:value-type="float">
            <text:p>202000</text:p>
          </table:table-cell>
        </table:table-row>
        <table:table-row table:style-name="ro3">
          <table:table-cell table:style-name="ce221" office:value-type="float" office:value="2015" calcext:value-type="float">
            <text:p>2015</text:p>
          </table:table-cell>
          <table:table-cell table:style-name="ce232" office:value-type="string" calcext:value-type="string">
            <text:p><text:span text:style-name="T2">Ali Paşa Milangaz </text:span>kira bedeli</text:p>
          </table:table-cell>
          <table:table-cell table:style-name="ce242"/>
          <table:table-cell table:number-columns-repeated="2" table:style-name="ce245" office:value-type="float" office:value="4000" calcext:value-type="float">
            <text:p>4.000</text:p>
          </table:table-cell>
          <table:table-cell table:style-name="ce253"/>
          <table:table-cell table:style-name="ce262" table:formula="of:=[.G25]+[.E26]" office:value-type="float" office:value="206000" calcext:value-type="float">
            <text:p>206000</text:p>
          </table:table-cell>
        </table:table-row>
        <table:table-row table:style-name="ro3">
          <table:table-cell table:style-name="ce222" office:value-type="float" office:value="2015" calcext:value-type="float">
            <text:p>2015</text:p>
          </table:table-cell>
          <table:table-cell table:style-name="ce227" office:value-type="string" calcext:value-type="string">
            <text:p>Adem Kesici kira bedeli</text:p>
          </table:table-cell>
          <table:table-cell table:style-name="ce239" office:value-type="percentage" office:value="0.1" calcext:value-type="percentage">
            <text:p>%10,00</text:p>
          </table:table-cell>
          <table:table-cell table:number-columns-repeated="2" table:style-name="ce246" office:value-type="float" office:value="13750" calcext:value-type="float">
            <text:p>13.750</text:p>
          </table:table-cell>
          <table:table-cell/>
          <table:table-cell table:style-name="ce258" table:formula="of:=[.G26]+[.E27]" office:value-type="float" office:value="219750" calcext:value-type="float">
            <text:p>219750</text:p>
          </table:table-cell>
        </table:table-row>
        <table:table-row table:style-name="ro3">
          <table:table-cell table:style-name="ce223" office:value-type="float" office:value="2015" calcext:value-type="float">
            <text:p>2015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number-columns-repeated="2" table:style-name="ce246" office:value-type="float" office:value="4200" calcext:value-type="float">
            <text:p>4.200</text:p>
          </table:table-cell>
          <table:table-cell/>
          <table:table-cell table:style-name="ce258" table:formula="of:=[.G27]+[.E28]" office:value-type="float" office:value="223950" calcext:value-type="float">
            <text:p>223950</text:p>
          </table:table-cell>
        </table:table-row>
        <table:table-row table:style-name="ro3">
          <table:table-cell table:style-name="ce224" office:value-type="float" office:value="2015" calcext:value-type="float">
            <text:p>2015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6:.E29])" office:value-type="float" office:value="44500" calcext:value-type="float">
            <text:p>44.500</text:p>
          </table:table-cell>
          <table:table-cell table:number-columns-repeated="2" table:style-name="ce247" office:value-type="float" office:value="22550" calcext:value-type="float">
            <text:p>22.550</text:p>
          </table:table-cell>
          <table:table-cell table:style-name="ce255"/>
          <table:table-cell table:style-name="ce259" table:formula="of:=[.G28]+[.E29]" office:value-type="float" office:value="246500" calcext:value-type="float">
            <text:p>246500</text:p>
          </table:table-cell>
        </table:table-row>
        <table:table-row table:style-name="ro3">
          <table:table-cell table:style-name="ce221" office:value-type="float" office:value="2016" calcext:value-type="float">
            <text:p>2016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3000" calcext:value-type="float">
            <text:p>13.000</text:p>
          </table:table-cell>
          <table:table-cell table:style-name="ce253"/>
          <table:table-cell table:style-name="ce262" table:formula="of:=[.G29]+[.E30]" office:value-type="float" office:value="259500" calcext:value-type="float">
            <text:p>2595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Milangaz </text:span>kira bedeli</text:p>
          </table:table-cell>
          <table:table-cell table:style-name="ce239"/>
          <table:table-cell table:number-columns-repeated="2" table:style-name="ce246" office:value-type="float" office:value="5600" calcext:value-type="float">
            <text:p>5.600</text:p>
          </table:table-cell>
          <table:table-cell/>
          <table:table-cell table:style-name="ce258" table:formula="of:=[.G30]+[.E31]" office:value-type="float" office:value="265100" calcext:value-type="float">
            <text:p>2651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" calcext:value-type="percentage">
            <text:p>%10,00</text:p>
          </table:table-cell>
          <table:table-cell table:number-columns-repeated="2" table:style-name="ce246" office:value-type="float" office:value="15125" calcext:value-type="float">
            <text:p>15.125</text:p>
          </table:table-cell>
          <table:table-cell/>
          <table:table-cell table:style-name="ce258" table:formula="of:=[.G31]+[.E32]" office:value-type="float" office:value="280225" calcext:value-type="float">
            <text:p>280225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4200" calcext:value-type="float">
            <text:p>4.200</text:p>
          </table:table-cell>
          <table:table-cell table:style-name="ce246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258" table:formula="of:=[.G32]+[.E33]" office:value-type="float" office:value="283175" calcext:value-type="float">
            <text:p>283175</text:p>
          </table:table-cell>
        </table:table-row>
        <table:table-row table:style-name="ro3">
          <table:table-cell table:style-name="ce224" office:value-type="float" office:value="2016" calcext:value-type="float">
            <text:p>2016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30:.E34])" office:value-type="float" office:value="61675" calcext:value-type="float">
            <text:p>61.675</text:p>
          </table:table-cell>
          <table:table-cell table:number-columns-repeated="2" table:style-name="ce247" office:value-type="float" office:value="25000" calcext:value-type="float">
            <text:p>25.000</text:p>
          </table:table-cell>
          <table:table-cell table:style-name="ce255"/>
          <table:table-cell table:style-name="ce259" table:formula="of:=[.G33]+[.E34]" office:value-type="float" office:value="308175" calcext:value-type="float">
            <text:p>308175</text:p>
          </table:table-cell>
        </table:table-row>
        <table:table-row table:style-name="ro3">
          <table:table-cell table:style-name="ce230" office:value-type="float" office:value="2017" calcext:value-type="float">
            <text:p>2017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400" calcext:value-type="float">
            <text:p>15.400</text:p>
          </table:table-cell>
          <table:table-cell table:style-name="ce253"/>
          <table:table-cell table:style-name="ce262" table:formula="of:=[.G34]+[.E35]" office:value-type="float" office:value="323575" calcext:value-type="float">
            <text:p>3235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Milangaz </text:span>Gökhan Öner Kira Bedeli</text:p>
          </table:table-cell>
          <table:table-cell table:style-name="ce239"/>
          <table:table-cell table:number-columns-repeated="2" table:style-name="ce246" office:value-type="float" office:value="4400" calcext:value-type="float">
            <text:p>4.400</text:p>
          </table:table-cell>
          <table:table-cell/>
          <table:table-cell table:style-name="ce258" table:formula="of:=[.G35]+[.E36]" office:value-type="float" office:value="327975" calcext:value-type="float">
            <text:p>3279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245" calcext:value-type="percentage">
            <text:p>%12,45</text:p>
          </table:table-cell>
          <table:table-cell table:number-columns-repeated="2" table:style-name="ce246" office:value-type="float" office:value="17050" calcext:value-type="float">
            <text:p>17.050</text:p>
          </table:table-cell>
          <table:table-cell/>
          <table:table-cell table:style-name="ce258" table:formula="of:=[.G36]+[.E37]" office:value-type="float" office:value="345025" calcext:value-type="float">
            <text:p>3450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/>
          <table:table-cell table:number-columns-repeated="2" table:style-name="ce246" office:value-type="float" office:value="3000" calcext:value-type="float">
            <text:p>3.000</text:p>
          </table:table-cell>
          <table:table-cell/>
          <table:table-cell table:style-name="ce258" table:formula="of:=[.G37]+[.E38]" office:value-type="float" office:value="348025" calcext:value-type="float">
            <text:p>3480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2400" calcext:value-type="float">
            <text:p>2.400</text:p>
          </table:table-cell>
          <table:table-cell table:style-name="ce246"/>
          <table:table-cell table:formula="of:=[.D39]-[.E39]" office:value-type="float" office:value="2400" calcext:value-type="float">
            <text:p>2.400</text:p>
          </table:table-cell>
          <table:table-cell table:style-name="ce258" table:formula="of:=[.G38]+[.E39]" office:value-type="float" office:value="348025" calcext:value-type="float">
            <text:p>3480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Samet Mine kira bedeli</text:p>
          </table:table-cell>
          <table:table-cell table:style-name="ce239"/>
          <table:table-cell table:style-name="ce246" office:value-type="float" office:value="5000" calcext:value-type="float">
            <text:p>5.000</text:p>
          </table:table-cell>
          <table:table-cell table:style-name="ce246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258" table:formula="of:=[.G39]+[.E40]" office:value-type="float" office:value="351325" calcext:value-type="float">
            <text:p>3513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35:.E41])" office:value-type="float" office:value="70650" calcext:value-type="float">
            <text:p>70.650</text:p>
          </table:table-cell>
          <table:table-cell table:number-columns-repeated="2" table:style-name="ce247" office:value-type="float" office:value="27500" calcext:value-type="float">
            <text:p>27.500</text:p>
          </table:table-cell>
          <table:table-cell table:style-name="ce255"/>
          <table:table-cell table:style-name="ce259" table:formula="of:=[.G40]+[.E41]" office:value-type="float" office:value="378825" calcext:value-type="float">
            <text:p>378825</text:p>
          </table:table-cell>
        </table:table-row>
        <table:table-row table:style-name="ro3">
          <table:table-cell table:style-name="ce221" office:value-type="float" office:value="2018" calcext:value-type="float">
            <text:p>2018</text:p>
          </table:table-cell>
          <table:table-cell table:style-name="ce234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00" calcext:value-type="float">
            <text:p>1.500</text:p>
          </table:table-cell>
          <table:table-cell table:style-name="ce253"/>
          <table:table-cell table:style-name="ce262" table:formula="of:=[.G41]+[.E42]" office:value-type="float" office:value="380325" calcext:value-type="float">
            <text:p>3803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Milangaz </text:span>özge kahraman kira bedeli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42]+[.E43]" office:value-type="float" office:value="387525" calcext:value-type="float">
            <text:p>3875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Ali Paşa Yıkama Adem Kesici kira bedeli</text:p>
          </table:table-cell>
          <table:table-cell table:style-name="ce239" office:value-type="percentage" office:value="0.158" calcext:value-type="percentage">
            <text:p>%15,80</text:p>
          </table:table-cell>
          <table:table-cell table:number-columns-repeated="2" table:style-name="ce246" office:value-type="float" office:value="19686" calcext:value-type="float">
            <text:p>19.686</text:p>
          </table:table-cell>
          <table:table-cell/>
          <table:table-cell table:style-name="ce258" table:formula="of:=[.G43]+[.E44]" office:value-type="float" office:value="407211" calcext:value-type="float">
            <text:p>407211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Aygaz </text:span>Asena Dursun Kira Bedeli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44]+[.E45]" office:value-type="float" office:value="414411" calcext:value-type="float">
            <text:p>414411</text:p>
          </table:table-cell>
        </table:table-row>
        <table:table-row table:style-name="ro3">
          <table:table-cell table:style-name="ce224" office:value-type="float" office:value="2018" calcext:value-type="float">
            <text:p>2018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2:.E46])" office:value-type="float" office:value="68086" calcext:value-type="float">
            <text:p>68.086</text:p>
          </table:table-cell>
          <table:table-cell table:number-columns-repeated="2" table:style-name="ce247" office:value-type="float" office:value="32500" calcext:value-type="float">
            <text:p>32.500</text:p>
          </table:table-cell>
          <table:table-cell table:style-name="ce255"/>
          <table:table-cell table:style-name="ce259" table:formula="of:=[.G45]+[.E46]" office:value-type="float" office:value="446911" calcext:value-type="float">
            <text:p>446911</text:p>
          </table:table-cell>
        </table:table-row>
        <table:table-row table:style-name="ro3">
          <table:table-cell table:style-name="ce221" office:value-type="float" office:value="2019" calcext:value-type="float">
            <text:p>2019</text:p>
          </table:table-cell>
          <table:table-cell table:style-name="ce232" office:value-type="string" calcext:value-type="string">
            <text:p><text:span text:style-name="T2">Ali Paşa Milangaz </text:span>özge kahraman kira bedeli</text:p>
          </table:table-cell>
          <table:table-cell table:style-name="ce242"/>
          <table:table-cell table:number-columns-repeated="2" table:style-name="ce245" office:value-type="float" office:value="8520" calcext:value-type="float">
            <text:p>8.520</text:p>
          </table:table-cell>
          <table:table-cell table:style-name="ce253"/>
          <table:table-cell table:style-name="ce262" table:formula="of:=[.G46]+[.E47]" office:value-type="float" office:value="455431" calcext:value-type="float">
            <text:p>455431</text:p>
          </table:table-cell>
        </table:table-row>
        <table:table-row table:style-name="ro3">
          <table:table-cell table:style-name="ce222" office:value-type="float" office:value="2019" calcext:value-type="float">
            <text:p>2019</text:p>
          </table:table-cell>
          <table:table-cell table:style-name="ce227" office:value-type="string" calcext:value-type="string">
            <text:p><text:span text:style-name="T2">Al Paşa Yıkama </text:span>19-20 kira bedeli</text:p>
          </table:table-cell>
          <table:table-cell table:style-name="ce239" office:value-type="percentage" office:value="0.34" calcext:value-type="percentage">
            <text:p>%34,00</text:p>
          </table:table-cell>
          <table:table-cell table:number-columns-repeated="2" table:style-name="ce246" office:value-type="float" office:value="26380" calcext:value-type="float">
            <text:p>26.380</text:p>
          </table:table-cell>
          <table:table-cell/>
          <table:table-cell table:style-name="ce258" table:formula="of:=[.G47]+[.E48]" office:value-type="float" office:value="481811" calcext:value-type="float">
            <text:p>481811</text:p>
          </table:table-cell>
        </table:table-row>
        <table:table-row table:style-name="ro3">
          <table:table-cell table:style-name="ce224" office:value-type="float" office:value="2019" calcext:value-type="float">
            <text:p>2019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7:.E49])" office:value-type="float" office:value="73900" calcext:value-type="float">
            <text:p>73.900</text:p>
          </table:table-cell>
          <table:table-cell table:number-columns-repeated="2" table:style-name="ce247" office:value-type="float" office:value="39000" calcext:value-type="float">
            <text:p>39.000</text:p>
          </table:table-cell>
          <table:table-cell table:style-name="ce255"/>
          <table:table-cell table:style-name="ce259" table:formula="of:=[.G48]+[.E49]" office:value-type="float" office:value="520811" calcext:value-type="float">
            <text:p>520811</text:p>
          </table:table-cell>
        </table:table-row>
        <table:table-row table:style-name="ro3">
          <table:table-cell table:style-name="ce231" table:number-columns-repeated="2"/>
          <table:table-cell table:style-name="ce239"/>
          <table:table-cell table:style-name="ce248" table:formula="of:=SUM([.D4:.D49])" office:value-type="float" office:value="526161" calcext:value-type="float">
            <text:p>526161</text:p>
          </table:table-cell>
          <table:table-cell table:style-name="ce248" table:formula="of:=SUM([.E4:.E49])" office:value-type="float" office:value="520811" calcext:value-type="float">
            <text:p>520811</text:p>
          </table:table-cell>
          <table:table-cell table:style-name="ce248" table:formula="of:=SUM([.F4:.F49])" office:value-type="float" office:value="5350" calcext:value-type="float">
            <text:p>5350</text:p>
          </table:table-cell>
          <table:table-cell table:style-name="ce248" table:formula="of:=[.G49]" office:value-type="float" office:value="520811" calcext:value-type="float">
            <text:p>520811</text:p>
          </table:table-cell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PL" table:style-name="ta1">
        <table:table-column table:style-name="co9" table:default-cell-style-name="ce273"/>
        <table:table-column table:style-name="co10" table:default-cell-style-name="ce273"/>
        <table:table-column table:style-name="co11" table:default-cell-style-name="ce273"/>
        <table:table-column table:style-name="co12" table:number-columns-repeated="3" table:default-cell-style-name="ce273"/>
        <table:table-column table:style-name="co13" table:default-cell-style-name="ce273"/>
        <table:table-column table:style-name="co14" table:default-cell-style-name="ce273"/>
        <table:table-column table:style-name="co15" table:default-cell-style-name="ce273"/>
        <table:table-column table:style-name="co16" table:default-cell-style-name="ce273"/>
        <table:table-column table:style-name="co17" table:default-cell-style-name="ce273"/>
        <table:table-column table:style-name="co18" table:default-cell-style-name="ce273"/>
        <table:table-column table:style-name="co19" table:default-cell-style-name="ce273"/>
        <table:table-column table:style-name="co20" table:default-cell-style-name="ce273"/>
        <table:table-column table:style-name="co21" table:default-cell-style-name="ce273"/>
        <table:table-column table:style-name="co20" table:default-cell-style-name="ce273"/>
        <table:table-column table:style-name="co22" table:default-cell-style-name="ce273"/>
        <table:table-column table:style-name="co8" table:number-columns-repeated="1007" table:default-cell-style-name="ce273"/>
        <table:table-row table:style-name="ro3" table:number-rows-repeated="4">
          <table:table-cell table:style-name="ce263"/>
          <table:table-cell table:style-name="ce227"/>
          <table:table-cell table:number-columns-repeated="4"/>
          <table:table-cell table:style-name="ce227" table:number-columns-repeated="8"/>
          <table:table-cell table:number-columns-repeated="1010"/>
        </table:table-row>
        <table:table-row table:style-name="ro3">
          <table:table-cell table:style-name="ce263" office:value-type="date" office:date-value="2019-12-31" calcext:value-type="date">
            <text:p>Sal 31.Ara 19</text:p>
          </table:table-cell>
          <table:table-cell table:style-name="ce227"/>
          <table:table-cell table:number-columns-repeated="4"/>
          <table:table-cell table:style-name="ce227" table:number-columns-repeated="8"/>
          <table:table-cell table:number-columns-repeated="1010"/>
        </table:table-row>
        <table:table-row table:style-name="ro3">
          <table:table-cell table:style-name="ce230" office:value-type="string" calcext:value-type="string">
            <text:p>2011-2019 YILLARI TOPLAM KİRA GELİRLERİNİN HİSSE ORANLARI</text:p>
          </table:table-cell>
          <table:table-cell table:style-name="ce232"/>
          <table:table-cell table:style-name="ce282" table:number-columns-repeated="3"/>
          <table:table-cell table:style-name="ce576"/>
          <table:table-cell table:style-name="ce227" table:number-columns-repeated="8"/>
          <table:table-cell table:number-columns-repeated="1010"/>
        </table:table-row>
        <table:table-row table:style-name="ro3">
          <table:table-cell table:style-name="ce264" office:value-type="date" office:date-value="2018-12-11" calcext:value-type="date">
            <text:p>Salı 11.Aralık.2018</text:p>
          </table:table-cell>
          <table:table-cell table:style-name="ce227" table:number-columns-repeated="4"/>
          <table:table-cell table:style-name="ce577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5" office:value-type="string" calcext:value-type="string">
            <text:p>2011-2018</text:p>
          </table:table-cell>
          <table:table-cell table:style-name="ce274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Nazan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Lise kira geliri</text:p>
          </table:table-cell>
          <table:table-cell table:number-columns-repeated="4" table:style-name="ce275" office:value-type="percentage" office:value="0.25" calcext:value-type="percentage">
            <text:p>%25,00</text:p>
          </table:table-cell>
          <table:table-cell table:style-name="ce576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7" table:formula="of:=[LS.F1]" office:value-type="float" office:value="181028.8" calcext:value-type="float">
            <text:p>181.028,80</text:p>
          </table:table-cell>
          <table:table-cell table:style-name="ce233" table:formula="of:=[.A10]*[.B9]" office:value-type="float" office:value="45257.2" calcext:value-type="float">
            <text:p>45.257,20</text:p>
          </table:table-cell>
          <table:table-cell table:style-name="ce233" table:formula="of:=[.C9]*[.A10]" office:value-type="float" office:value="45257.2" calcext:value-type="float">
            <text:p>45.257,20</text:p>
          </table:table-cell>
          <table:table-cell table:style-name="ce233" table:formula="of:=[.D9]*[.A10]" office:value-type="float" office:value="45257.2" calcext:value-type="float">
            <text:p>45.257,20</text:p>
          </table:table-cell>
          <table:table-cell table:style-name="ce233" table:formula="of:=[.E9]*[.A10]" office:value-type="float" office:value="45257.2" calcext:value-type="float">
            <text:p>45.257,20</text:p>
          </table:table-cell>
          <table:table-cell table:style-name="ce579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office:value-type="string" calcext:value-type="string">
            <text:p>Aygaz Kira Geliri</text:p>
          </table:table-cell>
          <table:table-cell table:style-name="ce227"/>
          <table:table-cell table:style-name="ce283"/>
          <table:table-cell table:style-name="ce283" office:value-type="percentage" office:value="0.542" calcext:value-type="percentage">
            <text:p>%54,20</text:p>
          </table:table-cell>
          <table:table-cell table:style-name="ce283" office:value-type="percentage" office:value="0.125" calcext:value-type="percentage">
            <text:p>%12,50</text:p>
          </table:table-cell>
          <table:table-cell table:style-name="ce580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table:formula="of:=[APaygz.G1]" office:value-type="float" office:value="18900" calcext:value-type="float">
            <text:p>18.900,00</text:p>
          </table:table-cell>
          <table:table-cell table:style-name="ce276"/>
          <table:table-cell/>
          <table:table-cell table:formula="of:=[.D11]*[.A12]" office:value-type="float" office:value="10243.8" calcext:value-type="float">
            <text:p>10.243,80</text:p>
          </table:table-cell>
          <table:table-cell table:style-name="ce276" table:formula="of:=[.E11]*[.A12]" office:value-type="float" office:value="2362.5" calcext:value-type="float">
            <text:p>2.362,50</text:p>
          </table:table-cell>
          <table:table-cell table:style-name="ce581" table:formula="of:=[.F11]*[.A12]" office:value-type="float" office:value="6293.7" calcext:value-type="float">
            <text:p>6.293,7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office:value-type="string" calcext:value-type="string">
            <text:p>AP Milangaz</text:p>
          </table:table-cell>
          <table:table-cell table:style-name="ce277"/>
          <table:table-cell table:style-name="ce376"/>
          <table:table-cell table:style-name="ce376" office:value-type="percentage" office:value="0.542" calcext:value-type="percentage">
            <text:p>%54,20</text:p>
          </table:table-cell>
          <table:table-cell table:style-name="ce376" office:value-type="percentage" office:value="0.125" calcext:value-type="percentage">
            <text:p>%12,50</text:p>
          </table:table-cell>
          <table:table-cell table:style-name="ce582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table:formula="of:=[APMlngz.G1]" office:value-type="float" office:value="29720" calcext:value-type="float">
            <text:p>29.720,00</text:p>
          </table:table-cell>
          <table:table-cell table:style-name="ce278"/>
          <table:table-cell table:style-name="ce570"/>
          <table:table-cell table:style-name="ce570" table:formula="of:=[.D13]*[.A14]" office:value-type="float" office:value="16108.24" calcext:value-type="float">
            <text:p>16.108,24</text:p>
          </table:table-cell>
          <table:table-cell table:style-name="ce570" table:formula="of:=[.E13]*[.A14]" office:value-type="float" office:value="3715" calcext:value-type="float">
            <text:p>3.715,00</text:p>
          </table:table-cell>
          <table:table-cell table:style-name="ce583" table:formula="of:=[.F13]*[.A14]" office:value-type="float" office:value="9896.76" calcext:value-type="float">
            <text:p>9.896,76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AP Yıkama Ön</text:p>
          </table:table-cell>
          <table:table-cell table:style-name="ce232"/>
          <table:table-cell table:style-name="ce275"/>
          <table:table-cell table:style-name="ce275" office:value-type="percentage" office:value="0.542" calcext:value-type="percentage">
            <text:p>%54,20</text:p>
          </table:table-cell>
          <table:table-cell table:style-name="ce275" office:value-type="percentage" office:value="0.125" calcext:value-type="percentage">
            <text:p>%12,50</text:p>
          </table:table-cell>
          <table:table-cell table:style-name="ce584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7" table:formula="of:=[APYkm.G1]*2/3" office:value-type="float" office:value="90533.3333333333" calcext:value-type="float">
            <text:p>90.533,33</text:p>
          </table:table-cell>
          <table:table-cell table:style-name="ce279"/>
          <table:table-cell/>
          <table:table-cell table:style-name="ce233" table:formula="of:=[.D15]*[.A16]" office:value-type="float" office:value="49069.0666666667" calcext:value-type="float">
            <text:p>49.069,07</text:p>
          </table:table-cell>
          <table:table-cell table:style-name="ce233" table:formula="of:=[.E15]*[.A16]" office:value-type="float" office:value="11316.6666666667" calcext:value-type="float">
            <text:p>11.316,67</text:p>
          </table:table-cell>
          <table:table-cell table:style-name="ce579" table:formula="of:=[.F15]*[.A16]" office:value-type="float" office:value="30147.6" calcext:value-type="float">
            <text:p>30.147,6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AP Yıkama Arka</text:p>
          </table:table-cell>
          <table:table-cell table:style-name="ce232"/>
          <table:table-cell table:style-name="ce275"/>
          <table:table-cell table:style-name="ce275" table:formula="of:=13/40" office:value-type="percentage" office:value="0.325" calcext:value-type="percentage">
            <text:p>%32,50</text:p>
          </table:table-cell>
          <table:table-cell table:style-name="ce275" table:formula="of:=3/40" office:value-type="percentage" office:value="0.075" calcext:value-type="percentage">
            <text:p>%7,50</text:p>
          </table:table-cell>
          <table:table-cell table:style-name="ce275" office:value-type="percentage" office:value="0.6" calcext:value-type="percentage">
            <text:p>%60,0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7" table:formula="of:=[APYkm.G1]*1/3" office:value-type="float" office:value="45266.6666666667" calcext:value-type="float">
            <text:p>45.266,67</text:p>
          </table:table-cell>
          <table:table-cell table:style-name="ce279"/>
          <table:table-cell/>
          <table:table-cell table:style-name="ce233" table:formula="of:=[.D17]*[.A18]" office:value-type="float" office:value="14711.6666666667" calcext:value-type="float">
            <text:p>14.711,67</text:p>
          </table:table-cell>
          <table:table-cell table:style-name="ce233" table:formula="of:=[.E17]*[.A18]" office:value-type="float" office:value="3395" calcext:value-type="float">
            <text:p>3.395,00</text:p>
          </table:table-cell>
          <table:table-cell table:style-name="ce579" table:formula="of:=[.F17]*[.A18]" office:value-type="float" office:value="27160" calcext:value-type="float">
            <text:p>27.160,0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Hz Depo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%50,00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7" table:formula="of:=['Hzr-acnta'.G1]" office:value-type="float" office:value="21000" calcext:value-type="float">
            <text:p>21.000,00</text:p>
          </table:table-cell>
          <table:table-cell table:style-name="ce233"/>
          <table:table-cell table:style-name="ce233" table:formula="of:=[.C19]*[.A20]" office:value-type="float" office:value="10500" calcext:value-type="float">
            <text:p>10.500,00</text:p>
          </table:table-cell>
          <table:table-cell table:style-name="ce233" table:formula="of:=[.D19]*[.A20]" office:value-type="float" office:value="10500" calcext:value-type="float">
            <text:p>10.500,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office:value-type="string" calcext:value-type="string">
            <text:p>Hz Yıkama</text:p>
          </table:table-cell>
          <table:table-cell table:style-name="ce227"/>
          <table:table-cell table:number-columns-repeated="2" table:style-name="ce283" office:value-type="percentage" office:value="0.5" calcext:value-type="percentage">
            <text:p>%50,00</text:p>
          </table:table-cell>
          <table:table-cell table:style-name="ce227"/>
          <table:table-cell table:style-name="ce577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table:formula="of:=['file:///home/murat/depolnx/hes2018/Account/2019/2019%20YS%20KR%20D%C4%9E%C5%9E%20SLNK.ods'#$'Hzr-Snyi'.G24]" office:value-type="float" office:value="62850" calcext:value-type="float">
            <text:p>62.850,00</text:p>
          </table:table-cell>
          <table:table-cell table:style-name="ce276"/>
          <table:table-cell table:style-name="ce276" table:formula="of:=[.C21]*[.A22]" office:value-type="float" office:value="31425" calcext:value-type="float">
            <text:p>31.425,00</text:p>
          </table:table-cell>
          <table:table-cell table:formula="of:=[.D21]*[.A22]" office:value-type="float" office:value="31425" calcext:value-type="float">
            <text:p>31.425,00</text:p>
          </table:table-cell>
          <table:table-cell table:style-name="ce276"/>
          <table:table-cell table:style-name="ce581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Sanayi Acentalar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%50,00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7" table:formula="of:=['file:///home/murat/depolnx/hes2018/Account/2019/2019%20YS%20KR%20D%C4%9E%C5%9E%20SLNK.ods'#$'Hzr-Snyi'.G14]" office:value-type="float" office:value="34000" calcext:value-type="float">
            <text:p>34.000,00</text:p>
          </table:table-cell>
          <table:table-cell table:style-name="ce233"/>
          <table:table-cell table:style-name="ce233" table:formula="of:=[.C23]*[.A24]" office:value-type="float" office:value="17000" calcext:value-type="float">
            <text:p>17.000,00</text:p>
          </table:table-cell>
          <table:table-cell table:style-name="ce233" table:formula="of:=[.D23]*[.A24]" office:value-type="float" office:value="17000" calcext:value-type="float">
            <text:p>17.000,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9" table:formula="of:=[.A22]+[.A20]+[.A14]+[.A16]+[.A12]+[.A10]+[.A24]+[.A18]" office:value-type="float" office:value="483298.8" calcext:value-type="float">
            <text:p>483.298,80</text:p>
          </table:table-cell>
          <table:table-cell table:style-name="ce280" table:formula="of:=[.B27]/[.$A$27]" office:value-type="percentage" office:value="0.0936422767861207" calcext:value-type="percentage">
            <text:p>%9,36</text:p>
          </table:table-cell>
          <table:table-cell table:style-name="ce571" table:formula="of:=[.C27]/[.$A$27]" office:value-type="percentage" office:value="0.215564781042287" calcext:value-type="percentage">
            <text:p>%21,56</text:p>
          </table:table-cell>
          <table:table-cell table:style-name="ce571" table:formula="of:=[.D27]/[.$A$27]" office:value-type="percentage" office:value="0.402059705783117" calcext:value-type="percentage">
            <text:p>%40,21</text:p>
          </table:table-cell>
          <table:table-cell table:style-name="ce571" table:formula="of:=[.E27]/[.$A$27]" office:value-type="percentage" office:value="0.136657419109393" calcext:value-type="percentage">
            <text:p>%13,67</text:p>
          </table:table-cell>
          <table:table-cell table:style-name="ce586" table:formula="of:=[.F27]/[.$A$27]" office:value-type="percentage" office:value="0.152075817279083" calcext:value-type="percentage">
            <text:p>%15,21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70" office:value-type="string" calcext:value-type="string">
            <text:p>TOPLAM</text:p>
          </table:table-cell>
          <table:table-cell table:style-name="ce281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71" table:formula="of:=SUM([.B27:.F27])" office:value-type="float" office:value="483298.8" calcext:value-type="float">
            <text:p>483.298,80</text:p>
          </table:table-cell>
          <table:table-cell table:style-name="ce271" table:formula="of:=[.B24]+[.B22]+[.B20]+[.B14]+[.B16]+[.B12]+[.B10]" office:value-type="float" office:value="45257.2" calcext:value-type="float">
            <text:p>45.257,20</text:p>
          </table:table-cell>
          <table:table-cell table:style-name="ce572" table:formula="of:=[.C24]+[.C22]+[.C20]+[.C14]+[.C16]+[.C12]+[.C10]" office:value-type="float" office:value="104182.2" calcext:value-type="float">
            <text:p>104.182,20</text:p>
          </table:table-cell>
          <table:table-cell table:style-name="ce572" table:formula="of:=[.D24]+[.D22]+[.D20]+[.D14]+[.D16]+[.D12]+[.D10]+[.D18]" office:value-type="float" office:value="194314.973333333" calcext:value-type="float">
            <text:p>194.314,97</text:p>
          </table:table-cell>
          <table:table-cell table:style-name="ce572" table:formula="of:=[.E24]+[.E22]+[.E18]+[.E14]+[.E16]+[.E12]+[.E10]" office:value-type="float" office:value="66046.3666666667" calcext:value-type="float">
            <text:p>66.046,37</text:p>
          </table:table-cell>
          <table:table-cell table:style-name="ce587" table:formula="of:=[.F24]+[.F22]+[.F18]+[.F14]+[.F16]+[.F12]+[.F10]" office:value-type="float" office:value="73498.06" calcext:value-type="float">
            <text:p>73.498,06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27" table:number-columns-repeated="8"/>
          <table:table-cell table:number-columns-repeated="1016"/>
        </table:table-row>
        <table:table-row table:style-name="ro3" table:number-rows-repeated="3">
          <table:table-cell table:style-name="ce272" table:number-columns-repeated="2"/>
          <table:table-cell table:style-name="ce573"/>
          <table:table-cell table:style-name="ce272"/>
          <table:table-cell table:style-name="ce574"/>
          <table:table-cell table:style-name="ce272"/>
          <table:table-cell table:number-columns-repeated="1018"/>
        </table:table-row>
        <table:table-row table:style-name="ro3">
          <table:table-cell table:style-name="ce272" table:number-columns-repeated="6"/>
          <table:table-cell table:number-columns-repeated="1018"/>
        </table:table-row>
        <table:table-row table:style-name="ro3">
          <table:table-cell table:style-name="ce272" table:number-columns-repeated="3"/>
          <table:table-cell table:style-name="ce573"/>
          <table:table-cell table:style-name="ce272" table:number-columns-repeated="2"/>
          <table:table-cell table:number-columns-repeated="1018"/>
        </table:table-row>
        <table:table-row table:style-name="ro3">
          <table:table-cell table:style-name="ce272" table:number-columns-repeated="3"/>
          <table:table-cell table:style-name="ce573"/>
          <table:table-cell table:style-name="ce575"/>
          <table:table-cell table:style-name="ce272"/>
          <table:table-cell table:number-columns-repeated="1018"/>
        </table:table-row>
        <table:table-row table:style-name="ro3">
          <table:table-cell table:style-name="ce272" table:number-columns-repeated="4"/>
          <table:table-cell table:style-name="ce575"/>
          <table:table-cell table:style-name="ce272"/>
          <table:table-cell table:number-columns-repeated="1018"/>
        </table:table-row>
        <table:table-row table:style-name="ro3">
          <table:table-cell table:style-name="ce227" table:number-columns-repeated="4"/>
          <table:table-cell table:style-name="ce575"/>
          <table:table-cell table:style-name="ce227"/>
          <table:table-cell table:number-columns-repeated="1018"/>
        </table:table-row>
        <table:table-row table:style-name="ro3">
          <table:table-cell table:style-name="ce227" table:number-columns-repeated="4"/>
          <table:table-cell table:style-name="ce574"/>
          <table:table-cell table:style-name="ce227"/>
          <table:table-cell table:number-columns-repeated="1018"/>
        </table:table-row>
        <table:table-row table:style-name="ro3" table:number-rows-repeated="2">
          <table:table-cell table:style-name="ce227" table:number-columns-repeated="1024"/>
        </table:table-row>
        <table:table-row table:style-name="ro3" table:number-rows-repeated="9">
          <table:table-cell table:style-name="ce227" table:number-columns-repeated="6"/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NL_AP_LS" table:style-name="ta1">
        <table:table-column table:style-name="co8" table:default-cell-style-name="ce589"/>
        <table:table-column table:style-name="co23" table:default-cell-style-name="ce589"/>
        <table:table-column table:style-name="co8" table:number-columns-repeated="2" table:default-cell-style-name="ce589"/>
        <table:table-column table:style-name="co24" table:default-cell-style-name="ce589"/>
        <table:table-column table:style-name="co25" table:default-cell-style-name="ce589"/>
        <table:table-column table:style-name="co26" table:default-cell-style-name="ce589"/>
        <table:table-column table:style-name="co27" table:number-columns-repeated="3" table:default-cell-style-name="ce589"/>
        <table:table-column table:style-name="co28" table:default-cell-style-name="ce598"/>
        <table:table-column table:style-name="co8" table:number-columns-repeated="1013" table:default-cell-style-name="ce589"/>
        <table:table-row table:style-name="ro1">
          <table:table-cell table:style-name="ce588" office:value-type="string" calcext:value-type="string">
            <text:p>2011-2019 Ali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 table:number-columns-repeated="2"/>
          <table:table-cell table:number-columns-repeated="1013"/>
        </table:table-row>
        <table:table-row table:style-name="ro1">
          <table:table-cell table:style-name="ce588"/>
          <table:table-cell table:style-name="ce90" office:value-type="string" calcext:value-type="string">
            <text:p>Hızarhane</text:p>
          </table:table-cell>
          <table:table-cell table:style-name="ce90" office:value-type="string" calcext:value-type="string">
            <text:p>Hızarhane </text:p>
          </table:table-cell>
          <table:table-cell table:style-name="ce90" office:value-type="string" calcext:value-type="string">
            <text:p>Sanayi</text:p>
          </table:table-cell>
          <table:table-cell table:number-columns-repeated="2"/>
          <table:table-cell table:style-name="ce605"/>
          <table:table-cell/>
          <table:table-cell table:style-name="ce601"/>
          <table:table-cell table:style-name="ce90" table:number-columns-spanned="1" table:number-rows-spanned="2"/>
          <table:table-cell table:number-columns-repeated="1014"/>
        </table:table-row>
        <table:table-row table:style-name="ro1">
          <table:table-cell table:style-name="ce588"/>
          <table:table-cell table:style-name="ce90" office:value-type="string" calcext:value-type="string">
            <text:p><text:s/>Yıkama</text:p>
          </table:table-cell>
          <table:table-cell table:style-name="ce90" office:value-type="string" calcext:value-type="string">
            <text:p>Depo</text:p>
          </table:table-cell>
          <table:table-cell table:style-name="ce90" office:value-type="string" calcext:value-type="string">
            <text:p><text:s/>Acentalar</text:p>
          </table:table-cell>
          <table:table-cell table:style-name="ce90" office:value-type="string" calcext:value-type="string">
            <text:p>Lise</text:p>
          </table:table-cell>
          <table:table-cell/>
          <table:table-cell table:style-name="ce605"/>
          <table:table-cell/>
          <table:table-cell table:style-name="ce601"/>
          <table:covered-table-cell table:style-name="ce90"/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.600,00</text:p>
          </table:table-cell>
          <table:table-cell table:style-name="ce593" office:value-type="float" office:value="2250" calcext:value-type="float">
            <text:p>2.250,00</text:p>
          </table:table-cell>
          <table:table-cell table:style-name="ce593" office:value-type="float" office:value="3750" calcext:value-type="float">
            <text:p>3.750,00</text:p>
          </table:table-cell>
          <table:table-cell table:style-name="ce603" table:formula="of:=['file:///home/murat/depolnx/hes2018/Account/2019/2019%20YS%20KR%20D%C4%9E%C5%9E%20SLNK.ods'#$Ls.E41]" office:value-type="float" office:value="-729.6475" calcext:value-type="float">
            <text:p>-729,65</text:p>
          </table:table-cell>
          <table:table-cell/>
          <table:table-cell table:style-name="ce598" table:formula="of:=SUM([.B4:.E4])" office:value-type="float" office:value="8870.3525" calcext:value-type="float">
            <text:p>8.870,3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.950,00</text:p>
          </table:table-cell>
          <table:table-cell table:style-name="ce593" office:value-type="float" office:value="2500" calcext:value-type="float">
            <text:p>2.500,00</text:p>
          </table:table-cell>
          <table:table-cell table:style-name="ce593" office:value-type="float" office:value="4000" calcext:value-type="float">
            <text:p>4.000,00</text:p>
          </table:table-cell>
          <table:table-cell table:style-name="ce603" table:formula="of:=['file:///home/murat/depolnx/hes2018/Account/2019/2019%20YS%20KR%20D%C4%9E%C5%9E%20SLNK.ods'#$Ls.E42]" office:value-type="float" office:value="3482.51" calcext:value-type="float">
            <text:p>3.482,51</text:p>
          </table:table-cell>
          <table:table-cell/>
          <table:table-cell table:style-name="ce598" table:formula="of:=SUM([.B5:.E5])" office:value-type="float" office:value="13932.51" calcext:value-type="float">
            <text:p>13.932,51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593" office:value-type="float" office:value="2750" calcext:value-type="float">
            <text:p>2.750,00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603" table:formula="of:=['file:///home/murat/depolnx/hes2018/Account/2019/2019%20YS%20KR%20D%C4%9E%C5%9E%20SLNK.ods'#$Ls.E43]" office:value-type="float" office:value="3929.53" calcext:value-type="float">
            <text:p>3.929,53</text:p>
          </table:table-cell>
          <table:table-cell/>
          <table:table-cell table:style-name="ce598" table:formula="of:=SUM([.B6:.E6])" office:value-type="float" office:value="15179.53" calcext:value-type="float">
            <text:p>15.179,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.675,00</text:p>
          </table:table-cell>
          <table:table-cell table:style-name="ce593" office:value-type="float" office:value="3000" calcext:value-type="float">
            <text:p>3.000,00</text:p>
          </table:table-cell>
          <table:table-cell table:style-name="ce593" office:value-type="float" office:value="5000" calcext:value-type="float">
            <text:p>5.000,00</text:p>
          </table:table-cell>
          <table:table-cell table:style-name="ce603" table:formula="of:=['file:///home/murat/depolnx/hes2018/Account/2019/2019%20YS%20KR%20D%C4%9E%C5%9E%20SLNK.ods'#$Ls.E44]" office:value-type="float" office:value="1501.0725" calcext:value-type="float">
            <text:p>1.501,07</text:p>
          </table:table-cell>
          <table:table-cell/>
          <table:table-cell table:style-name="ce598" table:formula="of:=SUM([.B7:.E7])" office:value-type="float" office:value="14176.0725" calcext:value-type="float">
            <text:p>14.176,0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3"/>
          <table:table-cell table:style-name="ce603" table:formula="of:=['file:///home/murat/depolnx/hes2018/Account/2019/2019%20YS%20KR%20D%C4%9E%C5%9E%20SLNK.ods'#$Ls.E45]" office:value-type="float" office:value="5637.5" calcext:value-type="float">
            <text:p>5.637,50</text:p>
          </table:table-cell>
          <table:table-cell/>
          <table:table-cell table:style-name="ce598" table:formula="of:=SUM([.B8:.E8])" office:value-type="float" office:value="5637.5" calcext:value-type="float">
            <text:p>5.637,5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.50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E46]" office:value-type="float" office:value="6250" calcext:value-type="float">
            <text:p>6.250,00</text:p>
          </table:table-cell>
          <table:table-cell/>
          <table:table-cell table:style-name="ce598" table:formula="of:=SUM([.B9:.E9])" office:value-type="float" office:value="12750" calcext:value-type="float">
            <text:p>12.750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.70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E47]" office:value-type="float" office:value="6875" calcext:value-type="float">
            <text:p>6.875,00</text:p>
          </table:table-cell>
          <table:table-cell/>
          <table:table-cell table:style-name="ce598" table:formula="of:=SUM([.B10:.E10])" office:value-type="float" office:value="14575" calcext:value-type="float">
            <text:p>14.575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E48]" office:value-type="float" office:value="8125" calcext:value-type="float">
            <text:p>8.125,00</text:p>
          </table:table-cell>
          <table:table-cell/>
          <table:table-cell table:style-name="ce598" table:formula="of:=SUM([.B11:.E11])" office:value-type="float" office:value="8875" calcext:value-type="float">
            <text:p>8.875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home/murat/depolnx/hes2018/Account/2019/2019%20YS%20KR%20D%C4%9E%C5%9E%20SLNK.ods'#$Ls.E49]" office:value-type="float" office:value="10186.235" calcext:value-type="float">
            <text:p>10.186,24</text:p>
          </table:table-cell>
          <table:table-cell/>
          <table:table-cell table:style-name="ce598" table:formula="of:=SUM([.B12:.E12])" office:value-type="float" office:value="10186.235" calcext:value-type="float">
            <text:p>10.186,2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5">
          <table:table-cell/>
          <table:table-cell table:style-name="ce593" table:number-columns-repeated="3"/>
          <table:table-cell table:style-name="ce603"/>
          <table:table-cell/>
          <table:table-cell table:style-name="ce604" table:formula="of:=SUM([.G4:.G12])" office:value-type="float" office:value="104182.2" calcext:value-type="float">
            <text:p>104.182,2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table:style-name="ce590"/>
          <table:table-cell table:style-name="ce594" table:number-columns-repeated="3"/>
          <table:table-cell table:number-columns-repeated="2"/>
          <table:table-cell table:style-name="ce594"/>
          <table:table-cell/>
          <table:table-cell table:style-name="ce599"/>
          <table:table-cell table:style-name="ce595"/>
          <table:table-cell table:style-name="ce589"/>
          <table:table-cell table:number-columns-repeated="1013"/>
        </table:table-row>
        <table:table-row table:style-name="ro5">
          <table:table-cell table:style-name="ce591" office:value-type="string" calcext:value-type="string">
            <text:p>Toplam</text:p>
          </table:table-cell>
          <table:table-cell table:style-name="ce595" table:formula="of:=SUM([.B4:.B12])" office:value-type="float" office:value="31425" calcext:value-type="float">
            <text:p>31.425,00</text:p>
          </table:table-cell>
          <table:table-cell table:style-name="ce595" table:formula="of:=SUM([.C4:.C12])" office:value-type="float" office:value="10500" calcext:value-type="float">
            <text:p>10.500,00</text:p>
          </table:table-cell>
          <table:table-cell table:style-name="ce595" table:formula="of:=SUM([.D4:.D12])" office:value-type="float" office:value="17000" calcext:value-type="float">
            <text:p>17.000,00</text:p>
          </table:table-cell>
          <table:table-cell table:style-name="ce599" table:formula="of:=['file:///home/murat/depolnx/hes2018/Account/2019/2019%20YS%20KR%20D%C4%9E%C5%9E%20SLNK.ods'#$Ls.E50]" office:value-type="float" office:value="45257.2" calcext:value-type="float">
            <text:p>45.257,20</text:p>
          </table:table-cell>
          <table:table-cell/>
          <table:table-cell table:style-name="ce604" table:formula="of:=SUM([.B15:.E15])" office:value-type="float" office:value="104182.2" calcext:value-type="float">
            <text:p>104.182,20</text:p>
          </table:table-cell>
          <table:table-cell table:number-columns-repeated="2"/>
          <table:table-cell table:style-name="ce597"/>
          <table:table-cell table:style-name="ce589"/>
          <table:table-cell table:number-columns-repeated="101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2"/>
          <table:table-cell table:style-name="ce604"/>
          <table:table-cell table:style-name="ce597" table:number-columns-repeated="3"/>
          <table:table-cell table:style-name="ce596"/>
          <table:table-cell table:style-name="ce589"/>
          <table:table-cell table:number-columns-repeated="1013"/>
        </table:table-row>
        <table:table-row table:style-name="ro1">
          <table:table-cell table:style-name="ce588" office:value-type="string" calcext:value-type="string">
            <text:p>2011-2019 Atila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/>
          <table:table-cell table:style-name="ce604"/>
          <table:table-cell table:number-columns-repeated="1013"/>
        </table:table-row>
        <table:table-row table:style-name="ro1">
          <table:table-cell table:style-name="ce588"/>
          <table:table-cell table:style-name="ce90" office:value-type="string" calcext:value-type="string">
            <text:p>Hızarhane</text:p>
          </table:table-cell>
          <table:table-cell table:style-name="ce90" office:value-type="string" calcext:value-type="string">
            <text:p>Hızarhane </text:p>
          </table:table-cell>
          <table:table-cell table:style-name="ce90" office:value-type="string" calcext:value-type="string">
            <text:p>Sanayi</text:p>
          </table:table-cell>
          <table:table-cell table:number-columns-repeated="2"/>
          <table:table-cell table:style-name="ce605"/>
          <table:table-cell table:style-name="ce601" table:number-columns-repeated="2"/>
          <table:table-cell table:style-name="ce90"/>
          <table:table-cell table:number-columns-repeated="1014"/>
        </table:table-row>
        <table:table-row table:style-name="ro1">
          <table:table-cell table:style-name="ce588"/>
          <table:table-cell table:style-name="ce90" office:value-type="string" calcext:value-type="string">
            <text:p><text:s/>Yıkama</text:p>
          </table:table-cell>
          <table:table-cell table:style-name="ce90" office:value-type="string" calcext:value-type="string">
            <text:p>Depo</text:p>
          </table:table-cell>
          <table:table-cell table:style-name="ce90" office:value-type="string" calcext:value-type="string">
            <text:p><text:s/>Acentalar</text:p>
          </table:table-cell>
          <table:table-cell table:style-name="ce90" office:value-type="string" calcext:value-type="string">
            <text:p>Lise</text:p>
          </table:table-cell>
          <table:table-cell table:style-name="ce601" office:value-type="string" calcext:value-type="string">
            <text:p>Ali Paşa</text:p>
          </table:table-cell>
          <table:table-cell table:style-name="ce597" table:number-columns-repeated="4"/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.600,00</text:p>
          </table:table-cell>
          <table:table-cell table:style-name="ce593" office:value-type="float" office:value="2250" calcext:value-type="float">
            <text:p>2.250,00</text:p>
          </table:table-cell>
          <table:table-cell table:style-name="ce593" office:value-type="float" office:value="3750" calcext:value-type="float">
            <text:p>3.750,00</text:p>
          </table:table-cell>
          <table:table-cell table:style-name="ce603" table:formula="of:=['file:///home/murat/depolnx/hes2018/Account/2019/2019%20YS%20KR%20D%C4%9E%C5%9E%20SLNK.ods'#$Ls.F41]" office:value-type="float" office:value="-729.6475" calcext:value-type="float">
            <text:p>-729,65</text:p>
          </table:table-cell>
          <table:table-cell table:style-name="ce598" table:formula="of:=['file:///home/murat/depolnx/hes2018/Account/2019/2019%20YS%20KR%20D%C4%9E%C5%9E%20SLNK.ods'#$'AP GNL'.D71]" office:value-type="float" office:value="5001.38888888889" calcext:value-type="float">
            <text:p>5.001,39</text:p>
          </table:table-cell>
          <table:table-cell table:style-name="ce598" table:formula="of:=SUM([.B20:.F20])" office:value-type="float" office:value="13871.7413888889" calcext:value-type="float">
            <text:p>13.871,7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.950,00</text:p>
          </table:table-cell>
          <table:table-cell table:style-name="ce593" office:value-type="float" office:value="2500" calcext:value-type="float">
            <text:p>2.500,00</text:p>
          </table:table-cell>
          <table:table-cell table:style-name="ce593" office:value-type="float" office:value="4000" calcext:value-type="float">
            <text:p>4.000,00</text:p>
          </table:table-cell>
          <table:table-cell table:style-name="ce603" table:formula="of:=['file:///home/murat/depolnx/hes2018/Account/2019/2019%20YS%20KR%20D%C4%9E%C5%9E%20SLNK.ods'#$Ls.F42]" office:value-type="float" office:value="3482.51" calcext:value-type="float">
            <text:p>3.482,51</text:p>
          </table:table-cell>
          <table:table-cell table:style-name="ce598" table:formula="of:=['file:///home/murat/depolnx/hes2018/Account/2019/2019%20YS%20KR%20D%C4%9E%C5%9E%20SLNK.ods'#$'AP GNL'.D72]" office:value-type="float" office:value="4694.44444444444" calcext:value-type="float">
            <text:p>4.694,44</text:p>
          </table:table-cell>
          <table:table-cell table:style-name="ce598" table:formula="of:=SUM([.B21:.F21])" office:value-type="float" office:value="18626.9544444444" calcext:value-type="float">
            <text:p>18.626,9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593" office:value-type="float" office:value="2750" calcext:value-type="float">
            <text:p>2.750,00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603" table:formula="of:=['file:///home/murat/depolnx/hes2018/Account/2019/2019%20YS%20KR%20D%C4%9E%C5%9E%20SLNK.ods'#$Ls.F43]" office:value-type="float" office:value="3929.53" calcext:value-type="float">
            <text:p>3.929,53</text:p>
          </table:table-cell>
          <table:table-cell table:style-name="ce598" table:formula="of:=['file:///home/murat/depolnx/hes2018/Account/2019/2019%20YS%20KR%20D%C4%9E%C5%9E%20SLNK.ods'#$'AP GNL'.D73]" office:value-type="float" office:value="4225" calcext:value-type="float">
            <text:p>4.225,00</text:p>
          </table:table-cell>
          <table:table-cell table:style-name="ce598" table:formula="of:=SUM([.B22:.F22])" office:value-type="float" office:value="19404.53" calcext:value-type="float">
            <text:p>19.404,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.675,00</text:p>
          </table:table-cell>
          <table:table-cell table:style-name="ce593" office:value-type="float" office:value="3000" calcext:value-type="float">
            <text:p>3.000,00</text:p>
          </table:table-cell>
          <table:table-cell table:style-name="ce593" office:value-type="float" office:value="5000" calcext:value-type="float">
            <text:p>5.000,00</text:p>
          </table:table-cell>
          <table:table-cell table:style-name="ce603" table:formula="of:=['file:///home/murat/depolnx/hes2018/Account/2019/2019%20YS%20KR%20D%C4%9E%C5%9E%20SLNK.ods'#$Ls.F44]" office:value-type="float" office:value="1501.0725" calcext:value-type="float">
            <text:p>1.501,07</text:p>
          </table:table-cell>
          <table:table-cell table:style-name="ce598" table:formula="of:=['file:///home/murat/depolnx/hes2018/Account/2019/2019%20YS%20KR%20D%C4%9E%C5%9E%20SLNK.ods'#$'AP GNL'.D74]" office:value-type="float" office:value="6111.80555555556" calcext:value-type="float">
            <text:p>6.111,81</text:p>
          </table:table-cell>
          <table:table-cell table:style-name="ce598" table:formula="of:=SUM([.B23:.F23])" office:value-type="float" office:value="20287.8780555556" calcext:value-type="float">
            <text:p>20.287,88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3"/>
          <table:table-cell table:style-name="ce603" table:formula="of:=['file:///home/murat/depolnx/hes2018/Account/2019/2019%20YS%20KR%20D%C4%9E%C5%9E%20SLNK.ods'#$Ls.F45]" office:value-type="float" office:value="5637.5" calcext:value-type="float">
            <text:p>5.637,50</text:p>
          </table:table-cell>
          <table:table-cell table:style-name="ce598" table:formula="of:=['file:///home/murat/depolnx/hes2018/Account/2019/2019%20YS%20KR%20D%C4%9E%C5%9E%20SLNK.ods'#$'AP GNL'.D75]" office:value-type="float" office:value="10896.5277777778" calcext:value-type="float">
            <text:p>10.896,53</text:p>
          </table:table-cell>
          <table:table-cell table:style-name="ce598" table:formula="of:=SUM([.B24:.F24])" office:value-type="float" office:value="16534.0277777778" calcext:value-type="float">
            <text:p>16.534,0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.50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F46]" office:value-type="float" office:value="6250" calcext:value-type="float">
            <text:p>6.250,00</text:p>
          </table:table-cell>
          <table:table-cell table:style-name="ce598" table:formula="of:=['file:///home/murat/depolnx/hes2018/Account/2019/2019%20YS%20KR%20D%C4%9E%C5%9E%20SLNK.ods'#$'AP GNL'.D76]" office:value-type="float" office:value="11731.5972222222" calcext:value-type="float">
            <text:p>11.731,60</text:p>
          </table:table-cell>
          <table:table-cell table:style-name="ce598" table:formula="of:=SUM([.B25:.F25])" office:value-type="float" office:value="24481.5972222222" calcext:value-type="float">
            <text:p>24.481,6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/>
          <table:table-cell table:style-name="ce593" table:number-columns-repeated="3"/>
          <table:table-cell/>
          <table:table-cell table:style-name="ce598" table:formula="of:=['file:///home/murat/depolnx/hes2018/Account/2019/2019%20YS%20KR%20D%C4%9E%C5%9E%20SLNK.ods'#$'AP GNL'.D77]" office:value-type="float" office:value="1408.33333333333" calcext:value-type="float">
            <text:p>1.408,33</text:p>
          </table:table-cell>
          <table:table-cell table:style-name="ce598" table:formula="of:=SUM([.B26:.F26])" office:value-type="float" office:value="1408.33333333333" calcext:value-type="float">
            <text:p>1.408,3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.70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F47]" office:value-type="float" office:value="6875" calcext:value-type="float">
            <text:p>6.875,00</text:p>
          </table:table-cell>
          <table:table-cell table:style-name="ce598" table:formula="of:=['file:///home/murat/depolnx/hes2018/Account/2019/2019%20YS%20KR%20D%C4%9E%C5%9E%20SLNK.ods'#$'AP GNL'.D78]" office:value-type="float" office:value="12174.8611111111" calcext:value-type="float">
            <text:p>12.174,86</text:p>
          </table:table-cell>
          <table:table-cell table:style-name="ce598" table:formula="of:=SUM([.B27:.F27])" office:value-type="float" office:value="26749.8611111111" calcext:value-type="float">
            <text:p>26.749,86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F48]" office:value-type="float" office:value="8125" calcext:value-type="float">
            <text:p>8.125,00</text:p>
          </table:table-cell>
          <table:table-cell table:style-name="ce598" table:formula="of:=['file:///home/murat/depolnx/hes2018/Account/2019/2019%20YS%20KR%20D%C4%9E%C5%9E%20SLNK.ods'#$'AP GNL'.D79]" office:value-type="float" office:value="16834.0972222222" calcext:value-type="float">
            <text:p>16.834,10</text:p>
          </table:table-cell>
          <table:table-cell table:style-name="ce598" table:formula="of:=SUM([.B28:.F28])" office:value-type="float" office:value="25709.0972222222" calcext:value-type="float">
            <text:p>25.709,1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home/murat/depolnx/hes2018/Account/2019/2019%20YS%20KR%20D%C4%9E%C5%9E%20SLNK.ods'#$Ls.F49]" office:value-type="float" office:value="10186.235" calcext:value-type="float">
            <text:p>10.186,24</text:p>
          </table:table-cell>
          <table:table-cell table:style-name="ce598" table:formula="of:=['file:///home/murat/depolnx/hes2018/Account/2019/2019%20YS%20KR%20D%C4%9E%C5%9E%20SLNK.ods'#$'AP GNL'.D80]" office:value-type="float" office:value="17008.3333333333" calcext:value-type="float">
            <text:p>17.008,33</text:p>
          </table:table-cell>
          <table:table-cell table:style-name="ce598" table:formula="of:=SUM([.B29:.F29])" office:value-type="float" office:value="27194.5683333333" calcext:value-type="float">
            <text:p>27.194,5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5">
          <table:table-cell/>
          <table:table-cell table:style-name="ce593" table:number-columns-repeated="5"/>
          <table:table-cell table:style-name="ce604" table:formula="of:=SUM([.G20:.G29])" office:value-type="float" office:value="194268.588888889" calcext:value-type="float">
            <text:p>194.268,59</text:p>
          </table:table-cell>
          <table:table-cell table:style-name="ce603" table:number-columns-repeated="2"/>
          <table:table-cell table:style-name="ce593"/>
          <table:table-cell table:style-name="ce589"/>
          <table:table-cell table:number-columns-repeated="1013"/>
        </table:table-row>
        <table:table-row table:style-name="ro5">
          <table:table-cell table:style-name="ce590" office:value-type="string" calcext:value-type="string">
            <text:p>Toplam</text:p>
          </table:table-cell>
          <table:table-cell table:style-name="ce595" table:formula="of:=SUM([.B20:.B29])" office:value-type="float" office:value="31425" calcext:value-type="float">
            <text:p>31.425,00</text:p>
          </table:table-cell>
          <table:table-cell table:style-name="ce595" table:formula="of:=SUM([.C20:.C29])" office:value-type="float" office:value="10500" calcext:value-type="float">
            <text:p>10.500,00</text:p>
          </table:table-cell>
          <table:table-cell table:style-name="ce595" table:formula="of:=SUM([.D20:.D29])" office:value-type="float" office:value="17000" calcext:value-type="float">
            <text:p>17.000,00</text:p>
          </table:table-cell>
          <table:table-cell table:style-name="ce599" table:formula="of:=['file:///home/murat/depolnx/hes2018/Account/2019/2019%20YS%20KR%20D%C4%9E%C5%9E%20SLNK.ods'#$Ls.F50]" office:value-type="float" office:value="45257.2" calcext:value-type="float">
            <text:p>45.257,20</text:p>
          </table:table-cell>
          <table:table-cell table:style-name="ce595" table:formula="of:=SUM([.F20:.F29])" office:value-type="float" office:value="90086.3888888888" calcext:value-type="float">
            <text:p>90.086,39</text:p>
          </table:table-cell>
          <table:table-cell table:style-name="ce604" table:formula="of:=SUM([.B31:.F31])" office:value-type="float" office:value="194268.588888889" calcext:value-type="float">
            <text:p>194.268,59</text:p>
          </table:table-cell>
          <table:table-cell/>
          <table:table-cell table:style-name="ce599"/>
          <table:table-cell table:style-name="ce595"/>
          <table:table-cell table:style-name="ce589"/>
          <table:table-cell table:number-columns-repeated="1013"/>
        </table:table-row>
        <table:table-row table:style-name="ro4">
          <table:table-cell table:style-name="ce591"/>
          <table:table-cell/>
          <table:table-cell table:style-name="ce597"/>
          <table:table-cell/>
          <table:table-cell table:style-name="ce597"/>
          <table:table-cell table:style-name="ce595"/>
          <table:table-cell table:style-name="ce594"/>
          <table:table-cell table:style-name="ce599"/>
          <table:table-cell/>
          <table:table-cell table:style-name="ce597"/>
          <table:table-cell table:style-name="ce589"/>
          <table:table-cell table:number-columns-repeated="101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3"/>
          <table:table-cell table:style-name="ce604"/>
          <table:table-cell table:style-name="ce597" table:number-columns-repeated="2"/>
          <table:table-cell table:style-name="ce596"/>
          <table:table-cell table:style-name="ce589"/>
          <table:table-cell table:number-columns-repeated="1013"/>
        </table:table-row>
        <table:table-row table:style-name="ro1">
          <table:table-cell table:style-name="ce588"/>
          <table:table-cell table:style-name="ce596" table:number-columns-repeated="2"/>
          <table:table-cell table:style-name="ce597"/>
          <table:table-cell table:number-columns-repeated="5"/>
          <table:table-cell table:style-name="ce596"/>
          <table:table-cell table:number-columns-repeated="1014"/>
        </table:table-row>
        <table:table-row table:style-name="ro1">
          <table:table-cell table:style-name="ce588" office:value-type="string" calcext:value-type="string">
            <text:p>2011-2019 Kişi-Kiralanan Yere Göre Kira Geliri</text:p>
          </table:table-cell>
          <table:table-cell table:style-name="ce588" table:number-columns-repeated="2"/>
          <table:table-cell table:style-name="ce597" table:number-columns-repeated="3"/>
          <table:table-cell table:number-columns-repeated="3"/>
          <table:table-cell table:style-name="ce596" table:number-columns-repeated="2"/>
          <table:table-cell table:number-columns-repeated="101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/>
          <table:table-cell table:style-name="ce597" office:value-type="string" calcext:value-type="string">
            <text:p>Ali</text:p>
          </table:table-cell>
          <table:table-cell table:style-name="ce597" office:value-type="string" calcext:value-type="string">
            <text:p>Atila</text:p>
          </table:table-cell>
          <table:table-cell table:style-name="ce597"/>
          <table:table-cell table:number-columns-repeated="4"/>
          <table:table-cell table:style-name="ce596"/>
          <table:table-cell table:number-columns-repeated="101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598"/>
          <table:table-cell table:style-name="ce598" table:formula="of:=['file:///home/murat/depolnx/hes2018/Account/2019/2019%20YS%20KR%20D%C4%9E%C5%9E%20SLNK.ods'#$'AP GNL'.D81]" office:value-type="float" office:value="90086.3888888889" calcext:value-type="float">
            <text:p>90.086,39</text:p>
          </table:table-cell>
          <table:table-cell table:style-name="ce598"/>
          <table:table-cell table:number-columns-repeated="3"/>
          <table:table-cell table:style-name="ce607" table:number-columns-repeated="2"/>
          <table:table-cell table:number-columns-repeated="1013"/>
        </table:table-row>
        <table:table-row table:style-name="ro4">
          <table:table-cell/>
          <table:table-cell table:style-name="ce598" office:value-type="string" calcext:value-type="string">
            <text:p>Lise</text:p>
          </table:table-cell>
          <table:table-cell table:style-name="ce598"/>
          <table:table-cell table:style-name="ce598" table:formula="of:=[.E15]" office:value-type="float" office:value="45257.2" calcext:value-type="float">
            <text:p>45.257,20</text:p>
          </table:table-cell>
          <table:table-cell table:style-name="ce598" table:formula="of:=[.E31]" office:value-type="float" office:value="45257.2" calcext:value-type="float">
            <text:p>45.257,2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1013"/>
        </table:table-row>
        <table:table-row table:style-name="ro4">
          <table:table-cell/>
          <table:table-cell table:style-name="ce598" office:value-type="string" calcext:value-type="string">
            <text:p>Hızarhane Yıkama</text:p>
          </table:table-cell>
          <table:table-cell table:style-name="ce598"/>
          <table:table-cell table:style-name="ce598" table:formula="of:=['file:///home/murat/depolnx/hes2018/Account/2019/2019%20YS%20KR%20D%C4%9E%C5%9E%20SLNK.ods'#$'Hzr-Snyi'.F24]/2" office:value-type="float" office:value="31425" calcext:value-type="float">
            <text:p>31.425,00</text:p>
          </table:table-cell>
          <table:table-cell table:style-name="ce598" table:formula="of:=[.D39]" office:value-type="float" office:value="31425" calcext:value-type="float">
            <text:p>31.425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1013"/>
        </table:table-row>
        <table:table-row table:style-name="ro4">
          <table:table-cell/>
          <table:table-cell table:style-name="ce598" office:value-type="string" calcext:value-type="string">
            <text:p>Hızarhane Depo</text:p>
          </table:table-cell>
          <table:table-cell table:style-name="ce598"/>
          <table:table-cell table:style-name="ce598" table:formula="of:=['file:///home/murat/depolnx/hes2018/Account/2019/2019%20YS%20KR%20D%C4%9E%C5%9E%20SLNK.ods'#$'Hzr-Snyi'.F1]/2" office:value-type="float" office:value="10500" calcext:value-type="float">
            <text:p>10.500,00</text:p>
          </table:table-cell>
          <table:table-cell table:style-name="ce598" table:formula="of:=['file:///home/murat/depolnx/hes2018/Account/2019/2019%20YS%20KR%20D%C4%9E%C5%9E%20SLNK.ods'#$'Hzr-Snyi'.G1]/2" office:value-type="float" office:value="10500" calcext:value-type="float">
            <text:p>10.500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1013"/>
        </table:table-row>
        <table:table-row table:style-name="ro4">
          <table:table-cell/>
          <table:table-cell table:style-name="ce598" office:value-type="string" calcext:value-type="string">
            <text:p>Sanayi acenta</text:p>
          </table:table-cell>
          <table:table-cell table:style-name="ce598"/>
          <table:table-cell table:style-name="ce598" table:formula="of:=['file:///home/murat/depolnx/hes2018/Account/2019/2019%20YS%20KR%20D%C4%9E%C5%9E%20SLNK.ods'#$'Hzr-Snyi'.F14]/2" office:value-type="float" office:value="17000" calcext:value-type="float">
            <text:p>17.000,00</text:p>
          </table:table-cell>
          <table:table-cell table:style-name="ce598" table:formula="of:=[.D41]" office:value-type="float" office:value="17000" calcext:value-type="float">
            <text:p>17.000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1013"/>
        </table:table-row>
        <table:table-row table:style-name="ro4">
          <table:table-cell/>
          <table:table-cell table:style-name="ce598" table:number-columns-repeated="5"/>
          <table:table-cell table:number-columns-repeated="3"/>
          <table:table-cell table:style-name="ce596" table:number-columns-repeated="2"/>
          <table:table-cell table:number-columns-repeated="1013"/>
        </table:table-row>
        <table:table-row table:style-name="ro4">
          <table:table-cell/>
          <table:table-cell table:style-name="ce598" table:number-columns-repeated="2"/>
          <table:table-cell table:style-name="ce594" table:formula="of:=SUM([.D37:.D42])" office:value-type="float" office:value="104182.2" calcext:value-type="float">
            <text:p>104.182,20</text:p>
          </table:table-cell>
          <table:table-cell table:style-name="ce594" table:formula="of:=SUM([.E37:.E42])" office:value-type="float" office:value="194268.588888889" calcext:value-type="float">
            <text:p>194.268,59</text:p>
          </table:table-cell>
          <table:table-cell table:style-name="ce594" table:formula="of:=SUM([.D43:.E43])" office:value-type="float" office:value="298450.788888889" calcext:value-type="float">
            <text:p>298.450,79</text:p>
          </table:table-cell>
          <table:table-cell table:number-columns-repeated="2"/>
          <table:table-cell table:style-name="ce598"/>
          <table:table-cell table:style-name="ce596" table:number-columns-repeated="2"/>
          <table:table-cell table:number-columns-repeated="1013"/>
        </table:table-row>
        <table:table-row table:style-name="ro4">
          <table:table-cell table:number-columns-repeated="6"/>
          <table:table-cell table:style-name="ce598" table:number-columns-repeated="3"/>
          <table:table-cell table:style-name="ce596" table:number-columns-repeated="2"/>
          <table:table-cell table:number-columns-repeated="1013"/>
        </table:table-row>
        <table:table-row table:style-name="ro4" table:number-rows-repeated="2">
          <table:table-cell/>
          <table:table-cell table:style-name="ce598" table:number-columns-repeated="8"/>
          <table:table-cell table:style-name="ce596" table:number-columns-repeated="2"/>
          <table:table-cell table:number-columns-repeated="1013"/>
        </table:table-row>
        <table:table-row table:style-name="ro4" table:number-rows-repeated="2">
          <table:table-cell table:style-name="ce590"/>
          <table:table-cell table:style-name="ce599" table:number-columns-repeated="8"/>
          <table:table-cell/>
          <table:table-cell table:style-name="ce599"/>
          <table:table-cell table:number-columns-repeated="101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1013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table:style-name="ce588" table:number-columns-repeated="2"/>
          <table:table-cell table:style-name="ce597"/>
          <table:table-cell table:number-columns-repeated="2"/>
          <table:table-cell table:style-name="ce597" table:number-columns-repeated="3"/>
          <table:table-cell/>
          <table:table-cell table:style-name="ce599"/>
          <table:table-cell table:number-columns-repeated="1013"/>
        </table:table-row>
        <table:table-row table:style-name="ro4">
          <table:table-cell table:number-columns-repeated="3"/>
          <table:table-cell table:style-name="ce602"/>
          <table:table-cell table:number-columns-repeated="2"/>
          <table:table-cell table:style-name="ce606" table:number-columns-repeated="3"/>
          <table:table-cell table:style-name="ce608"/>
          <table:table-cell table:style-name="ce607"/>
          <table:table-cell table:number-columns-repeated="1013"/>
        </table:table-row>
        <table:table-row table:style-name="ro1">
          <table:table-cell table:style-name="ce588"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101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101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/>
          <table:table-cell table:style-name="ce599"/>
          <table:table-cell table:number-columns-repeated="1013"/>
        </table:table-row>
        <table:table-row table:style-name="ro3">
          <table:table-cell/>
          <table:table-cell table:style-name="ce601" table:number-columns-repeated="2"/>
          <table:table-cell table:style-name="ce597"/>
          <table:table-cell table:number-columns-repeated="2"/>
          <table:table-cell table:style-name="ce90" table:number-columns-repeated="3"/>
          <table:table-cell/>
          <table:table-cell table:style-name="ce599"/>
          <table:table-cell table:number-columns-repeated="1013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4"/>
          <table:table-cell table:style-name="ce607"/>
          <table:table-cell table:style-name="ce598"/>
          <table:table-cell table:number-columns-repeated="1012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609"/>
          <table:table-cell table:style-name="ce610"/>
          <table:table-cell table:number-columns-repeated="1013"/>
        </table:table-row>
        <table:table-row table:style-name="ro4" table:number-rows-repeated="3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6" table:number-columns-repeated="2"/>
          <table:table-cell table:number-columns-repeated="1013"/>
        </table:table-row>
        <table:table-row table:style-name="ro4" table:number-rows-repeated="2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number-columns-repeated="1015"/>
        </table:table-row>
        <table:table-row table:style-name="ro4">
          <table:table-cell table:style-name="ce590"/>
          <table:table-cell table:style-name="ce599" table:number-columns-repeated="3"/>
          <table:table-cell table:number-columns-repeated="2"/>
          <table:table-cell table:style-name="ce599" table:number-columns-repeated="3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NL_AP" table:style-name="ta1">
        <table:table-column table:style-name="co8" table:number-columns-repeated="2" table:default-cell-style-name="Default"/>
        <table:table-column table:style-name="co8" table:default-cell-style-name="ce617"/>
        <table:table-column table:style-name="co8" table:number-columns-repeated="3" table:default-cell-style-name="ce626"/>
        <table:table-column table:style-name="co29" table:default-cell-style-name="ce629"/>
        <table:table-column table:style-name="co8" table:default-cell-style-name="ce629"/>
        <table:table-column table:style-name="co8" table:default-cell-style-name="Default"/>
        <table:table-row table:style-name="ro1" table:number-rows-repeated="3">
          <table:table-cell table:style-name="ce219" table:number-columns-repeated="2"/>
          <table:table-cell table:style-name="ce612" table:number-columns-repeated="4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Arka Arsa Kişi-Yıllara Göre Kira Geliri</text:p>
          </table:table-cell>
          <table:table-cell table:style-name="ce219"/>
          <table:table-cell table:style-name="ce612" table:number-columns-repeated="4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rsa 1/3</text:p>
          </table:table-cell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40/40</text:p>
          </table:table-cell>
          <table:table-cell table:style-name="ce624" office:value-type="string" calcext:value-type="string">
            <text:p>13/40</text:p>
          </table:table-cell>
          <table:table-cell table:style-name="ce624" office:value-type="string" calcext:value-type="string">
            <text:p>24/40</text:p>
          </table:table-cell>
          <table:table-cell table:style-name="ce624" office:value-type="string" calcext:value-type="string">
            <text:p>3/4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625" table:formula="of:=13/40" office:value-type="float" office:value="0.325" calcext:value-type="float">
            <text:p>0,325</text:p>
          </table:table-cell>
          <table:table-cell table:style-name="ce625" table:formula="of:=24/40" office:value-type="float" office:value="0.6" calcext:value-type="float">
            <text:p>0,600</text:p>
          </table:table-cell>
          <table:table-cell table:style-name="ce625" table:formula="of:=3/40" office:value-type="float" office:value="0.075" calcext:value-type="float">
            <text:p>0,07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formula="of:=[.$C$8]*[.B9]" office:value-type="float" office:value="3166.66666666667" calcext:value-type="float">
            <text:p>3.166,67</text:p>
          </table:table-cell>
          <table:table-cell table:formula="of:=[.C9]*[.$D$8]" office:value-type="float" office:value="1029.16666666667" calcext:value-type="float">
            <text:p>1.029,17</text:p>
          </table:table-cell>
          <table:table-cell table:formula="of:=[.C9]*[.$E$8]" office:value-type="float" office:value="1900" calcext:value-type="float">
            <text:p>1.900,00</text:p>
          </table:table-cell>
          <table:table-cell table:formula="of:=[.C9]*[.$F$8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9]/[.G9]" office:value-type="float" office:value="1194.96855345912" calcext:value-type="float">
            <text:p>1.194,97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formula="of:=[.$C$8]*[.B10]" office:value-type="float" office:value="3333.33333333333" calcext:value-type="float">
            <text:p>3.333,33</text:p>
          </table:table-cell>
          <table:table-cell table:formula="of:=[.C10]*[.$D$8]" office:value-type="float" office:value="1083.33333333333" calcext:value-type="float">
            <text:p>1.083,33</text:p>
          </table:table-cell>
          <table:table-cell table:formula="of:=[.C10]*[.$E$8]" office:value-type="float" office:value="2000" calcext:value-type="float">
            <text:p>2.000,00</text:p>
          </table:table-cell>
          <table:table-cell table:formula="of:=[.C10]*[.$F$8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10]/[.G10]" office:value-type="float" office:value="1069.51871657754" calcext:value-type="float">
            <text:p>1.069,52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formula="of:=[.$C$8]*[.B11]" office:value-type="float" office:value="3000" calcext:value-type="float">
            <text:p>3.000,00</text:p>
          </table:table-cell>
          <table:table-cell table:formula="of:=[.C11]*[.$D$8]" office:value-type="float" office:value="975" calcext:value-type="float">
            <text:p>975,00</text:p>
          </table:table-cell>
          <table:table-cell table:formula="of:=[.C11]*[.$E$8]" office:value-type="float" office:value="1800" calcext:value-type="float">
            <text:p>1.800,00</text:p>
          </table:table-cell>
          <table:table-cell table:formula="of:=[.C11]*[.$F$8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11]/[.G11]" office:value-type="float" office:value="952.380952380952" calcext:value-type="float">
            <text:p>952,38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formula="of:=[.$C$8]*[.B12]" office:value-type="float" office:value="4166.66666666667" calcext:value-type="float">
            <text:p>4.166,67</text:p>
          </table:table-cell>
          <table:table-cell table:formula="of:=[.C12]*[.$D$8]" office:value-type="float" office:value="1354.16666666667" calcext:value-type="float">
            <text:p>1.354,17</text:p>
          </table:table-cell>
          <table:table-cell table:formula="of:=[.C12]*[.$E$8]" office:value-type="float" office:value="2500" calcext:value-type="float">
            <text:p>2.500,00</text:p>
          </table:table-cell>
          <table:table-cell table:formula="of:=[.C12]*[.$F$8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12]/[.G12]" office:value-type="float" office:value="1190.47619047619" calcext:value-type="float">
            <text:p>1.190,48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formula="of:=[.$C$8]*[.B13]" office:value-type="float" office:value="4583.33333333333" calcext:value-type="float">
            <text:p>4.583,33</text:p>
          </table:table-cell>
          <table:table-cell table:formula="of:=[.C13]*[.$D$8]" office:value-type="float" office:value="1489.58333333333" calcext:value-type="float">
            <text:p>1.489,58</text:p>
          </table:table-cell>
          <table:table-cell table:formula="of:=[.C13]*[.$E$8]" office:value-type="float" office:value="2750" calcext:value-type="float">
            <text:p>2.750,00</text:p>
          </table:table-cell>
          <table:table-cell table:formula="of:=[.C13]*[.$F$8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3]/[.G13]" office:value-type="float" office:value="1026.11940298507" calcext:value-type="float">
            <text:p>1.026,12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formula="of:=[.$C$8]*[.B14]" office:value-type="float" office:value="5041.66666666667" calcext:value-type="float">
            <text:p>5.041,67</text:p>
          </table:table-cell>
          <table:table-cell table:formula="of:=[.C14]*[.$D$8]" office:value-type="float" office:value="1638.54166666667" calcext:value-type="float">
            <text:p>1.638,54</text:p>
          </table:table-cell>
          <table:table-cell table:formula="of:=[.C14]*[.$E$8]" office:value-type="float" office:value="3025" calcext:value-type="float">
            <text:p>3.025,00</text:p>
          </table:table-cell>
          <table:table-cell table:formula="of:=[.C14]*[.$F$8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4]/[.G14]" office:value-type="float" office:value="1025.42372881356" calcext:value-type="float">
            <text:p>1.025,42</text:p>
          </table:table-cell>
          <table:table-cell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formula="of:=[.$C$8]*[.B15]" office:value-type="float" office:value="1000" calcext:value-type="float">
            <text:p>1.000,00</text:p>
          </table:table-cell>
          <table:table-cell table:formula="of:=[.C15]*[.$D$8]" office:value-type="float" office:value="325" calcext:value-type="float">
            <text:p>325,00</text:p>
          </table:table-cell>
          <table:table-cell table:formula="of:=[.C15]*[.$E$8]" office:value-type="float" office:value="600" calcext:value-type="float">
            <text:p>600,00</text:p>
          </table:table-cell>
          <table:table-cell table:formula="of:=[.C15]*[.$F$8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5]/[.G15]" office:value-type="float" office:value="169.014084507042" calcext:value-type="float">
            <text:p>169,01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formula="of:=[.$C$8]*[.B16]" office:value-type="float" office:value="5683.33333333333" calcext:value-type="float">
            <text:p>5.683,33</text:p>
          </table:table-cell>
          <table:table-cell table:formula="of:=[.C16]*[.$D$8]" office:value-type="float" office:value="1847.08333333333" calcext:value-type="float">
            <text:p>1.847,08</text:p>
          </table:table-cell>
          <table:table-cell table:formula="of:=[.C16]*[.$E$8]" office:value-type="float" office:value="3410" calcext:value-type="float">
            <text:p>3.410,00</text:p>
          </table:table-cell>
          <table:table-cell table:formula="of:=[.C16]*[.$F$8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6]/[.G16]" office:value-type="float" office:value="960.56338028169" calcext:value-type="float">
            <text:p>960,56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formula="of:=[.$C$8]*[.B17]" office:value-type="float" office:value="6491.66666666667" calcext:value-type="float">
            <text:p>6.491,67</text:p>
          </table:table-cell>
          <table:table-cell table:formula="of:=[.C17]*[.$D$8]" office:value-type="float" office:value="2109.79166666667" calcext:value-type="float">
            <text:p>2.109,79</text:p>
          </table:table-cell>
          <table:table-cell table:formula="of:=[.C17]*[.$E$8]" office:value-type="float" office:value="3895" calcext:value-type="float">
            <text:p>3.895,00</text:p>
          </table:table-cell>
          <table:table-cell table:formula="of:=[.C17]*[.$F$8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7]/[.G17]" office:value-type="float" office:value="846.739130434783" calcext:value-type="float">
            <text:p>846,74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formula="of:=[.$C$8]*[.B18]" office:value-type="float" office:value="8800" calcext:value-type="float">
            <text:p>8.800,00</text:p>
          </table:table-cell>
          <table:table-cell table:formula="of:=[.C18]*[.$D$8]" office:value-type="float" office:value="2860" calcext:value-type="float">
            <text:p>2.860,00</text:p>
          </table:table-cell>
          <table:table-cell table:formula="of:=[.C18]*[.$E$8]" office:value-type="float" office:value="5280" calcext:value-type="float">
            <text:p>5.280,00</text:p>
          </table:table-cell>
          <table:table-cell table:formula="of:=[.C18]*[.$F$8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8]/[.G18]" office:value-type="float" office:value="907.216494845361" calcext:value-type="float">
            <text:p>907,22</text:p>
          </table:table-cell>
          <table:table-cell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9:.B18])" office:value-type="float" office:value="135800" calcext:value-type="float">
            <text:p>135.800,00</text:p>
          </table:table-cell>
          <table:table-cell table:style-name="ce613" table:formula="of:=SUM([.C9:.C18])" office:value-type="float" office:value="45266.6666666667" calcext:value-type="float">
            <text:p>45.266,67</text:p>
          </table:table-cell>
          <table:table-cell table:style-name="ce613" table:formula="of:=SUM([.D9:.D18])" office:value-type="float" office:value="14711.6666666667" calcext:value-type="float">
            <text:p>14.711,67</text:p>
          </table:table-cell>
          <table:table-cell table:style-name="ce613" table:formula="of:=SUM([.E9:.E18])" office:value-type="float" office:value="27160" calcext:value-type="float">
            <text:p>27.160,00</text:p>
          </table:table-cell>
          <table:table-cell table:style-name="ce613" table:formula="of:=SUM([.F9:.F18])" office:value-type="float" office:value="3395" calcext:value-type="float">
            <text:p>3.395,00</text:p>
          </table:table-cell>
          <table:table-cell table:style-name="Default"/>
          <table:table-cell table:style-name="ce613" table:formula="of:=SUM([.H9:.H18])" office:value-type="float" office:value="9342.42063476131" calcext:value-type="float">
            <text:p>9.342,42</text:p>
          </table:table-cell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1">
          <table:table-cell table:style-name="ce219" office:value-type="string" calcext:value-type="string">
            <text:p>2011-2019 Ali Paşa Ön Arsa Kişi-Yıllara Göre Kira Geliri</text:p>
          </table:table-cell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/>
          <table:table-cell table:style-name="ce614" office:value-type="string" calcext:value-type="string">
            <text:p>Yıkama Toplam</text:p>
          </table:table-cell>
          <table:table-cell table:style-name="ce612" office:value-type="string" calcext:value-type="string">
            <text:p>Arsa 2/3</text:p>
          </table:table-cell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formula="of:=[.$C$25]*[.B26]" office:value-type="float" office:value="6333.33333333333" calcext:value-type="float">
            <text:p>6.333,33</text:p>
          </table:table-cell>
          <table:table-cell table:formula="of:=[.C26]*[.$D$25]" office:value-type="float" office:value="3430.55555555556" calcext:value-type="float">
            <text:p>3.430,56</text:p>
          </table:table-cell>
          <table:table-cell table:formula="of:=[.C26]*[.$E$25]" office:value-type="float" office:value="2111.11111111111" calcext:value-type="float">
            <text:p>2.111,11</text:p>
          </table:table-cell>
          <table:table-cell table:formula="of:=[.C26]*[.$F$25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6]/[.G26]" office:value-type="float" office:value="1327.7428371768" calcext:value-type="float">
            <text:p>1.327,74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formula="of:=[.$C$25]*[.B27]" office:value-type="float" office:value="6666.66666666667" calcext:value-type="float">
            <text:p>6.666,67</text:p>
          </table:table-cell>
          <table:table-cell table:formula="of:=[.C27]*[.$D$25]" office:value-type="float" office:value="3611.11111111111" calcext:value-type="float">
            <text:p>3.611,11</text:p>
          </table:table-cell>
          <table:table-cell table:formula="of:=[.C27]*[.$E$25]" office:value-type="float" office:value="2222.22222222222" calcext:value-type="float">
            <text:p>2.222,22</text:p>
          </table:table-cell>
          <table:table-cell table:formula="of:=[.C27]*[.$F$25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7]/[.G27]" office:value-type="float" office:value="1188.3541295306" calcext:value-type="float">
            <text:p>1.188,35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formula="of:=[.$C$25]*[.B28]" office:value-type="float" office:value="6000" calcext:value-type="float">
            <text:p>6.000,00</text:p>
          </table:table-cell>
          <table:table-cell table:formula="of:=[.C28]*[.$D$25]" office:value-type="float" office:value="3250" calcext:value-type="float">
            <text:p>3.250,00</text:p>
          </table:table-cell>
          <table:table-cell table:formula="of:=[.C28]*[.$E$25]" office:value-type="float" office:value="2000" calcext:value-type="float">
            <text:p>2.000,00</text:p>
          </table:table-cell>
          <table:table-cell table:formula="of:=[.C28]*[.$F$25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8]/[.G28]" office:value-type="float" office:value="1058.20105820106" calcext:value-type="float">
            <text:p>1.058,20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formula="of:=[.$C$25]*[.B29]" office:value-type="float" office:value="8333.33333333333" calcext:value-type="float">
            <text:p>8.333,33</text:p>
          </table:table-cell>
          <table:table-cell table:formula="of:=[.C29]*[.$D$25]" office:value-type="float" office:value="4513.88888888889" calcext:value-type="float">
            <text:p>4.513,89</text:p>
          </table:table-cell>
          <table:table-cell table:formula="of:=[.C29]*[.$E$25]" office:value-type="float" office:value="2777.77777777778" calcext:value-type="float">
            <text:p>2.777,78</text:p>
          </table:table-cell>
          <table:table-cell table:formula="of:=[.C29]*[.$F$25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9]/[.G29]" office:value-type="float" office:value="1322.75132275132" calcext:value-type="float">
            <text:p>1.322,75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formula="of:=[.$C$25]*[.B30]" office:value-type="float" office:value="9166.66666666667" calcext:value-type="float">
            <text:p>9.166,67</text:p>
          </table:table-cell>
          <table:table-cell table:formula="of:=[.C30]*[.$D$25]" office:value-type="float" office:value="4965.27777777778" calcext:value-type="float">
            <text:p>4.965,28</text:p>
          </table:table-cell>
          <table:table-cell table:formula="of:=[.C30]*[.$E$25]" office:value-type="float" office:value="3055.55555555556" calcext:value-type="float">
            <text:p>3.055,56</text:p>
          </table:table-cell>
          <table:table-cell table:formula="of:=[.C30]*[.$F$25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30]/[.G30]" office:value-type="float" office:value="1140.13266998342" calcext:value-type="float">
            <text:p>1.140,13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formula="of:=[.$C$25]*[.B31]" office:value-type="float" office:value="10083.3333333333" calcext:value-type="float">
            <text:p>10.083,33</text:p>
          </table:table-cell>
          <table:table-cell table:formula="of:=[.C31]*[.$D$25]" office:value-type="float" office:value="5461.80555555555" calcext:value-type="float">
            <text:p>5.461,81</text:p>
          </table:table-cell>
          <table:table-cell table:formula="of:=[.C31]*[.$E$25]" office:value-type="float" office:value="3361.11111111111" calcext:value-type="float">
            <text:p>3.361,11</text:p>
          </table:table-cell>
          <table:table-cell table:formula="of:=[.C31]*[.$F$25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31]/[.G31]" office:value-type="float" office:value="1139.35969868173" calcext:value-type="float">
            <text:p>1.139,36</text:p>
          </table:table-cell>
          <table:table-cell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formula="of:=[.$C$25]*[.B32]" office:value-type="float" office:value="2000" calcext:value-type="float">
            <text:p>2.000,00</text:p>
          </table:table-cell>
          <table:table-cell table:formula="of:=[.C32]*[.$D$25]" office:value-type="float" office:value="1083.33333333333" calcext:value-type="float">
            <text:p>1.083,33</text:p>
          </table:table-cell>
          <table:table-cell table:formula="of:=[.C32]*[.$E$25]" office:value-type="float" office:value="666.666666666667" calcext:value-type="float">
            <text:p>666,67</text:p>
          </table:table-cell>
          <table:table-cell table:formula="of:=[.C32]*[.$F$25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32]/[.G32]" office:value-type="float" office:value="187.793427230047" calcext:value-type="float">
            <text:p>187,79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formula="of:=[.$C$25]*[.B33]" office:value-type="float" office:value="11366.6666666667" calcext:value-type="float">
            <text:p>11.366,67</text:p>
          </table:table-cell>
          <table:table-cell table:formula="of:=[.C33]*[.$D$25]" office:value-type="float" office:value="6156.94444444444" calcext:value-type="float">
            <text:p>6.156,94</text:p>
          </table:table-cell>
          <table:table-cell table:formula="of:=[.C33]*[.$E$25]" office:value-type="float" office:value="3788.88888888889" calcext:value-type="float">
            <text:p>3.788,89</text:p>
          </table:table-cell>
          <table:table-cell table:formula="of:=[.C33]*[.$F$25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3]/[.G33]" office:value-type="float" office:value="1067.29264475743" calcext:value-type="float">
            <text:p>1.067,29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formula="of:=[.$C$25]*[.B34]" office:value-type="float" office:value="12983.3333333333" calcext:value-type="float">
            <text:p>12.983,33</text:p>
          </table:table-cell>
          <table:table-cell table:formula="of:=[.C34]*[.$D$25]" office:value-type="float" office:value="7032.63888888889" calcext:value-type="float">
            <text:p>7.032,64</text:p>
          </table:table-cell>
          <table:table-cell table:formula="of:=[.C34]*[.$E$25]" office:value-type="float" office:value="4327.77777777778" calcext:value-type="float">
            <text:p>4.327,78</text:p>
          </table:table-cell>
          <table:table-cell table:formula="of:=[.C34]*[.$F$25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4]/[.G34]" office:value-type="float" office:value="940.821256038647" calcext:value-type="float">
            <text:p>940,82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formula="of:=[.$C$25]*[.B35]" office:value-type="float" office:value="17600" calcext:value-type="float">
            <text:p>17.600,00</text:p>
          </table:table-cell>
          <table:table-cell table:formula="of:=[.C35]*[.$D$25]" office:value-type="float" office:value="9533.33333333333" calcext:value-type="float">
            <text:p>9.533,33</text:p>
          </table:table-cell>
          <table:table-cell table:formula="of:=[.C35]*[.$E$25]" office:value-type="float" office:value="5866.66666666667" calcext:value-type="float">
            <text:p>5.866,67</text:p>
          </table:table-cell>
          <table:table-cell table:formula="of:=[.C35]*[.$F$25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5]/[.G35]" office:value-type="float" office:value="1008.01832760596" calcext:value-type="float">
            <text:p>1.008,02</text:p>
          </table:table-cell>
          <table:table-cell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26:.B35])" office:value-type="float" office:value="135800" calcext:value-type="float">
            <text:p>135.800,00</text:p>
          </table:table-cell>
          <table:table-cell table:style-name="ce613" table:formula="of:=SUM([.C26:.C35])" office:value-type="float" office:value="90533.3333333333" calcext:value-type="float">
            <text:p>90.533,33</text:p>
          </table:table-cell>
          <table:table-cell table:style-name="ce613" table:formula="of:=SUM([.D26:.D35])" office:value-type="float" office:value="49038.8888888889" calcext:value-type="float">
            <text:p>49.038,89</text:p>
          </table:table-cell>
          <table:table-cell table:style-name="ce613" table:formula="of:=SUM([.E26:.E35])" office:value-type="float" office:value="30177.7777777778" calcext:value-type="float">
            <text:p>30.177,78</text:p>
          </table:table-cell>
          <table:table-cell table:style-name="ce613" table:formula="of:=SUM([.F26:.F35])" office:value-type="float" office:value="11316.6666666667" calcext:value-type="float">
            <text:p>11.316,67</text:p>
          </table:table-cell>
          <table:table-cell table:style-name="Default"/>
          <table:table-cell table:style-name="ce613" table:formula="of:=SUM([.H26:.H35])" office:value-type="float" office:value="10380.467371957" calcext:value-type="float">
            <text:p>10.380,47</text:p>
          </table:table-cell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1">
          <table:table-cell table:style-name="ce219" office:value-type="string" calcext:value-type="string">
            <text:p>2011-2019 Ali Paşa Aygaz Kişi-Yıllara Göre Kira Geliri</text:p>
          </table:table-cell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/>
          <table:table-cell table:style-name="ce612" office:value-type="string" calcext:value-type="string">
            <text:p>Aygaz</text:p>
          </table:table-cell>
          <table:table-cell table:style-name="ce618"/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3]*[.$D$42]" office:value-type="float" office:value="541.666666666667" calcext:value-type="float">
            <text:p>541,67</text:p>
          </table:table-cell>
          <table:table-cell table:formula="of:=[.C43]*[.$E$42]" office:value-type="float" office:value="333.333333333333" calcext:value-type="float">
            <text:p>333,33</text:p>
          </table:table-cell>
          <table:table-cell table:formula="of:=[.C43]*[.$F$42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3]/[.G43]" office:value-type="float" office:value="209.643605870021" calcext:value-type="float">
            <text:p>209,64</text:p>
          </table:table-cell>
          <table:table-cell table:style-name="ce62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4]*[.$D$42]" office:value-type="float" office:value="243.75" calcext:value-type="float">
            <text:p>243,75</text:p>
          </table:table-cell>
          <table:table-cell table:formula="of:=[.C44]*[.$E$42]" office:value-type="float" office:value="150" calcext:value-type="float">
            <text:p>150,00</text:p>
          </table:table-cell>
          <table:table-cell table:formula="of:=[.C44]*[.$F$42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4]/[.G44]" office:value-type="float" office:value="71.4285714285714" calcext:value-type="float">
            <text:p>71,43</text:p>
          </table:table-cell>
          <table:table-cell table:style-name="ce62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5]*[.$D$42]" office:value-type="float" office:value="2275" calcext:value-type="float">
            <text:p>2.275,00</text:p>
          </table:table-cell>
          <table:table-cell table:formula="of:=[.C45]*[.$E$42]" office:value-type="float" office:value="1400" calcext:value-type="float">
            <text:p>1.400,00</text:p>
          </table:table-cell>
          <table:table-cell table:formula="of:=[.C45]*[.$F$42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5]/[.G45]" office:value-type="float" office:value="522.388059701493" calcext:value-type="float">
            <text:p>522,39</text:p>
          </table:table-cell>
          <table:table-cell table:style-name="ce62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6]*[.$D$42]" office:value-type="float" office:value="1597.91666666667" calcext:value-type="float">
            <text:p>1.597,92</text:p>
          </table:table-cell>
          <table:table-cell table:formula="of:=[.C46]*[.$E$42]" office:value-type="float" office:value="983.333333333333" calcext:value-type="float">
            <text:p>983,33</text:p>
          </table:table-cell>
          <table:table-cell table:formula="of:=[.C46]*[.$F$42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6]/[.G46]" office:value-type="float" office:value="333.333333333333" calcext:value-type="float">
            <text:p>333,33</text:p>
          </table:table-cell>
          <table:table-cell table:style-name="ce62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7]*[.$D$42]" office:value-type="float" office:value="1787.5" calcext:value-type="float">
            <text:p>1.787,50</text:p>
          </table:table-cell>
          <table:table-cell table:formula="of:=[.C47]*[.$E$42]" office:value-type="float" office:value="1100" calcext:value-type="float">
            <text:p>1.100,00</text:p>
          </table:table-cell>
          <table:table-cell table:formula="of:=[.C47]*[.$F$42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7]/[.G47]" office:value-type="float" office:value="309.859154929577" calcext:value-type="float">
            <text:p>309,86</text:p>
          </table:table-cell>
          <table:table-cell table:style-name="ce62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8]*[.$D$42]" office:value-type="float" office:value="3791.66666666667" calcext:value-type="float">
            <text:p>3.791,67</text:p>
          </table:table-cell>
          <table:table-cell table:formula="of:=[.C48]*[.$E$42]" office:value-type="float" office:value="2333.33333333333" calcext:value-type="float">
            <text:p>2.333,33</text:p>
          </table:table-cell>
          <table:table-cell table:formula="of:=[.C48]*[.$F$42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8]/[.G48]" office:value-type="float" office:value="507.246376811594" calcext:value-type="float">
            <text:p>507,25</text:p>
          </table:table-cell>
          <table:table-cell table:style-name="ce62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5"/>
          <table:table-cell table:style-name="ce622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613" table:formula="of:=SUM([.C43:.C48])" office:value-type="float" office:value="18900" calcext:value-type="float">
            <text:p>18.900,00</text:p>
          </table:table-cell>
          <table:table-cell table:style-name="ce613" table:formula="of:=SUM([.D43:.D48])" office:value-type="float" office:value="10237.5" calcext:value-type="float">
            <text:p>10.237,50</text:p>
          </table:table-cell>
          <table:table-cell table:style-name="ce613" table:formula="of:=SUM([.E43:.E48])" office:value-type="float" office:value="6300" calcext:value-type="float">
            <text:p>6.300,00</text:p>
          </table:table-cell>
          <table:table-cell table:style-name="ce613" table:formula="of:=SUM([.F43:.F48])" office:value-type="float" office:value="2362.5" calcext:value-type="float">
            <text:p>2.362,50</text:p>
          </table:table-cell>
          <table:table-cell table:style-name="Default"/>
          <table:table-cell table:style-name="ce613" table:formula="of:=SUM([.H43:.H48])" office:value-type="float" office:value="1953.89910207459" calcext:value-type="float">
            <text:p>1.953,90</text:p>
          </table:table-cell>
          <table:table-cell table:style-name="ce622"/>
        </table:table-row>
        <table:table-row table:style-name="ro4" table:number-rows-repeated="8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 table:style-name="ce622"/>
        </table:table-row>
        <table:table-row table:style-name="ro1">
          <table:table-cell table:style-name="ce219" office:value-type="string" calcext:value-type="string">
            <text:p>2011-2019 Ali Paşa Milangaz Kişi-Yıllara Göre Kira Geliri</text:p>
          </table:table-cell>
          <table:table-cell table:style-name="ce613" table:number-columns-repeated="5"/>
          <table:table-cell table:style-name="Default"/>
          <table:table-cell table:style-name="ce613"/>
          <table:table-cell table:style-name="ce622"/>
        </table:table-row>
        <table:table-row table:style-name="ro4">
          <table:table-cell/>
          <table:table-cell table:style-name="ce612" office:value-type="string" calcext:value-type="string">
            <text:p>Milangaz</text:p>
          </table:table-cell>
          <table:table-cell table:style-name="Default"/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/>
          <table:table-cell table:style-name="Default"/>
          <table:table-cell table:style-name="ce62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style-name="ce62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64]*[.$D$63]" office:value-type="float" office:value="2166.66666666667" calcext:value-type="float">
            <text:p>2.166,67</text:p>
          </table:table-cell>
          <table:table-cell table:formula="of:=[.C64]*[.$E$63]" office:value-type="float" office:value="1333.33333333333" calcext:value-type="float">
            <text:p>1.333,33</text:p>
          </table:table-cell>
          <table:table-cell table:formula="of:=[.C64]*[.$F$63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64]/[.G64]" office:value-type="float" office:value="497.512437810945" calcext:value-type="float">
            <text:p>497,51</text:p>
          </table:table-cell>
          <table:table-cell table:style-name="ce62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65]*[.$D$63]" office:value-type="float" office:value="3033.33333333333" calcext:value-type="float">
            <text:p>3.033,33</text:p>
          </table:table-cell>
          <table:table-cell table:formula="of:=[.C65]*[.$E$63]" office:value-type="float" office:value="1866.66666666667" calcext:value-type="float">
            <text:p>1.866,67</text:p>
          </table:table-cell>
          <table:table-cell table:formula="of:=[.C65]*[.$F$63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65]/[.G65]" office:value-type="float" office:value="632.768361581921" calcext:value-type="float">
            <text:p>632,77</text:p>
          </table:table-cell>
          <table:table-cell table:style-name="ce62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66]*[.$D$63]" office:value-type="float" office:value="2383.33333333333" calcext:value-type="float">
            <text:p>2.383,33</text:p>
          </table:table-cell>
          <table:table-cell table:formula="of:=[.C66]*[.$E$63]" office:value-type="float" office:value="1466.66666666667" calcext:value-type="float">
            <text:p>1.466,67</text:p>
          </table:table-cell>
          <table:table-cell table:formula="of:=[.C66]*[.$F$63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66]/[.G66]" office:value-type="float" office:value="413.145539906103" calcext:value-type="float">
            <text:p>413,15</text:p>
          </table:table-cell>
          <table:table-cell table:style-name="ce62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67]*[.$D$63]" office:value-type="float" office:value="3900" calcext:value-type="float">
            <text:p>3.900,00</text:p>
          </table:table-cell>
          <table:table-cell table:formula="of:=[.C67]*[.$E$63]" office:value-type="float" office:value="2400" calcext:value-type="float">
            <text:p>2.400,00</text:p>
          </table:table-cell>
          <table:table-cell table:formula="of:=[.C67]*[.$F$63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67]/[.G67]" office:value-type="float" office:value="521.739130434783" calcext:value-type="float">
            <text:p>521,74</text:p>
          </table:table-cell>
          <table:table-cell table:style-name="ce62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68]*[.$D$63]" office:value-type="float" office:value="4615" calcext:value-type="float">
            <text:p>4.615,00</text:p>
          </table:table-cell>
          <table:table-cell table:formula="of:=[.C68]*[.$E$63]" office:value-type="float" office:value="2840" calcext:value-type="float">
            <text:p>2.840,00</text:p>
          </table:table-cell>
          <table:table-cell table:formula="of:=[.C68]*[.$F$63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68]/[.G68]" office:value-type="float" office:value="487.972508591065" calcext:value-type="float">
            <text:p>487,97</text:p>
          </table:table-cell>
          <table:table-cell table:style-name="ce622"/>
        </table:table-row>
        <table:table-row table:style-name="ro4">
          <table:table-cell/>
          <table:table-cell table:style-name="ce615" office:value-type="string" calcext:value-type="string">
            <text:p>Toplam</text:p>
          </table:table-cell>
          <table:table-cell table:style-name="ce613" table:formula="of:=SUM([.C64:.C68])" office:value-type="float" office:value="29720" calcext:value-type="float">
            <text:p>29.720,00</text:p>
          </table:table-cell>
          <table:table-cell table:style-name="ce613" table:formula="of:=SUM([.D64:.D68])" office:value-type="float" office:value="16098.3333333333" calcext:value-type="float">
            <text:p>16.098,33</text:p>
          </table:table-cell>
          <table:table-cell table:style-name="ce613" table:formula="of:=SUM([.E64:.E68])" office:value-type="float" office:value="9906.66666666667" calcext:value-type="float">
            <text:p>9.906,67</text:p>
          </table:table-cell>
          <table:table-cell table:style-name="ce613" table:formula="of:=SUM([.F64:.F68])" office:value-type="float" office:value="3715" calcext:value-type="float">
            <text:p>3.715,00</text:p>
          </table:table-cell>
          <table:table-cell table:style-name="Default"/>
          <table:table-cell table:style-name="ce613" table:formula="of:=SUM([.H64:.H68])" office:value-type="float" office:value="2553.13797832482" calcext:value-type="float">
            <text:p>2.553,14</text:p>
          </table:table-cell>
          <table:table-cell table:style-name="ce622"/>
        </table:table-row>
        <table:table-row table:style-name="ro4">
          <table:table-cell/>
          <table:table-cell table:style-name="ce615" office:value-type="string" calcext:value-type="string">
            <text:p>Genel Toplam</text:p>
          </table:table-cell>
          <table:table-cell table:formula="of:=[.C69]+[.C50]+[.C36]+[.C19]" office:value-type="float" office:value="184420" calcext:value-type="float">
            <text:p>184.420,00</text:p>
          </table:table-cell>
          <table:table-cell table:style-name="ce617" table:formula="of:=[.D69]+[.D50]+[.D36]+[.D19]" office:value-type="float" office:value="90086.3888888889" calcext:value-type="float">
            <text:p>90.086,39</text:p>
          </table:table-cell>
          <table:table-cell table:style-name="ce617" table:formula="of:=[.E69]+[.E50]+[.E36]+[.E19]" office:value-type="float" office:value="73544.4444444444" calcext:value-type="float">
            <text:p>73.544,44</text:p>
          </table:table-cell>
          <table:table-cell table:style-name="ce617" table:formula="of:=[.F69]+[.F50]+[.F36]+[.F19]" office:value-type="float" office:value="20789.1666666667" calcext:value-type="float">
            <text:p>20.789,17</text:p>
          </table:table-cell>
          <table:table-cell table:style-name="ce628"/>
          <table:table-cell table:style-name="ce617" table:formula="of:=[.H69]+[.H50]+[.H36]+[.H19]" office:value-type="float" office:value="24229.9250871177" calcext:value-type="float">
            <text:p>24.229,93</text:p>
          </table:table-cell>
          <table:table-cell/>
        </table:table-row>
        <table:table-row table:style-name="ro4">
          <table:table-cell/>
          <table:table-cell table:style-name="ce615"/>
          <table:table-cell table:number-columns-repeated="4" table:style-name="ce620" office:value-type="string" calcext:value-type="string">
            <text:p>TL</text:p>
          </table:table-cell>
          <table:table-cell table:style-name="ce628"/>
          <table:table-cell table:style-name="ce628" office:value-type="string" calcext:value-type="string">
            <text:p>usd</text:p>
          </table:table-cell>
          <table:table-cell/>
        </table:table-row>
        <table:table-row table:style-name="ro4" table:number-rows-repeated="4">
          <table:table-cell/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1">
          <table:table-cell table:style-name="ce219" office:value-type="string" calcext:value-type="string">
            <text:p>2011-2019 Ali Paşa Kişi-Yıllara Göre Kira Geliri Toplamları</text:p>
          </table:table-cell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4" table:number-rows-repeated="2">
          <table:table-cell/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3">
          <table:table-cell/>
          <table:table-cell table:style-name="ce248" office:value-type="string" calcext:value-type="string">
            <text:p>Ali Paşa</text:p>
          </table:table-cell>
          <table:table-cell table:style-name="ce612"/>
          <table:table-cell table:style-name="ce627" office:value-type="string" calcext:value-type="string">
            <text:p>Atila</text:p>
          </table:table-cell>
          <table:table-cell table:style-name="ce627" office:value-type="string" calcext:value-type="string">
            <text:p>İsmail</text:p>
          </table:table-cell>
          <table:table-cell table:style-name="ce627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219"/>
          <table:table-cell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formula="of:=[.C9]+[.C26]+[.C43]" office:value-type="float" office:value="10500" calcext:value-type="float">
            <text:p>10.500,00</text:p>
          </table:table-cell>
          <table:table-cell table:style-name="ce622" table:formula="of:=[.D9]+[.D26]+[.D43]" office:value-type="float" office:value="5001.38888888889" calcext:value-type="float">
            <text:p>5.001,39</text:p>
          </table:table-cell>
          <table:table-cell table:style-name="ce622" table:formula="of:=[.E9]+[.E26]+[.E43]" office:value-type="float" office:value="4344.44444444444" calcext:value-type="float">
            <text:p>4.344,44</text:p>
          </table:table-cell>
          <table:table-cell table:style-name="ce622" table:formula="of:=[.F9]+[.F26]+[.F43]" office:value-type="float" office:value="1154.16666666667" calcext:value-type="float">
            <text:p>1.154,1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formula="of:=[.C10]+[.C27]" office:value-type="float" office:value="10000" calcext:value-type="float">
            <text:p>10.000,00</text:p>
          </table:table-cell>
          <table:table-cell table:style-name="ce622" table:formula="of:=[.D10]+[.D27]" office:value-type="float" office:value="4694.44444444444" calcext:value-type="float">
            <text:p>4.694,44</text:p>
          </table:table-cell>
          <table:table-cell table:style-name="ce622" table:formula="of:=[.E10]+[.E27]" office:value-type="float" office:value="4222.22222222222" calcext:value-type="float">
            <text:p>4.222,22</text:p>
          </table:table-cell>
          <table:table-cell table:style-name="ce622" table:formula="of:=[.F10]+[.F27]" office:value-type="float" office:value="1083.33333333333" calcext:value-type="float">
            <text:p>1.083,33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formula="of:=[.C11]+[.C28]" office:value-type="float" office:value="9000" calcext:value-type="float">
            <text:p>9.000,00</text:p>
          </table:table-cell>
          <table:table-cell table:style-name="ce622" table:formula="of:=[.D11]+[.D28]" office:value-type="float" office:value="4225" calcext:value-type="float">
            <text:p>4.225,00</text:p>
          </table:table-cell>
          <table:table-cell table:style-name="ce622" table:formula="of:=[.E11]+[.E28]" office:value-type="float" office:value="3800" calcext:value-type="float">
            <text:p>3.800,00</text:p>
          </table:table-cell>
          <table:table-cell table:style-name="ce622" table:formula="of:=[.F11]+[.F28]" office:value-type="float" office:value="975" calcext:value-type="float">
            <text:p>975,0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formula="of:=[.C12]+[.C29]+[.C44]" office:value-type="float" office:value="12950" calcext:value-type="float">
            <text:p>12.950,00</text:p>
          </table:table-cell>
          <table:table-cell table:style-name="ce622" table:formula="of:=[.D12]+[.D29]+[.D44]" office:value-type="float" office:value="6111.80555555556" calcext:value-type="float">
            <text:p>6.111,81</text:p>
          </table:table-cell>
          <table:table-cell table:style-name="ce622" table:formula="of:=[.E12]+[.E29]+[.E44]" office:value-type="float" office:value="5427.77777777778" calcext:value-type="float">
            <text:p>5.427,78</text:p>
          </table:table-cell>
          <table:table-cell table:style-name="ce622" table:formula="of:=[.F12]+[.F29]+[.F44]" office:value-type="float" office:value="1410.41666666667" calcext:value-type="float">
            <text:p>1.410,42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formula="of:=[.C64]+[.C45]+[.C30]+[.C13]" office:value-type="float" office:value="21950" calcext:value-type="float">
            <text:p>21.950,00</text:p>
          </table:table-cell>
          <table:table-cell table:style-name="ce622" table:formula="of:=[.D64]+[.D45]+[.D30]+[.D13]" office:value-type="float" office:value="10896.5277777778" calcext:value-type="float">
            <text:p>10.896,53</text:p>
          </table:table-cell>
          <table:table-cell table:style-name="ce622" table:formula="of:=[.E64]+[.E45]+[.E30]+[.E13]" office:value-type="float" office:value="8538.88888888889" calcext:value-type="float">
            <text:p>8.538,89</text:p>
          </table:table-cell>
          <table:table-cell table:style-name="ce622" table:formula="of:=[.F64]+[.F45]+[.F30]+[.F13]" office:value-type="float" office:value="2514.58333333333" calcext:value-type="float">
            <text:p>2.514,5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formula="of:=[.C65]+[.C46]+[.C31]+[.C14]" office:value-type="float" office:value="23675" calcext:value-type="float">
            <text:p>23.675,00</text:p>
          </table:table-cell>
          <table:table-cell table:style-name="ce622" table:formula="of:=[.D65]+[.D46]+[.D31]+[.D14]" office:value-type="float" office:value="11731.5972222222" calcext:value-type="float">
            <text:p>11.731,60</text:p>
          </table:table-cell>
          <table:table-cell table:style-name="ce622" table:formula="of:=[.E65]+[.E46]+[.E31]+[.E14]" office:value-type="float" office:value="9236.11111111111" calcext:value-type="float">
            <text:p>9.236,11</text:p>
          </table:table-cell>
          <table:table-cell table:style-name="ce622" table:formula="of:=[.F65]+[.F46]+[.F31]+[.F14]" office:value-type="float" office:value="2707.29166666667" calcext:value-type="float">
            <text:p>2.707,2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15]+[.C32]" office:value-type="float" office:value="3000" calcext:value-type="float">
            <text:p>3.000,00</text:p>
          </table:table-cell>
          <table:table-cell table:style-name="ce622" table:formula="of:=[.D15]+[.D32]" office:value-type="float" office:value="1408.33333333333" calcext:value-type="float">
            <text:p>1.408,33</text:p>
          </table:table-cell>
          <table:table-cell table:style-name="ce622" table:formula="of:=[.E15]+[.E32]" office:value-type="float" office:value="1266.66666666667" calcext:value-type="float">
            <text:p>1.266,67</text:p>
          </table:table-cell>
          <table:table-cell table:style-name="ce622" table:formula="of:=[.F15]+[.F32]" office:value-type="float" office:value="325" calcext:value-type="float">
            <text:p>325,00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66]+[.C47]+[.C33]+[.C16]" office:value-type="float" office:value="24750" calcext:value-type="float">
            <text:p>24.750,00</text:p>
          </table:table-cell>
          <table:table-cell table:style-name="ce622" table:formula="of:=[.D66]+[.D47]+[.D33]+[.D16]" office:value-type="float" office:value="12174.8611111111" calcext:value-type="float">
            <text:p>12.174,86</text:p>
          </table:table-cell>
          <table:table-cell table:style-name="ce622" table:formula="of:=[.E66]+[.E47]+[.E33]+[.E16]" office:value-type="float" office:value="9765.55555555555" calcext:value-type="float">
            <text:p>9.765,56</text:p>
          </table:table-cell>
          <table:table-cell table:style-name="ce622" table:formula="of:=[.F66]+[.F47]+[.F33]+[.F16]" office:value-type="float" office:value="2809.58333333333" calcext:value-type="float">
            <text:p>2.809,58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formula="of:=[.C67]+[.C48]+[.C34]+[.C17]" office:value-type="float" office:value="33675" calcext:value-type="float">
            <text:p>33.675,00</text:p>
          </table:table-cell>
          <table:table-cell table:style-name="ce622" table:formula="of:=[.D67]+[.D48]+[.D34]+[.D17]" office:value-type="float" office:value="16834.0972222222" calcext:value-type="float">
            <text:p>16.834,10</text:p>
          </table:table-cell>
          <table:table-cell table:style-name="ce622" table:formula="of:=[.E67]+[.E48]+[.E34]+[.E17]" office:value-type="float" office:value="12956.1111111111" calcext:value-type="float">
            <text:p>12.956,11</text:p>
          </table:table-cell>
          <table:table-cell table:style-name="ce622" table:formula="of:=[.F67]+[.F48]+[.F34]+[.F17]" office:value-type="float" office:value="3884.79166666667" calcext:value-type="float">
            <text:p>3.884,79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formula="of:=[.C68]+[.C35]+[.C18]" office:value-type="float" office:value="34920" calcext:value-type="float">
            <text:p>34.920,00</text:p>
          </table:table-cell>
          <table:table-cell table:style-name="ce622" table:formula="of:=[.D68]+[.D35]+[.D18]" office:value-type="float" office:value="17008.3333333333" calcext:value-type="float">
            <text:p>17.008,33</text:p>
          </table:table-cell>
          <table:table-cell table:style-name="ce622" table:formula="of:=[.E68]+[.E35]+[.E18]" office:value-type="float" office:value="13986.6666666667" calcext:value-type="float">
            <text:p>13.986,67</text:p>
          </table:table-cell>
          <table:table-cell table:style-name="ce622" table:formula="of:=[.F68]+[.F35]+[.F18]" office:value-type="float" office:value="3925" calcext:value-type="float">
            <text:p>3.925,00</text:p>
          </table:table-cell>
          <table:table-cell table:number-columns-repeated="3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613" table:formula="of:=SUM([.C81:.C90])" office:value-type="float" office:value="184420" calcext:value-type="float">
            <text:p>184.420,00</text:p>
          </table:table-cell>
          <table:table-cell table:style-name="ce613" table:formula="of:=SUM([.D81:.D90])" office:value-type="float" office:value="90086.3888888889" calcext:value-type="float">
            <text:p>90.086,39</text:p>
          </table:table-cell>
          <table:table-cell table:style-name="ce613" table:formula="of:=SUM([.E81:.E90])" office:value-type="float" office:value="73544.4444444444" calcext:value-type="float">
            <text:p>73.544,44</text:p>
          </table:table-cell>
          <table:table-cell table:style-name="ce613" table:formula="of:=SUM([.F81:.F90])" office:value-type="float" office:value="20789.1666666667" calcext:value-type="float">
            <text:p>20.789,17</text:p>
          </table:table-cell>
          <table:table-cell table:style-name="Default"/>
          <table:table-cell table:style-name="ce613"/>
          <table:table-cell/>
        </table:table-row>
        <table:table-row table:style-name="ro4">
          <table:table-cell table:style-name="ce611"/>
          <table:table-cell table:style-name="ce613"/>
          <table:table-cell table:number-columns-repeated="4" table:style-name="ce620" office:value-type="string" calcext:value-type="string">
            <text:p>TL</text:p>
          </table:table-cell>
          <table:table-cell table:style-name="Default"/>
          <table:table-cell table:style-name="ce628"/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1">
          <table:table-cell table:style-name="ce219" office:value-type="string" calcext:value-type="string">
            <text:p>2011-2019 Ali Paşa Kişi-Kiralanan Yerlere Göre Kira Geliri Toplamları</text:p>
          </table:table-cell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 table:number-columns-repeated="2"/>
          <table:table-cell table:style-name="ce621" office:value-type="string" calcext:value-type="string">
            <text:p>Atila</text:p>
          </table:table-cell>
          <table:table-cell table:style-name="ce621" office:value-type="string" calcext:value-type="string">
            <text:p>İsmail</text:p>
          </table:table-cell>
          <table:table-cell table:style-name="ce621" office:value-type="string" calcext:value-type="string">
            <text:p>Hacı</text:p>
          </table:table-cell>
          <table:table-cell table:style-name="ce628" office:value-type="string" calcext:value-type="string">
            <text:p>Toplam</text:p>
          </table:table-cell>
          <table:table-cell table:style-name="Default" table:number-columns-repeated="2"/>
          <table:table-cell/>
        </table:table-row>
        <table:table-row table:style-name="ro4">
          <table:table-cell/>
          <table:table-cell table:style-name="ce611" office:value-type="string" calcext:value-type="string">
            <text:p>Arka Ykm</text:p>
          </table:table-cell>
          <table:table-cell table:style-name="ce622" table:formula="of:=[.D19]" office:value-type="float" office:value="14711.6666666667" calcext:value-type="float">
            <text:p>14.711,67</text:p>
          </table:table-cell>
          <table:table-cell table:style-name="ce622" table:formula="of:=[.E19]" office:value-type="float" office:value="27160" calcext:value-type="float">
            <text:p>27.160,00</text:p>
          </table:table-cell>
          <table:table-cell table:style-name="ce622" table:formula="of:=[.F19]" office:value-type="float" office:value="3395" calcext:value-type="float">
            <text:p>3.395,00</text:p>
          </table:table-cell>
          <table:table-cell table:style-name="ce628" table:formula="of:=SUM([.C97:.E97])" office:value-type="float" office:value="45266.6666666667" calcext:value-type="float">
            <text:p>45.266,67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1" office:value-type="string" calcext:value-type="string">
            <text:p>Ön Ykm</text:p>
          </table:table-cell>
          <table:table-cell table:style-name="ce622" table:formula="of:=[.D36]" office:value-type="float" office:value="49038.8888888889" calcext:value-type="float">
            <text:p>49.038,89</text:p>
          </table:table-cell>
          <table:table-cell table:style-name="ce622" table:formula="of:=[.E36]" office:value-type="float" office:value="30177.7777777778" calcext:value-type="float">
            <text:p>30.177,78</text:p>
          </table:table-cell>
          <table:table-cell table:style-name="ce622" table:formula="of:=[.F36]" office:value-type="float" office:value="11316.6666666667" calcext:value-type="float">
            <text:p>11.316,67</text:p>
          </table:table-cell>
          <table:table-cell table:style-name="ce628" table:formula="of:=SUM([.C98:.E98])" office:value-type="float" office:value="90533.3333333333" calcext:value-type="float">
            <text:p>90.533,33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1" office:value-type="string" calcext:value-type="string">
            <text:p>Aygaz</text:p>
          </table:table-cell>
          <table:table-cell table:style-name="ce622" table:formula="of:=[.D50]" office:value-type="float" office:value="10237.5" calcext:value-type="float">
            <text:p>10.237,50</text:p>
          </table:table-cell>
          <table:table-cell table:style-name="ce622" table:formula="of:=[.E50]" office:value-type="float" office:value="6300" calcext:value-type="float">
            <text:p>6.300,00</text:p>
          </table:table-cell>
          <table:table-cell table:style-name="ce622" table:formula="of:=[.F50]" office:value-type="float" office:value="2362.5" calcext:value-type="float">
            <text:p>2.362,50</text:p>
          </table:table-cell>
          <table:table-cell table:style-name="ce628" table:formula="of:=SUM([.C99:.E99])" office:value-type="float" office:value="18900" calcext:value-type="float">
            <text:p>18.900,00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1" office:value-type="string" calcext:value-type="string">
            <text:p>Milangaz</text:p>
          </table:table-cell>
          <table:table-cell table:style-name="ce622" table:formula="of:=[.D69]" office:value-type="float" office:value="16098.3333333333" calcext:value-type="float">
            <text:p>16.098,33</text:p>
          </table:table-cell>
          <table:table-cell table:style-name="ce622" table:formula="of:=[.E69]" office:value-type="float" office:value="9906.66666666667" calcext:value-type="float">
            <text:p>9.906,67</text:p>
          </table:table-cell>
          <table:table-cell table:style-name="ce622" table:formula="of:=[.F69]" office:value-type="float" office:value="3715" calcext:value-type="float">
            <text:p>3.715,00</text:p>
          </table:table-cell>
          <table:table-cell table:style-name="ce628" table:formula="of:=SUM([.C100:.E100])" office:value-type="float" office:value="29720" calcext:value-type="float">
            <text:p>29.720,00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5" office:value-type="string" calcext:value-type="string">
            <text:p>Toplam</text:p>
          </table:table-cell>
          <table:table-cell table:formula="of:=SUM([.C97:.C100])" office:value-type="float" office:value="90086.3888888889" calcext:value-type="float">
            <text:p>90.086,39</text:p>
          </table:table-cell>
          <table:table-cell table:style-name="ce617" table:formula="of:=SUM([.D97:.D100])" office:value-type="float" office:value="73544.4444444444" calcext:value-type="float">
            <text:p>73.544,44</text:p>
          </table:table-cell>
          <table:table-cell table:style-name="ce617" table:formula="of:=SUM([.E97:.E100])" office:value-type="float" office:value="20789.1666666667" calcext:value-type="float">
            <text:p>20.789,17</text:p>
          </table:table-cell>
          <table:table-cell table:style-name="ce628" table:formula="of:=SUM([.C101:.E101])" office:value-type="float" office:value="184420" calcext:value-type="float">
            <text:p>184.420,00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5" office:value-type="string" calcext:value-type="string">
            <text:p>% Toplam</text:p>
          </table:table-cell>
          <table:table-cell table:style-name="ce623" table:formula="of:=[.C101]/[.F101]" office:value-type="float" office:value="0.488484919688151" calcext:value-type="float">
            <text:p>0,4885</text:p>
          </table:table-cell>
          <table:table-cell table:style-name="ce623" table:formula="of:=[.D101]/[.F101]" office:value-type="float" office:value="0.398787791153044" calcext:value-type="float">
            <text:p>0,3988</text:p>
          </table:table-cell>
          <table:table-cell table:style-name="ce623" table:formula="of:=[.E101]/[.F101]" office:value-type="float" office:value="0.112727289158804" calcext:value-type="float">
            <text:p>0,1127</text:p>
          </table:table-cell>
          <table:table-cell table:style-name="ce620" office:value-type="string" calcext:value-type="string">
            <text:p>TL</text:p>
          </table:table-cell>
          <table:table-cell table:style-name="Default" table:number-columns-repeated="2"/>
          <table:table-cell/>
        </table:table-row>
        <table:table-row table:style-name="ro4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LS" table:style-name="ta1">
        <table:table-column table:style-name="co30" table:default-cell-style-name="ce630"/>
        <table:table-column table:style-name="co31" table:default-cell-style-name="ce638"/>
        <table:table-column table:style-name="co32" table:default-cell-style-name="ce638"/>
        <table:table-column table:style-name="co30" table:default-cell-style-name="ce638"/>
        <table:table-column table:style-name="co33" table:default-cell-style-name="ce638"/>
        <table:table-column table:style-name="co30" table:default-cell-style-name="ce638"/>
        <table:table-column table:style-name="co8" table:number-columns-repeated="1017" table:default-cell-style-name="ce638"/>
        <table:table-row table:style-name="ro4">
          <table:table-cell/>
          <table:table-cell office:value-type="string" calcext:value-type="string">
            <text:p>Lise arkası Kira </text:p>
          </table:table-cell>
          <table:table-cell table:style-name="ce648" table:formula="of:=SUM([.C2:.C27])" office:value-type="float" office:value="219419.94" calcext:value-type="float">
            <text:p>219.419,94</text:p>
          </table:table-cell>
          <table:table-cell table:style-name="ce648" table:formula="of:=SUM([.D2:.D27])" office:value-type="float" office:value="219419.94" calcext:value-type="float">
            <text:p>219.419,94</text:p>
          </table:table-cell>
          <table:table-cell table:style-name="ce648" table:formula="of:=SUM([.E2:.E27])" office:value-type="float" office:value="38391.14" calcext:value-type="float">
            <text:p>38.391,14</text:p>
          </table:table-cell>
          <table:table-cell table:style-name="ce648" table:formula="of:=[.D1]-[.E1]" office:value-type="float" office:value="181028.8" calcext:value-type="float">
            <text:p>181.028,80</text:p>
          </table:table-cell>
          <table:table-cell table:number-columns-repeated="1017"/>
        </table:table-row>
        <table:table-row table:style-name="ro4">
          <table:table-cell table:style-name="ce631" office:value-type="string" calcext:value-type="string">
            <text:p>Tarih</text:p>
          </table:table-cell>
          <table:table-cell table:style-name="ce639" office:value-type="string" calcext:value-type="string">
            <text:p>Açıklama</text:p>
          </table:table-cell>
          <table:table-cell table:style-name="ce649" office:value-type="string" calcext:value-type="string">
            <text:p>Kira bedeli</text:p>
          </table:table-cell>
          <table:table-cell table:style-name="ce649" office:value-type="string" calcext:value-type="string">
            <text:p>Gelir</text:p>
          </table:table-cell>
          <table:table-cell table:style-name="ce649" office:value-type="string" calcext:value-type="string">
            <text:p>Gider</text:p>
          </table:table-cell>
          <table:table-cell table:style-name="ce649" office:value-type="string" calcext:value-type="string">
            <text:p>Kasa</text:p>
          </table:table-cell>
          <table:table-cell table:number-columns-repeated="1017"/>
        </table:table-row>
        <table:table-row table:style-name="ro4">
          <table:table-cell table:number-columns-repeated="1023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.800,00</text:p>
          </table:table-cell>
          <table:table-cell/>
          <table:table-cell table:formula="of:=[.D4]" office:value-type="float" office:value="14800" calcext:value-type="float">
            <text:p>14.800,00</text:p>
          </table:table-cell>
          <table:table-cell table:number-columns-repeated="1017"/>
        </table:table-row>
        <table:table-row table:style-name="ro4">
          <table:table-cell table:style-name="ce632" office:value-type="float" office:value="2011" calcext:value-type="float">
            <text:p>2011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10060.59" calcext:value-type="float">
            <text:p>10.060,59</text:p>
          </table:table-cell>
          <table:table-cell table:formula="of:=[.F4]+[.D5]-[.E5]" office:value-type="float" office:value="4739.41" calcext:value-type="float">
            <text:p>4.739,41</text:p>
          </table:table-cell>
          <table:table-cell table:number-columns-repeated="1017"/>
        </table:table-row>
        <table:table-row table:style-name="ro4">
          <table:table-cell/>
          <table:table-cell table:style-name="ce640" office:value-type="string" calcext:value-type="string">
            <text:p>eski 4 kömür parası</text:p>
          </table:table-cell>
          <table:table-cell table:style-name="ce637"/>
          <table:table-cell/>
          <table:table-cell office:value-type="float" office:value="210" calcext:value-type="float">
            <text:p>210,00</text:p>
          </table:table-cell>
          <table:table-cell table:formula="of:=[.F5]+[.D6]-[.E6]" office:value-type="float" office:value="4529.41" calcext:value-type="float">
            <text:p>4.529,4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su vergi bldy <text:s text:c="3"/></text:p>
          </table:table-cell>
          <table:table-cell table:style-name="ce637"/>
          <table:table-cell/>
          <table:table-cell office:value-type="float" office:value="4290" calcext:value-type="float">
            <text:p>4.290,00</text:p>
          </table:table-cell>
          <table:table-cell table:formula="of:=[.F6]+[.D7]-[.E7]" office:value-type="float" office:value="239.41" calcext:value-type="float">
            <text:p>239,4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637"/>
          <table:table-cell/>
          <table:table-cell office:value-type="float" office:value="3158" calcext:value-type="float">
            <text:p>3.158,00</text:p>
          </table:table-cell>
          <table:table-cell table:formula="of:=[.F7]+[.D8]-[.E8]" office:value-type="float" office:value="-2918.59" calcext:value-type="float">
            <text:p>-2.918,59</text:p>
          </table:table-cell>
          <table:table-cell table:formula="of:=[.F8]" office:value-type="float" office:value="-2918.59" calcext:value-type="float">
            <text:p>-2.918,59</text:p>
          </table:table-cell>
          <table:table-cell table:number-columns-repeated="1016"/>
        </table:table-row>
        <table:table-row table:style-name="ro4">
          <table:table-cell table:style-name="ce633"/>
          <table:table-cell table:style-name="ce641" office:value-type="string" calcext:value-type="string">
            <text:p>1862 amcamın hesabına yazıldı</text:p>
          </table:table-cell>
          <table:table-cell table:style-name="ce641" table:number-columns-repeated="5"/>
          <table:table-cell table:number-columns-repeated="1016"/>
        </table:table-row>
        <table:table-row table:style-name="ro4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17000" calcext:value-type="float">
            <text:p>17.000,00</text:p>
          </table:table-cell>
          <table:table-cell/>
          <table:table-cell table:formula="of:=[.D10]" office:value-type="float" office:value="17000" calcext:value-type="float">
            <text:p>17.000,00</text:p>
          </table:table-cell>
          <table:table-cell table:number-columns-repeated="1017"/>
        </table:table-row>
        <table:table-row table:style-name="ro4">
          <table:table-cell table:style-name="ce632" office:value-type="float" office:value="2012" calcext:value-type="float">
            <text:p>2012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869.96" calcext:value-type="float">
            <text:p>2.869,96</text:p>
          </table:table-cell>
          <table:table-cell table:formula="of:=[.F10]+[.D11]-[.E11]" office:value-type="float" office:value="14130.04" calcext:value-type="float">
            <text:p>14.130,04</text:p>
          </table:table-cell>
          <table:table-cell table:number-columns-repeated="1017"/>
        </table:table-row>
        <table:table-row table:style-name="ro4">
          <table:table-cell table:style-name="ce633"/>
          <table:table-cell table:style-name="ce642" office:value-type="string" calcext:value-type="string">
            <text:p>avukat sözleşme</text:p>
          </table:table-cell>
          <table:table-cell table:style-name="ce650"/>
          <table:table-cell table:style-name="ce641"/>
          <table:table-cell table:style-name="ce641" office:value-type="float" office:value="200" calcext:value-type="float">
            <text:p>200,00</text:p>
          </table:table-cell>
          <table:table-cell table:style-name="ce641" table:formula="of:=[.F11]+[.D12]-[.E12]" office:value-type="float" office:value="13930.04" calcext:value-type="float">
            <text:p>13.930,04</text:p>
          </table:table-cell>
          <table:table-cell table:style-name="ce662" table:formula="of:=[.F12]" office:value-type="float" office:value="13930.04" calcext:value-type="float">
            <text:p>13.930,04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637"/>
          <table:table-cell table:number-columns-repeated="3"/>
          <table:table-cell table:style-name="ce648"/>
          <table:table-cell table:number-columns-repeated="1016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4]" office:value-type="float" office:value="18700" calcext:value-type="float">
            <text:p>18.700,00</text:p>
          </table:table-cell>
          <table:table-cell table:style-name="ce648"/>
          <table:table-cell table:number-columns-repeated="1016"/>
        </table:table-row>
        <table:table-row table:style-name="ro4">
          <table:table-cell table:style-name="ce634" office:value-type="float" office:value="2013" calcext:value-type="float">
            <text:p>2013</text:p>
          </table:table-cell>
          <table:table-cell table:style-name="ce642" office:value-type="string" calcext:value-type="string">
            <text:p>Hasibe Balcı</text:p>
          </table:table-cell>
          <table:table-cell table:style-name="ce650"/>
          <table:table-cell table:style-name="ce641"/>
          <table:table-cell table:style-name="ce641" office:value-type="float" office:value="2981.88" calcext:value-type="float">
            <text:p>2.981,88</text:p>
          </table:table-cell>
          <table:table-cell table:style-name="ce641" table:formula="of:=[.F14]+[.D15]-[.E15]" office:value-type="float" office:value="15718.12" calcext:value-type="float">
            <text:p>15.718,12</text:p>
          </table:table-cell>
          <table:table-cell table:style-name="ce662" table:formula="of:=[.F15]" office:value-type="float" office:value="15718.12" calcext:value-type="float">
            <text:p>15.718,12</text:p>
          </table:table-cell>
          <table:table-cell table:number-columns-repeated="1016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6]" office:value-type="float" office:value="20500" calcext:value-type="float">
            <text:p>20.500,00</text:p>
          </table:table-cell>
          <table:table-cell table:style-name="ce648"/>
          <table:table-cell table:number-columns-repeated="1016"/>
        </table:table-row>
        <table:table-row table:style-name="ro4">
          <table:table-cell table:style-name="ce632" office:value-type="float" office:value="2014" calcext:value-type="float">
            <text:p>2014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495.71" calcext:value-type="float">
            <text:p>2.495,71</text:p>
          </table:table-cell>
          <table:table-cell table:formula="of:=[.F16]+[.D17]-[.E17]" office:value-type="float" office:value="18004.29" calcext:value-type="float">
            <text:p>18.004,29</text:p>
          </table:table-cell>
          <table:table-cell table:style-name="ce648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637"/>
          <table:table-cell/>
          <table:table-cell office:value-type="float" office:value="6000" calcext:value-type="float">
            <text:p>6.000,00</text:p>
          </table:table-cell>
          <table:table-cell table:formula="of:=[.F17]+[.D18]-[.E18]" office:value-type="float" office:value="12004.29" calcext:value-type="float">
            <text:p>12.004,29</text:p>
          </table:table-cell>
          <table:table-cell table:style-name="ce648"/>
          <table:table-cell table:number-columns-repeated="1016"/>
        </table:table-row>
        <table:table-row table:style-name="ro4">
          <table:table-cell/>
          <table:table-cell table:style-name="ce640" office:value-type="string" calcext:value-type="string">
            <text:p>tapu masrafı ali balcı</text:p>
          </table:table-cell>
          <table:table-cell table:style-name="ce637"/>
          <table:table-cell/>
          <table:table-cell office:value-type="float" office:value="1000" calcext:value-type="float">
            <text:p>1.000,00</text:p>
          </table:table-cell>
          <table:table-cell table:formula="of:=[.F18]+[.D19]-[.E19]" office:value-type="float" office:value="11004.29" calcext:value-type="float">
            <text:p>11.004,29</text:p>
          </table:table-cell>
          <table:table-cell table:style-name="ce648"/>
          <table:table-cell table:number-columns-repeated="1016"/>
        </table:table-row>
        <table:table-row table:style-name="ro4">
          <table:table-cell table:style-name="ce633"/>
          <table:table-cell table:style-name="ce642" office:value-type="string" calcext:value-type="string">
            <text:p>tapu masrafı ali balcı</text:p>
          </table:table-cell>
          <table:table-cell table:style-name="ce650"/>
          <table:table-cell table:style-name="ce641"/>
          <table:table-cell table:style-name="ce641" office:value-type="float" office:value="5000" calcext:value-type="float">
            <text:p>5.000,00</text:p>
          </table:table-cell>
          <table:table-cell table:style-name="ce641" table:formula="of:=[.F19]+[.D20]-[.E20]" office:value-type="float" office:value="6004.29" calcext:value-type="float">
            <text:p>6.004,29</text:p>
          </table:table-cell>
          <table:table-cell table:style-name="ce662" table:formula="of:=[.F20]" office:value-type="float" office:value="6004.29" calcext:value-type="float">
            <text:p>6.004,29</text:p>
          </table:table-cell>
          <table:table-cell table:number-columns-repeated="1016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21]" office:value-type="float" office:value="22550" calcext:value-type="float">
            <text:p>22.550,00</text:p>
          </table:table-cell>
          <table:table-cell table:style-name="ce648" table:formula="of:=[.F21]" office:value-type="float" office:value="22550" calcext:value-type="float">
            <text:p>22.550,00</text:p>
          </table:table-cell>
          <table:table-cell table:number-columns-repeated="1016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22]" office:value-type="float" office:value="25000" calcext:value-type="float">
            <text:p>25.000,00</text:p>
          </table:table-cell>
          <table:table-cell table:style-name="ce648" table:formula="of:=[.F22]" office:value-type="float" office:value="25000" calcext:value-type="float">
            <text:p>25.000,00</text:p>
          </table:table-cell>
          <table:table-cell table:number-columns-repeated="1016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3]" office:value-type="float" office:value="27500" calcext:value-type="float">
            <text:p>27.500,00</text:p>
          </table:table-cell>
          <table:table-cell table:style-name="ce648" table:formula="of:=[.F23]" office:value-type="float" office:value="27500" calcext:value-type="float">
            <text:p>27.500,00</text:p>
          </table:table-cell>
          <table:table-cell table:number-columns-repeated="1016"/>
        </table:table-row>
        <table:table-row table:style-name="ro4">
          <table:table-cell table:style-name="ce633" office:value-type="date" office:date-value="2018-09-01" calcext:value-type="date">
            <text:p>01.09.2018</text:p>
          </table:table-cell>
          <table:table-cell table:style-name="ce641" office:value-type="string" calcext:value-type="string">
            <text:p>Ahmet Çalışkan</text:p>
          </table:table-cell>
          <table:table-cell table:number-columns-repeated="2" table:style-name="ce641" office:value-type="float" office:value="32500" calcext:value-type="float">
            <text:p>32.500,00</text:p>
          </table:table-cell>
          <table:table-cell table:style-name="ce641"/>
          <table:table-cell table:style-name="ce641" table:formula="of:=[.D24]" office:value-type="float" office:value="32500" calcext:value-type="float">
            <text:p>32.500,00</text:p>
          </table:table-cell>
          <table:table-cell table:style-name="ce662" table:formula="of:=[.F24]" office:value-type="float" office:value="32500" calcext:value-type="float">
            <text:p>32.500,00</text:p>
          </table:table-cell>
          <table:table-cell table:number-columns-repeated="1016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5]" office:value-type="float" office:value="39000" calcext:value-type="float">
            <text:p>39.000,00</text:p>
          </table:table-cell>
          <table:table-cell table:style-name="ce648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5]+[.D26]-[.E26]" office:value-type="float" office:value="40869.94" calcext:value-type="float">
            <text:p>40.869,94</text:p>
          </table:table-cell>
          <table:table-cell table:style-name="ce648"/>
          <table:table-cell table:number-columns-repeated="1016"/>
        </table:table-row>
        <table:table-row table:style-name="ro4">
          <table:table-cell table:style-name="ce634" office:value-type="float" office:value="2019" calcext:value-type="float">
            <text:p>2019</text:p>
          </table:table-cell>
          <table:table-cell table:style-name="ce641" office:value-type="string" calcext:value-type="string">
            <text:p>maliye <text:s/>damga vergisi vs <text:s/>125</text:p>
          </table:table-cell>
          <table:table-cell table:style-name="ce650" table:number-columns-repeated="2"/>
          <table:table-cell table:style-name="ce650" office:value-type="float" office:value="125" calcext:value-type="float">
            <text:p>125</text:p>
          </table:table-cell>
          <table:table-cell table:style-name="ce641" table:formula="of:=[.F26]+[.D27]-[.E27]" office:value-type="float" office:value="40744.94" calcext:value-type="float">
            <text:p>40.744,94</text:p>
          </table:table-cell>
          <table:table-cell table:style-name="ce662" table:formula="of:=[.F27]" office:value-type="float" office:value="40744.94" calcext:value-type="float">
            <text:p>40.744,94</text:p>
          </table:table-cell>
          <table:table-cell table:number-columns-repeated="1016"/>
        </table:table-row>
        <table:table-row table:style-name="ro4">
          <table:table-cell/>
          <table:table-cell table:style-name="ce637" table:number-columns-repeated="4"/>
          <table:table-cell/>
          <table:table-cell table:style-name="ce648"/>
          <table:table-cell table:number-columns-repeated="1016"/>
        </table:table-row>
        <table:table-row table:style-name="ro4">
          <table:table-cell table:number-columns-repeated="5"/>
          <table:table-cell table:style-name="ce661" office:value-type="string" calcext:value-type="string">
            <text:p>2011-2019Lise Arkası Toplam Kira Geliri</text:p>
          </table:table-cell>
          <table:table-cell table:style-name="ce648" table:formula="of:=SUM([.G4:.G28])" office:value-type="float" office:value="181028.8" calcext:value-type="float">
            <text:p>181.028,80</text:p>
          </table:table-cell>
          <table:table-cell table:number-columns-repeated="1016"/>
        </table:table-row>
        <table:table-row table:style-name="ro4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19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19"/>
          <table:table-cell table:style-name="ce612" table:number-columns-repeated="4"/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yşe</text:p>
          </table:table-cell>
          <table:table-cell table:style-name="ce612" office:value-type="string" calcext:value-type="string">
            <text:p>Ali</text:p>
          </table:table-cell>
          <table:table-cell table:style-name="ce612" office:value-type="string" calcext:value-type="string">
            <text:p>Atila</text:p>
          </table:table-cell>
          <table:table-cell table:style-name="ce624" office:value-type="string" calcext:value-type="string">
            <text:p>Hacı</text:p>
          </table:table-cell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Kira Geliri</text:p>
          </table:table-cell>
          <table:table-cell table:number-columns-repeated="4" table:style-name="ce612" office:value-type="string" calcext:value-type="string">
            <text:p>Hisse Geliri</text:p>
          </table:table-cell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style-name="ce653"/>
          <table:table-cell table:number-columns-repeated="3" table:style-name="ce624" office:value-type="string" calcext:value-type="string">
            <text:p>¼</text:p>
          </table:table-cell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22" table:formula="of:=[.G8]" office:value-type="float" office:value="-2918.59" calcext:value-type="float">
            <text:p>-2.918,59</text:p>
          </table:table-cell>
          <table:table-cell table:style-name="ce622" table:formula="of:=[.C36]*[.$D$35]" office:value-type="float" office:value="-729.6475" calcext:value-type="float">
            <text:p>-729,65</text:p>
          </table:table-cell>
          <table:table-cell table:style-name="ce622" table:formula="of:=[.C36]*[.$E$35]" office:value-type="float" office:value="-729.6475" calcext:value-type="float">
            <text:p>-729,65</text:p>
          </table:table-cell>
          <table:table-cell table:style-name="ce622" table:formula="of:=[.C36]*[.$F$35]" office:value-type="float" office:value="-729.6475" calcext:value-type="float">
            <text:p>-729,65</text:p>
          </table:table-cell>
          <table:table-cell table:style-name="ce622" table:formula="of:=[.C36]*[.$G$35]" office:value-type="float" office:value="-729.6475" calcext:value-type="float">
            <text:p>-729,65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22" table:formula="of:=[.G12]" office:value-type="float" office:value="13930.04" calcext:value-type="float">
            <text:p>13.930,04</text:p>
          </table:table-cell>
          <table:table-cell table:style-name="ce622" table:formula="of:=[.C37]*[.$D$35]" office:value-type="float" office:value="3482.51" calcext:value-type="float">
            <text:p>3.482,51</text:p>
          </table:table-cell>
          <table:table-cell table:style-name="ce622" table:formula="of:=[.C37]*[.$E$35]" office:value-type="float" office:value="3482.51" calcext:value-type="float">
            <text:p>3.482,51</text:p>
          </table:table-cell>
          <table:table-cell table:style-name="ce622" table:formula="of:=[.C37]*[.$F$35]" office:value-type="float" office:value="3482.51" calcext:value-type="float">
            <text:p>3.482,51</text:p>
          </table:table-cell>
          <table:table-cell table:style-name="ce622" table:formula="of:=[.C37]*[.$G$35]" office:value-type="float" office:value="3482.51" calcext:value-type="float">
            <text:p>3.482,51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22" table:formula="of:=[.G15]" office:value-type="float" office:value="15718.12" calcext:value-type="float">
            <text:p>15.718,12</text:p>
          </table:table-cell>
          <table:table-cell table:style-name="ce622" table:formula="of:=[.C38]*[.$D$35]" office:value-type="float" office:value="3929.53" calcext:value-type="float">
            <text:p>3.929,53</text:p>
          </table:table-cell>
          <table:table-cell table:style-name="ce622" table:formula="of:=[.C38]*[.$E$35]" office:value-type="float" office:value="3929.53" calcext:value-type="float">
            <text:p>3.929,53</text:p>
          </table:table-cell>
          <table:table-cell table:style-name="ce622" table:formula="of:=[.C38]*[.$F$35]" office:value-type="float" office:value="3929.53" calcext:value-type="float">
            <text:p>3.929,53</text:p>
          </table:table-cell>
          <table:table-cell table:style-name="ce622" table:formula="of:=[.C38]*[.$G$35]" office:value-type="float" office:value="3929.53" calcext:value-type="float">
            <text:p>3.929,53</text:p>
          </table:table-cell>
          <table:table-cell table:number-columns-repeated="1016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622" table:formula="of:=[.G20]" office:value-type="float" office:value="6004.29" calcext:value-type="float">
            <text:p>6.004,29</text:p>
          </table:table-cell>
          <table:table-cell table:style-name="ce622" table:formula="of:=[.C39]*[.$D$35]" office:value-type="float" office:value="1501.0725" calcext:value-type="float">
            <text:p>1.501,07</text:p>
          </table:table-cell>
          <table:table-cell table:style-name="ce622" table:formula="of:=[.C39]*[.$E$35]" office:value-type="float" office:value="1501.0725" calcext:value-type="float">
            <text:p>1.501,07</text:p>
          </table:table-cell>
          <table:table-cell table:style-name="ce622" table:formula="of:=[.C39]*[.$F$35]" office:value-type="float" office:value="1501.0725" calcext:value-type="float">
            <text:p>1.501,07</text:p>
          </table:table-cell>
          <table:table-cell table:style-name="ce622" table:formula="of:=[.C39]*[.$G$35]" office:value-type="float" office:value="1501.0725" calcext:value-type="float">
            <text:p>1.501,07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22" table:formula="of:=[.G21]" office:value-type="float" office:value="22550" calcext:value-type="float">
            <text:p>22.550,00</text:p>
          </table:table-cell>
          <table:table-cell table:style-name="ce622" table:formula="of:=[.C40]*[.$D$35]" office:value-type="float" office:value="5637.5" calcext:value-type="float">
            <text:p>5.637,50</text:p>
          </table:table-cell>
          <table:table-cell table:style-name="ce622" table:formula="of:=[.C40]*[.$E$35]" office:value-type="float" office:value="5637.5" calcext:value-type="float">
            <text:p>5.637,50</text:p>
          </table:table-cell>
          <table:table-cell table:style-name="ce622" table:formula="of:=[.C40]*[.$F$35]" office:value-type="float" office:value="5637.5" calcext:value-type="float">
            <text:p>5.637,50</text:p>
          </table:table-cell>
          <table:table-cell table:style-name="ce622" table:formula="of:=[.C40]*[.$G$35]" office:value-type="float" office:value="5637.5" calcext:value-type="float">
            <text:p>5.637,5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22" table:formula="of:=[.G22]" office:value-type="float" office:value="25000" calcext:value-type="float">
            <text:p>25.000,00</text:p>
          </table:table-cell>
          <table:table-cell table:style-name="ce622" table:formula="of:=[.C41]*[.$D$35]" office:value-type="float" office:value="6250" calcext:value-type="float">
            <text:p>6.250,00</text:p>
          </table:table-cell>
          <table:table-cell table:style-name="ce622" table:formula="of:=[.C41]*[.$E$35]" office:value-type="float" office:value="6250" calcext:value-type="float">
            <text:p>6.250,00</text:p>
          </table:table-cell>
          <table:table-cell table:style-name="ce622" table:formula="of:=[.C41]*[.$F$35]" office:value-type="float" office:value="6250" calcext:value-type="float">
            <text:p>6.250,00</text:p>
          </table:table-cell>
          <table:table-cell table:style-name="ce622" table:formula="of:=[.C41]*[.$G$35]" office:value-type="float" office:value="6250" calcext:value-type="float">
            <text:p>6.250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22" table:formula="of:=[.G23]" office:value-type="float" office:value="27500" calcext:value-type="float">
            <text:p>27.500,00</text:p>
          </table:table-cell>
          <table:table-cell table:style-name="ce622" table:formula="of:=[.C42]*[.$D$35]" office:value-type="float" office:value="6875" calcext:value-type="float">
            <text:p>6.875,00</text:p>
          </table:table-cell>
          <table:table-cell table:style-name="ce622" table:formula="of:=[.C42]*[.$E$35]" office:value-type="float" office:value="6875" calcext:value-type="float">
            <text:p>6.875,00</text:p>
          </table:table-cell>
          <table:table-cell table:style-name="ce622" table:formula="of:=[.C42]*[.$F$35]" office:value-type="float" office:value="6875" calcext:value-type="float">
            <text:p>6.875,00</text:p>
          </table:table-cell>
          <table:table-cell table:style-name="ce622" table:formula="of:=[.C42]*[.$G$35]" office:value-type="float" office:value="6875" calcext:value-type="float">
            <text:p>6.875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22" table:formula="of:=[.G24]" office:value-type="float" office:value="32500" calcext:value-type="float">
            <text:p>32.500,00</text:p>
          </table:table-cell>
          <table:table-cell table:style-name="ce622" table:formula="of:=[.C43]*[.$D$35]" office:value-type="float" office:value="8125" calcext:value-type="float">
            <text:p>8.125,00</text:p>
          </table:table-cell>
          <table:table-cell table:style-name="ce622" table:formula="of:=[.C43]*[.$E$35]" office:value-type="float" office:value="8125" calcext:value-type="float">
            <text:p>8.125,00</text:p>
          </table:table-cell>
          <table:table-cell table:style-name="ce622" table:formula="of:=[.C43]*[.$F$35]" office:value-type="float" office:value="8125" calcext:value-type="float">
            <text:p>8.125,00</text:p>
          </table:table-cell>
          <table:table-cell table:style-name="ce622" table:formula="of:=[.C43]*[.$G$35]" office:value-type="float" office:value="8125" calcext:value-type="float">
            <text:p>8.125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22" table:formula="of:=[.G27]" office:value-type="float" office:value="40744.94" calcext:value-type="float">
            <text:p>40.744,94</text:p>
          </table:table-cell>
          <table:table-cell table:style-name="ce622" table:formula="of:=[.C44]*[.$D$35]" office:value-type="float" office:value="10186.235" calcext:value-type="float">
            <text:p>10.186,24</text:p>
          </table:table-cell>
          <table:table-cell table:style-name="ce622" table:formula="of:=[.C44]*[.$E$35]" office:value-type="float" office:value="10186.235" calcext:value-type="float">
            <text:p>10.186,24</text:p>
          </table:table-cell>
          <table:table-cell table:style-name="ce622" table:formula="of:=[.C44]*[.$F$35]" office:value-type="float" office:value="10186.235" calcext:value-type="float">
            <text:p>10.186,24</text:p>
          </table:table-cell>
          <table:table-cell table:style-name="ce622" table:formula="of:=[.C44]*[.$G$35]" office:value-type="float" office:value="10186.235" calcext:value-type="float">
            <text:p>10.186,2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611" office:value-type="string" calcext:value-type="string">
            <text:p>Toplam</text:p>
          </table:table-cell>
          <table:table-cell table:style-name="ce613" table:formula="of:=SUM([.C36:.C44])" office:value-type="float" office:value="181028.8" calcext:value-type="float">
            <text:p>181.028,80</text:p>
          </table:table-cell>
          <table:table-cell table:style-name="ce613" table:formula="of:=SUM([.D36:.D44])" office:value-type="float" office:value="45257.2" calcext:value-type="float">
            <text:p>45.257,20</text:p>
          </table:table-cell>
          <table:table-cell table:style-name="ce613" table:formula="of:=SUM([.E36:.E44])" office:value-type="float" office:value="45257.2" calcext:value-type="float">
            <text:p>45.257,20</text:p>
          </table:table-cell>
          <table:table-cell table:style-name="ce613" table:formula="of:=SUM([.F36:.F44])" office:value-type="float" office:value="45257.2" calcext:value-type="float">
            <text:p>45.257,20</text:p>
          </table:table-cell>
          <table:table-cell table:style-name="ce613" table:formula="of:=SUM([.G36:.G44])" office:value-type="float" office:value="45257.2" calcext:value-type="float">
            <text:p>45.257,20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635" office:value-type="string" calcext:value-type="string">
            <text:p>2011-2019 AYŞE BALCI KİRA GELİR-GİDER</text:p>
          </table:table-cell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Default"/>
          <table:table-cell table:style-name="ce635"/>
          <table:table-cell table:style-name="ce651"/>
          <table:table-cell table:style-name="ce654" office:value-type="string" calcext:value-type="string">
            <text:p>GELİR</text:p>
          </table:table-cell>
          <table:table-cell table:style-name="ce654" office:value-type="string" calcext:value-type="string">
            <text:p>GİDER</text:p>
          </table:table-cell>
          <table:table-cell table:style-name="ce654" office:value-type="string" calcext:value-type="string">
            <text:p>BAKİYE</text:p>
          </table:table-cell>
          <table:table-cell table:style-name="ce663"/>
          <table:table-cell table:number-columns-repeated="1016"/>
        </table:table-row>
        <table:table-row table:style-name="ro3">
          <table:table-cell table:style-name="Default"/>
          <table:table-cell table:style-name="ce643" office:value-type="string" calcext:value-type="string">
            <text:p>Ayşe kira gelirleri</text:p>
          </table:table-cell>
          <table:table-cell table:style-name="ce232"/>
          <table:table-cell table:style-name="ce655" table:formula="of:=[.B45]" office:value-type="string" office:string-value="Toplam" calcext:value-type="string">
            <text:p>Toplam</text:p>
          </table:table-cell>
          <table:table-cell table:style-name="ce282"/>
          <table:table-cell table:style-name="ce282" table:formula="of:=[.D45]" office:value-type="float" office:value="45257.2" calcext:value-type="float">
            <text:p>45.257,20</text:p>
          </table:table-cell>
          <table:table-cell table:style-name="ce576"/>
          <table:table-cell table:number-columns-repeated="1016"/>
        </table:table-row>
        <table:table-row table:style-name="ro3">
          <table:table-cell table:style-name="Default"/>
          <table:table-cell table:style-name="ce644" office:value-type="string" calcext:value-type="string">
            <text:p>babamın banka hesabından</text:p>
          </table:table-cell>
          <table:table-cell table:style-name="ce227"/>
          <table:table-cell table:style-name="ce656" office:value-type="float" office:value="4375" calcext:value-type="float">
            <text:p>+4.375,00</text:p>
          </table:table-cell>
          <table:table-cell table:style-name="ce273"/>
          <table:table-cell table:style-name="ce273" table:formula="of:=[.F50]+[.D51]-[.E51]" office:value-type="float" office:value="49632.2" calcext:value-type="float">
            <text:p>49.632,20</text:p>
          </table:table-cell>
          <table:table-cell table:style-name="ce581"/>
          <table:table-cell table:number-columns-repeated="1016"/>
        </table:table-row>
        <table:table-row table:style-name="ro3">
          <table:table-cell table:style-name="Default"/>
          <table:table-cell table:style-name="ce645" office:value-type="string" calcext:value-type="string">
            <text:p>AYŞE KİRA VERGİSİ</text:p>
          </table:table-cell>
          <table:table-cell table:style-name="ce227"/>
          <table:table-cell table:style-name="ce273"/>
          <table:table-cell table:style-name="ce657" office:value-type="float" office:value="949.9" calcext:value-type="float">
            <text:p>-949,90</text:p>
          </table:table-cell>
          <table:table-cell table:style-name="ce273" table:formula="of:=[.F51]+[.D52]-[.E52]" office:value-type="float" office:value="48682.3" calcext:value-type="float">
            <text:p>48.682,30</text:p>
          </table:table-cell>
          <table:table-cell table:style-name="ce581"/>
          <table:table-cell table:number-columns-repeated="1016"/>
        </table:table-row>
        <table:table-row table:style-name="ro3">
          <table:table-cell table:style-name="Default"/>
          <table:table-cell table:style-name="ce644" office:value-type="string" calcext:value-type="string">
            <text:p>kombi</text:p>
          </table:table-cell>
          <table:table-cell table:style-name="ce227"/>
          <table:table-cell table:style-name="ce273"/>
          <table:table-cell table:style-name="ce658" office:value-type="float" office:value="5720" calcext:value-type="float">
            <text:p>-5.720,00</text:p>
          </table:table-cell>
          <table:table-cell table:style-name="ce273" table:formula="of:=[.F52]+[.D53]-[.E53]" office:value-type="float" office:value="42962.3" calcext:value-type="float">
            <text:p>42.962,30</text:p>
          </table:table-cell>
          <table:table-cell table:style-name="ce577"/>
          <table:table-cell table:number-columns-repeated="1016"/>
        </table:table-row>
        <table:table-row table:style-name="ro3">
          <table:table-cell table:style-name="Default"/>
          <table:table-cell table:style-name="ce644" office:value-type="string" calcext:value-type="string">
            <text:p>2019 kirası havale</text:p>
          </table:table-cell>
          <table:table-cell table:style-name="ce227"/>
          <table:table-cell table:style-name="ce273"/>
          <table:table-cell table:style-name="ce658" office:value-type="float" office:value="9750" calcext:value-type="float">
            <text:p>-9.750,00</text:p>
          </table:table-cell>
          <table:table-cell table:style-name="ce273" table:formula="of:=[.F53]+[.D54]-[.E54]" office:value-type="float" office:value="33212.3" calcext:value-type="float">
            <text:p>33.212,30</text:p>
          </table:table-cell>
          <table:table-cell table:style-name="ce577"/>
          <table:table-cell table:number-columns-repeated="1016"/>
        </table:table-row>
        <table:table-row table:style-name="ro3">
          <table:table-cell table:style-name="Default"/>
          <table:table-cell table:style-name="ce646" office:value-type="string" calcext:value-type="string">
            <text:p>2019 hacıdan havale</text:p>
          </table:table-cell>
          <table:table-cell table:style-name="ce652"/>
          <table:table-cell table:style-name="ce276"/>
          <table:table-cell table:style-name="ce659" office:value-type="float" office:value="5250" calcext:value-type="float">
            <text:p>-5.250,00</text:p>
          </table:table-cell>
          <table:table-cell table:style-name="ce276" table:formula="of:=[.F54]+[.D55]-[.E55]" office:value-type="float" office:value="27962.3" calcext:value-type="float">
            <text:p>27.962,30</text:p>
          </table:table-cell>
          <table:table-cell table:style-name="ce664"/>
          <table:table-cell table:number-columns-repeated="1016"/>
        </table:table-row>
        <table:table-row table:style-name="ro3">
          <table:table-cell table:style-name="Default"/>
          <table:table-cell table:style-name="ce647" office:value-type="string" calcext:value-type="string">
            <text:p>2019 belediye</text:p>
          </table:table-cell>
          <table:table-cell table:style-name="ce279"/>
          <table:table-cell table:style-name="ce233"/>
          <table:table-cell table:style-name="ce660" office:value-type="float" office:value="194.7" calcext:value-type="float">
            <text:p>-194,70</text:p>
          </table:table-cell>
          <table:table-cell table:style-name="ce233" table:formula="of:=[.F55]+[.D56]-[.E56]" office:value-type="float" office:value="27767.6" calcext:value-type="float">
            <text:p>27.767,60</text:p>
          </table:table-cell>
          <table:table-cell table:style-name="ce665" table:formula="of:=[.F56]" office:value-type="float" office:value="27767.6" calcext:value-type="float">
            <text:p>27.767,60</text:p>
          </table:table-cell>
          <table:table-cell table:number-columns-repeated="1016"/>
        </table:table-row>
        <table:table-row table:style-name="ro4">
          <table:table-cell table:style-name="ce636"/>
          <table:table-cell table:number-columns-repeated="3"/>
          <table:table-cell table:style-name="ce637"/>
          <table:table-cell table:number-columns-repeated="1018"/>
        </table:table-row>
        <table:table-row table:style-name="ro4">
          <table:table-cell table:style-name="ce637" table:number-columns-repeated="5"/>
          <table:table-cell table:number-columns-repeated="1018"/>
        </table:table-row>
        <table:table-row table:style-name="ro4" table:number-rows-repeated="2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1018"/>
        </table:table-row>
        <table:table-row table:style-name="ro4">
          <table:table-cell table:style-name="ce637" table:number-columns-repeated="5"/>
          <table:table-cell table:number-columns-repeated="1018"/>
        </table:table-row>
        <table:table-row table:style-name="ro4" table:number-rows-repeated="3">
          <table:table-cell table:style-name="ce636"/>
          <table:table-cell table:number-columns-repeated="3"/>
          <table:table-cell table:style-name="ce637"/>
          <table:table-cell table:number-columns-repeated="1018"/>
        </table:table-row>
        <table:table-row table:style-name="ro4">
          <table:table-cell table:style-name="ce637" table:number-columns-repeated="5"/>
          <table:table-cell table:number-columns-repeated="1018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1018"/>
        </table:table-row>
        <table:table-row table:style-name="ro4">
          <table:table-cell table:style-name="ce637" table:number-columns-repeated="5"/>
          <table:table-cell table:number-columns-repeated="1018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1018"/>
        </table:table-row>
        <table:table-row table:style-name="ro4" table:number-rows-repeated="2">
          <table:table-cell table:style-name="ce637" table:number-columns-repeated="5"/>
          <table:table-cell table:number-columns-repeated="1018"/>
        </table:table-row>
        <table:table-row table:style-name="ro4">
          <table:table-cell table:style-name="ce636"/>
          <table:table-cell table:number-columns-repeated="3"/>
          <table:table-cell table:style-name="ce637"/>
          <table:table-cell table:number-columns-repeated="1018"/>
        </table:table-row>
        <table:table-row table:style-name="ro4" table:number-rows-repeated="2">
          <table:table-cell table:style-name="ce637" table:number-columns-repeated="5"/>
          <table:table-cell table:number-columns-repeated="1018"/>
        </table:table-row>
        <table:table-row table:style-name="ro4" table:number-rows-repeated="104850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APaygz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ce622"/>
        <table:table-column table:style-name="co34" table:number-columns-repeated="2" table:default-cell-style-name="Default"/>
        <table:table-column table:style-name="co34" table:default-cell-style-name="ce622"/>
        <table:table-column table:style-name="co37" table:default-cell-style-name="ce622"/>
        <table:table-column table:style-name="co38" table:default-cell-style-name="ce622"/>
        <table:table-row table:style-name="ro6">
          <table:table-cell/>
          <table:table-cell table:style-name="ce673" office:value-type="string" calcext:value-type="string">
            <text:p>Ali Paşa Ay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23])" office:value-type="float" office:value="24250" calcext:value-type="float">
            <text:p>24.250,00</text:p>
          </table:table-cell>
          <table:table-cell table:style-name="ce683" table:formula="of:=SUM([.G4:.G23])" office:value-type="float" office:value="18900" calcext:value-type="float">
            <text:p>18.900,00</text:p>
          </table:table-cell>
          <table:table-cell table:style-name="ce682" table:formula="of:=[.F1]-[.G1]" office:value-type="float" office:value="5350" calcext:value-type="float">
            <text:p>5.350,00</text:p>
          </table:table-cell>
        </table:table-row>
        <table:table-row table:style-name="ro6">
          <table:table-cell/>
          <table:table-cell table:style-name="ce673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2019 toplam ödeme</text:p>
          </table:table-cell>
          <table:table-cell table:style-name="Default" table:formula="of:=SUM([.G7:.G7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67" office:value-type="date" office:date-value="2018-10-05" calcext:value-type="date">
            <text:p>05.10.2018</text:p>
          </table:table-cell>
          <table:table-cell table:style-name="ce674" office:value-type="string" calcext:value-type="string">
            <text:p>Asena Dursun Kira Bedeli</text:p>
          </table:table-cell>
          <table:table-cell table:style-name="ce678"/>
          <table:table-cell table:style-name="ce667" office:value-type="date" office:date-value="2018-10-05" calcext:value-type="date">
            <text:p>05.10.2018</text:p>
          </table:table-cell>
          <table:table-cell table:style-name="ce667" office:value-type="date" office:date-value="2019-10-04" calcext:value-type="date">
            <text:p>04.10.2019</text:p>
          </table:table-cell>
          <table:table-cell table:number-columns-repeated="2" table:style-name="ce678" office:value-type="float" office:value="7000" calcext:value-type="float">
            <text:p>7.000,00</text:p>
          </table:table-cell>
          <table:table-cell table:style-name="ce678" table:formula="of:=[.F7]-[.G7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2400 TL lik senedi v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1700 tl borcu kaldı 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aygaza ait çelik kasayıda giderken çaldıl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 office:value-type="date" office:date-value="2017-08-04" calcext:value-type="date">
            <text:p>04.08.2017</text:p>
          </table:table-cell>
          <table:table-cell office:value-type="string" calcext:value-type="string">
            <text:p>KALAN BORÇ</text:p>
          </table:table-cell>
          <table:table-cell/>
          <table:table-cell table:style-name="ce666" table:number-columns-repeated="2"/>
          <table:table-cell table:number-columns-repeated="2"/>
          <table:table-cell table:formula="of:=[.H12]+[.F11]-[.G11]" office:value-type="float" office:value="1700" calcext:value-type="float">
            <text:p>1.700,00</text:p>
          </table:table-cell>
        </table:table-row>
        <table:table-row table:style-name="ro4">
          <table:table-cell table:style-name="ce666" office:value-type="date" office:date-value="2017-08-04" calcext:value-type="date">
            <text:p>04.08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66" office:value-type="date" office:date-value="2017-08-04" calcext:value-type="date">
            <text:p>04.08.2017</text:p>
          </table:table-cell>
          <table:table-cell table:style-name="ce6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12]-[.G12]" office:value-type="float" office:value="1700" calcext:value-type="float">
            <text:p>1.700,00</text:p>
          </table:table-cell>
        </table:table-row>
        <table:table-row table:style-name="ro7">
          <table:table-cell table:style-name="ce668"/>
          <table:table-cell table:style-name="ce669"/>
          <table:table-cell table:style-name="ce679"/>
          <table:table-cell table:style-name="ce668" table:number-columns-repeated="2"/>
          <table:table-cell table:style-name="ce679" table:number-columns-repeated="3"/>
        </table:table-row>
        <table:table-row table:style-name="ro4">
          <table:table-cell table:style-name="ce666"/>
          <table:table-cell office:value-type="string" calcext:value-type="string">
            <text:p>3500 TL senet yapıldı ödemedi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 office:value-type="string" calcext:value-type="string">
            <text:p>senet icrada</text:p>
          </table:table-cell>
          <table:table-cell/>
          <table:table-cell table:style-name="ce666" table:number-columns-repeated="2"/>
          <table:table-cell table:number-columns-repeated="2"/>
          <table:table-cell table:formula="of:=[.H16]+[.F15]-[.G15]" office:value-type="float" office:value="3650" calcext:value-type="float">
            <text:p>3.650,00</text:p>
          </table:table-cell>
        </table:table-row>
        <table:table-row table:style-name="ro4">
          <table:table-cell table:style-name="ce666"/>
          <table:table-cell office:value-type="string" calcext:value-type="string">
            <text:p>İsmail Tağaç Kira Bedeli</text:p>
          </table:table-cell>
          <table:table-cell/>
          <table:table-cell table:style-name="ce666" office:value-type="date" office:date-value="2017-01-20" calcext:value-type="date">
            <text:p>20.01.2017</text:p>
          </table:table-cell>
          <table:table-cell table:style-name="ce6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17]+[.F16]-[.G16]" office:value-type="float" office:value="3650" calcext:value-type="float">
            <text:p>3.650,00</text:p>
          </table:table-cell>
        </table:table-row>
        <table:table-row table:style-name="ro4">
          <table:table-cell table:style-name="ce667" office:value-type="date" office:date-value="2016-02-20" calcext:value-type="date">
            <text:p>20.02.2016</text:p>
          </table:table-cell>
          <table:table-cell table:style-name="ce674" office:value-type="string" calcext:value-type="string">
            <text:p>İsmail Tağaç Kira Bedeli</text:p>
          </table:table-cell>
          <table:table-cell table:style-name="ce674"/>
          <table:table-cell table:style-name="ce667" office:value-type="date" office:date-value="2016-01-20" calcext:value-type="date">
            <text:p>20.01.2016</text:p>
          </table:table-cell>
          <table:table-cell table:style-name="ce667" office:value-type="date" office:date-value="2017-01-19" calcext:value-type="date">
            <text:p>19.01.2017</text:p>
          </table:table-cell>
          <table:table-cell table:style-name="ce678" office:value-type="float" office:value="4200" calcext:value-type="float">
            <text:p>4.200,00</text:p>
          </table:table-cell>
          <table:table-cell table:style-name="ce674" office:value-type="float" office:value="2950" calcext:value-type="float">
            <text:p>2950</text:p>
          </table:table-cell>
          <table:table-cell table:style-name="ce678" table:formula="of:=[.H18]+[.F17]-[.G17]" office:value-type="float" office:value="1250" calcext:value-type="float">
            <text:p>1.250,00</text:p>
          </table:table-cell>
        </table:table-row>
        <table:table-row table:style-name="ro4">
          <table:table-cell table:style-name="ce666" office:value-type="date" office:date-value="2015-02-20" calcext:value-type="date">
            <text:p>20.02.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6" office:value-type="date" office:date-value="2015-01-20" calcext:value-type="date">
            <text:p>20.01.2015</text:p>
          </table:table-cell>
          <table:table-cell table:style-name="ce6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669" table:number-columns-repeated="2"/>
          <table:table-cell table:style-name="ce679"/>
          <table:table-cell table:style-name="ce669" table:number-columns-repeated="2"/>
          <table:table-cell table:style-name="ce679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table:style-name="ce670" office:value-type="float" office:value="2013" calcext:value-type="float">
            <text:p>2013</text:p>
          </table:table-cell>
          <table:table-cell table:style-name="ce670" office:value-type="string" calcext:value-type="string">
            <text:p>boş</text:p>
          </table:table-cell>
          <table:table-cell table:style-name="ce680"/>
          <table:table-cell table:style-name="ce670" table:number-columns-repeated="2"/>
          <table:table-cell table:style-name="ce680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70" office:value-type="float" office:value="2011" calcext:value-type="float">
            <text:p>2011</text:p>
          </table:table-cell>
          <table:table-cell table:style-name="ce670" office:value-type="string" calcext:value-type="string">
            <text:p>kira bedeli</text:p>
          </table:table-cell>
          <table:table-cell table:style-name="ce680"/>
          <table:table-cell table:style-name="ce670" table:number-columns-repeated="2"/>
          <table:table-cell table:number-columns-repeated="2" table:style-name="ce680" office:value-type="float" office:value="1000" calcext:value-type="float">
            <text:p>1.000,00</text:p>
          </table:table-cell>
          <table:table-cell table:style-name="ce680"/>
        </table:table-row>
        <table:table-row table:style-name="ro4" table:number-rows-repeated="3">
          <table:table-cell table:number-columns-repeated="8"/>
        </table:table-row>
        <table:table-row table:style-name="ro6">
          <table:table-cell/>
          <table:table-cell table:style-name="ce675"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30:.F83])" office:value-type="float" office:value="29720" calcext:value-type="float">
            <text:p>29.720,00</text:p>
          </table:table-cell>
          <table:table-cell table:style-name="ce682" table:formula="of:=SUM([.G30:.G83])" office:value-type="float" office:value="29720" calcext:value-type="float">
            <text:p>29.720,00</text:p>
          </table:table-cell>
          <table:table-cell table:style-name="ce682" table:formula="of:=[.F27]-[.G2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2]+[.F31]-[.G31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33]+[.F32]-[.G32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7-28" calcext:value-type="date">
            <text:p>28.07.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34]+[.F33]-[.G33]" office:value-type="float" office:value="6770" calcext:value-type="float">
            <text:p>6.770,00</text:p>
          </table:table-cell>
        </table:table-row>
        <table:table-row table:style-name="ro4">
          <table:table-cell table:style-name="ce667" office:value-type="date" office:date-value="2019-06-30" calcext:value-type="date">
            <text:p>30.06.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30.06.2019</text:p>
          </table:table-cell>
          <table:table-cell table:style-name="ce667" office:value-type="date" office:date-value="2020-06-29" calcext:value-type="date">
            <text:p>29.06.2020</text:p>
          </table:table-cell>
          <table:table-cell table:style-name="ce678" office:value-type="float" office:value="8520" calcext:value-type="float">
            <text:p>8.520,00</text:p>
          </table:table-cell>
          <table:table-cell table:style-name="ce678"/>
          <table:table-cell table:style-name="ce678" table:formula="of:=[.H35]+[.F34]-[.G34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8]+[.F37]-[.G37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9]+[.F38]-[.G38]" office:value-type="float" office:value="1300" calcext:value-type="float">
            <text:p>1.300,00</text:p>
          </table:table-cell>
        </table:table-row>
        <table:table-row table:style-name="ro4">
          <table:table-cell table:style-name="ce6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0]+[.F39]-[.G39]" office:value-type="float" office:value="2600" calcext:value-type="float">
            <text:p>2.600,00</text:p>
          </table:table-cell>
        </table:table-row>
        <table:table-row table:style-name="ro4">
          <table:table-cell table:style-name="ce6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1]+[.F40]-[.G40]" office:value-type="float" office:value="3900" calcext:value-type="float">
            <text:p>3.9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42]+[.F41]-[.G41]" office:value-type="float" office:value="5200" calcext:value-type="float">
            <text:p>5.200,00</text:p>
          </table:table-cell>
        </table:table-row>
        <table:table-row table:style-name="ro4">
          <table:table-cell table:style-name="ce667" office:value-type="date" office:date-value="2018-06-30" calcext:value-type="date">
            <text:p>30.06.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30.06.2018</text:p>
          </table:table-cell>
          <table:table-cell table:style-name="ce667" office:value-type="date" office:date-value="2019-06-29" calcext:value-type="date">
            <text:p>29.06.2019</text:p>
          </table:table-cell>
          <table:table-cell table:style-name="ce678" office:value-type="float" office:value="7200" calcext:value-type="float">
            <text:p>7.200,00</text:p>
          </table:table-cell>
          <table:table-cell table:style-name="ce678"/>
          <table:table-cell table:style-name="ce678" table:formula="of:=[.H43]+[.F42]-[.G42]" office:value-type="float" office:value="7200" calcext:value-type="float">
            <text:p>7.2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7-06-10" calcext:value-type="date">
            <text:p>10.06.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>
          <table:table-cell table:style-name="ce667" office:value-type="date" office:date-value="2017-06-10" calcext:value-type="date">
            <text:p>10.06.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10.06.2017</text:p>
          </table:table-cell>
          <table:table-cell table:style-name="ce667" office:value-type="date" office:date-value="2018-05-09" calcext:value-type="date">
            <text:p>09.05.2018</text:p>
          </table:table-cell>
          <table:table-cell table:style-name="ce678" office:value-type="float" office:value="4400" calcext:value-type="float">
            <text:p>4.400,00</text:p>
          </table:table-cell>
          <table:table-cell table:style-name="ce678"/>
          <table:table-cell table:style-name="ce678" table:formula="of:=[.H46]+[.F45]-[.G45]" office:value-type="float" office:value="4400" calcext:value-type="float">
            <text:p>4.4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7]+[.F46]-[.G46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8]+[.F47]-[.G47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49]+[.F48]-[.G48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.600,00</text:p>
          </table:table-cell>
          <table:table-cell table:style-name="ce678"/>
          <table:table-cell table:style-name="ce678" table:formula="of:=[.H50]+[.F49]-[.G49]" office:value-type="float" office:value="5600" calcext:value-type="float">
            <text:p>5.6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51]+[.F50]-[.G50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52]+[.F51]-[.G51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.000,00</text:p>
          </table:table-cell>
          <table:table-cell table:style-name="ce678"/>
          <table:table-cell table:style-name="ce678" table:formula="of:=[.H53]+[.F52]-[.G52]" office:value-type="float" office:value="4000" calcext:value-type="float">
            <text:p>4.000,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54]+[.F53]-[.G53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55]+[.F54]-[.G54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56]+[.F55]-[.G55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57]+[.F56]-[.G56]" office:value-type="float" office:value="0" calcext:value-type="float">
            <text:p>0,00</text:p>
          </table:table-cell>
        </table:table-row>
        <table:table-row table:style-name="ro4" table:number-rows-repeated="1048519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Ykm" table:style-name="ta1">
        <table:table-column table:style-name="co34" table:default-cell-style-name="Default"/>
        <table:table-column table:style-name="co39" table:default-cell-style-name="Default"/>
        <table:table-column table:style-name="co40" table:default-cell-style-name="ce622"/>
        <table:table-column table:style-name="co34" table:number-columns-repeated="2" table:default-cell-style-name="Default"/>
        <table:table-column table:style-name="co34" table:number-columns-repeated="3" table:default-cell-style-name="ce622"/>
        <table:table-row table:style-name="ro6">
          <table:table-cell/>
          <table:table-cell table:style-name="ce673" office:value-type="string" calcext:value-type="string">
            <text:p>Ali Paşa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44])" office:value-type="float" office:value="135800" calcext:value-type="float">
            <text:p>135.800,00</text:p>
          </table:table-cell>
          <table:table-cell table:style-name="ce682" table:formula="of:=SUM([.G4:.G44])" office:value-type="float" office:value="135800" calcext:value-type="float">
            <text:p>135.80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12-31" calcext:value-type="date">
            <text:p>31.12.2019</text:p>
          </table:table-cell>
          <table:table-cell office:value-type="string" calcext:value-type="string">
            <text:p>alınmadı</text:p>
          </table:table-cell>
          <table:table-cell table:number-columns-repeated="4"/>
          <table:table-cell office:value-type="float" office:value="900" calcext:value-type="float">
            <text:p>900,00</text:p>
          </table:table-cell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11-18" calcext:value-type="date">
            <text:p>18.11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.000,00</text:p>
          </table:table-cell>
          <table:table-cell table:formula="of:=[.H7]+[.F6]-[.G6]" office:value-type="float" office:value="900" calcext:value-type="float">
            <text:p>900,00</text:p>
          </table:table-cell>
        </table:table-row>
        <table:table-row table:style-name="ro4">
          <table:table-cell table:style-name="ce6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6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6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6" office:value-type="date" office:date-value="2018-07-01" calcext:value-type="date">
            <text:p>01.07.2018</text:p>
          </table:table-cell>
          <table:table-cell table:style-name="ce666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style-name="ce674" table:number-columns-repeated="2"/>
          <table:table-cell table:style-name="ce678"/>
          <table:table-cell table:style-name="ce674" table:number-columns-repeated="2"/>
          <table:table-cell table:style-name="ce678" table:number-columns-repeated="2"/>
          <table:table-cell table:style-name="ce678"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6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6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6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6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6" office:value-type="date" office:date-value="2018-07-01" calcext:value-type="date">
            <text:p>01.07.2018</text:p>
          </table:table-cell>
          <table:table-cell table:style-name="ce6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666"/>
          <table:table-cell office:value-type="string" calcext:value-type="string">
            <text:p>2017 kaln borç farkı % 15,80</text:p>
          </table:table-cell>
          <table:table-cell/>
          <table:table-cell table:style-name="ce6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7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6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6" office:value-type="date" office:date-value="2017-07-01" calcext:value-type="date">
            <text:p>01.07.2017</text:p>
          </table:table-cell>
          <table:table-cell table:style-name="ce6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6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6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6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7-05-01" calcext:value-type="date">
            <text:p>01.05.2017</text:p>
          </table:table-cell>
          <table:table-cell table:style-name="ce6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6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666" office:value-type="date" office:date-value="2016-08-01" calcext:value-type="date">
            <text:p>01.08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666" office:value-type="date" office:date-value="2016-07-19" calcext:value-type="date">
            <text:p>19.07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666" office:value-type="date" office:date-value="2016-04-03" calcext:value-type="date">
            <text:p>03.04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6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6" office:value-type="date" office:date-value="2016-05-01" calcext:value-type="date">
            <text:p>01.05.2016</text:p>
          </table:table-cell>
          <table:table-cell table:style-name="ce6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5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666" office:value-type="date" office:date-value="2015-09-02" calcext:value-type="date">
            <text:p>02.09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666" office:value-type="date" office:date-value="2015-07-27" calcext:value-type="date">
            <text:p>27.07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666" office:value-type="date" office:date-value="2015-07-20" calcext:value-type="date">
            <text:p>20.07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6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6" office:value-type="date" office:date-value="2015-05-01" calcext:value-type="date">
            <text:p>01.05.2015</text:p>
          </table:table-cell>
          <table:table-cell table:style-name="ce6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4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6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667" office:value-type="date" office:date-value="2014-05-01" calcext:value-type="date">
            <text:p>01.05.2014</text:p>
          </table:table-cell>
          <table:table-cell table:style-name="ce674" office:value-type="string" calcext:value-type="string">
            <text:p>Adem Kesici kira bedeli</text:p>
          </table:table-cell>
          <table:table-cell table:style-name="ce678"/>
          <table:table-cell table:style-name="ce667" office:value-type="date" office:date-value="2014-05-01" calcext:value-type="date">
            <text:p>01.05.2014</text:p>
          </table:table-cell>
          <table:table-cell table:style-name="ce667" office:value-type="date" office:date-value="2015-04-30" calcext:value-type="date">
            <text:p>30.04.2015</text:p>
          </table:table-cell>
          <table:table-cell table:style-name="ce678" office:value-type="float" office:value="12500" calcext:value-type="float">
            <text:p>12.500,00</text:p>
          </table:table-cell>
          <table:table-cell table:style-name="ce678"/>
          <table:table-cell table:style-name="ce678"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6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3-05-01" calcext:value-type="date">
            <text:p>01.05.2013</text:p>
          </table:table-cell>
          <table:table-cell table:style-name="ce6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684" office:value-type="date" office:date-value="2012-05-01" calcext:value-type="date">
            <text:p>01.05.2012</text:p>
          </table:table-cell>
          <table:table-cell table:style-name="ce670" office:value-type="string" calcext:value-type="string">
            <text:p>Adem Kesici kira bedeli</text:p>
          </table:table-cell>
          <table:table-cell table:style-name="ce680"/>
          <table:table-cell table:style-name="ce684" office:value-type="date" office:date-value="2012-05-01" calcext:value-type="date">
            <text:p>01.05.2012</text:p>
          </table:table-cell>
          <table:table-cell table:style-name="ce684" office:value-type="date" office:date-value="2013-04-30" calcext:value-type="date">
            <text:p>30.04.2013</text:p>
          </table:table-cell>
          <table:table-cell table:number-columns-repeated="2" table:style-name="ce680" office:value-type="float" office:value="10000" calcext:value-type="float">
            <text:p>10.000,00</text:p>
          </table:table-cell>
          <table:table-cell table:style-name="ce680"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1-05-01" calcext:value-type="date">
            <text:p>01.05.2011</text:p>
          </table:table-cell>
          <table:table-cell table:style-name="ce6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622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Mlngz" table:style-name="ta1">
        <table:table-column table:style-name="co17" table:default-cell-style-name="Default"/>
        <table:table-column table:style-name="co41" table:default-cell-style-name="Default"/>
        <table:table-column table:style-name="co42" table:default-cell-style-name="ce622"/>
        <table:table-column table:style-name="co43" table:default-cell-style-name="Default"/>
        <table:table-column table:style-name="co44" table:default-cell-style-name="Default"/>
        <table:table-column table:style-name="co45" table:default-cell-style-name="ce622"/>
        <table:table-column table:style-name="co8" table:number-columns-repeated="2" table:default-cell-style-name="ce622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57])" office:value-type="float" office:value="29720" calcext:value-type="float">
            <text:p>29.720,00</text:p>
          </table:table-cell>
          <table:table-cell table:style-name="ce682" table:formula="of:=SUM([.G4:.G57])" office:value-type="float" office:value="29720" calcext:value-type="float">
            <text:p>29.72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7-28" calcext:value-type="date">
            <text:p>28.07.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667" office:value-type="date" office:date-value="2019-06-30" calcext:value-type="date">
            <text:p>30.06.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30.06.2019</text:p>
          </table:table-cell>
          <table:table-cell table:style-name="ce667" office:value-type="date" office:date-value="2020-06-29" calcext:value-type="date">
            <text:p>29.06.2020</text:p>
          </table:table-cell>
          <table:table-cell table:style-name="ce678" office:value-type="float" office:value="8520" calcext:value-type="float">
            <text:p>8.520,00</text:p>
          </table:table-cell>
          <table:table-cell table:style-name="ce678"/>
          <table:table-cell table:style-name="ce678"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6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6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667" office:value-type="date" office:date-value="2018-06-30" calcext:value-type="date">
            <text:p>30.06.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30.06.2018</text:p>
          </table:table-cell>
          <table:table-cell table:style-name="ce667" office:value-type="date" office:date-value="2019-06-29" calcext:value-type="date">
            <text:p>29.06.2019</text:p>
          </table:table-cell>
          <table:table-cell table:style-name="ce678" office:value-type="float" office:value="7200" calcext:value-type="float">
            <text:p>7.200,00</text:p>
          </table:table-cell>
          <table:table-cell table:style-name="ce678"/>
          <table:table-cell table:style-name="ce678"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7-06-10" calcext:value-type="date">
            <text:p>10.06.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667" office:value-type="date" office:date-value="2017-06-10" calcext:value-type="date">
            <text:p>10.06.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10.06.2017</text:p>
          </table:table-cell>
          <table:table-cell table:style-name="ce667" office:value-type="date" office:date-value="2018-05-09" calcext:value-type="date">
            <text:p>09.05.2018</text:p>
          </table:table-cell>
          <table:table-cell table:style-name="ce678" office:value-type="float" office:value="4400" calcext:value-type="float">
            <text:p>4.400,00</text:p>
          </table:table-cell>
          <table:table-cell table:style-name="ce678"/>
          <table:table-cell table:style-name="ce678"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.600,00</text:p>
          </table:table-cell>
          <table:table-cell table:style-name="ce678"/>
          <table:table-cell table:style-name="ce678"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.000,00</text:p>
          </table:table-cell>
          <table:table-cell table:style-name="ce678"/>
          <table:table-cell table:style-name="ce678"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2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5">
          <table:table-cell table:style-name="ce666"/>
          <table:table-cell table:number-columns-repeated="2"/>
          <table:table-cell table:style-name="ce62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style-name="ce622"/>
          <table:table-cell table:number-columns-repeated="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number-columns-repeated="3"/>
          <table:table-cell table:style-name="ce672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2">
          <table:table-cell table:style-name="ce666"/>
          <table:table-cell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3">
          <table:table-cell table:style-name="ce6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66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Hzr-acnta" table:style-name="ta1">
        <table:table-column table:style-name="co34" table:default-cell-style-name="Default"/>
        <table:table-column table:style-name="co46" table:default-cell-style-name="Default"/>
        <table:table-column table:style-name="co47" table:default-cell-style-name="ce622"/>
        <table:table-column table:style-name="co34" table:number-columns-repeated="2" table:default-cell-style-name="Default"/>
        <table:table-column table:style-name="co34" table:number-columns-repeated="3" table:default-cell-style-name="ce622"/>
        <table:table-row table:style-name="ro6">
          <table:table-cell/>
          <table:table-cell table:style-name="ce675" office:value-type="string" calcext:value-type="string">
            <text:p>Hızarhane Depo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15])" office:value-type="float" office:value="21000" calcext:value-type="float">
            <text:p>21.000,00</text:p>
          </table:table-cell>
          <table:table-cell table:style-name="ce682" table:formula="of:=SUM([.G4:.G15])" office:value-type="float" office:value="21000" calcext:value-type="float">
            <text:p>21.00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6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666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4-10-15" calcext:value-type="date">
            <text:p>15.10.2014</text:p>
          </table:table-cell>
          <table:table-cell table:style-name="ce6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666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617"/>
          <table:table-cell table:style-name="ce666" office:value-type="date" office:date-value="2013-10-15" calcext:value-type="date">
            <text:p>15.10.2013</text:p>
          </table:table-cell>
          <table:table-cell table:style-name="ce666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666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2-11-06" calcext:value-type="date">
            <text:p>06.11.2012</text:p>
          </table:table-cell>
          <table:table-cell table:style-name="ce666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666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1-10-15" calcext:value-type="date">
            <text:p>15.10.2011</text:p>
          </table:table-cell>
          <table:table-cell table:style-name="ce666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Sanayi Acent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0:.F23])" office:value-type="float" office:value="34000" calcext:value-type="float">
            <text:p>34.000,00</text:p>
          </table:table-cell>
          <table:table-cell table:style-name="ce682" table:formula="of:=SUM([.G20:.G23])" office:value-type="float" office:value="34000" calcext:value-type="float">
            <text:p>34.000,00</text:p>
          </table:table-cell>
          <table:table-cell table:style-name="ce682" table:formula="of:=[.F17]-[.G1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66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681"/>
          <table:table-cell table:style-name="ce682" table:number-columns-repeated="3"/>
        </table:table-row>
        <table:table-row table:style-name="ro6">
          <table:table-cell/>
          <table:table-cell table:style-name="ce675" office:value-type="string" calcext:value-type="string">
            <text:p>Hızarhane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33:.F49])" office:value-type="float" office:value="62850" calcext:value-type="float">
            <text:p>62.850,00</text:p>
          </table:table-cell>
          <table:table-cell table:style-name="ce682" table:formula="of:=SUM([.G33:.G50])" office:value-type="float" office:value="62850" calcext:value-type="float">
            <text:p>62.850,00</text:p>
          </table:table-cell>
          <table:table-cell table:style-name="ce682" table:formula="of:=[.F30]-[.G30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Kalan 1500 TL arsayı alan yeşilyurtluyla</text:p>
          </table:table-cell>
          <table:table-cell/>
          <table:table-cell table:style-name="ce666" table:number-columns-repeated="2"/>
          <table:table-cell table:number-columns-repeated="2"/>
          <table:table-cell table:formula="of:=+[.F38]-[.G38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<text:s/>hesaplaşıldı</text:p>
          </table:table-cell>
          <table:table-cell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8-03-02" calcext:value-type="date">
            <text:p>02.03.2018</text:p>
          </table:table-cell>
          <table:table-cell table:style-name="ce687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40]-[.G40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7-03-02" calcext:value-type="date">
            <text:p>02.03.2017</text:p>
          </table:table-cell>
          <table:table-cell table:style-name="ce666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41]-[.G41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6-03-02" calcext:value-type="date">
            <text:p>02.03.2016</text:p>
          </table:table-cell>
          <table:table-cell table:style-name="ce666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42]-[.G42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48" table:default-cell-style-name="Default"/>
        <table:table-column table:style-name="co49" table:default-cell-style-name="ce637"/>
        <table:table-column table:style-name="co50" table:default-cell-style-name="ce637"/>
        <table:table-column table:style-name="co51" table:default-cell-style-name="ce637"/>
        <table:table-column table:style-name="co52" table:default-cell-style-name="ce637"/>
        <table:table-column table:style-name="co53" table:default-cell-style-name="ce637"/>
        <table:table-column table:style-name="co54" table:default-cell-style-name="ce637"/>
        <table:table-column table:style-name="co8" table:number-columns-repeated="974" table:default-cell-style-name="ce637"/>
        <table:table-column table:style-name="co8" table:number-columns-repeated="43" table:default-cell-style-name="ce618"/>
        <table:table-row table:style-name="ro6">
          <table:table-cell/>
          <table:table-cell table:style-name="ce186" office:value-type="string" calcext:value-type="string">
            <text:p>SELANİK DOĞUŞ 2007-2019 HESAPLARI</text:p>
          </table:table-cell>
          <table:table-cell table:style-name="ce618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3"/>
          <table:table-cell table:style-name="ce498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3"/>
          <table:table-cell table:style-name="ce498"/>
          <table:table-cell table:style-name="ce502" office:value-type="string" calcext:value-type="string">
            <text:p>SELANİK </text:p>
          </table:table-cell>
          <table:table-cell table:style-name="ce502" table:number-columns-repeated="3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6" office:value-type="string" calcext:value-type="string">
            <text:p>SAN-Ö</text:p>
          </table:table-cell>
          <table:table-cell table:style-name="ce516" office:value-type="string" calcext:value-type="string">
            <text:p>DĞŞ-Ö</text:p>
          </table:table-cell>
          <table:table-cell table:style-name="ce516"/>
          <table:table-cell table:style-name="ce516" office:value-type="string" calcext:value-type="string">
            <text:p>BAKİYE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7" calcext:value-type="float">
            <text:p>2007</text:p>
          </table:table-cell>
          <table:table-cell table:style-name="ce500" office:value-type="string" calcext:value-type="string">
            <text:p>2006 DEVİR</text:p>
          </table:table-cell>
          <table:table-cell table:style-name="ce516" table:number-columns-repeated="3"/>
          <table:table-cell table:style-name="ce516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DEVİR DOĞUŞ ALACAKLI</text:p>
          </table:table-cell>
          <table:table-cell table:style-name="ce517"/>
          <table:table-cell table:style-name="ce517" office:value-type="float" office:value="39929" calcext:value-type="float">
            <text:p>39.929,00</text:p>
          </table:table-cell>
          <table:table-cell table:style-name="ce517"/>
          <table:table-cell table:style-name="ce517" table:formula="of:=[.E6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211" calcext:value-type="float">
            <text:p>211,00</text:p>
          </table:table-cell>
          <table:table-cell table:style-name="ce517" table:number-columns-repeated="2"/>
          <table:table-cell table:style-name="ce517" table:formula="of:=[.G6]-[.D7]+[.E7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3750" calcext:value-type="float">
            <text:p>3.750,00</text:p>
          </table:table-cell>
          <table:table-cell table:style-name="ce517" table:number-columns-repeated="2"/>
          <table:table-cell table:style-name="ce517" table:formula="of:=[.G7]-[.D8]+[.E8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/>
          <table:table-cell table:style-name="ce517" office:value-type="float" office:value="25" calcext:value-type="float">
            <text:p>25,00</text:p>
          </table:table-cell>
          <table:table-cell table:style-name="ce517"/>
          <table:table-cell table:style-name="ce517" table:formula="of:=[.G8]-[.D9]+[.E9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3" calcext:value-type="float">
            <text:p>4.303,00</text:p>
          </table:table-cell>
          <table:table-cell table:style-name="ce517"/>
          <table:table-cell table:style-name="ce517" table:formula="of:=[.G9]-[.D10]+[.E10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1900" calcext:value-type="float">
            <text:p>1.900,00</text:p>
          </table:table-cell>
          <table:table-cell table:style-name="ce517" table:number-columns-repeated="2"/>
          <table:table-cell table:style-name="ce517" table:formula="of:=[.G10]-[.D11]+[.E11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139" calcext:value-type="float">
            <text:p>1.139,00</text:p>
          </table:table-cell>
          <table:table-cell table:style-name="ce517"/>
          <table:table-cell table:style-name="ce517" table:formula="of:=[.G11]-[.D12]+[.E12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NKAMATİK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12]-[.D13]+[.E13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SU</text:p>
          </table:table-cell>
          <table:table-cell table:style-name="ce517" office:value-type="float" office:value="955" calcext:value-type="float">
            <text:p>955,00</text:p>
          </table:table-cell>
          <table:table-cell table:style-name="ce517" table:number-columns-repeated="2"/>
          <table:table-cell table:style-name="ce517" table:formula="of:=[.G13]-[.D14]+[.E14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36" calcext:value-type="float">
            <text:p>136,00</text:p>
          </table:table-cell>
          <table:table-cell table:style-name="ce517"/>
          <table:table-cell table:style-name="ce517" table:formula="of:=[.G14]-[.D15]+[.E15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TİLA EL</text:p>
          </table:table-cell>
          <table:table-cell table:style-name="ce517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15]-[.D16]+[.E16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16]-[.D17]+[.E17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17]-[.D18]+[.E18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8" calcext:value-type="float">
            <text:p>68,00</text:p>
          </table:table-cell>
          <table:table-cell table:style-name="ce517" table:number-columns-repeated="2"/>
          <table:table-cell table:style-name="ce517" table:formula="of:=[.G18]-[.D19]+[.E19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68" calcext:value-type="float">
            <text:p>168,00</text:p>
          </table:table-cell>
          <table:table-cell table:style-name="ce517" table:number-columns-repeated="2"/>
          <table:table-cell table:style-name="ce517" table:formula="of:=[.G19]-[.D20]+[.E20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720" calcext:value-type="float">
            <text:p>1.720,00</text:p>
          </table:table-cell>
          <table:table-cell table:style-name="ce517"/>
          <table:table-cell table:style-name="ce517" table:formula="of:=[.G20]-[.D21]+[.E21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21]-[.D22]+[.E22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RSUN AĞCA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2]-[.D23]+[.E23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23]-[.D24]+[.E24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 office:value-type="float" office:value="1050" calcext:value-type="float">
            <text:p>1.050,00</text:p>
          </table:table-cell>
          <table:table-cell table:style-name="ce517" table:number-columns-repeated="2"/>
          <table:table-cell table:style-name="ce517" table:formula="of:=[.G24]-[.D25]+[.E25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. BALCI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25]-[.D26]+[.E26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ATİFOĞLU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6]-[.D27]+[.E27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SUT ERYİĞİYT</text:p>
          </table:table-cell>
          <table:table-cell table:style-name="ce517" office:value-type="float" office:value="5" calcext:value-type="float">
            <text:p>5,00</text:p>
          </table:table-cell>
          <table:table-cell table:style-name="ce517" table:number-columns-repeated="2"/>
          <table:table-cell table:style-name="ce517" table:formula="of:=[.G27]-[.D28]+[.E28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MLZ</text:p>
          </table:table-cell>
          <table:table-cell table:style-name="ce517"/>
          <table:table-cell table:style-name="ce517" office:value-type="float" office:value="309" calcext:value-type="float">
            <text:p>309,00</text:p>
          </table:table-cell>
          <table:table-cell table:style-name="ce517"/>
          <table:table-cell table:style-name="ce517" table:formula="of:=[.G28]-[.D29]+[.E29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7" calcext:value-type="float">
            <text:p>67,00</text:p>
          </table:table-cell>
          <table:table-cell table:style-name="ce517" table:number-columns-repeated="2"/>
          <table:table-cell table:style-name="ce517" table:formula="of:=[.G29]-[.D30]+[.E30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5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0]-[.D31]+[.E31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1]-[.D32]+[.E32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2]-[.D33]+[.E33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3]-[.D34]+[.E34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ÖMEC MUZAFER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34]-[.D35]+[.E35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35]-[.D36]+[.E36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36]-[.D37]+[.E37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37]-[.D38]+[.E38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37" calcext:value-type="float">
            <text:p>137,00</text:p>
          </table:table-cell>
          <table:table-cell table:style-name="ce517" table:number-columns-repeated="2"/>
          <table:table-cell table:style-name="ce517" table:formula="of:=[.G38]-[.D39]+[.E39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VATA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39]-[.D40]+[.E40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40]-[.D41]+[.E41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12" calcext:value-type="float">
            <text:p>112,00</text:p>
          </table:table-cell>
          <table:table-cell table:style-name="ce517"/>
          <table:table-cell table:style-name="ce517" table:formula="of:=[.G41]-[.D42]+[.E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8’e DEVİR</text:p>
          </table:table-cell>
          <table:table-cell table:style-name="ce517" table:number-columns-repeated="3"/>
          <table:table-cell table:style-name="ce517" table:formula="of:=[.G42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07" calcext:value-type="float">
            <text:p>200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6:.D42])" office:value-type="float" office:value="31025" calcext:value-type="float">
            <text:p>31.025,00</text:p>
          </table:table-cell>
          <table:table-cell table:style-name="ce518" table:formula="of:=SUM([.E6:.E42])" office:value-type="float" office:value="52124" calcext:value-type="float">
            <text:p>52.124,00</text:p>
          </table:table-cell>
          <table:table-cell table:style-name="ce518"/>
          <table:table-cell table:style-name="ce518" table:formula="of:=[.E45]-[.D45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 table:number-rows-repeated="1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08" calcext:value-type="float">
            <text:p>2008</text:p>
          </table:table-cell>
          <table:table-cell table:style-name="ce500" office:value-type="string" calcext:value-type="string">
            <text:p>2007’den DEVİR</text:p>
          </table:table-cell>
          <table:table-cell table:style-name="ce517" table:number-columns-repeated="3"/>
          <table:table-cell table:style-name="ce519" table:formula="of:=[.G43]-[.D60]+[.E6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6" calcext:value-type="float">
            <text:p>26,00</text:p>
          </table:table-cell>
          <table:table-cell table:style-name="ce517"/>
          <table:table-cell table:style-name="ce517" table:formula="of:=[.G60]-[.D61]+[.E61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ECMİ HOC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61]-[.D62]+[.E62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27" calcext:value-type="float">
            <text:p>127,00</text:p>
          </table:table-cell>
          <table:table-cell table:style-name="ce517"/>
          <table:table-cell table:style-name="ce517" table:formula="of:=[.G62]-[.D63]+[.E63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144" calcext:value-type="float">
            <text:p>1.144,00</text:p>
          </table:table-cell>
          <table:table-cell table:style-name="ce517" table:number-columns-repeated="2"/>
          <table:table-cell table:style-name="ce517" table:formula="of:=[.G63]-[.D64]+[.E64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64]-[.D65]+[.E65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]-[.D66]+[.E66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49" calcext:value-type="float">
            <text:p>149,00</text:p>
          </table:table-cell>
          <table:table-cell table:style-name="ce517" table:number-columns-repeated="2"/>
          <table:table-cell table:style-name="ce517" table:formula="of:=[.G66]-[.D67]+[.E67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30" calcext:value-type="float">
            <text:p>130,00</text:p>
          </table:table-cell>
          <table:table-cell table:style-name="ce517"/>
          <table:table-cell table:style-name="ce517" table:formula="of:=[.G67]-[.D68]+[.E68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ÜRKİYELİ</text:p>
          </table:table-cell>
          <table:table-cell table:style-name="ce517"/>
          <table:table-cell table:style-name="ce517" office:value-type="float" office:value="231" calcext:value-type="float">
            <text:p>231,00</text:p>
          </table:table-cell>
          <table:table-cell table:style-name="ce517"/>
          <table:table-cell table:style-name="ce517" table:formula="of:=[.G68]-[.D69]+[.E69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CZ ÖZLEM</text:p>
          </table:table-cell>
          <table:table-cell table:style-name="ce517" office:value-type="float" office:value="528" calcext:value-type="float">
            <text:p>528,00</text:p>
          </table:table-cell>
          <table:table-cell table:style-name="ce517" table:number-columns-repeated="2"/>
          <table:table-cell table:style-name="ce517" table:formula="of:=[.G69]-[.D70]+[.E70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CI NAK</text:p>
          </table:table-cell>
          <table:table-cell table:style-name="ce517" office:value-type="float" office:value="450" calcext:value-type="float">
            <text:p>450,00</text:p>
          </table:table-cell>
          <table:table-cell table:style-name="ce517" table:number-columns-repeated="2"/>
          <table:table-cell table:style-name="ce517" table:formula="of:=[.G70]-[.D71]+[.E71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53" calcext:value-type="float">
            <text:p>153,00</text:p>
          </table:table-cell>
          <table:table-cell table:style-name="ce517" table:number-columns-repeated="2"/>
          <table:table-cell table:style-name="ce517" table:formula="of:=[.G71]-[.D72]+[.E72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FİKRİ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72]-[.D73]+[.E73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33" calcext:value-type="float">
            <text:p>233,00</text:p>
          </table:table-cell>
          <table:table-cell table:style-name="ce517" table:number-columns-repeated="2"/>
          <table:table-cell table:style-name="ce517" table:formula="of:=[.G73]-[.D74]+[.E74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RT MALZEME</text:p>
          </table:table-cell>
          <table:table-cell table:style-name="ce517"/>
          <table:table-cell table:style-name="ce517" office:value-type="float" office:value="236" calcext:value-type="float">
            <text:p>236,00</text:p>
          </table:table-cell>
          <table:table-cell table:style-name="ce517"/>
          <table:table-cell table:style-name="ce517" table:formula="of:=[.G74]-[.D75]+[.E75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İSAN MALZZEME</text:p>
          </table:table-cell>
          <table:table-cell table:style-name="ce517"/>
          <table:table-cell table:style-name="ce517" office:value-type="float" office:value="339" calcext:value-type="float">
            <text:p>339,00</text:p>
          </table:table-cell>
          <table:table-cell table:style-name="ce517"/>
          <table:table-cell table:style-name="ce517" table:formula="of:=[.G75]-[.D76]+[.E76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1103" calcext:value-type="float">
            <text:p>1.103,00</text:p>
          </table:table-cell>
          <table:table-cell table:style-name="ce517"/>
          <table:table-cell table:style-name="ce517" table:formula="of:=[.G76]-[.D77]+[.E77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ZİRAT</text:p>
          </table:table-cell>
          <table:table-cell table:style-name="ce517"/>
          <table:table-cell table:style-name="ce517" office:value-type="float" office:value="306" calcext:value-type="float">
            <text:p>306,00</text:p>
          </table:table-cell>
          <table:table-cell table:style-name="ce517"/>
          <table:table-cell table:style-name="ce517" table:formula="of:=[.G77]-[.D78]+[.E78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YAKUP HOCA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78]-[.D79]+[.E79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YEŞİLYURT 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79]-[.D80]+[.E80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B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80]-[.D81]+[.E81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TİN KK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81]-[.D82]+[.E82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MAL K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82]-[.D83]+[.E83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DİŞCİ KK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83]-[.D84]+[.E84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RULLAH MERMER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84]-[.D85]+[.E85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85]-[.D86]+[.E86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86]-[.D87]+[.E87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87]-[.D88]+[.E88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 BATARYA</text:p>
          </table:table-cell>
          <table:table-cell table:style-name="ce517"/>
          <table:table-cell table:style-name="ce517" office:value-type="float" office:value="35" calcext:value-type="float">
            <text:p>35,00</text:p>
          </table:table-cell>
          <table:table-cell table:style-name="ce517"/>
          <table:table-cell table:style-name="ce517" table:formula="of:=[.G88]-[.D89]+[.E89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89]-[.D90]+[.E90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90]-[.D91]+[.E91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7" calcext:value-type="float">
            <text:p>27,00</text:p>
          </table:table-cell>
          <table:table-cell table:style-name="ce517"/>
          <table:table-cell table:style-name="ce517" table:formula="of:=[.G91]-[.D92]+[.E92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358" calcext:value-type="float">
            <text:p>358,00</text:p>
          </table:table-cell>
          <table:table-cell table:style-name="ce517" table:number-columns-repeated="2"/>
          <table:table-cell table:style-name="ce517" table:formula="of:=[.G92]-[.D93]+[.E93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ELDEN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93]-[.D94]+[.E94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ALİ ELDEN</text:p>
          </table:table-cell>
          <table:table-cell table:style-name="ce517" office:value-type="float" office:value="7300" calcext:value-type="float">
            <text:p>7.300,00</text:p>
          </table:table-cell>
          <table:table-cell table:style-name="ce517" table:number-columns-repeated="2"/>
          <table:table-cell table:style-name="ce517" table:formula="of:=[.G94]-[.D95]+[.E95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/>
          <table:table-cell table:style-name="ce517" office:value-type="float" office:value="55" calcext:value-type="float">
            <text:p>55,00</text:p>
          </table:table-cell>
          <table:table-cell table:style-name="ce517"/>
          <table:table-cell table:style-name="ce517" table:formula="of:=[.G95]-[.D96]+[.E96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 DOĞU BOYAC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96]-[.D97]+[.E97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K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97]-[.D98]+[.E98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ATTİN DOĞU</text:p>
          </table:table-cell>
          <table:table-cell table:style-name="ce517"/>
          <table:table-cell table:style-name="ce517" office:value-type="float" office:value="871" calcext:value-type="float">
            <text:p>871,00</text:p>
          </table:table-cell>
          <table:table-cell table:style-name="ce517"/>
          <table:table-cell table:style-name="ce517" table:formula="of:=[.G98]-[.D99]+[.E99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STPŞ-KDV</text:p>
          </table:table-cell>
          <table:table-cell table:style-name="ce517"/>
          <table:table-cell table:style-name="ce517" office:value-type="float" office:value="122" calcext:value-type="float">
            <text:p>122,00</text:p>
          </table:table-cell>
          <table:table-cell table:style-name="ce517"/>
          <table:table-cell table:style-name="ce517" table:formula="of:=[.G99]-[.D100]+[.E100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EYİN COBANOĞ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00]-[.D101]+[.E101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H MALZ</text:p>
          </table:table-cell>
          <table:table-cell table:style-name="ce517"/>
          <table:table-cell table:style-name="ce517" office:value-type="float" office:value="1080" calcext:value-type="float">
            <text:p>1.080,00</text:p>
          </table:table-cell>
          <table:table-cell table:style-name="ce517"/>
          <table:table-cell table:style-name="ce517" table:formula="of:=[.G101]-[.D102]+[.E102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Cİ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102]-[.D103]+[.E103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İŞ</text:p>
          </table:table-cell>
          <table:table-cell table:style-name="ce517"/>
          <table:table-cell table:style-name="ce517" office:value-type="float" office:value="667" calcext:value-type="float">
            <text:p>667,00</text:p>
          </table:table-cell>
          <table:table-cell table:style-name="ce517"/>
          <table:table-cell table:style-name="ce517" table:formula="of:=[.G103]-[.D104]+[.E104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848" calcext:value-type="float">
            <text:p>848,00</text:p>
          </table:table-cell>
          <table:table-cell table:style-name="ce517"/>
          <table:table-cell table:style-name="ce517" table:formula="of:=[.G104]-[.D105]+[.E105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İŞ ALINA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105]-[.D106]+[.E106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ME</text:p>
          </table:table-cell>
          <table:table-cell table:style-name="ce517"/>
          <table:table-cell table:style-name="ce517" office:value-type="float" office:value="331" calcext:value-type="float">
            <text:p>331,00</text:p>
          </table:table-cell>
          <table:table-cell table:style-name="ce517"/>
          <table:table-cell table:style-name="ce517" table:formula="of:=[.G106]-[.D107]+[.E107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107]-[.D108]+[.E108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92" calcext:value-type="float">
            <text:p>192,00</text:p>
          </table:table-cell>
          <table:table-cell table:style-name="ce517" table:number-columns-repeated="2"/>
          <table:table-cell table:style-name="ce517" table:formula="of:=[.G108]-[.D109]+[.E109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AMĞA</text:p>
          </table:table-cell>
          <table:table-cell table:style-name="ce517" office:value-type="float" office:value="85" calcext:value-type="float">
            <text:p>85,00</text:p>
          </table:table-cell>
          <table:table-cell table:style-name="ce517" table:number-columns-repeated="2"/>
          <table:table-cell table:style-name="ce517" table:formula="of:=[.G109]-[.D110]+[.E110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PO YEŞİLYURT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110]-[.D111]+[.E111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26" calcext:value-type="float">
            <text:p>126,00</text:p>
          </table:table-cell>
          <table:table-cell table:style-name="ce517"/>
          <table:table-cell table:style-name="ce517" table:formula="of:=[.G111]-[.D112]+[.E112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ĞKUR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12]-[.D113]+[.E113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13]-[.D114]+[.E114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ARAC MALZ</text:p>
          </table:table-cell>
          <table:table-cell table:style-name="ce517"/>
          <table:table-cell table:style-name="ce517" office:value-type="float" office:value="418" calcext:value-type="float">
            <text:p>418,00</text:p>
          </table:table-cell>
          <table:table-cell table:style-name="ce517"/>
          <table:table-cell table:style-name="ce517" table:formula="of:=[.G114]-[.D115]+[.E115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9’a DEVİR</text:p>
          </table:table-cell>
          <table:table-cell table:style-name="ce517" table:number-columns-repeated="3"/>
          <table:table-cell table:style-name="ce519" table:formula="of:=[.G115]-[.D116]+[.E116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08" calcext:value-type="float">
            <text:p>200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:.D115])" office:value-type="float" office:value="20241" calcext:value-type="float">
            <text:p>20.241,00</text:p>
          </table:table-cell>
          <table:table-cell table:style-name="ce518" table:formula="of:=SUM([.E61:.E115])" office:value-type="float" office:value="15509" calcext:value-type="float">
            <text:p>15.509,00</text:p>
          </table:table-cell>
          <table:table-cell table:style-name="ce518"/>
          <table:table-cell table:style-name="ce518" table:formula="of:=[.E118]-[.D118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9" calcext:value-type="float">
            <text:p>2009</text:p>
          </table:table-cell>
          <table:table-cell table:style-name="ce500" office:value-type="string" calcext:value-type="string">
            <text:p>2008’den DEVİR</text:p>
          </table:table-cell>
          <table:table-cell table:style-name="ce517" table:number-columns-repeated="3"/>
          <table:table-cell table:style-name="ce519" table:formula="of:=[.G116]-[.D119]+[.E11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BOYA</text:p>
          </table:table-cell>
          <table:table-cell table:style-name="ce517"/>
          <table:table-cell table:style-name="ce517" office:value-type="float" office:value="85" calcext:value-type="float">
            <text:p>85,00</text:p>
          </table:table-cell>
          <table:table-cell table:style-name="ce517"/>
          <table:table-cell table:style-name="ce517" table:formula="of:=[.G119]-[.D120]+[.E120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HAN</text:p>
          </table:table-cell>
          <table:table-cell table:style-name="ce517"/>
          <table:table-cell table:style-name="ce517" office:value-type="float" office:value="70" calcext:value-type="float">
            <text:p>70,00</text:p>
          </table:table-cell>
          <table:table-cell table:style-name="ce517"/>
          <table:table-cell table:style-name="ce517" table:formula="of:=[.G120]-[.D121]+[.E121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121]-[.D122]+[.E122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ROĞLU KK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22]-[.D123]+[.E123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</text:p>
          </table:table-cell>
          <table:table-cell table:style-name="ce517" office:value-type="float" office:value="2013" calcext:value-type="float">
            <text:p>2.013,00</text:p>
          </table:table-cell>
          <table:table-cell table:style-name="ce517" table:number-columns-repeated="2"/>
          <table:table-cell table:style-name="ce517" table:formula="of:=[.G123]-[.D124]+[.E124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290" calcext:value-type="float">
            <text:p>290,00</text:p>
          </table:table-cell>
          <table:table-cell table:style-name="ce517" table:number-columns-repeated="2"/>
          <table:table-cell table:style-name="ce517" table:formula="of:=[.G124]-[.D125]+[.E125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7" calcext:value-type="float">
            <text:p>77,00</text:p>
          </table:table-cell>
          <table:table-cell table:style-name="ce517" table:number-columns-repeated="2"/>
          <table:table-cell table:style-name="ce517" table:formula="of:=[.G125]-[.D126]+[.E126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26]-[.D127]+[.E127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PER KURBAN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127]-[.D128]+[.E128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ZRT</text:p>
          </table:table-cell>
          <table:table-cell table:style-name="ce517"/>
          <table:table-cell table:style-name="ce517" office:value-type="float" office:value="330" calcext:value-type="float">
            <text:p>330,00</text:p>
          </table:table-cell>
          <table:table-cell table:style-name="ce517"/>
          <table:table-cell table:style-name="ce517" table:formula="of:=[.G128]-[.D129]+[.E129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SSK</text:p>
          </table:table-cell>
          <table:table-cell table:style-name="ce517" office:value-type="float" office:value="231" calcext:value-type="float">
            <text:p>231,00</text:p>
          </table:table-cell>
          <table:table-cell table:style-name="ce517" table:number-columns-repeated="2"/>
          <table:table-cell table:style-name="ce517" table:formula="of:=[.G129]-[.D130]+[.E130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CI BAĞKUR</text:p>
          </table:table-cell>
          <table:table-cell table:style-name="ce517" office:value-type="float" office:value="745" calcext:value-type="float">
            <text:p>745,00</text:p>
          </table:table-cell>
          <table:table-cell table:style-name="ce517" table:number-columns-repeated="2"/>
          <table:table-cell table:style-name="ce518" table:formula="of:=[.G130]-[.D131]+[.E131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0’a DEVİR</text:p>
          </table:table-cell>
          <table:table-cell table:style-name="ce517" table:number-columns-repeated="3"/>
          <table:table-cell table:style-name="ce519" table:formula="of:=[.G131]-[.D132]+[.E132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09" calcext:value-type="float">
            <text:p>200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20:.D131])" office:value-type="float" office:value="4356" calcext:value-type="float">
            <text:p>4.356,00</text:p>
          </table:table-cell>
          <table:table-cell table:style-name="ce518" table:formula="of:=SUM([.E120:.E131])" office:value-type="float" office:value="1563" calcext:value-type="float">
            <text:p>1.563,00</text:p>
          </table:table-cell>
          <table:table-cell table:style-name="ce518"/>
          <table:table-cell table:style-name="ce518" table:formula="of:=[.E134]-[.D134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4" table:number-rows-repeated="43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0" calcext:value-type="float">
            <text:p>2010</text:p>
          </table:table-cell>
          <table:table-cell table:style-name="ce500" office:value-type="string" calcext:value-type="string">
            <text:p>2009’dan DEVİR</text:p>
          </table:table-cell>
          <table:table-cell table:style-name="ce517" table:number-columns-repeated="3"/>
          <table:table-cell table:style-name="ce519" table:formula="of:=[.G132]-[.D178]+[.E178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78]-[.D179]+[.E179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DĞŞ VER</text:p>
          </table:table-cell>
          <table:table-cell table:style-name="ce517" office:value-type="float" office:value="275" calcext:value-type="float">
            <text:p>275,00</text:p>
          </table:table-cell>
          <table:table-cell table:style-name="ce517" table:number-columns-repeated="2"/>
          <table:table-cell table:style-name="ce517" table:formula="of:=[.G179]-[.D180]+[.E180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8" calcext:value-type="float">
            <text:p>18,00</text:p>
          </table:table-cell>
          <table:table-cell table:style-name="ce517" table:number-columns-repeated="2"/>
          <table:table-cell table:style-name="ce517" table:formula="of:=[.G180]-[.D181]+[.E181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44" calcext:value-type="float">
            <text:p>244,00</text:p>
          </table:table-cell>
          <table:table-cell table:style-name="ce517" table:number-columns-repeated="2"/>
          <table:table-cell table:style-name="ce517" table:formula="of:=[.G181]-[.D182]+[.E182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2]-[.D183]+[.E183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İLAL DEMİRSOY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83]-[.D184]+[.E184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HMET DİLEK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84]-[.D185]+[.E185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5]-[.D186]+[.E186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T TELİ</text:p>
          </table:table-cell>
          <table:table-cell table:style-name="ce517" office:value-type="float" office:value="2425" calcext:value-type="float">
            <text:p>2.425,00</text:p>
          </table:table-cell>
          <table:table-cell table:style-name="ce517" table:number-columns-repeated="2"/>
          <table:table-cell table:style-name="ce517" table:formula="of:=[.G186]-[.D187]+[.E187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 BAHCE</text:p>
          </table:table-cell>
          <table:table-cell table:style-name="ce517" office:value-type="float" office:value="210" calcext:value-type="float">
            <text:p>210,00</text:p>
          </table:table-cell>
          <table:table-cell table:style-name="ce517" table:number-columns-repeated="2"/>
          <table:table-cell table:style-name="ce517" table:formula="of:=[.G187]-[.D188]+[.E188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VAR İŞCİLİĞİ</text:p>
          </table:table-cell>
          <table:table-cell table:style-name="ce517" office:value-type="float" office:value="630" calcext:value-type="float">
            <text:p>630,00</text:p>
          </table:table-cell>
          <table:table-cell table:style-name="ce517" table:number-columns-repeated="2"/>
          <table:table-cell table:style-name="ce517" table:formula="of:=[.G188]-[.D189]+[.E189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89]-[.D190]+[.E190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90]-[.D191]+[.E191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1]-[.D192]+[.E192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2]-[.D193]+[.E193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G. GV</text:p>
          </table:table-cell>
          <table:table-cell table:style-name="ce517" office:value-type="float" office:value="60" calcext:value-type="float">
            <text:p>60,00</text:p>
          </table:table-cell>
          <table:table-cell table:style-name="ce517" table:number-columns-repeated="2"/>
          <table:table-cell table:style-name="ce517" table:formula="of:=[.G193]-[.D194]+[.E194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TO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94]-[.D195]+[.E195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FORJE</text:p>
          </table:table-cell>
          <table:table-cell table:style-name="ce517" office:value-type="float" office:value="815" calcext:value-type="float">
            <text:p>815,00</text:p>
          </table:table-cell>
          <table:table-cell table:style-name="ce517" table:number-columns-repeated="2"/>
          <table:table-cell table:style-name="ce517" table:formula="of:=[.G195]-[.D196]+[.E196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HSAN ŞENMAN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196]-[.D197]+[.E197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NER ERAYDIN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197]-[.D198]+[.E198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 DİNC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8]-[.D199]+[.E199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M SIĞIRECI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9]-[.D200]+[.E200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Ş. CIRDKLI PER</text:p>
          </table:table-cell>
          <table:table-cell table:style-name="ce517" office:value-type="float" office:value="110" calcext:value-type="float">
            <text:p>110,00</text:p>
          </table:table-cell>
          <table:table-cell table:style-name="ce517" table:number-columns-repeated="2"/>
          <table:table-cell table:style-name="ce517" table:formula="of:=[.G200]-[.D201]+[.E201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270" calcext:value-type="float">
            <text:p>270,00</text:p>
          </table:table-cell>
          <table:table-cell table:style-name="ce517" table:number-columns-repeated="2"/>
          <table:table-cell table:style-name="ce517" table:formula="of:=[.G201]-[.D202]+[.E202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BAĞKUR</text:p>
          </table:table-cell>
          <table:table-cell table:style-name="ce517" office:value-type="float" office:value="367" calcext:value-type="float">
            <text:p>367,00</text:p>
          </table:table-cell>
          <table:table-cell table:style-name="ce517" table:number-columns-repeated="2"/>
          <table:table-cell table:style-name="ce517" table:formula="of:=[.G202]-[.D203]+[.E203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24" calcext:value-type="float">
            <text:p>224,00</text:p>
          </table:table-cell>
          <table:table-cell table:style-name="ce517"/>
          <table:table-cell table:style-name="ce517" table:formula="of:=[.G203]-[.D204]+[.E204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530" calcext:value-type="float">
            <text:p>530,00</text:p>
          </table:table-cell>
          <table:table-cell table:style-name="ce517"/>
          <table:table-cell table:style-name="ce517" table:formula="of:=[.G204]-[.D205]+[.E205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5]-[.D206]+[.E206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VRULU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06]-[.D207]+[.E207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7]-[.D208]+[.E208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4">
          <table:table-cell/>
          <table:table-cell table:style-name="ce477"/>
          <table:table-cell table:style-name="ce499" office:value-type="string" calcext:value-type="string">
            <text:p>FIRCA ISPATULA</text:p>
          </table:table-cell>
          <table:table-cell table:style-name="ce517"/>
          <table:table-cell table:style-name="ce517" office:value-type="float" office:value="14" calcext:value-type="float">
            <text:p>14,00</text:p>
          </table:table-cell>
          <table:table-cell table:style-name="ce517"/>
          <table:table-cell table:style-name="ce517" table:formula="of:=[.G208]-[.D209]+[.E209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KDV STB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09]-[.D210]+[.E210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1’e devir</text:p>
          </table:table-cell>
          <table:table-cell table:style-name="ce517" table:number-columns-repeated="3"/>
          <table:table-cell table:style-name="ce517" table:formula="of:=[.G210]-[.D211]+[.E211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10" calcext:value-type="float">
            <text:p>2010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79:.D210])" office:value-type="float" office:value="10945" calcext:value-type="float">
            <text:p>10.945,00</text:p>
          </table:table-cell>
          <table:table-cell table:style-name="ce518" table:formula="of:=SUM([.E179:.E210])" office:value-type="float" office:value="1268" calcext:value-type="float">
            <text:p>1.268,00</text:p>
          </table:table-cell>
          <table:table-cell table:style-name="ce518"/>
          <table:table-cell table:style-name="ce518" table:formula="of:=[.E213]-[.D213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4">
          <table:table-cell/>
          <table:table-cell table:style-name="ce618" table:number-columns-repeated="2"/>
          <table:table-cell table:style-name="ce517" table:number-columns-repeated="4"/>
          <table:table-cell table:number-columns-repeated="1017"/>
        </table:table-row>
        <table:table-row table:style-name="ro4" table:number-rows-repeated="22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1" calcext:value-type="float">
            <text:p>2011</text:p>
          </table:table-cell>
          <table:table-cell table:style-name="ce500" office:value-type="string" calcext:value-type="string">
            <text:p>2010’dan DEVİR</text:p>
          </table:table-cell>
          <table:table-cell table:style-name="ce517" table:number-columns-repeated="3"/>
          <table:table-cell table:style-name="ce517" table:formula="of:=[.G211]-[.D237]+[.E23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KK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237]-[.D238]+[.E23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LİP EKİCİ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38]-[.D239]+[.E23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-2-3 AY</text:p>
          </table:table-cell>
          <table:table-cell table:style-name="ce499" office:value-type="string" calcext:value-type="string">
            <text:p>KDV – GV</text:p>
          </table:table-cell>
          <table:table-cell table:style-name="ce517" office:value-type="float" office:value="309" calcext:value-type="float">
            <text:p>309,00</text:p>
          </table:table-cell>
          <table:table-cell table:style-name="ce517" table:number-columns-repeated="2"/>
          <table:table-cell table:style-name="ce517" table:formula="of:=[.G239]-[.D240]+[.E24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1720" calcext:value-type="float">
            <text:p>1.720,00</text:p>
          </table:table-cell>
          <table:table-cell table:style-name="ce517" table:number-columns-repeated="2"/>
          <table:table-cell table:style-name="ce517" table:formula="of:=[.G240]-[.D241]+[.E24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4">
          <table:table-cell/>
          <table:table-cell table:style-name="ce478" office:value-type="date" office:date-value="2011-04-07" calcext:value-type="date">
            <text:p>07.Nis</text:p>
          </table:table-cell>
          <table:table-cell table:style-name="ce499" office:value-type="string" calcext:value-type="string">
            <text:p>ELDEN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41]-[.D242]+[.E24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STAR – cizme</text:p>
          </table:table-cell>
          <table:table-cell table:style-name="ce517"/>
          <table:table-cell table:style-name="ce517" office:value-type="float" office:value="540" calcext:value-type="float">
            <text:p>540,00</text:p>
          </table:table-cell>
          <table:table-cell table:style-name="ce517"/>
          <table:table-cell table:style-name="ce517" table:formula="of:=[.G242]-[.D243]+[.E24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NAK TK</text:p>
          </table:table-cell>
          <table:table-cell table:style-name="ce517"/>
          <table:table-cell table:style-name="ce517" office:value-type="float" office:value="754" calcext:value-type="float">
            <text:p>754,00</text:p>
          </table:table-cell>
          <table:table-cell table:style-name="ce517"/>
          <table:table-cell table:style-name="ce517" table:formula="of:=[.G243]-[.D244]+[.E24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MUSTAFA</text:p>
          </table:table-cell>
          <table:table-cell table:style-name="ce517" office:value-type="float" office:value="140" calcext:value-type="float">
            <text:p>140,00</text:p>
          </table:table-cell>
          <table:table-cell table:style-name="ce517" table:number-columns-repeated="2"/>
          <table:table-cell table:style-name="ce517" table:formula="of:=[.G244]-[.D245]+[.E24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PEL MUAYENE</text:p>
          </table:table-cell>
          <table:table-cell table:style-name="ce517" office:value-type="float" office:value="220" calcext:value-type="float">
            <text:p>220,00</text:p>
          </table:table-cell>
          <table:table-cell table:style-name="ce517" table:number-columns-repeated="2"/>
          <table:table-cell table:style-name="ce517" table:formula="of:=[.G245]-[.D246]+[.E24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DV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46]-[.D247]+[.E24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TIN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47]-[.D248]+[.E24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NİSAN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764" calcext:value-type="float">
            <text:p>764,00</text:p>
          </table:table-cell>
          <table:table-cell table:style-name="ce517"/>
          <table:table-cell table:style-name="ce517" table:formula="of:=[.G248]-[.D249]+[.E24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SİCİ TEX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49]-[.D250]+[.E25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IZ KONT ÖDEME</text:p>
          </table:table-cell>
          <table:table-cell table:style-name="ce517"/>
          <table:table-cell table:style-name="ce517" office:value-type="float" office:value="708" calcext:value-type="float">
            <text:p>708,00</text:p>
          </table:table-cell>
          <table:table-cell table:style-name="ce517"/>
          <table:table-cell table:style-name="ce517" table:formula="of:=[.G250]-[.D251]+[.E25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4">
          <table:table-cell/>
          <table:table-cell table:style-name="ce478" office:value-type="date" office:date-value="2011-06-24" calcext:value-type="date">
            <text:p>24.Haz</text:p>
          </table:table-cell>
          <table:table-cell table:style-name="ce499" office:value-type="string" calcext:value-type="string">
            <text:p>2 GL SLK BOYA ve mlzm</text:p>
          </table:table-cell>
          <table:table-cell table:style-name="ce517"/>
          <table:table-cell table:style-name="ce517" office:value-type="float" office:value="105" calcext:value-type="float">
            <text:p>105,00</text:p>
          </table:table-cell>
          <table:table-cell table:style-name="ce517"/>
          <table:table-cell table:style-name="ce517" table:formula="of:=[.G251]-[.D252]+[.E25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OTER ALİ BALC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52]-[.D253]+[.E25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SKENDİYER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253]-[.D254]+[.E25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LCI ELDEN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254]-[.D255]+[.E25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.AĞS</text:p>
          </table:table-cell>
          <table:table-cell table:style-name="ce499" office:value-type="string" calcext:value-type="string">
            <text:p>KDV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255]-[.D256]+[.E25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56]-[.D257]+[.E25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SSK</text:p>
          </table:table-cell>
          <table:table-cell table:style-name="ce517" office:value-type="float" office:value="520" calcext:value-type="float">
            <text:p>520,00</text:p>
          </table:table-cell>
          <table:table-cell table:style-name="ce517" table:number-columns-repeated="2"/>
          <table:table-cell table:style-name="ce517" table:formula="of:=[.G257]-[.D258]+[.E25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4">
          <table:table-cell/>
          <table:table-cell table:style-name="ce478" office:value-type="date" office:date-value="2011-09-30" calcext:value-type="date">
            <text:p>30.Eyl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58]-[.D259]+[.E25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 MALZ</text:p>
          </table:table-cell>
          <table:table-cell table:style-name="ce517"/>
          <table:table-cell table:style-name="ce517" office:value-type="float" office:value="1082" calcext:value-type="float">
            <text:p>1.082,00</text:p>
          </table:table-cell>
          <table:table-cell table:style-name="ce517"/>
          <table:table-cell table:style-name="ce517" table:formula="of:=[.G259]-[.D260]+[.E26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M NAK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60]-[.D261]+[.E26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HASAN TAŞ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261]-[.D262]+[.E26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LOK <text:s/>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2]-[.D263]+[.E26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PARASI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263]-[.D264]+[.E26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64]-[.D265]+[.E26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EMLAK</text:p>
          </table:table-cell>
          <table:table-cell table:style-name="ce517" office:value-type="float" office:value="5020" calcext:value-type="float">
            <text:p>5.020,00</text:p>
          </table:table-cell>
          <table:table-cell table:style-name="ce517" table:number-columns-repeated="2"/>
          <table:table-cell table:style-name="ce517" table:formula="of:=[.G265]-[.D266]+[.E26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GEC VR</text:p>
          </table:table-cell>
          <table:table-cell table:style-name="ce517" office:value-type="float" office:value="97" calcext:value-type="float">
            <text:p>97,00</text:p>
          </table:table-cell>
          <table:table-cell table:style-name="ce517" table:number-columns-repeated="2"/>
          <table:table-cell table:style-name="ce517" table:formula="of:=[.G266]-[.D267]+[.E26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7]-[.D268]+[.E26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845" calcext:value-type="float">
            <text:p>845,00</text:p>
          </table:table-cell>
          <table:table-cell table:style-name="ce517" table:number-columns-repeated="2"/>
          <table:table-cell table:style-name="ce517" table:formula="of:=[.G268]-[.D269]+[.E26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DĞ VERĞİ</text:p>
          </table:table-cell>
          <table:table-cell table:style-name="ce517" office:value-type="float" office:value="246" calcext:value-type="float">
            <text:p>246,00</text:p>
          </table:table-cell>
          <table:table-cell table:style-name="ce517" table:number-columns-repeated="2"/>
          <table:table-cell table:style-name="ce517" table:formula="of:=[.G269]-[.D270]+[.E27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KREDİ 1-2-3-4-5-6 <text:s/>6-11. aylar 2375x6</text:p>
          </table:table-cell>
          <table:table-cell table:style-name="ce517"/>
          <table:table-cell table:style-name="ce517" office:value-type="float" office:value="14250" calcext:value-type="float">
            <text:p>14.250,00</text:p>
          </table:table-cell>
          <table:table-cell table:style-name="ce517"/>
          <table:table-cell table:style-name="ce517" table:formula="of:=[.G270]-[.D271]+[.E27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<text:s/>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71]-[.D272]+[.E27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 office:value-type="float" office:value="6" calcext:value-type="float">
            <text:p>6,00</text:p>
          </table:table-cell>
          <table:table-cell table:style-name="ce517" table:number-columns-repeated="2"/>
          <table:table-cell table:style-name="ce517" table:formula="of:=[.G272]-[.D273]+[.E27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. ay</text:p>
          </table:table-cell>
          <table:table-cell table:style-name="ce499" office:value-type="string" calcext:value-type="string">
            <text:p>KREDİ 7</text:p>
          </table:table-cell>
          <table:table-cell table:style-name="ce517"/>
          <table:table-cell table:style-name="ce517" office:value-type="float" office:value="2375" calcext:value-type="float">
            <text:p>2.375,00</text:p>
          </table:table-cell>
          <table:table-cell table:style-name="ce517"/>
          <table:table-cell table:style-name="ce517" table:formula="of:=[.G273]-[.D274]+[.E27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ERSİTE <text:s/>MALZ</text:p>
          </table:table-cell>
          <table:table-cell table:style-name="ce517" office:value-type="float" office:value="9600" calcext:value-type="float">
            <text:p>9.600,00</text:p>
          </table:table-cell>
          <table:table-cell table:style-name="ce517" table:number-columns-repeated="2"/>
          <table:table-cell table:style-name="ce517" table:formula="of:=[.G274]-[.D275]+[.E27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 cankurt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75]-[.D276]+[.E27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eniz mak</text:p>
          </table:table-cell>
          <table:table-cell table:style-name="ce517" office:value-type="float" office:value="280" calcext:value-type="float">
            <text:p>280,00</text:p>
          </table:table-cell>
          <table:table-cell table:style-name="ce517" table:number-columns-repeated="2"/>
          <table:table-cell table:style-name="ce517" table:formula="of:=[.G276]-[.D277]+[.E27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90" calcext:value-type="float">
            <text:p>90,00</text:p>
          </table:table-cell>
          <table:table-cell table:style-name="ce517" table:number-columns-repeated="2"/>
          <table:table-cell table:style-name="ce517" table:formula="of:=[.G277]-[.D278]+[.E27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doğuşun aldığı</text:p>
          </table:table-cell>
          <table:table-cell table:style-name="ce517" table:formula="of:=SUM([.D238:.D278])" office:value-type="float" office:value="29117" calcext:value-type="float">
            <text:p>29.117,00</text:p>
          </table:table-cell>
          <table:table-cell table:style-name="ce618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selaniğin aldığı aldığı</text:p>
          </table:table-cell>
          <table:table-cell table:style-name="ce517"/>
          <table:table-cell table:style-name="ce517" table:formula="of:=SUM([.E238:.E278])" office:value-type="float" office:value="24078" calcext:value-type="float">
            <text:p>24.078,00</text:p>
          </table:table-cell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omb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78]-[.D283]+[.E28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0]" office:value-type="float" office:value="5001.38888888889" calcext:value-type="float">
            <text:p>5.001,39</text:p>
          </table:table-cell>
          <table:table-cell table:style-name="ce517" table:number-columns-repeated="2"/>
          <table:table-cell table:style-name="ce517" table:formula="of:=[.G283]-[.D284]+[.E28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0]+['file:///home/murat/depolnx/hes2018/Account/2019/2019%20YS%20KR%20D%C4%9E%C5%9E%20SLNK.ods'#$'AP-LS GNL'.E4]" office:value-type="float" office:value="-1459.295" calcext:value-type="float">
            <text:p>-1.459,30</text:p>
          </table:table-cell>
          <table:table-cell table:style-name="ce517" table:number-columns-repeated="2"/>
          <table:table-cell table:style-name="ce517" table:formula="of:=[.G284]-[.D285]+[.E28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a balcı banka hesabından</text:p>
          </table:table-cell>
          <table:table-cell table:style-name="ce517" office:value-type="float" office:value="8750" calcext:value-type="float">
            <text:p>8.750,00</text:p>
          </table:table-cell>
          <table:table-cell table:style-name="ce517" table:number-columns-repeated="2"/>
          <table:table-cell table:style-name="ce517" table:formula="of:=[.G285]-[.D286]+[.E28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7" table:formula="of:=[.G286]-[.D287]+[.E287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618"/>
          <table:table-cell table:style-name="ce517" table:number-columns-repeated="3"/>
          <table:table-cell table:style-name="ce517" table:formula="of:=[.G287]-[.D288]+[.E288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0]+['file:///home/murat/depolnx/hes2018/Account/2019/2019%20YS%20KR%20D%C4%9E%C5%9E%20SLNK.ods'#$'AP-LS GNL'.D4]" office:value-type="float" office:value="7500" calcext:value-type="float">
            <text:p>7.500,00</text:p>
          </table:table-cell>
          <table:table-cell table:style-name="ce517" table:number-columns-repeated="2"/>
          <table:table-cell table:style-name="ce517" table:formula="of:=[.G288]-[.D289]+[.E289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0]+['file:///home/murat/depolnx/hes2018/Account/2019/2019%20YS%20KR%20D%C4%9E%C5%9E%20SLNK.ods'#$'AP-LS GNL'.C4]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289]-[.D290]+[.E290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0]+['file:///home/murat/depolnx/hes2018/Account/2019/2019%20YS%20KR%20D%C4%9E%C5%9E%20SLNK.ods'#$'AP-LS GNL'.B4]" office:value-type="float" office:value="7200" calcext:value-type="float">
            <text:p>7.200,00</text:p>
          </table:table-cell>
          <table:table-cell table:style-name="ce517" table:number-columns-repeated="2"/>
          <table:table-cell table:style-name="ce517" table:formula="of:=[.G290]-[.D291]+[.E29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618"/>
          <table:table-cell table:style-name="ce517" office:value-type="float" office:value="2.44" calcext:value-type="float">
            <text:p>2,44</text:p>
          </table:table-cell>
          <table:table-cell table:style-name="ce517" table:number-columns-repeated="2"/>
          <table:table-cell table:style-name="ce517" table:formula="of:=[.G291]-[.D292]+[.E292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2’ye devir</text:p>
          </table:table-cell>
          <table:table-cell table:style-name="ce517" table:number-columns-repeated="3"/>
          <table:table-cell table:style-name="ce519" table:formula="of:=[.G292]-[.D293]+[.E293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11" calcext:value-type="float">
            <text:p>2011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283:.D293])+[.D280]" office:value-type="float" office:value="60611.5338888889" calcext:value-type="float">
            <text:p>60.611,53</text:p>
          </table:table-cell>
          <table:table-cell table:style-name="ce518" table:formula="of:=SUM([.E283:.E293])+[.E281]" office:value-type="float" office:value="27078" calcext:value-type="float">
            <text:p>27.078,00</text:p>
          </table:table-cell>
          <table:table-cell table:style-name="ce518"/>
          <table:table-cell table:style-name="ce518" table:formula="of:=[.E295]-[.D295]" office:value-type="float" office:value="-33533.5338888889" calcext:value-type="float">
            <text:p>-33.533,53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2" calcext:value-type="float">
            <text:p>2012</text:p>
          </table:table-cell>
          <table:table-cell table:style-name="ce500" office:value-type="string" calcext:value-type="string">
            <text:p>2011’den DEVİR</text:p>
          </table:table-cell>
          <table:table-cell table:style-name="ce517" table:number-columns-repeated="3"/>
          <table:table-cell table:style-name="ce519" table:formula="of:=[.G293]-[.D296]+[.E296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ali balcı kaloriferci</text:p>
          </table:table-cell>
          <table:table-cell table:style-name="ce517"/>
          <table:table-cell table:style-name="ce517" office:value-type="float" office:value="225" calcext:value-type="float">
            <text:p>225,00</text:p>
          </table:table-cell>
          <table:table-cell table:style-name="ce517"/>
          <table:table-cell table:style-name="ce517" table:formula="of:=[.G296]-[.D297]+[.E297]" office:value-type="float" office:value="-29411.5338888889" calcext:value-type="float">
            <text:p>-29.41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ş.çırdaklı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97]-[.D298]+[.E298]" office:value-type="float" office:value="-28911.5338888889" calcext:value-type="float">
            <text:p>-28.91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zocam nakliye</text:p>
          </table:table-cell>
          <table:table-cell table:style-name="ce517" office:value-type="float" office:value="160" calcext:value-type="float">
            <text:p>160,00</text:p>
          </table:table-cell>
          <table:table-cell table:style-name="ce517" table:number-columns-repeated="2"/>
          <table:table-cell table:style-name="ce517" table:formula="of:=[.G298]-[.D299]+[.E299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</text:p>
          </table:table-cell>
          <table:table-cell table:style-name="ce517" table:number-columns-repeated="3"/>
          <table:table-cell table:style-name="ce517" table:formula="of:=[.G299]-[.D300]+[.E300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0=23750</text:p>
          </table:table-cell>
          <table:table-cell table:style-name="ce517" table:number-columns-repeated="3"/>
          <table:table-cell table:style-name="ce517" table:formula="of:=[.G300]-[.D301]+[.E301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 = <text:s/>2375</text:p>
          </table:table-cell>
          <table:table-cell table:style-name="ce517" table:number-columns-repeated="3"/>
          <table:table-cell table:style-name="ce517" table:formula="of:=[.G301]-[.D302]+[.E302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* 375 = <text:s text:c="2"/>375</text:p>
          </table:table-cell>
          <table:table-cell table:style-name="ce517" table:number-columns-repeated="3"/>
          <table:table-cell table:style-name="ce517" table:formula="of:=[.G302]-[.D303]+[.E303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plam <text:s text:c="14"/>26500</text:p>
          </table:table-cell>
          <table:table-cell table:style-name="ce517" table:number-columns-repeated="3"/>
          <table:table-cell table:style-name="ce517" table:formula="of:=[.G303]-[.D304]+[.E304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string" calcext:value-type="string">
            <text:p>1. ay</text:p>
          </table:table-cell>
          <table:table-cell table:style-name="ce499" office:value-type="string" calcext:value-type="string">
            <text:p>KREDİ 8-9-10-11</text:p>
          </table:table-cell>
          <table:table-cell table:style-name="ce517"/>
          <table:table-cell table:style-name="ce517" office:value-type="float" office:value="9500" calcext:value-type="float">
            <text:p>9.500,00</text:p>
          </table:table-cell>
          <table:table-cell table:style-name="ce517"/>
          <table:table-cell table:style-name="ce517" table:formula="of:=[.G304]-[.D305]+[.E305]" office:value-type="float" office:value="-19571.5338888889" calcext:value-type="float">
            <text:p>-19.5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 12</text:p>
          </table:table-cell>
          <table:table-cell table:style-name="ce517"/>
          <table:table-cell table:style-name="ce517" office:value-type="float" office:value="375" calcext:value-type="float">
            <text:p>375,00</text:p>
          </table:table-cell>
          <table:table-cell table:style-name="ce517"/>
          <table:table-cell table:style-name="ce517" table:formula="of:=[.G305]-[.D306]+[.E306]" office:value-type="float" office:value="-19196.5338888889" calcext:value-type="float">
            <text:p>-19.196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k kk atila</text:p>
          </table:table-cell>
          <table:table-cell table:style-name="ce517"/>
          <table:table-cell table:style-name="ce517" office:value-type="float" office:value="960" calcext:value-type="float">
            <text:p>960,00</text:p>
          </table:table-cell>
          <table:table-cell table:style-name="ce517"/>
          <table:table-cell table:style-name="ce517" table:formula="of:=[.G306]-[.D307]+[.E307]" office:value-type="float" office:value="-18236.5338888889" calcext:value-type="float">
            <text:p>-18.236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tila</text:p>
          </table:table-cell>
          <table:table-cell table:style-name="ce517"/>
          <table:table-cell table:style-name="ce517" office:value-type="float" office:value="168" calcext:value-type="float">
            <text:p>168,00</text:p>
          </table:table-cell>
          <table:table-cell table:style-name="ce517"/>
          <table:table-cell table:style-name="ce517" table:formula="of:=[.G307]-[.D308]+[.E308]" office:value-type="float" office:value="-18068.5338888889" calcext:value-type="float">
            <text:p>-18.06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li</text:p>
          </table:table-cell>
          <table:table-cell table:style-name="ce517"/>
          <table:table-cell table:style-name="ce517" office:value-type="float" office:value="195" calcext:value-type="float">
            <text:p>195,00</text:p>
          </table:table-cell>
          <table:table-cell table:style-name="ce517"/>
          <table:table-cell table:style-name="ce517" table:formula="of:=[.G308]-[.D309]+[.E309]" office:value-type="float" office:value="-17873.5338888889" calcext:value-type="float">
            <text:p>-17.8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-2012 çek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09]-[.D310]+[.E310]" office:value-type="float" office:value="-15873.5338888889" calcext:value-type="float">
            <text:p>-15.8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slan tic</text:p>
          </table:table-cell>
          <table:table-cell table:style-name="ce517" office:value-type="float" office:value="930" calcext:value-type="float">
            <text:p>930,00</text:p>
          </table:table-cell>
          <table:table-cell table:style-name="ce517" table:number-columns-repeated="2"/>
          <table:table-cell table:style-name="ce517" table:formula="of:=[.G310]-[.D311]+[.E311]" office:value-type="float" office:value="-16803.5338888889" calcext:value-type="float">
            <text:p>-16.8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lusu tüp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311]-[.D312]+[.E312]" office:value-type="float" office:value="-17403.5338888889" calcext:value-type="float">
            <text:p>-17.4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ürkeller şenele ödeme</text:p>
          </table:table-cell>
          <table:table-cell table:style-name="ce517" office:value-type="float" office:value="5818" calcext:value-type="float">
            <text:p>5.818,00</text:p>
          </table:table-cell>
          <table:table-cell table:style-name="ce517" table:number-columns-repeated="2"/>
          <table:table-cell table:style-name="ce517" table:formula="of:=[.G312]-[.D313]+[.E313]" office:value-type="float" office:value="-23221.5338888889" calcext:value-type="float">
            <text:p>-23.22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ayraktar cıvata şnl</text:p>
          </table:table-cell>
          <table:table-cell table:style-name="ce517" office:value-type="float" office:value="406" calcext:value-type="float">
            <text:p>406,00</text:p>
          </table:table-cell>
          <table:table-cell table:style-name="ce517" table:number-columns-repeated="2"/>
          <table:table-cell table:style-name="ce517" table:formula="of:=[.G313]-[.D314]+[.E314]" office:value-type="float" office:value="-23627.5338888889" calcext:value-type="float">
            <text:p>-23.6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oyacı yusuf şnl mrmr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314]-[.D315]+[.E315]" office:value-type="float" office:value="-24477.5338888889" calcext:value-type="float">
            <text:p>-24.47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15]-[.D316]+[.E316]" office:value-type="float" office:value="-24327.5338888889" calcext:value-type="float">
            <text:p>-24.3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16]-[.D317]+[.E317]" office:value-type="float" office:value="-24227.5338888889" calcext:value-type="float">
            <text:p>-24.2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yangın dolabı çağdaş</text:p>
          </table:table-cell>
          <table:table-cell table:style-name="ce517"/>
          <table:table-cell table:style-name="ce517" office:value-type="float" office:value="590" calcext:value-type="float">
            <text:p>590,00</text:p>
          </table:table-cell>
          <table:table-cell table:style-name="ce517"/>
          <table:table-cell table:style-name="ce517" table:formula="of:=[.G317]-[.D318]+[.E318]" office:value-type="float" office:value="-23637.5338888889" calcext:value-type="float">
            <text:p>-23.63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rman işl havale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18]-[.D319]+[.E319]" office:value-type="float" office:value="-23237.5338888889" calcext:value-type="float">
            <text:p>-23.23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2-24" calcext:value-type="date">
            <text:p>24.02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319]-[.D320]+[.E320]" office:value-type="float" office:value="-20237.5338888889" calcext:value-type="float">
            <text:p>-20.23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oğuş emlak vergisi,</text:p>
          </table:table-cell>
          <table:table-cell table:style-name="ce517"/>
          <table:table-cell table:style-name="ce517" office:value-type="float" office:value="244" calcext:value-type="float">
            <text:p>244,00</text:p>
          </table:table-cell>
          <table:table-cell table:style-name="ce517"/>
          <table:table-cell table:style-name="ce517" table:formula="of:=[.G320]-[.D321]+[.E321]" office:value-type="float" office:value="-19993.5338888889" calcext:value-type="float">
            <text:p>-19.99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21]-[.D322]+[.E322]" office:value-type="float" office:value="-19843.5338888889" calcext:value-type="float">
            <text:p>-19.84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dan çek</text:p>
          </table:table-cell>
          <table:table-cell table:style-name="ce517" office:value-type="float" office:value="3400" calcext:value-type="float">
            <text:p>3.400,00</text:p>
          </table:table-cell>
          <table:table-cell table:style-name="ce517" table:number-columns-repeated="2"/>
          <table:table-cell table:style-name="ce517" table:formula="of:=[.G322]-[.D323]+[.E323]" office:value-type="float" office:value="-23243.5338888889" calcext:value-type="float">
            <text:p>-23.24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0" calcext:value-type="float">
            <text:p>2.500,00</text:p>
          </table:table-cell>
          <table:table-cell table:style-name="ce517"/>
          <table:table-cell table:style-name="ce517" table:formula="of:=[.G323]-[.D324]+[.E324]" office:value-type="float" office:value="-20743.5338888889" calcext:value-type="float">
            <text:p>-20.74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2-25" calcext:value-type="date">
            <text:p>25.02.2012</text:p>
          </table:table-cell>
          <table:table-cell table:style-name="ce499" office:value-type="string" calcext:value-type="string">
            <text:p>lokantacı ocak maaş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24]-[.D325]+[.E325]" office:value-type="float" office:value="-21043.5338888889" calcext:value-type="float">
            <text:p>-21.04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25]-[.D326]+[.E326]" office:value-type="float" office:value="-20743.5338888889" calcext:value-type="float">
            <text:p>-20.74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3-05" calcext:value-type="date">
            <text:p>05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326]-[.D327]+[.E327]" office:value-type="float" office:value="-20493.5338888889" calcext:value-type="float">
            <text:p>-20.49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550" calcext:value-type="float">
            <text:p>550,00</text:p>
          </table:table-cell>
          <table:table-cell table:style-name="ce517"/>
          <table:table-cell table:style-name="ce517" table:formula="of:=[.G327]-[.D328]+[.E328]" office:value-type="float" office:value="-19943.5338888889" calcext:value-type="float">
            <text:p>-19.94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8]-[.D329]+[.E329]" office:value-type="float" office:value="-20183.5338888889" calcext:value-type="float">
            <text:p>-20.18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07" calcext:value-type="date">
            <text:p>07.04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9]-[.D330]+[.E330]" office:value-type="float" office:value="-20423.5338888889" calcext:value-type="float">
            <text:p>-20.42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10" calcext:value-type="date">
            <text:p>10.04.2012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7085" calcext:value-type="float">
            <text:p>7.085,00</text:p>
          </table:table-cell>
          <table:table-cell table:style-name="ce517"/>
          <table:table-cell table:style-name="ce517" table:formula="of:=[.G330]-[.D331]+[.E331]" office:value-type="float" office:value="-13338.5338888889" calcext:value-type="float">
            <text:p>-13.33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11" calcext:value-type="date">
            <text:p>11.04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7500" calcext:value-type="float">
            <text:p>7.500,00</text:p>
          </table:table-cell>
          <table:table-cell table:style-name="ce517"/>
          <table:table-cell table:style-name="ce517" table:formula="of:=[.G331]-[.D332]+[.E332]" office:value-type="float" office:value="-5838.53388888889" calcext:value-type="float">
            <text:p>-5.83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lkbank tan atla</text:p>
          </table:table-cell>
          <table:table-cell table:style-name="ce517" office:value-type="float" office:value="975" calcext:value-type="float">
            <text:p>975,00</text:p>
          </table:table-cell>
          <table:table-cell table:style-name="ce517" table:number-columns-repeated="2"/>
          <table:table-cell table:style-name="ce517" table:formula="of:=[.G332]-[.D333]+[.E333]" office:value-type="float" office:value="-6813.53388888889" calcext:value-type="float">
            <text:p>-6.81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ömür parası öğrenci</text:p>
          </table:table-cell>
          <table:table-cell table:style-name="ce517"/>
          <table:table-cell table:style-name="ce517" office:value-type="float" office:value="495" calcext:value-type="float">
            <text:p>495,00</text:p>
          </table:table-cell>
          <table:table-cell table:style-name="ce517"/>
          <table:table-cell table:style-name="ce517" table:formula="of:=[.G333]-[.D334]+[.E334]" office:value-type="float" office:value="-6318.53388888889" calcext:value-type="float">
            <text:p>-6.31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34]-[.D335]+[.E335]" office:value-type="float" office:value="-6018.53388888889" calcext:value-type="float">
            <text:p>-6.01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1482" calcext:value-type="float">
            <text:p>1.482,00</text:p>
          </table:table-cell>
          <table:table-cell table:style-name="ce517"/>
          <table:table-cell table:style-name="ce517" table:formula="of:=[.G335]-[.D336]+[.E336]" office:value-type="float" office:value="-4536.53388888889" calcext:value-type="float">
            <text:p>-4.536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735" calcext:value-type="float">
            <text:p>735,00</text:p>
          </table:table-cell>
          <table:table-cell table:style-name="ce517"/>
          <table:table-cell table:style-name="ce517" table:formula="of:=[.G336]-[.D337]+[.E337]" office:value-type="float" office:value="-3801.53388888889" calcext:value-type="float">
            <text:p>-3.80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ob san kredi a blcı</text:p>
          </table:table-cell>
          <table:table-cell table:style-name="ce517"/>
          <table:table-cell table:style-name="ce517" office:value-type="float" office:value="2048" calcext:value-type="float">
            <text:p>2.048,00</text:p>
          </table:table-cell>
          <table:table-cell table:style-name="ce517"/>
          <table:table-cell table:style-name="ce517" table:formula="of:=[.G337]-[.D338]+[.E338]" office:value-type="float" office:value="-1753.53388888889" calcext:value-type="float">
            <text:p>-1.75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338]-[.D339]+[.E339]" office:value-type="float" office:value="-753.533888888887" calcext:value-type="float">
            <text:p>-75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ziraat çek için şenel</text:p>
          </table:table-cell>
          <table:table-cell table:style-name="ce517" office:value-type="float" office:value="1150" calcext:value-type="float">
            <text:p>1.150,00</text:p>
          </table:table-cell>
          <table:table-cell table:style-name="ce517" table:number-columns-repeated="2"/>
          <table:table-cell table:style-name="ce517" table:formula="of:=[.G339]-[.D340]+[.E340]" office:value-type="float" office:value="-1903.53388888889" calcext:value-type="float">
            <text:p>-1.9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20 ad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340]-[.D341]+[.E341]" office:value-type="float" office:value="-1863.53388888889" calcext:value-type="float">
            <text:p>-1.86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5-10" calcext:value-type="date">
            <text:p>10.05.2012</text:p>
          </table:table-cell>
          <table:table-cell table:style-name="ce499" office:value-type="string" calcext:value-type="string">
            <text:p>lokanta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1]-[.D342]+[.E342]" office:value-type="float" office:value="-2103.53388888889" calcext:value-type="float">
            <text:p>-2.1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342]-[.D343]+[.E343]" office:value-type="float" office:value="-2253.53388888889" calcext:value-type="float">
            <text:p>-2.25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3]-[.D344]+[.E344]" office:value-type="float" office:value="-2373.53388888889" calcext:value-type="float">
            <text:p>-2.3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rı tuğla şenel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44]-[.D345]+[.E345]" office:value-type="float" office:value="-2673.53388888889" calcext:value-type="float">
            <text:p>-2.6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virgen şenel</text:p>
          </table:table-cell>
          <table:table-cell table:style-name="ce517" office:value-type="float" office:value="604" calcext:value-type="float">
            <text:p>604,00</text:p>
          </table:table-cell>
          <table:table-cell table:style-name="ce517" table:number-columns-repeated="2"/>
          <table:table-cell table:style-name="ce517" table:formula="of:=[.G345]-[.D346]+[.E346]" office:value-type="float" office:value="-3277.53388888889" calcext:value-type="float">
            <text:p>-3.27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6-22" calcext:value-type="date">
            <text:p>22.06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6]-[.D347]+[.E347]" office:value-type="float" office:value="-3517.53388888889" calcext:value-type="float">
            <text:p>-3.51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7-22" calcext:value-type="date">
            <text:p>22.07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7]-[.D348]+[.E348]" office:value-type="float" office:value="-3757.53388888889" calcext:value-type="float">
            <text:p>-3.75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eyz dergisi şenel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8]-[.D349]+[.E349]" office:value-type="float" office:value="-3877.53388888889" calcext:value-type="float">
            <text:p>-3.87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p emin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49]-[.D350]+[.E350]" office:value-type="float" office:value="-6877.53388888889" calcext:value-type="float">
            <text:p>-6.87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nansbank kredi</text:p>
          </table:table-cell>
          <table:table-cell table:style-name="ce517"/>
          <table:table-cell table:style-name="ce517" office:value-type="float" office:value="3885" calcext:value-type="float">
            <text:p>3.885,00</text:p>
          </table:table-cell>
          <table:table-cell table:style-name="ce517"/>
          <table:table-cell table:style-name="ce517" table:formula="of:=[.G350]-[.D351]+[.E351]" office:value-type="float" office:value="-2992.53388888889" calcext:value-type="float">
            <text:p>-2.992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 ödene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351]-[.D352]+[.E352]" office:value-type="float" office:value="-3992.53388888889" calcext:value-type="float">
            <text:p>-3.992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mber demir</text:p>
          </table:table-cell>
          <table:table-cell table:style-name="ce517"/>
          <table:table-cell table:style-name="ce517" office:value-type="float" office:value="160" calcext:value-type="float">
            <text:p>160,00</text:p>
          </table:table-cell>
          <table:table-cell table:style-name="ce517"/>
          <table:table-cell table:style-name="ce517" table:formula="of:=[.G352]-[.D353]+[.E353]" office:value-type="float" office:value="-3832.53388888889" calcext:value-type="float">
            <text:p>-3.832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7-31" calcext:value-type="date">
            <text:p>31.07.2012</text:p>
          </table:table-cell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53]-[.D354]+[.E354]" office:value-type="float" office:value="167.466111111113" calcext:value-type="float">
            <text:p>167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8-15" calcext:value-type="date">
            <text:p>15.08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54]-[.D355]+[.E355]" office:value-type="float" office:value="-72.5338888888873" calcext:value-type="float">
            <text:p>-72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9-22" calcext:value-type="date">
            <text:p>22.09.2012</text:p>
          </table:table-cell>
          <table:table-cell table:style-name="ce499" office:value-type="string" calcext:value-type="string">
            <text:p>eldiven 12</text:p>
          </table:table-cell>
          <table:table-cell table:style-name="ce517"/>
          <table:table-cell table:style-name="ce517" office:value-type="float" office:value="24" calcext:value-type="float">
            <text:p>24,00</text:p>
          </table:table-cell>
          <table:table-cell table:style-name="ce517"/>
          <table:table-cell table:style-name="ce517" table:formula="of:=[.G355]-[.D356]+[.E356]" office:value-type="float" office:value="-48.5338888888873" calcext:value-type="float">
            <text:p>-4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9-26" calcext:value-type="date">
            <text:p>26.09.2012</text:p>
          </table:table-cell>
          <table:table-cell table:style-name="ce499" office:value-type="string" calcext:value-type="string">
            <text:p>pervin ev kredi</text:p>
          </table:table-cell>
          <table:table-cell table:style-name="ce517"/>
          <table:table-cell table:style-name="ce517" office:value-type="float" office:value="2050" calcext:value-type="float">
            <text:p>2.050,00</text:p>
          </table:table-cell>
          <table:table-cell table:style-name="ce517"/>
          <table:table-cell table:style-name="ce517" table:formula="of:=[.G356]-[.D357]+[.E357]" office:value-type="float" office:value="2001.46611111111" calcext:value-type="float">
            <text:p>2.0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357]-[.D358]+[.E358]" office:value-type="float" office:value="10001.4661111111" calcext:value-type="float">
            <text:p>10.0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200" calcext:value-type="float">
            <text:p>1.200,00</text:p>
          </table:table-cell>
          <table:table-cell table:style-name="ce517"/>
          <table:table-cell table:style-name="ce517" table:formula="of:=[.G358]-[.D359]+[.E359]" office:value-type="float" office:value="11201.4661111111" calcext:value-type="float">
            <text:p>11.2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İŞ e havale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59]-[.D360]+[.E360]" office:value-type="float" office:value="13201.4661111111" calcext:value-type="float">
            <text:p>13.2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 yata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60]-[.D361]+[.E361]" office:value-type="float" office:value="13601.4661111111" calcext:value-type="float">
            <text:p>13.6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ft birleşim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361]-[.D362]+[.E362]" office:value-type="float" office:value="19601.4661111111" calcext:value-type="float">
            <text:p>19.60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0-05" calcext:value-type="date">
            <text:p>05.10.2012</text:p>
          </table:table-cell>
          <table:table-cell table:style-name="ce499" office:value-type="string" calcext:value-type="string">
            <text:p>melih işç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62]-[.D363]+[.E363]" office:value-type="float" office:value="19901.4661111111" calcext:value-type="float">
            <text:p>19.90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0-06" calcext:value-type="date">
            <text:p>06.10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3]-[.D364]+[.E364]" office:value-type="float" office:value="19661.4661111111" calcext:value-type="float">
            <text:p>19.66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5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364]-[.D365]+[.E365]" office:value-type="float" office:value="19721.4661111111" calcext:value-type="float">
            <text:p>19.72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t 3</text:p>
          </table:table-cell>
          <table:table-cell table:style-name="ce517"/>
          <table:table-cell table:style-name="ce517" office:value-type="float" office:value="9" calcext:value-type="float">
            <text:p>9,00</text:p>
          </table:table-cell>
          <table:table-cell table:style-name="ce517"/>
          <table:table-cell table:style-name="ce517" table:formula="of:=[.G365]-[.D366]+[.E366]" office:value-type="float" office:value="19730.4661111111" calcext:value-type="float">
            <text:p>19.73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 24 ad</text:p>
          </table:table-cell>
          <table:table-cell table:style-name="ce517"/>
          <table:table-cell table:style-name="ce517" office:value-type="float" office:value="48" calcext:value-type="float">
            <text:p>48,00</text:p>
          </table:table-cell>
          <table:table-cell table:style-name="ce517"/>
          <table:table-cell table:style-name="ce517" table:formula="of:=[.G366]-[.D367]+[.E367]" office:value-type="float" office:value="19778.4661111111" calcext:value-type="float">
            <text:p>19.778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1-17" calcext:value-type="date">
            <text:p>17.11.2012</text:p>
          </table:table-cell>
          <table:table-cell table:style-name="ce499" office:value-type="string" calcext:value-type="string">
            <text:p>doğuş ggv</text:p>
          </table:table-cell>
          <table:table-cell table:style-name="ce517" office:value-type="float" office:value="197" calcext:value-type="float">
            <text:p>197,00</text:p>
          </table:table-cell>
          <table:table-cell table:style-name="ce517" table:number-columns-repeated="2"/>
          <table:table-cell table:style-name="ce517" table:formula="of:=[.G367]-[.D368]+[.E368]" office:value-type="float" office:value="19581.4661111111" calcext:value-type="float">
            <text:p>19.58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ova boy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368]-[.D369]+[.E369]" office:value-type="float" office:value="19351.4661111111" calcext:value-type="float">
            <text:p>19.35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1-14" calcext:value-type="date">
            <text:p>14.11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9]-[.D370]+[.E370]" office:value-type="float" office:value="19111.4661111111" calcext:value-type="float">
            <text:p>19.11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2-14" calcext:value-type="date">
            <text:p>14.12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70]-[.D371]+[.E371]" office:value-type="float" office:value="18871.4661111111" calcext:value-type="float">
            <text:p>18.87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 office:value-type="string" calcext:value-type="string">
            <text:p>İŞ kredi</text:p>
          </table:table-cell>
          <table:table-cell table:style-name="ce518" office:value-type="float" office:value="100000" calcext:value-type="float">
            <text:p>100.000,00</text:p>
          </table:table-cell>
          <table:table-cell table:style-name="ce519" table:number-columns-repeated="2"/>
          <table:table-cell table:style-name="ce517" table:formula="of:=[.G371]-[.D372]+[.E372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409*36=122724</text:p>
          </table:table-cell>
          <table:table-cell table:style-name="ce517" table:number-columns-repeated="3"/>
          <table:table-cell table:style-name="ce517" table:formula="of:=[.G372]-[.D373]+[.E373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7 kas 13 --- 17 ekim 2016</text:p>
          </table:table-cell>
          <table:table-cell table:style-name="ce517" table:number-columns-repeated="3"/>
          <table:table-cell table:style-name="ce517" table:formula="of:=[.G373]-[.D374]+[.E374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0-29" calcext:value-type="date">
            <text:p>29.10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874" calcext:value-type="float">
            <text:p>874,00</text:p>
          </table:table-cell>
          <table:table-cell table:style-name="ce517"/>
          <table:table-cell table:style-name="ce517" table:formula="of:=[.G374]-[.D375]+[.E375]" office:value-type="float" office:value="-80254.5338888889" calcext:value-type="float">
            <text:p>-80.254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5452" calcext:value-type="float">
            <text:p>5.452,00</text:p>
          </table:table-cell>
          <table:table-cell table:style-name="ce517"/>
          <table:table-cell table:style-name="ce517" table:formula="of:=[.G375]-[.D376]+[.E376]" office:value-type="float" office:value="-74802.5338888889" calcext:value-type="float">
            <text:p>-74.802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1675" calcext:value-type="float">
            <text:p>1.675,00</text:p>
          </table:table-cell>
          <table:table-cell table:style-name="ce517"/>
          <table:table-cell table:style-name="ce517" table:formula="of:=[.G376]-[.D377]+[.E377]" office:value-type="float" office:value="-73127.5338888889" calcext:value-type="float">
            <text:p>-73.1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13000" calcext:value-type="float">
            <text:p>13.000,00</text:p>
          </table:table-cell>
          <table:table-cell table:style-name="ce517"/>
          <table:table-cell table:style-name="ce517" table:formula="of:=[.G377]-[.D378]+[.E378]" office:value-type="float" office:value="-60127.5338888889" calcext:value-type="float">
            <text:p>-60.1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27000" calcext:value-type="float">
            <text:p>27.000,00</text:p>
          </table:table-cell>
          <table:table-cell table:style-name="ce517"/>
          <table:table-cell table:style-name="ce517" table:formula="of:=[.G378]-[.D379]+[.E379]" office:value-type="float" office:value="-33127.5338888889" calcext:value-type="float">
            <text:p>-33.1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ler</text:p>
          </table:table-cell>
          <table:table-cell table:style-name="ce517"/>
          <table:table-cell table:style-name="ce517" office:value-type="float" office:value="2960" calcext:value-type="float">
            <text:p>2.960,00</text:p>
          </table:table-cell>
          <table:table-cell table:style-name="ce517"/>
          <table:table-cell table:style-name="ce517" table:formula="of:=[.G379]-[.D380]+[.E380]" office:value-type="float" office:value="-30167.5338888889" calcext:value-type="float">
            <text:p>-30.16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1-09" calcext:value-type="date">
            <text:p>09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380]-[.D381]+[.E381]" office:value-type="float" office:value="-28667.5338888889" calcext:value-type="float">
            <text:p>-28.66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1-12" calcext:value-type="date">
            <text:p>12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381]-[.D382]+[.E382]" office:value-type="float" office:value="-13667.5338888889" calcext:value-type="float">
            <text:p>-13.66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277" calcext:value-type="float">
            <text:p>4.277,00</text:p>
          </table:table-cell>
          <table:table-cell table:style-name="ce517"/>
          <table:table-cell table:style-name="ce517" table:formula="of:=[.G382]-[.D383]+[.E383]" office:value-type="float" office:value="-9390.53388888889" calcext:value-type="float">
            <text:p>-9.390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1-17" calcext:value-type="date">
            <text:p>17.11.2013</text:p>
          </table:table-cell>
          <table:table-cell table:style-name="ce499" office:value-type="string" calcext:value-type="string">
            <text:p>KREDİ 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83]-[.D384]+[.E384]" office:value-type="float" office:value="-5981.5338888889" calcext:value-type="float">
            <text:p>-5.98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384]-[.D385]+[.E385]" office:value-type="float" office:value="-5231.5338888889" calcext:value-type="float">
            <text:p>-5.2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85]-[.D386]+[.E386]" office:value-type="float" office:value="-5131.53388888889" calcext:value-type="float">
            <text:p>-5.1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DLİYE</text:p>
          </table:table-cell>
          <table:table-cell table:style-name="ce517"/>
          <table:table-cell table:style-name="ce517" office:value-type="float" office:value="700" calcext:value-type="float">
            <text:p>700,00</text:p>
          </table:table-cell>
          <table:table-cell table:style-name="ce517"/>
          <table:table-cell table:style-name="ce517" table:formula="of:=[.G386]-[.D387]+[.E387]" office:value-type="float" office:value="-4431.5338888889" calcext:value-type="float">
            <text:p>-4.4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800" calcext:value-type="float">
            <text:p>800,00</text:p>
          </table:table-cell>
          <table:table-cell table:style-name="ce517"/>
          <table:table-cell table:style-name="ce517" table:formula="of:=[.G387]-[.D388]+[.E388]" office:value-type="float" office:value="-3631.53388888889" calcext:value-type="float">
            <text:p>-3.6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388]-[.D389]+[.E389]" office:value-type="float" office:value="-3611.53388888889" calcext:value-type="float">
            <text:p>-3.611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2-26" calcext:value-type="date">
            <text:p>26.12.2013</text:p>
          </table:table-cell>
          <table:table-cell table:style-name="ce499" office:value-type="string" calcext:value-type="string">
            <text:p>VERGİ</text:p>
          </table:table-cell>
          <table:table-cell table:style-name="ce517"/>
          <table:table-cell table:style-name="ce517" office:value-type="float" office:value="5003" calcext:value-type="float">
            <text:p>5.003,00</text:p>
          </table:table-cell>
          <table:table-cell table:style-name="ce517"/>
          <table:table-cell table:style-name="ce517" table:formula="of:=[.G389]-[.D390]+[.E390]" office:value-type="float" office:value="1391.46611111111" calcext:value-type="float">
            <text:p>1.39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390]-[.D391]+[.E391]" office:value-type="float" office:value="6391.46611111111" calcext:value-type="float">
            <text:p>6.39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2-27" calcext:value-type="date">
            <text:p>27.12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91]-[.D392]+[.E392]" office:value-type="float" office:value="10391.4661111111" calcext:value-type="float">
            <text:p>10.39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2-17" calcext:value-type="date">
            <text:p>17.12.2013</text:p>
          </table:table-cell>
          <table:table-cell table:style-name="ce499" office:value-type="string" calcext:value-type="string">
            <text:p>KREDİ 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92]-[.D393]+[.E393]" office:value-type="float" office:value="13800.4661111111" calcext:value-type="float">
            <text:p>13.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297:.D394])" office:value-type="float" office:value="122470" calcext:value-type="float">
            <text:p>122.470,00</text:p>
          </table:table-cell>
          <table:table-cell table:style-name="ce519" table:formula="of:=SUM([.E297:.E394])" office:value-type="float" office:value="165907" calcext:value-type="float">
            <text:p>165.907,00</text:p>
          </table:table-cell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393]-[.D396]+[.E396]" office:value-type="float" office:value="13800.4661111111" calcext:value-type="float">
            <text:p>13.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1]+['file:///home/murat/depolnx/hes2018/Account/2019/2019%20YS%20KR%20D%C4%9E%C5%9E%20SLNK.ods'#$'AP-LS GNL'.D5]" office:value-type="float" office:value="8000" calcext:value-type="float">
            <text:p>8.000,00</text:p>
          </table:table-cell>
          <table:table-cell table:style-name="ce517" table:number-columns-repeated="2"/>
          <table:table-cell table:style-name="ce517" table:formula="of:=[.G396]-[.D397]+[.E397]" office:value-type="float" office:value="5800.46611111111" calcext:value-type="float">
            <text:p>5.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1]+['file:///home/murat/depolnx/hes2018/Account/2019/2019%20YS%20KR%20D%C4%9E%C5%9E%20SLNK.ods'#$'AP-LS GNL'.C5]" office:value-type="float" office:value="5000" calcext:value-type="float">
            <text:p>5.000,00</text:p>
          </table:table-cell>
          <table:table-cell table:style-name="ce517" table:number-columns-repeated="2"/>
          <table:table-cell table:style-name="ce517" table:formula="of:=[.G397]-[.D398]+[.E398]" office:value-type="float" office:value="800.466111111106" calcext:value-type="float">
            <text:p>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1]+['file:///home/murat/depolnx/hes2018/Account/2019/2019%20YS%20KR%20D%C4%9E%C5%9E%20SLNK.ods'#$'AP-LS GNL'.B5]" office:value-type="float" office:value="7900" calcext:value-type="float">
            <text:p>7.900,00</text:p>
          </table:table-cell>
          <table:table-cell table:style-name="ce517" table:number-columns-repeated="2"/>
          <table:table-cell table:style-name="ce517" table:formula="of:=[.G398]-[.D399]+[.E399]" office:value-type="float" office:value="-7099.53388888889" calcext:value-type="float">
            <text:p>-7.099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1]+['file:///home/murat/depolnx/hes2018/Account/2019/2019%20YS%20KR%20D%C4%9E%C5%9E%20SLNK.ods'#$'AP-LS GNL'.E5]" office:value-type="float" office:value="6965.02" calcext:value-type="float">
            <text:p>6.965,02</text:p>
          </table:table-cell>
          <table:table-cell table:style-name="ce517" table:number-columns-repeated="2"/>
          <table:table-cell table:style-name="ce517" table:formula="of:=[.G399]-[.D400]+[.E400]" office:value-type="float" office:value="-14064.5538888889" calcext:value-type="float">
            <text:p>-14.064,55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1]" office:value-type="float" office:value="4694.44444444444" calcext:value-type="float">
            <text:p>4.694,44</text:p>
          </table:table-cell>
          <table:table-cell table:style-name="ce517" table:number-columns-repeated="2"/>
          <table:table-cell table:style-name="ce517" table:formula="of:=[.G400]-[.D401]+[.E401]" office:value-type="float" office:value="-18758.9983333333" calcext:value-type="float">
            <text:p>-18.759,0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3’e devir</text:p>
          </table:table-cell>
          <table:table-cell table:style-name="ce517" office:value-type="float" office:value="2.22" calcext:value-type="float">
            <text:p>2,22</text:p>
          </table:table-cell>
          <table:table-cell table:style-name="ce517" table:number-columns-repeated="2"/>
          <table:table-cell table:style-name="ce519" table:formula="of:=[.G401]-[.D402]+[.E402]" office:value-type="float" office:value="-18761.2183333333" calcext:value-type="float">
            <text:p>-18.761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12" calcext:value-type="float">
            <text:p>2012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397:.D403])+[.D395]" office:value-type="float" office:value="155031.684444444" calcext:value-type="float">
            <text:p>155.031,68</text:p>
          </table:table-cell>
          <table:table-cell table:style-name="ce518" table:formula="of:=SUM([.E397:.E403])+[.E395]" office:value-type="float" office:value="165907" calcext:value-type="float">
            <text:p>165.907,00</text:p>
          </table:table-cell>
          <table:table-cell table:style-name="ce518"/>
          <table:table-cell table:style-name="ce518" table:formula="of:=[.E404]-[.D404]" office:value-type="float" office:value="10875.3155555556" calcext:value-type="float">
            <text:p>10.875,3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80" office:value-type="date" office:date-value="2011-10-05" calcext:value-type="date">
            <text:p>05.10.2011</text:p>
          </table:table-cell>
          <table:table-cell table:style-name="ce504" office:value-type="string" calcext:value-type="string">
            <text:p>işe yatan</text:p>
          </table:table-cell>
          <table:table-cell table:style-name="ce520"/>
          <table:table-cell table:style-name="ce529" office:value-type="float" office:value="30000" calcext:value-type="float">
            <text:p>30.000,00</text:p>
          </table:table-cell>
          <table:table-cell table:style-name="ce535"/>
          <table:table-cell table:style-name="ce539" table:formula="of:=[.E406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4">
          <table:table-cell/>
          <table:table-cell table:style-name="ce481" office:value-type="date" office:date-value="2011-10-05" calcext:value-type="date">
            <text:p>05.10.2011</text:p>
          </table:table-cell>
          <table:table-cell table:style-name="ce505" office:value-type="string" calcext:value-type="string">
            <text:p>işe yatan</text:p>
          </table:table-cell>
          <table:table-cell table:style-name="ce502"/>
          <table:table-cell table:style-name="ce530" office:value-type="float" office:value="25000" calcext:value-type="float">
            <text:p>25.000,00</text:p>
          </table:table-cell>
          <table:table-cell table:style-name="ce536"/>
          <table:table-cell table:style-name="ce540" table:formula="of:=[.G406]+[.E407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4">
          <table:table-cell/>
          <table:table-cell table:style-name="ce481" office:value-type="date" office:date-value="2012-11-23" calcext:value-type="date">
            <text:p>23.11.2012</text:p>
          </table:table-cell>
          <table:table-cell table:style-name="ce505" office:value-type="string" calcext:value-type="string">
            <text:p>hesaba akt</text:p>
          </table:table-cell>
          <table:table-cell table:style-name="ce502"/>
          <table:table-cell table:style-name="ce530" office:value-type="float" office:value="-7000" calcext:value-type="float">
            <text:p>-7.000,00</text:p>
          </table:table-cell>
          <table:table-cell table:style-name="ce536"/>
          <table:table-cell table:style-name="ce540" table:formula="of:=[.G407]+[.E408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hesaba yat</text:p>
          </table:table-cell>
          <table:table-cell table:style-name="ce502"/>
          <table:table-cell table:style-name="ce530" office:value-type="float" office:value="-500" calcext:value-type="float">
            <text:p>-500,00</text:p>
          </table:table-cell>
          <table:table-cell table:style-name="ce536"/>
          <table:table-cell table:style-name="ce540" table:formula="of:=[.G408]+[.E409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nakit ver</text:p>
          </table:table-cell>
          <table:table-cell table:style-name="ce502"/>
          <table:table-cell table:style-name="ce530" office:value-type="float" office:value="-18000" calcext:value-type="float">
            <text:p>-18.000,00</text:p>
          </table:table-cell>
          <table:table-cell table:style-name="ce536"/>
          <table:table-cell table:style-name="ce540" table:formula="of:=[.G409]+[.E410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4">
          <table:table-cell/>
          <table:table-cell table:style-name="ce481" office:value-type="date" office:date-value="2012-01-04" calcext:value-type="date">
            <text:p>04.01.2012</text:p>
          </table:table-cell>
          <table:table-cell table:style-name="ce505" office:value-type="string" calcext:value-type="string">
            <text:p>teminat için</text:p>
          </table:table-cell>
          <table:table-cell table:style-name="ce502"/>
          <table:table-cell table:style-name="ce530" office:value-type="float" office:value="-12000" calcext:value-type="float">
            <text:p>-12.000,00</text:p>
          </table:table-cell>
          <table:table-cell table:style-name="ce536"/>
          <table:table-cell table:style-name="ce540" table:formula="of:=[.G410]+[.E411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4">
          <table:table-cell/>
          <table:table-cell table:style-name="ce482" office:value-type="date" office:date-value="2012-01-09" calcext:value-type="date">
            <text:p>09.01.2012</text:p>
          </table:table-cell>
          <table:table-cell table:style-name="ce506" office:value-type="string" calcext:value-type="string">
            <text:p>Nk 3000 3000 11500</text:p>
          </table:table-cell>
          <table:table-cell table:style-name="ce521"/>
          <table:table-cell table:style-name="ce531" office:value-type="float" office:value="-17500" calcext:value-type="float">
            <text:p>-17.500,00</text:p>
          </table:table-cell>
          <table:table-cell table:style-name="ce537"/>
          <table:table-cell table:style-name="ce541" table:formula="of:=[.G411]+[.E412]" office:value-type="float" office:value="0" calcext:value-type="float">
            <text:p>0,0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02" table:number-columns-repeated="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5" office:value-type="float" office:value="2013" calcext:value-type="float">
            <text:p>2013</text:p>
          </table:table-cell>
          <table:table-cell table:style-name="ce500" office:value-type="string" calcext:value-type="string">
            <text:p>2012’den DEVİR</text:p>
          </table:table-cell>
          <table:table-cell table:style-name="ce517" table:number-columns-repeated="3"/>
          <table:table-cell table:style-name="ce519" table:formula="of:=[.G402]-[.D414]+[.E414]" office:value-type="float" office:value="-18761.2183333333" calcext:value-type="float">
            <text:p>-18.761,2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1-17" calcext:value-type="date">
            <text:p>17.01.2013</text:p>
          </table:table-cell>
          <table:table-cell table:style-name="ce499" office:value-type="string" calcext:value-type="string">
            <text:p>KREDİ 3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14]-[.D415]+[.E415]" office:value-type="float" office:value="-15352.2183333333" calcext:value-type="float">
            <text:p>-15.35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çıpan</text:p>
          </table:table-cell>
          <table:table-cell table:style-name="ce517"/>
          <table:table-cell table:style-name="ce517" office:value-type="float" office:value="110" calcext:value-type="float">
            <text:p>110,00</text:p>
          </table:table-cell>
          <table:table-cell table:style-name="ce517"/>
          <table:table-cell table:style-name="ce517" table:formula="of:=[.G415]-[.D416]+[.E416]" office:value-type="float" office:value="-15242.2183333333" calcext:value-type="float">
            <text:p>-15.24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ida</text:p>
          </table:table-cell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416]-[.D417]+[.E417]" office:value-type="float" office:value="-15222.2183333333" calcext:value-type="float">
            <text:p>-15.22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le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417]-[.D418]+[.E418]" office:value-type="float" office:value="-15182.2183333333" calcext:value-type="float">
            <text:p>-15.18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eri eldiven 12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418]-[.D419]+[.E419]" office:value-type="float" office:value="-15122.2183333333" calcext:value-type="float">
            <text:p>-15.12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 arabası 2</text:p>
          </table:table-cell>
          <table:table-cell table:style-name="ce517"/>
          <table:table-cell table:style-name="ce517" office:value-type="float" office:value="90" calcext:value-type="float">
            <text:p>90,00</text:p>
          </table:table-cell>
          <table:table-cell table:style-name="ce517"/>
          <table:table-cell table:style-name="ce517" table:formula="of:=[.G419]-[.D420]+[.E420]" office:value-type="float" office:value="-15032.2183333333" calcext:value-type="float">
            <text:p>-15.03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patula 2</text:p>
          </table:table-cell>
          <table:table-cell table:style-name="ce517"/>
          <table:table-cell table:style-name="ce517" office:value-type="float" office:value="4" calcext:value-type="float">
            <text:p>4,00</text:p>
          </table:table-cell>
          <table:table-cell table:style-name="ce517"/>
          <table:table-cell table:style-name="ce517" table:formula="of:=[.G420]-[.D421]+[.E421]" office:value-type="float" office:value="-15028.2183333333" calcext:value-type="float">
            <text:p>-15.028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lhami haykır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21]-[.D422]+[.E422]" office:value-type="float" office:value="-14728.2183333333" calcext:value-type="float">
            <text:p>-14.728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2]-[.D423]+[.E423]" office:value-type="float" office:value="-4728.21833333334" calcext:value-type="float">
            <text:p>-4.728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6600" calcext:value-type="float">
            <text:p>6.600,00</text:p>
          </table:table-cell>
          <table:table-cell table:style-name="ce517"/>
          <table:table-cell table:style-name="ce517" table:formula="of:=[.G423]-[.D424]+[.E424]" office:value-type="float" office:value="1871.78166666666" calcext:value-type="float">
            <text:p>1.87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2-17" calcext:value-type="date">
            <text:p>17.02.2013</text:p>
          </table:table-cell>
          <table:table-cell table:style-name="ce499" office:value-type="string" calcext:value-type="string">
            <text:p>KREDİ 4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4]-[.D425]+[.E425]" office:value-type="float" office:value="5280.78166666666" calcext:value-type="float">
            <text:p>5.28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25]-[.D426]+[.E426]" office:value-type="float" office:value="11280.7816666667" calcext:value-type="float">
            <text:p>11.280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17" calcext:value-type="date">
            <text:p>17.03.2013</text:p>
          </table:table-cell>
          <table:table-cell table:style-name="ce499" office:value-type="string" calcext:value-type="string">
            <text:p>KREDİ 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6]-[.D427]+[.E427]" office:value-type="float" office:value="14689.7816666667" calcext:value-type="float">
            <text:p>14.689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16" calcext:value-type="date">
            <text:p>16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7]-[.D428]+[.E428]" office:value-type="float" office:value="24689.7816666667" calcext:value-type="float">
            <text:p>24.689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19" calcext:value-type="date">
            <text:p>19.03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402" calcext:value-type="float">
            <text:p>4.402,00</text:p>
          </table:table-cell>
          <table:table-cell table:style-name="ce517"/>
          <table:table-cell table:style-name="ce517" table:formula="of:=[.G428]-[.D429]+[.E429]" office:value-type="float" office:value="29091.7816666667" calcext:value-type="float">
            <text:p>29.091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2200" calcext:value-type="float">
            <text:p>2.200,00</text:p>
          </table:table-cell>
          <table:table-cell table:style-name="ce517"/>
          <table:table-cell table:style-name="ce517" table:formula="of:=[.G429]-[.D430]+[.E430]" office:value-type="float" office:value="31291.7816666667" calcext:value-type="float">
            <text:p>31.2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23" calcext:value-type="date">
            <text:p>23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0]-[.D431]+[.E431]" office:value-type="float" office:value="32291.7816666667" calcext:value-type="float">
            <text:p>32.2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29" calcext:value-type="date">
            <text:p>29.03.2013</text:p>
          </table:table-cell>
          <table:table-cell table:style-name="ce499" office:value-type="string" calcext:value-type="string">
            <text:p>nakit ali balcıya çek iad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431]-[.D432]+[.E432]" office:value-type="float" office:value="36291.7816666667" calcext:value-type="float">
            <text:p>36.291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 fevzi deniz ç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432]-[.D433]+[.E433]" office:value-type="float" office:value="32291.7816666667" calcext:value-type="float">
            <text:p>32.291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iade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433]-[.D434]+[.E434]" office:value-type="float" office:value="30291.7816666667" calcext:value-type="float">
            <text:p>30.2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nakit mustafaya</text:p>
          </table:table-cell>
          <table:table-cell table:style-name="ce517"/>
          <table:table-cell table:style-name="ce517" office:value-type="float" office:value="3500" calcext:value-type="float">
            <text:p>3.500,00</text:p>
          </table:table-cell>
          <table:table-cell table:style-name="ce517"/>
          <table:table-cell table:style-name="ce517" table:formula="of:=[.G434]-[.D435]+[.E435]" office:value-type="float" office:value="33791.7816666667" calcext:value-type="float">
            <text:p>33.7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işe yatan kredi faizi</text:p>
          </table:table-cell>
          <table:table-cell table:style-name="ce517"/>
          <table:table-cell table:style-name="ce517" office:value-type="float" office:value="3105" calcext:value-type="float">
            <text:p>3.105,00</text:p>
          </table:table-cell>
          <table:table-cell table:style-name="ce517"/>
          <table:table-cell table:style-name="ce517" table:formula="of:=[.G435]-[.D436]+[.E436]" office:value-type="float" office:value="36896.7816666667" calcext:value-type="float">
            <text:p>36.8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8" calcext:value-type="date">
            <text:p>08.04.2013</text:p>
          </table:table-cell>
          <table:table-cell table:style-name="ce499" office:value-type="string" calcext:value-type="string">
            <text:p>atila balcı 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36]-[.D437]+[.E437]" office:value-type="float" office:value="37196.7816666667" calcext:value-type="float">
            <text:p>37.1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ustafa işçi içi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7]-[.D438]+[.E438]" office:value-type="float" office:value="38196.7816666667" calcext:value-type="float">
            <text:p>38.1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11" calcext:value-type="date">
            <text:p>11.04.2013</text:p>
          </table:table-cell>
          <table:table-cell table:style-name="ce499" office:value-type="string" calcext:value-type="string">
            <text:p>işe yatan</text:p>
          </table:table-cell>
          <table:table-cell table:style-name="ce517" office:value-type="float" office:value="15000" calcext:value-type="float">
            <text:p>15.000,00</text:p>
          </table:table-cell>
          <table:table-cell table:style-name="ce517" table:number-columns-repeated="2"/>
          <table:table-cell table:style-name="ce517" table:formula="of:=[.G438]-[.D439]+[.E439]" office:value-type="float" office:value="23196.7816666667" calcext:value-type="float">
            <text:p>23.1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439]-[.D440]+[.E440]" office:value-type="float" office:value="22196.7816666667" calcext:value-type="float">
            <text:p>22.1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nkt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440]-[.D441]+[.E441]" office:value-type="float" office:value="22296.7816666667" calcext:value-type="float">
            <text:p>22.2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30" calcext:value-type="date">
            <text:p>30.04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41]-[.D442]+[.E442]" office:value-type="float" office:value="2296.78166666666" calcext:value-type="float">
            <text:p>2.2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e yatan a balcı hesabın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442]-[.D443]+[.E443]" office:value-type="float" office:value="7296.78166666666" calcext:value-type="float">
            <text:p>7.2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yide elden veril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43]-[.D444]+[.E444]" office:value-type="float" office:value="8296.78166666666" calcext:value-type="float">
            <text:p>8.2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17" calcext:value-type="date">
            <text:p>17.04.2013</text:p>
          </table:table-cell>
          <table:table-cell table:style-name="ce499" office:value-type="string" calcext:value-type="string">
            <text:p>KREDİ 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4]-[.D445]+[.E445]" office:value-type="float" office:value="11705.7816666667" calcext:value-type="float">
            <text:p>11.705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an nakl serkan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445]-[.D446]+[.E446]" office:value-type="float" office:value="11455.7816666667" calcext:value-type="float">
            <text:p>11.45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19" calcext:value-type="date">
            <text:p>19.04.2013</text:p>
          </table:table-cell>
          <table:table-cell table:style-name="ce499" office:value-type="string" calcext:value-type="string">
            <text:p>brleşim mad.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46]-[.D447]+[.E447]" office:value-type="float" office:value="17455.7816666667" calcext:value-type="float">
            <text:p>17.45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9" calcext:value-type="date">
            <text:p>09.04.2013</text:p>
          </table:table-cell>
          <table:table-cell table:style-name="ce499" office:value-type="string" calcext:value-type="string">
            <text:p>seramik nakliye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447]-[.D448]+[.E448]" office:value-type="float" office:value="17255.7816666667" calcext:value-type="float">
            <text:p>17.255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0 ad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448]-[.D449]+[.E449]" office:value-type="float" office:value="17285.7816666667" calcext:value-type="float">
            <text:p>17.28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5-17" calcext:value-type="date">
            <text:p>17.05.2013</text:p>
          </table:table-cell>
          <table:table-cell table:style-name="ce499" office:value-type="string" calcext:value-type="string">
            <text:p>KREDİ 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9]-[.D450]+[.E450]" office:value-type="float" office:value="20694.7816666667" calcext:value-type="float">
            <text:p>20.69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 su mlz</text:p>
          </table:table-cell>
          <table:table-cell table:style-name="ce517"/>
          <table:table-cell table:style-name="ce517" office:value-type="float" office:value="18" calcext:value-type="float">
            <text:p>18,00</text:p>
          </table:table-cell>
          <table:table-cell table:style-name="ce517"/>
          <table:table-cell table:style-name="ce517" table:formula="of:=[.G450]-[.D451]+[.E451]" office:value-type="float" office:value="20712.7816666667" calcext:value-type="float">
            <text:p>20.71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5-31" calcext:value-type="date">
            <text:p>31.05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51]-[.D452]+[.E452]" office:value-type="float" office:value="712.781666666662" calcext:value-type="float">
            <text:p>71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6-17" calcext:value-type="date">
            <text:p>17.06.2013</text:p>
          </table:table-cell>
          <table:table-cell table:style-name="ce499" office:value-type="string" calcext:value-type="string">
            <text:p>KREDİ 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2]-[.D453]+[.E453]" office:value-type="float" office:value="4121.78166666666" calcext:value-type="float">
            <text:p>4.12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string" calcext:value-type="string">
            <text:p>31-6</text:p>
          </table:table-cell>
          <table:table-cell table:style-name="ce499" office:value-type="string" calcext:value-type="string">
            <text:p>sanayi dükkan kirası burhan</text:p>
          </table:table-cell>
          <table:table-cell table:style-name="ce517"/>
          <table:table-cell table:style-name="ce517" office:value-type="float" office:value="8500" calcext:value-type="float">
            <text:p>8.500,00</text:p>
          </table:table-cell>
          <table:table-cell table:style-name="ce517"/>
          <table:table-cell table:style-name="ce517" table:formula="of:=[.G453]-[.D454]+[.E454]" office:value-type="float" office:value="12621.7816666667" calcext:value-type="float">
            <text:p>12.62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7-17" calcext:value-type="date">
            <text:p>17.07.2013</text:p>
          </table:table-cell>
          <table:table-cell table:style-name="ce499" office:value-type="string" calcext:value-type="string">
            <text:p>KREDİ 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4]-[.D455]+[.E455]" office:value-type="float" office:value="16030.7816666667" calcext:value-type="float">
            <text:p>16.03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7 çek</text:p>
          </table:table-cell>
          <table:table-cell table:style-name="ce517" office:value-type="float" office:value="8495" calcext:value-type="float">
            <text:p>8.495,00</text:p>
          </table:table-cell>
          <table:table-cell table:style-name="ce517" table:number-columns-repeated="2"/>
          <table:table-cell table:style-name="ce517" table:formula="of:=[.G455]-[.D456]+[.E456]" office:value-type="float" office:value="7535.78166666666" calcext:value-type="float">
            <text:p>7.53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8-17" calcext:value-type="date">
            <text:p>17.08.2013</text:p>
          </table:table-cell>
          <table:table-cell table:style-name="ce499" office:value-type="string" calcext:value-type="string">
            <text:p>KREDİ 1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6]-[.D457]+[.E457]" office:value-type="float" office:value="10944.7816666667" calcext:value-type="float">
            <text:p>10.944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8-30" calcext:value-type="date">
            <text:p>30.08.2013</text:p>
          </table:table-cell>
          <table:table-cell table:style-name="ce499" office:value-type="string" calcext:value-type="string">
            <text:p>KİREMİT İÇİN</text:p>
          </table:table-cell>
          <table:table-cell table:style-name="ce517" office:value-type="float" office:value="4300" calcext:value-type="float">
            <text:p>4.300,00</text:p>
          </table:table-cell>
          <table:table-cell table:style-name="ce517" table:number-columns-repeated="2"/>
          <table:table-cell table:style-name="ce517" table:formula="of:=[.G457]-[.D458]+[.E458]" office:value-type="float" office:value="6644.78166666666" calcext:value-type="float">
            <text:p>6.64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URGUT NAKL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458]-[.D459]+[.E459]" office:value-type="float" office:value="8144.78166666666" calcext:value-type="float">
            <text:p>8.14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459]-[.D460]+[.E460]" office:value-type="float" office:value="7484.78166666666" calcext:value-type="float">
            <text:p>7.48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460]-[.D461]+[.E461]" office:value-type="float" office:value="6884.78166666666" calcext:value-type="float">
            <text:p>6.884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9-17" calcext:value-type="date">
            <text:p>17.09.2013</text:p>
          </table:table-cell>
          <table:table-cell table:style-name="ce499" office:value-type="string" calcext:value-type="string">
            <text:p>KREDİ 1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1]-[.D462]+[.E462]" office:value-type="float" office:value="10293.7816666667" calcext:value-type="float">
            <text:p>10.293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lise arkası kira çek ahmet çalışkan</text:p>
          </table:table-cell>
          <table:table-cell table:style-name="ce517"/>
          <table:table-cell table:style-name="ce517" office:value-type="float" office:value="18700" calcext:value-type="float">
            <text:p>18.700,00</text:p>
          </table:table-cell>
          <table:table-cell table:style-name="ce517"/>
          <table:table-cell table:style-name="ce517" table:formula="of:=[.G462]-[.D463]+[.E463]" office:value-type="float" office:value="28993.7816666667" calcext:value-type="float">
            <text:p>28.993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0-17" calcext:value-type="date">
            <text:p>17.10.2013</text:p>
          </table:table-cell>
          <table:table-cell table:style-name="ce499" office:value-type="string" calcext:value-type="string">
            <text:p>KREDİ 1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3]-[.D464]+[.E464]" office:value-type="float" office:value="32402.7816666667" calcext:value-type="float">
            <text:p>32.40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23" calcext:value-type="date">
            <text:p>23.10.2014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4]-[.D465]+[.E465]" office:value-type="float" office:value="32522.7816666667" calcext:value-type="float">
            <text:p>32.5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6000 kiremit</text:p>
          </table:table-cell>
          <table:table-cell table:style-name="ce517"/>
          <table:table-cell table:style-name="ce517" office:value-type="float" office:value="3600" calcext:value-type="float">
            <text:p>3.600,00</text:p>
          </table:table-cell>
          <table:table-cell table:style-name="ce517"/>
          <table:table-cell table:style-name="ce517" table:formula="of:=[.G465]-[.D466]+[.E466]" office:value-type="float" office:value="36122.7816666667" calcext:value-type="float">
            <text:p>36.1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1000 mahya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466]-[.D467]+[.E467]" office:value-type="float" office:value="36722.7816666667" calcext:value-type="float">
            <text:p>36.7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ğlık meslek 3000 kiremit</text:p>
          </table:table-cell>
          <table:table-cell table:style-name="ce517"/>
          <table:table-cell table:style-name="ce517" office:value-type="float" office:value="1800" calcext:value-type="float">
            <text:p>1.800,00</text:p>
          </table:table-cell>
          <table:table-cell table:style-name="ce517"/>
          <table:table-cell table:style-name="ce517" table:formula="of:=[.G467]-[.D468]+[.E468]" office:value-type="float" office:value="38522.7816666667" calcext:value-type="float">
            <text:p>38.5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okat kiremit nakli 3 sefer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468]-[.D469]+[.E469]" office:value-type="float" office:value="35522.7816666667" calcext:value-type="float">
            <text:p>35.5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teoroloji hesap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9]-[.D470]+[.E470]" office:value-type="float" office:value="35642.7816666667" calcext:value-type="float">
            <text:p>35.64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fuk elektrik</text:p>
          </table:table-cell>
          <table:table-cell table:style-name="ce517"/>
          <table:table-cell table:style-name="ce517" office:value-type="float" office:value="180" calcext:value-type="float">
            <text:p>180,00</text:p>
          </table:table-cell>
          <table:table-cell table:style-name="ce517"/>
          <table:table-cell table:style-name="ce517" table:formula="of:=[.G470]-[.D471]+[.E471]" office:value-type="float" office:value="35822.7816666667" calcext:value-type="float">
            <text:p>35.8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aytoncuoğlu</text:p>
          </table:table-cell>
          <table:table-cell table:style-name="ce517"/>
          <table:table-cell table:style-name="ce517" office:value-type="float" office:value="190" calcext:value-type="float">
            <text:p>190,00</text:p>
          </table:table-cell>
          <table:table-cell table:style-name="ce517"/>
          <table:table-cell table:style-name="ce517" table:formula="of:=[.G471]-[.D472]+[.E472]" office:value-type="float" office:value="36012.7816666667" calcext:value-type="float">
            <text:p>36.01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11-12-13-14. TAKSİT</text:p>
          </table:table-cell>
          <table:table-cell table:style-name="ce517"/>
          <table:table-cell table:style-name="ce517" office:value-type="float" office:value="13636" calcext:value-type="float">
            <text:p>13.636,00</text:p>
          </table:table-cell>
          <table:table-cell table:style-name="ce517"/>
          <table:table-cell table:style-name="ce517" table:formula="of:=[.G472]-[.D473]+[.E473]" office:value-type="float" office:value="49648.7816666667" calcext:value-type="float">
            <text:p>49.648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kmer</text:p>
          </table:table-cell>
          <table:table-cell table:style-name="ce517"/>
          <table:table-cell table:style-name="ce517" office:value-type="float" office:value="466" calcext:value-type="float">
            <text:p>466,00</text:p>
          </table:table-cell>
          <table:table-cell table:style-name="ce517"/>
          <table:table-cell table:style-name="ce517" table:formula="of:=[.G473]-[.D474]+[.E474]" office:value-type="float" office:value="50114.7816666667" calcext:value-type="float">
            <text:p>50.11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gıda laboratuarı faturadan</text:p>
          </table:table-cell>
          <table:table-cell table:style-name="ce517" office:value-type="float" office:value="7460" calcext:value-type="float">
            <text:p>7.460,00</text:p>
          </table:table-cell>
          <table:table-cell table:style-name="ce517" table:number-columns-repeated="2"/>
          <table:table-cell table:style-name="ce517" table:formula="of:=[.G474]-[.D475]+[.E475]" office:value-type="float" office:value="42654.7816666667" calcext:value-type="float">
            <text:p>42.6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4 ad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5]-[.D476]+[.E476]" office:value-type="float" office:value="42704.7816666667" calcext:value-type="float">
            <text:p>42.70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nnemin maaş</text:p>
          </table:table-cell>
          <table:table-cell table:style-name="ce517"/>
          <table:table-cell table:style-name="ce517" office:value-type="float" office:value="1350" calcext:value-type="float">
            <text:p>1.350,00</text:p>
          </table:table-cell>
          <table:table-cell table:style-name="ce517"/>
          <table:table-cell table:style-name="ce517" table:formula="of:=[.G476]-[.D477]+[.E477]" office:value-type="float" office:value="44054.7816666667" calcext:value-type="float">
            <text:p>44.0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<text:s text:c="2"/>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477]-[.D478]+[.E478]" office:value-type="float" office:value="44304.7816666667" calcext:value-type="float">
            <text:p>44.30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8]-[.D479]+[.E479]" office:value-type="float" office:value="44354.7816666667" calcext:value-type="float">
            <text:p>44.3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479]-[.D480]+[.E480]" office:value-type="float" office:value="44554.7816666667" calcext:value-type="float">
            <text:p>44.5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480]-[.D481]+[.E481]" office:value-type="float" office:value="44954.7816666667" calcext:value-type="float">
            <text:p>44.9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2 ad</text:p>
          </table:table-cell>
          <table:table-cell table:style-name="ce517"/>
          <table:table-cell table:style-name="ce517" office:value-type="float" office:value="36" calcext:value-type="float">
            <text:p>36,00</text:p>
          </table:table-cell>
          <table:table-cell table:style-name="ce517"/>
          <table:table-cell table:style-name="ce517" table:formula="of:=[.G481]-[.D482]+[.E482]" office:value-type="float" office:value="44990.7816666667" calcext:value-type="float">
            <text:p>44.99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aket bıç ve ydk 2 ad</text:p>
          </table:table-cell>
          <table:table-cell table:style-name="ce517"/>
          <table:table-cell table:style-name="ce517" office:value-type="float" office:value="10" calcext:value-type="float">
            <text:p>10,00</text:p>
          </table:table-cell>
          <table:table-cell table:style-name="ce517"/>
          <table:table-cell table:style-name="ce517" table:formula="of:=[.G482]-[.D483]+[.E483]" office:value-type="float" office:value="45000.7816666667" calcext:value-type="float">
            <text:p>45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12 Ford Transit</text:p>
          </table:table-cell>
          <table:table-cell table:style-name="ce517"/>
          <table:table-cell table:style-name="ce517" office:value-type="float" office:value="55000" calcext:value-type="float">
            <text:p>55.000,00</text:p>
          </table:table-cell>
          <table:table-cell table:style-name="ce517"/>
          <table:table-cell table:style-name="ce517" table:formula="of:=[.G483]-[.D484]+[.E484]" office:value-type="float" office:value="100000.781666667" calcext:value-type="float">
            <text:p>100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415:.D484])" office:value-type="float" office:value="86965" calcext:value-type="float">
            <text:p>86.965,00</text:p>
          </table:table-cell>
          <table:table-cell table:style-name="ce519" table:formula="of:=SUM([.E415:.E484])" office:value-type="float" office:value="205727" calcext:value-type="float">
            <text:p>205.727,00</text:p>
          </table:table-cell>
          <table:table-cell table:style-name="ce517" table:number-columns-repeated="2"/>
          <table:table-cell table:number-columns-repeated="1017"/>
        </table:table-row>
        <table:table-row table:style-name="ro4" table:number-rows-repeated="2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484]-[.D489]+[.E489]" office:value-type="float" office:value="100000.781666667" calcext:value-type="float">
            <text:p>100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2]+['file:///home/murat/depolnx/hes2018/Account/2019/2019%20YS%20KR%20D%C4%9E%C5%9E%20SLNK.ods'#$'AP-LS GNL'.D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89]-[.D490]+[.E490]" office:value-type="float" office:value="91500.7816666667" calcext:value-type="float">
            <text:p>91.5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2]+['file:///home/murat/depolnx/hes2018/Account/2019/2019%20YS%20KR%20D%C4%9E%C5%9E%20SLNK.ods'#$'AP-LS GNL'.C6]" office:value-type="float" office:value="5500" calcext:value-type="float">
            <text:p>5.500,00</text:p>
          </table:table-cell>
          <table:table-cell table:style-name="ce517" table:number-columns-repeated="2"/>
          <table:table-cell table:style-name="ce517" table:formula="of:=[.G490]-[.D491]+[.E491]" office:value-type="float" office:value="86000.7816666667" calcext:value-type="float">
            <text:p>86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2]+['file:///home/murat/depolnx/hes2018/Account/2019/2019%20YS%20KR%20D%C4%9E%C5%9E%20SLNK.ods'#$'AP-LS GNL'.B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91]-[.D492]+[.E492]" office:value-type="float" office:value="77500.7816666667" calcext:value-type="float">
            <text:p>77.5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2]+['file:///home/murat/depolnx/hes2018/Account/2019/2019%20YS%20KR%20D%C4%9E%C5%9E%20SLNK.ods'#$'AP-LS GNL'.E6]" office:value-type="float" office:value="7859.06" calcext:value-type="float">
            <text:p>7.859,06</text:p>
          </table:table-cell>
          <table:table-cell table:style-name="ce517" table:number-columns-repeated="2"/>
          <table:table-cell table:style-name="ce517" table:formula="of:=[.G492]-[.D493]+[.E493]" office:value-type="float" office:value="69641.7216666667" calcext:value-type="float">
            <text:p>69.641,7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2]" office:value-type="float" office:value="4225" calcext:value-type="float">
            <text:p>4.225,00</text:p>
          </table:table-cell>
          <table:table-cell table:style-name="ce517" table:number-columns-repeated="2"/>
          <table:table-cell table:style-name="ce517" table:formula="of:=[.G493]-[.D494]+[.E494]" office:value-type="float" office:value="65416.7216666667" calcext:value-type="float">
            <text:p>65.416,7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4’e DEVİR</text:p>
          </table:table-cell>
          <table:table-cell table:style-name="ce517" office:value-type="float" office:value="2" calcext:value-type="float">
            <text:p>2,00</text:p>
          </table:table-cell>
          <table:table-cell table:style-name="ce517" table:number-columns-repeated="2"/>
          <table:table-cell table:style-name="ce519" table:formula="of:=[.G494]-[.D495]+[.E495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13" calcext:value-type="float">
            <text:p>2013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490:.D495])+[.D486]" office:value-type="float" office:value="121551.06" calcext:value-type="float">
            <text:p>121.551,06</text:p>
          </table:table-cell>
          <table:table-cell table:style-name="ce518" table:formula="of:=SUM([.E490:.E495])+[.E486]" office:value-type="float" office:value="205727" calcext:value-type="float">
            <text:p>205.727,00</text:p>
          </table:table-cell>
          <table:table-cell table:style-name="ce518"/>
          <table:table-cell table:style-name="ce518" table:formula="of:=[.E497]-[.D497]" office:value-type="float" office:value="84175.94" calcext:value-type="float">
            <text:p>84.175,94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 table:number-rows-repeated="31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75" office:value-type="float" office:value="2014" calcext:value-type="float">
            <text:p>2014</text:p>
          </table:table-cell>
          <table:table-cell table:style-name="ce500" office:value-type="string" calcext:value-type="string">
            <text:p>2013’den DEVİR</text:p>
          </table:table-cell>
          <table:table-cell table:style-name="ce517" table:number-columns-repeated="3"/>
          <table:table-cell table:style-name="ce519" table:formula="of:=[.G495]-[.D532]+[.E532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1905-07-06" calcext:value-type="date">
            <text:p>06.07.1905</text:p>
          </table:table-cell>
          <table:table-cell table:style-name="ce499"/>
          <table:table-cell table:style-name="ce517" table:number-columns-repeated="3"/>
          <table:table-cell table:style-name="ce517" table:formula="of:=[.G532]-[.D533]+[.E533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1-17" calcext:value-type="date">
            <text:p>17.01.2014</text:p>
          </table:table-cell>
          <table:table-cell table:style-name="ce499" office:value-type="string" calcext:value-type="string">
            <text:p>KREDİ 1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3]-[.D534]+[.E534]" office:value-type="float" office:value="68823.7216666667" calcext:value-type="float">
            <text:p>68.823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2-17" calcext:value-type="date">
            <text:p>17.02.2014</text:p>
          </table:table-cell>
          <table:table-cell table:style-name="ce499" office:value-type="string" calcext:value-type="string">
            <text:p>KREDİ 1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4]-[.D535]+[.E535]" office:value-type="float" office:value="72232.7216666667" calcext:value-type="float">
            <text:p>72.232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07" calcext:value-type="date">
            <text:p>07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535]-[.D536]+[.E536]" office:value-type="float" office:value="-7767.27833333334" calcext:value-type="float">
            <text:p>-7.767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17" calcext:value-type="date">
            <text:p>17.03.2014</text:p>
          </table:table-cell>
          <table:table-cell table:style-name="ce499" office:value-type="string" calcext:value-type="string">
            <text:p>KREDİ 1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6]-[.D537]+[.E537]" office:value-type="float" office:value="-4358.27833333334" calcext:value-type="float">
            <text:p>-4.3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20" calcext:value-type="date">
            <text:p>20.03.2014</text:p>
          </table:table-cell>
          <table:table-cell table:style-name="ce499" office:value-type="string" calcext:value-type="string">
            <text:p>q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37]-[.D538]+[.E538]" office:value-type="float" office:value="-24358.2783333333" calcext:value-type="float">
            <text:p>-24.3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25" calcext:value-type="date">
            <text:p>25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11700" calcext:value-type="float">
            <text:p>11.700,00</text:p>
          </table:table-cell>
          <table:table-cell table:style-name="ce517" table:number-columns-repeated="2"/>
          <table:table-cell table:style-name="ce517" table:formula="of:=[.G538]-[.D539]+[.E539]" office:value-type="float" office:value="-36058.2783333333" calcext:value-type="float">
            <text:p>-36.0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22000" calcext:value-type="float">
            <text:p>22.000,00</text:p>
          </table:table-cell>
          <table:table-cell table:style-name="ce517" table:number-columns-repeated="2"/>
          <table:table-cell table:style-name="ce517" table:formula="of:=[.G539]-[.D540]+[.E540]" office:value-type="float" office:value="-58058.2783333333" calcext:value-type="float">
            <text:p>-58.0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hmb ygv</text:p>
          </table:table-cell>
          <table:table-cell table:style-name="ce517" office:value-type="float" office:value="91.54" calcext:value-type="float">
            <text:p>91,54</text:p>
          </table:table-cell>
          <table:table-cell table:style-name="ce517" table:number-columns-repeated="2"/>
          <table:table-cell table:style-name="ce517" table:formula="of:=[.G540]-[.D541]+[.E541]" office:value-type="float" office:value="-58149.8183333333" calcext:value-type="float">
            <text:p>-58.149,8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zan ygv</text:p>
          </table:table-cell>
          <table:table-cell table:style-name="ce517" office:value-type="float" office:value="758.12" calcext:value-type="float">
            <text:p>758,12</text:p>
          </table:table-cell>
          <table:table-cell table:style-name="ce517" table:number-columns-repeated="2"/>
          <table:table-cell table:style-name="ce517" table:formula="of:=[.G541]-[.D542]+[.E542]" office:value-type="float" office:value="-58907.9383333333" calcext:value-type="float">
            <text:p>-58.907,9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şe balcı gv</text:p>
          </table:table-cell>
          <table:table-cell table:style-name="ce517" office:value-type="float" office:value="693.7" calcext:value-type="float">
            <text:p>693,70</text:p>
          </table:table-cell>
          <table:table-cell table:style-name="ce517" table:number-columns-repeated="2"/>
          <table:table-cell table:style-name="ce517" table:formula="of:=[.G542]-[.D543]+[.E543]" office:value-type="float" office:value="-59601.6383333333" calcext:value-type="float">
            <text:p>-59.60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imapen sene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543]-[.D544]+[.E544]" office:value-type="float" office:value="-60601.6383333333" calcext:value-type="float">
            <text:p>-60.60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44]-[.D545]+[.E545]" office:value-type="float" office:value="-80601.6383333333" calcext:value-type="float">
            <text:p>-80.60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u mlz</text:p>
          </table:table-cell>
          <table:table-cell table:style-name="ce517"/>
          <table:table-cell table:style-name="ce517" office:value-type="float" office:value="88" calcext:value-type="float">
            <text:p>88,00</text:p>
          </table:table-cell>
          <table:table-cell table:style-name="ce517"/>
          <table:table-cell table:style-name="ce517" table:formula="of:=[.G545]-[.D546]+[.E546]" office:value-type="float" office:value="-80513.6383333333" calcext:value-type="float">
            <text:p>-80.513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4-02" calcext:value-type="date">
            <text:p>02.04.2014</text:p>
          </table:table-cell>
          <table:table-cell table:style-name="ce499" office:value-type="string" calcext:value-type="string">
            <text:p>fatih aydın</text:p>
          </table:table-cell>
          <table:table-cell table:style-name="ce517" office:value-type="float" office:value="2100" calcext:value-type="float">
            <text:p>2.100,00</text:p>
          </table:table-cell>
          <table:table-cell table:style-name="ce517" table:number-columns-repeated="2"/>
          <table:table-cell table:style-name="ce517" table:formula="of:=[.G546]-[.D547]+[.E547]" office:value-type="float" office:value="-82613.6383333333" calcext:value-type="float">
            <text:p>-82.613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47]-[.D548]+[.E548]" office:value-type="float" office:value="-82363.6383333333" calcext:value-type="float">
            <text:p>-82.363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 sa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548]-[.D549]+[.E549]" office:value-type="float" office:value="-82313.6383333333" calcext:value-type="float">
            <text:p>-82.313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4-17" calcext:value-type="date">
            <text:p>17.04.2014</text:p>
          </table:table-cell>
          <table:table-cell table:style-name="ce499" office:value-type="string" calcext:value-type="string">
            <text:p>KREDİ 1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49]-[.D550]+[.E550]" office:value-type="float" office:value="-78904.6383333333" calcext:value-type="float">
            <text:p>-78.90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5-15" calcext:value-type="date">
            <text:p>15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550]-[.D551]+[.E551]" office:value-type="float" office:value="-77404.6383333333" calcext:value-type="float">
            <text:p>-77.40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5-28" calcext:value-type="date">
            <text:p>28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51]-[.D552]+[.E552]" office:value-type="float" office:value="-77154.6383333333" calcext:value-type="float">
            <text:p>-77.154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552]-[.D553]+[.E553]" office:value-type="float" office:value="-77254.6383333333" calcext:value-type="float">
            <text:p>-77.254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ya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553]-[.D554]+[.E554]" office:value-type="float" office:value="-77054.6383333333" calcext:value-type="float">
            <text:p>-77.05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6-24" calcext:value-type="date">
            <text:p>24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554]-[.D555]+[.E555]" office:value-type="float" office:value="-76554.6383333333" calcext:value-type="float">
            <text:p>-76.55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5-17" calcext:value-type="date">
            <text:p>17.05.2014</text:p>
          </table:table-cell>
          <table:table-cell table:style-name="ce499" office:value-type="string" calcext:value-type="string">
            <text:p>KREDİ 1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5]-[.D556]+[.E556]" office:value-type="float" office:value="-73145.6383333333" calcext:value-type="float">
            <text:p>-73.145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6-17" calcext:value-type="date">
            <text:p>17.06.2014</text:p>
          </table:table-cell>
          <table:table-cell table:style-name="ce499" office:value-type="string" calcext:value-type="string">
            <text:p>KREDİ 2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6]-[.D557]+[.E557]" office:value-type="float" office:value="-69736.6383333333" calcext:value-type="float">
            <text:p>-69.736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KREDİ 2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7]-[.D558]+[.E558]" office:value-type="float" office:value="-66327.6383333333" calcext:value-type="float">
            <text:p>-66.32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21" calcext:value-type="date">
            <text:p>21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640" calcext:value-type="float">
            <text:p>640,00</text:p>
          </table:table-cell>
          <table:table-cell table:style-name="ce517"/>
          <table:table-cell table:style-name="ce517" table:formula="of:=[.G558]-[.D559]+[.E559]" office:value-type="float" office:value="-65687.6383333333" calcext:value-type="float">
            <text:p>-65.6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6-30" calcext:value-type="date">
            <text:p>30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559]-[.D560]+[.E560]" office:value-type="float" office:value="-57687.6383333333" calcext:value-type="float">
            <text:p>-57.6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14" calcext:value-type="date">
            <text:p>14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0]-[.D561]+[.E561]" office:value-type="float" office:value="-37687.6383333333" calcext:value-type="float">
            <text:p>-37.6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6500" calcext:value-type="float">
            <text:p>6.500,00</text:p>
          </table:table-cell>
          <table:table-cell table:style-name="ce517"/>
          <table:table-cell table:style-name="ce517" table:formula="of:=[.G561]-[.D562]+[.E562]" office:value-type="float" office:value="-31187.6383333333" calcext:value-type="float">
            <text:p>-31.1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22" calcext:value-type="date">
            <text:p>22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2250" calcext:value-type="float">
            <text:p>2.250,00</text:p>
          </table:table-cell>
          <table:table-cell table:style-name="ce517"/>
          <table:table-cell table:style-name="ce517" table:formula="of:=[.G562]-[.D563]+[.E563]" office:value-type="float" office:value="-28937.6383333333" calcext:value-type="float">
            <text:p>-28.93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23" calcext:value-type="date">
            <text:p>23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3]-[.D564]+[.E564]" office:value-type="float" office:value="-8937.63833333334" calcext:value-type="float">
            <text:p>-8.93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06" calcext:value-type="date">
            <text:p>06.08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4]-[.D565]+[.E565]" office:value-type="float" office:value="-5937.63833333334" calcext:value-type="float">
            <text:p>-5.93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17" calcext:value-type="date">
            <text:p>17.08.2014</text:p>
          </table:table-cell>
          <table:table-cell table:style-name="ce499" office:value-type="string" calcext:value-type="string">
            <text:p>KREDİ 2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65]-[.D566]+[.E566]" office:value-type="float" office:value="-2528.63833333334" calcext:value-type="float">
            <text:p>-2.528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23" calcext:value-type="date">
            <text:p>23.08.2014</text:p>
          </table:table-cell>
          <table:table-cell table:style-name="ce499" office:value-type="string" calcext:value-type="string">
            <text:p>çizme eldiven</text:p>
          </table:table-cell>
          <table:table-cell table:style-name="ce517"/>
          <table:table-cell table:style-name="ce517" office:value-type="float" office:value="57" calcext:value-type="float">
            <text:p>57,00</text:p>
          </table:table-cell>
          <table:table-cell table:style-name="ce517"/>
          <table:table-cell table:style-name="ce517" table:formula="of:=[.G566]-[.D567]+[.E567]" office:value-type="float" office:value="-2471.63833333334" calcext:value-type="float">
            <text:p>-2.4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27" calcext:value-type="date">
            <text:p>27.08.2014</text:p>
          </table:table-cell>
          <table:table-cell table:style-name="ce501" office:value-type="string" calcext:value-type="string">
            <text:p>denizbank doğuş</text:p>
          </table:table-cell>
          <table:table-cell table:style-name="ce518" office:value-type="float" office:value="80000" calcext:value-type="float">
            <text:p>80.000,00</text:p>
          </table:table-cell>
          <table:table-cell table:style-name="ce519" table:number-columns-repeated="2"/>
          <table:table-cell table:style-name="ce517" table:formula="of:=[.G567]-[.D568]+[.E568]" office:value-type="float" office:value="-82471.6383333333" calcext:value-type="float">
            <text:p>-82.471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09-02" calcext:value-type="date">
            <text:p>02.09.2014</text:p>
          </table:table-cell>
          <table:table-cell table:style-name="ce507" office:value-type="string" calcext:value-type="string">
            <text:p>denizbank doğuş</text:p>
          </table:table-cell>
          <table:table-cell table:style-name="ce522" office:value-type="float" office:value="65000" calcext:value-type="float">
            <text:p>65.000,00</text:p>
          </table:table-cell>
          <table:table-cell table:style-name="ce523"/>
          <table:table-cell table:style-name="ce519"/>
          <table:table-cell table:style-name="ce517" table:formula="of:=[.G568]-[.D569]+[.E569]" office:value-type="float" office:value="-147471.638333333" calcext:value-type="float">
            <text:p>-147.4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01" calcext:value-type="date">
            <text:p>01.09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9]-[.D570]+[.E570]" office:value-type="float" office:value="-144471.638333333" calcext:value-type="float">
            <text:p>-144.4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05" calcext:value-type="date">
            <text:p>05.09.2014</text:p>
          </table:table-cell>
          <table:table-cell table:style-name="ce499" office:value-type="string" calcext:value-type="string">
            <text:p>İş 800 e aktarıla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0]-[.D571]+[.E571]" office:value-type="float" office:value="-139471.638333333" calcext:value-type="float">
            <text:p>-139.4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HMET SAMUR KARO KK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571]-[.D572]+[.E572]" office:value-type="float" office:value="-139871.638333333" calcext:value-type="float">
            <text:p>-139.871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09-26" calcext:value-type="date">
            <text:p>26.09.2014</text:p>
          </table:table-cell>
          <table:table-cell table:style-name="ce508" office:value-type="string" calcext:value-type="string">
            <text:p>İş 800 e aktarılan</text:p>
          </table:table-cell>
          <table:table-cell table:style-name="ce502"/>
          <table:table-cell table:style-name="ce502" office:value-type="float" office:value="3000" calcext:value-type="float">
            <text:p>3.000,00</text:p>
          </table:table-cell>
          <table:table-cell table:style-name="ce517"/>
          <table:table-cell table:style-name="ce517" table:formula="of:=[.G572]-[.D573]+[.E573]" office:value-type="float" office:value="-136871.638333333" calcext:value-type="float">
            <text:p>-136.871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1. tkst için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573]-[.D574]+[.E574]" office:value-type="float" office:value="-135871.638333333" calcext:value-type="float">
            <text:p>-135.8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30" calcext:value-type="date">
            <text:p>30.09.2014</text:p>
          </table:table-cell>
          <table:table-cell table:style-name="ce499" office:value-type="string" calcext:value-type="string">
            <text:p>şekerbank bch a</text:p>
          </table:table-cell>
          <table:table-cell table:style-name="ce517"/>
          <table:table-cell table:style-name="ce517" office:value-type="float" office:value="100000" calcext:value-type="float">
            <text:p>100.000,00</text:p>
          </table:table-cell>
          <table:table-cell table:style-name="ce517"/>
          <table:table-cell table:style-name="ce517" table:formula="of:=[.G574]-[.D575]+[.E575]" office:value-type="float" office:value="-35871.6383333333" calcext:value-type="float">
            <text:p>-35.8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yıldız tic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575]-[.D576]+[.E576]" office:value-type="float" office:value="-38871.6383333333" calcext:value-type="float">
            <text:p>-38.8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6]-[.D577]+[.E577]" office:value-type="float" office:value="-33871.6383333333" calcext:value-type="float">
            <text:p>-33.8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577]-[.D578]+[.E578]" office:value-type="float" office:value="-33843.6383333333" calcext:value-type="float">
            <text:p>-33.843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zme <text:s/></text:p>
          </table:table-cell>
          <table:table-cell table:style-name="ce502"/>
          <table:table-cell table:style-name="ce502" office:value-type="float" office:value="15" calcext:value-type="float">
            <text:p>15,00</text:p>
          </table:table-cell>
          <table:table-cell table:style-name="ce517"/>
          <table:table-cell table:style-name="ce517" table:formula="of:=[.G578]-[.D579]+[.E579]" office:value-type="float" office:value="-33828.6383333333" calcext:value-type="float">
            <text:p>-33.828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17" calcext:value-type="date">
            <text:p>17.09.2014</text:p>
          </table:table-cell>
          <table:table-cell table:style-name="ce499" office:value-type="string" calcext:value-type="string">
            <text:p>KREDİ 2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79]-[.D580]+[.E580]" office:value-type="float" office:value="-30419.6383333333" calcext:value-type="float">
            <text:p>-30.419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13" calcext:value-type="date">
            <text:p>13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50" calcext:value-type="float">
            <text:p>850,00</text:p>
          </table:table-cell>
          <table:table-cell table:style-name="ce517"/>
          <table:table-cell table:style-name="ce517" table:formula="of:=[.G580]-[.D581]+[.E581]" office:value-type="float" office:value="-29569.6383333333" calcext:value-type="float">
            <text:p>-29.569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15" calcext:value-type="date">
            <text:p>15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581]-[.D582]+[.E582]" office:value-type="float" office:value="-25569.6383333333" calcext:value-type="float">
            <text:p>-25.569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17" calcext:value-type="date">
            <text:p>17.10.2014</text:p>
          </table:table-cell>
          <table:table-cell table:style-name="ce499" office:value-type="string" calcext:value-type="string">
            <text:p>KREDİ 2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2]-[.D583]+[.E583]" office:value-type="float" office:value="-22160.6383333333" calcext:value-type="float">
            <text:p>-22.160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0-16" calcext:value-type="date">
            <text:p>16.10.2014</text:p>
          </table:table-cell>
          <table:table-cell table:style-name="ce508" office:value-type="string" calcext:value-type="string">
            <text:p>iş kredi</text:p>
          </table:table-cell>
          <table:table-cell table:style-name="ce502"/>
          <table:table-cell table:style-name="ce502" office:value-type="float" office:value="1727" calcext:value-type="float">
            <text:p>1.727,00</text:p>
          </table:table-cell>
          <table:table-cell table:style-name="ce517"/>
          <table:table-cell table:style-name="ce517" table:formula="of:=[.G583]-[.D584]+[.E584]" office:value-type="float" office:value="-20433.6383333333" calcext:value-type="float">
            <text:p>-20.433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0-26" calcext:value-type="date">
            <text:p>26.10.2014</text:p>
          </table:table-cell>
          <table:table-cell table:style-name="ce508" office:value-type="string" calcext:value-type="string">
            <text:p>deniz kredi 2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84]-[.D585]+[.E585]" office:value-type="float" office:value="-13668.6383333333" calcext:value-type="float">
            <text:p>-13.668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köpük çizme</text:p>
          </table:table-cell>
          <table:table-cell table:style-name="ce502"/>
          <table:table-cell table:style-name="ce502" office:value-type="float" office:value="70" calcext:value-type="float">
            <text:p>70,00</text:p>
          </table:table-cell>
          <table:table-cell table:style-name="ce517"/>
          <table:table-cell table:style-name="ce517" table:formula="of:=[.G585]-[.D586]+[.E586]" office:value-type="float" office:value="-13598.6383333333" calcext:value-type="float">
            <text:p>-13.598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1-03" calcext:value-type="date">
            <text:p>03.11.2014</text:p>
          </table:table-cell>
          <table:table-cell table:style-name="ce508" office:value-type="string" calcext:value-type="string">
            <text:p>623087 hesaba</text:p>
          </table:table-cell>
          <table:table-cell table:style-name="ce502"/>
          <table:table-cell table:style-name="ce502" office:value-type="float" office:value="2782" calcext:value-type="float">
            <text:p>2.782,00</text:p>
          </table:table-cell>
          <table:table-cell table:style-name="ce517"/>
          <table:table-cell table:style-name="ce517" table:formula="of:=[.G586]-[.D587]+[.E587]" office:value-type="float" office:value="-10816.6383333333" calcext:value-type="float">
            <text:p>-10.816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1-17" calcext:value-type="date">
            <text:p>17.11.2014</text:p>
          </table:table-cell>
          <table:table-cell table:style-name="ce499" office:value-type="string" calcext:value-type="string">
            <text:p>KREDİ 2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7]-[.D588]+[.E588]" office:value-type="float" office:value="-7407.63833333334" calcext:value-type="float">
            <text:p>-7.40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kadıoğlu kk ile ödeme</text:p>
          </table:table-cell>
          <table:table-cell table:style-name="ce502" office:value-type="float" office:value="8500" calcext:value-type="float">
            <text:p>8.500,00</text:p>
          </table:table-cell>
          <table:table-cell table:style-name="ce502"/>
          <table:table-cell table:style-name="ce517"/>
          <table:table-cell table:style-name="ce517" table:formula="of:=[.G588]-[.D589]+[.E589]" office:value-type="float" office:value="-15907.6383333333" calcext:value-type="float">
            <text:p>-15.90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450" calcext:value-type="float">
            <text:p>450,00</text:p>
          </table:table-cell>
          <table:table-cell table:style-name="ce517"/>
          <table:table-cell table:style-name="ce517" table:formula="of:=[.G589]-[.D590]+[.E590]" office:value-type="float" office:value="-15457.6383333333" calcext:value-type="float">
            <text:p>-15.45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25 kg</text:p>
          </table:table-cell>
          <table:table-cell table:style-name="ce502"/>
          <table:table-cell table:style-name="ce502" office:value-type="float" office:value="60" calcext:value-type="float">
            <text:p>60,00</text:p>
          </table:table-cell>
          <table:table-cell table:style-name="ce517"/>
          <table:table-cell table:style-name="ce517" table:formula="of:=[.G590]-[.D591]+[.E591]" office:value-type="float" office:value="-15397.6383333333" calcext:value-type="float">
            <text:p>-15.39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beybi 3*12</text:p>
          </table:table-cell>
          <table:table-cell table:style-name="ce502"/>
          <table:table-cell table:style-name="ce502" office:value-type="float" office:value="36" calcext:value-type="float">
            <text:p>36,00</text:p>
          </table:table-cell>
          <table:table-cell table:style-name="ce517"/>
          <table:table-cell table:style-name="ce517" table:formula="of:=[.G591]-[.D592]+[.E592]" office:value-type="float" office:value="-15361.6383333333" calcext:value-type="float">
            <text:p>-15.361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<text:s/>beybi</text:p>
          </table:table-cell>
          <table:table-cell table:style-name="ce502"/>
          <table:table-cell table:style-name="ce502" office:value-type="float" office:value="72" calcext:value-type="float">
            <text:p>72,00</text:p>
          </table:table-cell>
          <table:table-cell table:style-name="ce517"/>
          <table:table-cell table:style-name="ce517" table:formula="of:=[.G592]-[.D593]+[.E593]" office:value-type="float" office:value="-15289.6383333333" calcext:value-type="float">
            <text:p>-15.28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3]-[.D594]+[.E594]" office:value-type="float" office:value="-15241.6383333333" calcext:value-type="float">
            <text:p>-15.241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4]-[.D595]+[.E595]" office:value-type="float" office:value="-15193.6383333333" calcext:value-type="float">
            <text:p>-15.193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1-26" calcext:value-type="date">
            <text:p>26.11.2014</text:p>
          </table:table-cell>
          <table:table-cell table:style-name="ce508" office:value-type="string" calcext:value-type="string">
            <text:p>deniz kredi 3/60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95]-[.D596]+[.E596]" office:value-type="float" office:value="-8428.63833333334" calcext:value-type="float">
            <text:p>-8.428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26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96]-[.D597]+[.E597]" office:value-type="float" office:value="-5019.63833333334" calcext:value-type="float">
            <text:p>-5.019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2-26" calcext:value-type="date">
            <text:p>26.12.2014</text:p>
          </table:table-cell>
          <table:table-cell table:style-name="ce508" office:value-type="string" calcext:value-type="string">
            <text:p>deniz kredi 4/60 <text:s text:c="2"/>6600 çek ile ödendi</text:p>
          </table:table-cell>
          <table:table-cell table:style-name="ce502" table:number-columns-repeated="2"/>
          <table:table-cell table:style-name="ce517"/>
          <table:table-cell table:style-name="ce517" table:formula="of:=[.G597]-[.D598]+[.E598]" office:value-type="float" office:value="-5019.63833333334" calcext:value-type="float">
            <text:p>-5.01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için</text:p>
          </table:table-cell>
          <table:table-cell table:style-name="ce502"/>
          <table:table-cell table:style-name="ce502" office:value-type="float" office:value="160" calcext:value-type="float">
            <text:p>160,00</text:p>
          </table:table-cell>
          <table:table-cell table:style-name="ce517"/>
          <table:table-cell table:style-name="ce517" table:formula="of:=[.G598]-[.D599]+[.E599]" office:value-type="float" office:value="-4859.63833333334" calcext:value-type="float">
            <text:p>-4.85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9" office:value-type="string" calcext:value-type="string">
            <text:p>SANAYİ dükkan satışından</text:p>
          </table:table-cell>
          <table:table-cell table:style-name="ce523" office:value-type="float" office:value="100000" calcext:value-type="float">
            <text:p>100.000,00</text:p>
          </table:table-cell>
          <table:table-cell table:style-name="ce523"/>
          <table:table-cell table:style-name="ce519"/>
          <table:table-cell table:style-name="ce517" table:formula="of:=[.G599]-[.D600]+[.E600]" office:value-type="float" office:value="-104859.638333333" calcext:value-type="float">
            <text:p>-104.85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/>
          <table:table-cell table:style-name="ce502" office:value-type="float" office:value="1960" calcext:value-type="float">
            <text:p>1.960,00</text:p>
          </table:table-cell>
          <table:table-cell table:style-name="ce517"/>
          <table:table-cell table:style-name="ce517" table:formula="of:=[.G600]-[.D601]+[.E601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/>
          <table:table-cell table:style-name="ce517" table:formula="of:=[.G601]-[.D602]+[.E602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484"/>
          <table:table-cell table:style-name="ce618"/>
          <table:table-cell table:style-name="ce519" table:formula="of:=SUM([.D533:.D601])" office:value-type="float" office:value="415343.36" calcext:value-type="float">
            <text:p>415.343,36</text:p>
          </table:table-cell>
          <table:table-cell table:style-name="ce519" table:formula="of:=SUM([.E533:.E601])" office:value-type="float" office:value="247029" calcext:value-type="float">
            <text:p>247.029,00</text:p>
          </table:table-cell>
          <table:table-cell table:style-name="ce519" table:number-columns-repeated="2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 table:number-columns-repeated="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2 CM 11*15=165 M2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3 CM 14*10.5=147 M2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YAPIŞTIRICI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1*60=660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4*60=840</text:p>
          </table:table-cell>
          <table:table-cell table:style-name="ce618"/>
          <table:table-cell table:style-name="ce502" table:number-columns-repeated="2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46*10=460</text:p>
          </table:table-cell>
          <table:table-cell table:style-name="ce618"/>
          <table:table-cell table:style-name="ce502" table:number-columns-repeated="2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/>
          <table:table-cell table:style-name="ce618"/>
          <table:table-cell table:style-name="ce502" table:number-columns-repeated="2"/>
          <table:table-cell table:style-name="ce517" table:formula="of:=[.G602]-[.D612]+[.E612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Sanayi acentalar kira bedeli</text:p>
          </table:table-cell>
          <table:table-cell table:style-name="ce524" table:formula="of:=['file:///home/murat/depolnx/hes2018/Account/2019/2019%20YS%20KR%20D%C4%9E%C5%9E%20SLNK.ods'#$'AP-LS GNL'.D23]+['file:///home/murat/depolnx/hes2018/Account/2019/2019%20YS%20KR%20D%C4%9E%C5%9E%20SLNK.ods'#$'AP-LS GNL'.D7]" office:value-type="float" office:value="10000" calcext:value-type="float">
            <text:p>10.000,00</text:p>
          </table:table-cell>
          <table:table-cell table:style-name="ce502" table:number-columns-repeated="2"/>
          <table:table-cell table:style-name="ce517" table:formula="of:=[.G612]-[.D613]+[.E613]" office:value-type="float" office:value="-112899.638333333" calcext:value-type="float">
            <text:p>-112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Hızarhane Depo kira bedeli</text:p>
          </table:table-cell>
          <table:table-cell table:style-name="ce524" table:formula="of:=['file:///home/murat/depolnx/hes2018/Account/2019/2019%20YS%20KR%20D%C4%9E%C5%9E%20SLNK.ods'#$'AP-LS GNL'.C23]+['file:///home/murat/depolnx/hes2018/Account/2019/2019%20YS%20KR%20D%C4%9E%C5%9E%20SLNK.ods'#$'AP-LS GNL'.C7]" office:value-type="float" office:value="6000" calcext:value-type="float">
            <text:p>6.000,00</text:p>
          </table:table-cell>
          <table:table-cell table:style-name="ce502" table:number-columns-repeated="2"/>
          <table:table-cell table:style-name="ce517" table:formula="of:=[.G613]-[.D614]+[.E614]" office:value-type="float" office:value="-118899.638333333" calcext:value-type="float">
            <text:p>-118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office:value-type="string" calcext:value-type="string">
            <text:p>Hızarhane yıkama kira bedeli</text:p>
          </table:table-cell>
          <table:table-cell table:style-name="ce524" table:formula="of:=['file:///home/murat/depolnx/hes2018/Account/2019/2019%20YS%20KR%20D%C4%9E%C5%9E%20SLNK.ods'#$'AP-LS GNL'.B23]+['file:///home/murat/depolnx/hes2018/Account/2019/2019%20YS%20KR%20D%C4%9E%C5%9E%20SLNK.ods'#$'AP-LS GNL'.B7]" office:value-type="float" office:value="9350" calcext:value-type="float">
            <text:p>9.350,00</text:p>
          </table:table-cell>
          <table:table-cell table:style-name="ce502" table:number-columns-repeated="2"/>
          <table:table-cell table:style-name="ce517" table:formula="of:=[.G614]-[.D615]+[.E615]" office:value-type="float" office:value="-128249.638333333" calcext:value-type="float">
            <text:p>-128.24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office:value-type="string" calcext:value-type="string">
            <text:p>Lise Arkası Kira Bedeli</text:p>
          </table:table-cell>
          <table:table-cell table:style-name="ce524" table:formula="of:=['file:///home/murat/depolnx/hes2018/Account/2019/2019%20YS%20KR%20D%C4%9E%C5%9E%20SLNK.ods'#$'AP-LS GNL'.E23]+['file:///home/murat/depolnx/hes2018/Account/2019/2019%20YS%20KR%20D%C4%9E%C5%9E%20SLNK.ods'#$'AP-LS GNL'.E7]" office:value-type="float" office:value="3002.145" calcext:value-type="float">
            <text:p>3.002,15</text:p>
          </table:table-cell>
          <table:table-cell table:style-name="ce502" table:number-columns-repeated="2"/>
          <table:table-cell table:style-name="ce517" table:formula="of:=[.G615]-[.D616]+[.E616]" office:value-type="float" office:value="-131251.783333333" calcext:value-type="float">
            <text:p>-131.251,7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office:value-type="string" calcext:value-type="string">
            <text:p>Ali Paşa Kira Bedeli</text:p>
          </table:table-cell>
          <table:table-cell table:style-name="ce524" table:formula="of:=['file:///home/murat/depolnx/hes2018/Account/2019/2019%20YS%20KR%20D%C4%9E%C5%9E%20SLNK.ods'#$'AP-LS GNL'.F23]" office:value-type="float" office:value="6111.80555555556" calcext:value-type="float">
            <text:p>6.111,81</text:p>
          </table:table-cell>
          <table:table-cell table:style-name="ce502" table:number-columns-repeated="2"/>
          <table:table-cell table:style-name="ce517" table:formula="of:=[.G616]-[.D617]+[.E617]" office:value-type="float" office:value="-137363.588888889" calcext:value-type="float">
            <text:p>-137.363,59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509" office:value-type="string" calcext:value-type="string">
            <text:p>2014 SONU DOĞUŞ BORÇLU</text:p>
          </table:table-cell>
          <table:table-cell table:style-name="ce502" table:number-columns-repeated="3"/>
          <table:table-cell table:style-name="ce517" table:formula="of:=[.G617]-[.D618]+[.E618]" office:value-type="float" office:value="-137363.588888889" calcext:value-type="float">
            <text:p>-137.363,59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5’e DEVİR</text:p>
          </table:table-cell>
          <table:table-cell table:style-name="ce517" office:value-type="float" office:value="2.92" calcext:value-type="float">
            <text:p>2,92</text:p>
          </table:table-cell>
          <table:table-cell table:style-name="ce517" table:number-columns-repeated="2"/>
          <table:table-cell table:style-name="ce519" table:formula="of:=[.G618]-[.D619]+[.E619]" office:value-type="float" office:value="-137366.508888889" calcext:value-type="float">
            <text:p>-137.366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14" calcext:value-type="float">
            <text:p>2014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3:.D619])+[.D603]" office:value-type="float" office:value="449810.230555556" calcext:value-type="float">
            <text:p>449.810,23</text:p>
          </table:table-cell>
          <table:table-cell table:style-name="ce518" table:formula="of:=SUM([.E613:.E619])+[.E603]" office:value-type="float" office:value="247029" calcext:value-type="float">
            <text:p>247.029,00</text:p>
          </table:table-cell>
          <table:table-cell table:style-name="ce518"/>
          <table:table-cell table:style-name="ce518" table:formula="of:=[.E621]-[.D621]" office:value-type="float" office:value="-202781.230555556" calcext:value-type="float">
            <text:p>-202.781,23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 table:number-rows-repeated="25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75" office:value-type="float" office:value="2015" calcext:value-type="float">
            <text:p>2015</text:p>
          </table:table-cell>
          <table:table-cell table:style-name="ce500" office:value-type="string" calcext:value-type="string">
            <text:p>2014’den DEVİR</text:p>
          </table:table-cell>
          <table:table-cell table:style-name="ce517" table:number-columns-repeated="3"/>
          <table:table-cell table:style-name="ce519" table:formula="of:=[.G619]-[.D650]+[.E650]" office:value-type="float" office:value="-137366.508888889" calcext:value-type="float">
            <text:p>-137.366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kadıoğlu yavuz kk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650]-[.D651]+[.E651]" office:value-type="float" office:value="-139166.508888889" calcext:value-type="float">
            <text:p>-139.166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ankara akbank eft kepçe için</text:p>
          </table:table-cell>
          <table:table-cell table:style-name="ce517"/>
          <table:table-cell table:style-name="ce517" office:value-type="float" office:value="1650" calcext:value-type="float">
            <text:p>1.650,00</text:p>
          </table:table-cell>
          <table:table-cell table:style-name="ce517"/>
          <table:table-cell table:style-name="ce517" table:formula="of:=[.G651]-[.D652]+[.E652]" office:value-type="float" office:value="-137516.508888889" calcext:value-type="float">
            <text:p>-137.516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balcı eld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52]-[.D653]+[.E653]" office:value-type="float" office:value="-137416.508888889" calcext:value-type="float">
            <text:p>-137.416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1" office:value-type="string" calcext:value-type="string">
            <text:p>SERKAN KAYALAR TEMİNAT İÇİN BCH TAN</text:p>
          </table:table-cell>
          <table:table-cell table:style-name="ce519"/>
          <table:table-cell table:style-name="ce518" office:value-type="float" office:value="80000" calcext:value-type="float">
            <text:p>80.000,00</text:p>
          </table:table-cell>
          <table:table-cell table:style-name="ce517"/>
          <table:table-cell table:style-name="ce517" table:formula="of:=[.G653]-[.D654]+[.E654]" office:value-type="float" office:value="-57416.5088888889" calcext:value-type="float">
            <text:p>-57.416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1-20" calcext:value-type="date">
            <text:p>20.01.15</text:p>
          </table:table-cell>
          <table:table-cell table:style-name="ce508" office:value-type="string" calcext:value-type="string">
            <text:p>ALİ BALCI ELDEN</text:p>
          </table:table-cell>
          <table:table-cell table:style-name="ce502" office:value-type="float" office:value="8000" calcext:value-type="float">
            <text:p>8.000,00</text:p>
          </table:table-cell>
          <table:table-cell table:style-name="ce502"/>
          <table:table-cell table:style-name="ce517"/>
          <table:table-cell table:style-name="ce517" table:formula="of:=[.G654]-[.D655]+[.E655]" office:value-type="float" office:value="-65416.5088888889" calcext:value-type="float">
            <text:p>-65.416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1-26" calcext:value-type="date">
            <text:p>26.01.15</text:p>
          </table:table-cell>
          <table:table-cell table:style-name="ce508" office:value-type="string" calcext:value-type="string">
            <text:p>DENİZ KREDİ 5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55]-[.D656]+[.E656]" office:value-type="float" office:value="-58651.5088888889" calcext:value-type="float">
            <text:p>-58.651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1-17" calcext:value-type="date">
            <text:p>17.01.15</text:p>
          </table:table-cell>
          <table:table-cell table:style-name="ce499" office:value-type="string" calcext:value-type="string">
            <text:p>KREDİ 27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56]-[.D657]+[.E657]" office:value-type="float" office:value="-55242.5088888889" calcext:value-type="float">
            <text:p>-55.24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dv</text:p>
          </table:table-cell>
          <table:table-cell table:style-name="ce517" office:value-type="float" office:value="30" calcext:value-type="float">
            <text:p>30,00</text:p>
          </table:table-cell>
          <table:table-cell table:style-name="ce517" table:number-columns-repeated="2"/>
          <table:table-cell table:style-name="ce517" table:formula="of:=[.G657]-[.D658]+[.E658]" office:value-type="float" office:value="-55272.5088888889" calcext:value-type="float">
            <text:p>-55.2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tğj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8]-[.D659]+[.E659]" office:value-type="float" office:value="-55342.5088888889" calcext:value-type="float">
            <text:p>-55.34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659]-[.D660]+[.E660]" office:value-type="float" office:value="-55042.5088888889" calcext:value-type="float">
            <text:p>-55.042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2-10" calcext:value-type="date">
            <text:p>10.02.2015</text:p>
          </table:table-cell>
          <table:table-cell table:style-name="ce499" office:value-type="string" calcext:value-type="string">
            <text:p>iş doğuş hesaba yatan bch a bch sıfırlandı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660]-[.D661]+[.E661]" office:value-type="float" office:value="-135042.508888889" calcext:value-type="float">
            <text:p>-135.042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2-26" calcext:value-type="date">
            <text:p>26.02.15</text:p>
          </table:table-cell>
          <table:table-cell table:style-name="ce508" office:value-type="string" calcext:value-type="string">
            <text:p>DENİZ KREDİ 6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61]-[.D662]+[.E662]" office:value-type="float" office:value="-128277.508888889" calcext:value-type="float">
            <text:p>-128.27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2-26" calcext:value-type="date">
            <text:p>26.02.2015</text:p>
          </table:table-cell>
          <table:table-cell table:style-name="ce499" office:value-type="string" calcext:value-type="string">
            <text:p>elden kredi için</text:p>
          </table:table-cell>
          <table:table-cell table:style-name="ce517" office:value-type="float" office:value="6700" calcext:value-type="float">
            <text:p>6.700,00</text:p>
          </table:table-cell>
          <table:table-cell table:style-name="ce517" table:number-columns-repeated="2"/>
          <table:table-cell table:style-name="ce517" table:formula="of:=[.G662]-[.D663]+[.E663]" office:value-type="float" office:value="-134977.508888889" calcext:value-type="float">
            <text:p>-134.977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2-17" calcext:value-type="date">
            <text:p>17.02.15</text:p>
          </table:table-cell>
          <table:table-cell table:style-name="ce499" office:value-type="string" calcext:value-type="string">
            <text:p>KREDİ 28-36 TAKSİT</text:p>
          </table:table-cell>
          <table:table-cell table:style-name="ce502"/>
          <table:table-cell table:style-name="ce502" office:value-type="float" office:value="3409" calcext:value-type="float">
            <text:p>3.409,00</text:p>
          </table:table-cell>
          <table:table-cell table:style-name="ce517"/>
          <table:table-cell table:style-name="ce517" table:formula="of:=[.G663]-[.D664]+[.E664]" office:value-type="float" office:value="-131568.508888889" calcext:value-type="float">
            <text:p>-131.56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04" calcext:value-type="date">
            <text:p>04.03.2015</text:p>
          </table:table-cell>
          <table:table-cell table:style-name="ce501" office:value-type="string" calcext:value-type="string">
            <text:p>bch tan ali ye</text:p>
          </table:table-cell>
          <table:table-cell table:style-name="ce522"/>
          <table:table-cell table:style-name="ce522" office:value-type="float" office:value="90000" calcext:value-type="float">
            <text:p>90.000,00</text:p>
          </table:table-cell>
          <table:table-cell table:style-name="ce517"/>
          <table:table-cell table:style-name="ce517" table:formula="of:=[.G664]-[.D665]+[.E665]" office:value-type="float" office:value="-41568.5088888889" calcext:value-type="float">
            <text:p>-41.568,51</text:p>
          </table:table-cell>
          <table:table-cell table:number-columns-repeated="1017"/>
        </table:table-row>
        <table:table-row table:style-name="ro4">
          <table:table-cell/>
          <table:table-cell table:style-name="ce486"/>
          <table:table-cell table:style-name="ce501" office:value-type="string" calcext:value-type="string">
            <text:p>halk tan işe esnaf kefalet kredisi</text:p>
          </table:table-cell>
          <table:table-cell table:style-name="ce522" office:value-type="float" office:value="140000" calcext:value-type="float">
            <text:p>140.000,00</text:p>
          </table:table-cell>
          <table:table-cell table:style-name="ce522"/>
          <table:table-cell table:style-name="ce517"/>
          <table:table-cell table:style-name="ce517" table:formula="of:=[.G665]-[.D666]+[.E666]" office:value-type="float" office:value="-181568.508888889" calcext:value-type="float">
            <text:p>-181.568,51</text:p>
          </table:table-cell>
          <table:table-cell table:number-columns-repeated="1017"/>
        </table:table-row>
        <table:table-row table:style-name="ro4">
          <table:table-cell/>
          <table:table-cell table:style-name="ce486"/>
          <table:table-cell table:style-name="ce499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250" calcext:value-type="float">
            <text:p>250,00</text:p>
          </table:table-cell>
          <table:table-cell table:style-name="ce517"/>
          <table:table-cell table:style-name="ce517" table:formula="of:=[.G666]-[.D667]+[.E667]" office:value-type="float" office:value="-181318.508888889" calcext:value-type="float">
            <text:p>-181.31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25" calcext:value-type="date">
            <text:p>25.03.2015</text:p>
          </table:table-cell>
          <table:table-cell table:style-name="ce499" office:value-type="string" calcext:value-type="string">
            <text:p>işten ali ye kredi kartları için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667]-[.D668]+[.E668]" office:value-type="float" office:value="-176318.508888889" calcext:value-type="float">
            <text:p>-176.318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/>
          <table:table-cell table:style-name="ce517" table:number-columns-repeated="3"/>
          <table:table-cell table:style-name="ce517" table:formula="of:=[.G668]-[.D669]+[.E669]" office:value-type="float" office:value="-176318.508888889" calcext:value-type="float">
            <text:p>-176.31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05" calcext:value-type="date">
            <text:p>05.03.2015</text:p>
          </table:table-cell>
          <table:table-cell table:style-name="ce508" office:value-type="string" calcext:value-type="string">
            <text:p>ali balcı dan işe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669]-[.D670]+[.E670]" office:value-type="float" office:value="-196318.508888889" calcext:value-type="float">
            <text:p>-196.31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16" calcext:value-type="date">
            <text:p>16.03.2015</text:p>
          </table:table-cell>
          <table:table-cell table:style-name="ce499" office:value-type="string" calcext:value-type="string">
            <text:p>iş ten ali balcıya</text:p>
          </table:table-cell>
          <table:table-cell table:style-name="ce517"/>
          <table:table-cell table:style-name="ce517" office:value-type="float" office:value="11000" calcext:value-type="float">
            <text:p>11.000,00</text:p>
          </table:table-cell>
          <table:table-cell table:style-name="ce517"/>
          <table:table-cell table:style-name="ce517" table:formula="of:=[.G670]-[.D671]+[.E671]" office:value-type="float" office:value="-185318.508888889" calcext:value-type="float">
            <text:p>-185.318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671]-[.D672]+[.E672]" office:value-type="float" office:value="-185318.508888889" calcext:value-type="float">
            <text:p>-185.318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3-17" calcext:value-type="date">
            <text:p>17.03.15</text:p>
          </table:table-cell>
          <table:table-cell table:style-name="ce499" office:value-type="string" calcext:value-type="string">
            <text:p>KREDİ 29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72]-[.D673]+[.E673]" office:value-type="float" office:value="-181909.508888889" calcext:value-type="float">
            <text:p>-181.909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3-26" calcext:value-type="date">
            <text:p>26.03.15</text:p>
          </table:table-cell>
          <table:table-cell table:style-name="ce508" office:value-type="string" calcext:value-type="string">
            <text:p>DENİZ KREDİ 7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73]-[.D674]+[.E674]" office:value-type="float" office:value="-175144.508888889" calcext:value-type="float">
            <text:p>-175.1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ali nalcı bch a</text:p>
          </table:table-cell>
          <table:table-cell table:style-name="ce517"/>
          <table:table-cell table:style-name="ce517" office:value-type="float" office:value="1640" calcext:value-type="float">
            <text:p>1.640,00</text:p>
          </table:table-cell>
          <table:table-cell table:style-name="ce517"/>
          <table:table-cell table:style-name="ce517" table:formula="of:=[.G674]-[.D675]+[.E675]" office:value-type="float" office:value="-173504.508888889" calcext:value-type="float">
            <text:p>-173.504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75]-[.D676]+[.E676]" office:value-type="float" office:value="-153504.508888889" calcext:value-type="float">
            <text:p>-153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İşten 800 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6]-[.D677]+[.E677]" office:value-type="float" office:value="-148504.508888889" calcext:value-type="float">
            <text:p>-148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03" calcext:value-type="date">
            <text:p>03.04.2015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7]-[.D678]+[.E678]" office:value-type="float" office:value="-143504.508888889" calcext:value-type="float">
            <text:p>-143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06" calcext:value-type="date">
            <text:p>06.04.2015</text:p>
          </table:table-cell>
          <table:table-cell table:style-name="ce499" office:value-type="string" calcext:value-type="string">
            <text:p>elden <text:s/>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78]-[.D679]+[.E679]" office:value-type="float" office:value="-133504.508888889" calcext:value-type="float">
            <text:p>-133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07" calcext:value-type="date">
            <text:p>07.04.2015</text:p>
          </table:table-cell>
          <table:table-cell table:style-name="ce499" office:value-type="string" calcext:value-type="string">
            <text:p>telefon</text:p>
          </table:table-cell>
          <table:table-cell table:style-name="ce517"/>
          <table:table-cell table:style-name="ce517" office:value-type="float" office:value="247" calcext:value-type="float">
            <text:p>247,00</text:p>
          </table:table-cell>
          <table:table-cell table:style-name="ce517"/>
          <table:table-cell table:style-name="ce517" table:formula="of:=[.G679]-[.D680]+[.E680]" office:value-type="float" office:value="-133257.508888889" calcext:value-type="float">
            <text:p>-133.25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10" calcext:value-type="date">
            <text:p>10.04.2015</text:p>
          </table:table-cell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0]-[.D681]+[.E681]" office:value-type="float" office:value="-133197.508888889" calcext:value-type="float">
            <text:p>-133.197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1]-[.D682]+[.E682]" office:value-type="float" office:value="-133137.508888889" calcext:value-type="float">
            <text:p>-133.137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tel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82]-[.D683]+[.E683]" office:value-type="float" office:value="-133037.508888889" calcext:value-type="float">
            <text:p>-133.03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15" calcext:value-type="date">
            <text:p>15.04.2015</text:p>
          </table:table-cell>
          <table:table-cell table:style-name="ce499" office:value-type="string" calcext:value-type="string">
            <text:p>işten <text:s text:c="2"/>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683]-[.D684]+[.E684]" office:value-type="float" office:value="-118037.508888889" calcext:value-type="float">
            <text:p>-118.03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20" calcext:value-type="date">
            <text:p>20.04.2015</text:p>
          </table:table-cell>
          <table:table-cell table:style-name="ce499" office:value-type="string" calcext:value-type="string">
            <text:p>kredi kartı</text:p>
          </table:table-cell>
          <table:table-cell table:style-name="ce517" office:value-type="float" office:value="4144" calcext:value-type="float">
            <text:p>4.144,00</text:p>
          </table:table-cell>
          <table:table-cell table:style-name="ce517" table:number-columns-repeated="2"/>
          <table:table-cell table:style-name="ce517" table:formula="of:=[.G684]-[.D685]+[.E685]" office:value-type="float" office:value="-122181.508888889" calcext:value-type="float">
            <text:p>-122.181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4-17" calcext:value-type="date">
            <text:p>17.04.15</text:p>
          </table:table-cell>
          <table:table-cell table:style-name="ce499" office:value-type="string" calcext:value-type="string">
            <text:p>KREDİ 30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85]-[.D686]+[.E686]" office:value-type="float" office:value="-118772.508888889" calcext:value-type="float">
            <text:p>-118.772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4-26" calcext:value-type="date">
            <text:p>26.04.15</text:p>
          </table:table-cell>
          <table:table-cell table:style-name="ce508" office:value-type="string" calcext:value-type="string">
            <text:p>DENİZ KREDİ 8/60. TAKSİT</text:p>
          </table:table-cell>
          <table:table-cell table:style-name="ce502" table:number-columns-repeated="2"/>
          <table:table-cell table:style-name="ce517"/>
          <table:table-cell table:style-name="ce517" table:formula="of:=[.G686]-[.D687]+[.E687]" office:value-type="float" office:value="-118772.508888889" calcext:value-type="float">
            <text:p>-118.772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22" calcext:value-type="date">
            <text:p>22.04.2015</text:p>
          </table:table-cell>
          <table:table-cell table:style-name="ce499" office:value-type="string" calcext:value-type="string">
            <text:p>elden mustafa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687]-[.D688]+[.E688]" office:value-type="float" office:value="-114772.508888889" calcext:value-type="float">
            <text:p>-11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ten ali ye <text:s text:c="36"/>20000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88]-[.D689]+[.E689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DENİZ KREDİ 8/60. TAKSİT <text:s text:c="2"/>6765</text:p>
          </table:table-cell>
          <table:table-cell table:style-name="ce517" table:number-columns-repeated="3"/>
          <table:table-cell table:style-name="ce517" table:formula="of:=[.G689]-[.D690]+[.E690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Halk <text:s text:c="37"/>7461</text:p>
          </table:table-cell>
          <table:table-cell table:style-name="ce517" table:number-columns-repeated="3"/>
          <table:table-cell table:style-name="ce517" table:formula="of:=[.G690]-[.D691]+[.E691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Nakit <text:s text:c="35"/>5035</text:p>
          </table:table-cell>
          <table:table-cell table:style-name="ce517" table:number-columns-repeated="3"/>
          <table:table-cell table:style-name="ce517" table:formula="of:=[.G691]-[.D692]+[.E692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Şeker <text:s text:c="37"/>600</text:p>
          </table:table-cell>
          <table:table-cell table:style-name="ce517" table:number-columns-repeated="3"/>
          <table:table-cell table:style-name="ce517" table:formula="of:=[.G692]-[.D693]+[.E693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000 den kalan</text:p>
          </table:table-cell>
          <table:table-cell table:style-name="ce517" office:value-type="float" office:value="139" calcext:value-type="float">
            <text:p>139,00</text:p>
          </table:table-cell>
          <table:table-cell table:style-name="ce517" table:number-columns-repeated="2"/>
          <table:table-cell table:style-name="ce517" table:formula="of:=[.G693]-[.D694]+[.E694]" office:value-type="float" office:value="-94911.5088888889" calcext:value-type="float">
            <text:p>-94.911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4-17" calcext:value-type="date">
            <text:p>17.04.15</text:p>
          </table:table-cell>
          <table:table-cell table:style-name="ce508" office:value-type="string" calcext:value-type="string">
            <text:p>nalan bilgisayar</text:p>
          </table:table-cell>
          <table:table-cell table:style-name="ce502"/>
          <table:table-cell table:style-name="ce502" office:value-type="float" office:value="3055" calcext:value-type="float">
            <text:p>3.055,00</text:p>
          </table:table-cell>
          <table:table-cell table:style-name="ce517"/>
          <table:table-cell table:style-name="ce517" table:formula="of:=[.G694]-[.D695]+[.E695]" office:value-type="float" office:value="-91856.5088888889" calcext:value-type="float">
            <text:p>-91.856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çizme</text:p>
          </table:table-cell>
          <table:table-cell table:style-name="ce502"/>
          <table:table-cell table:style-name="ce502" office:value-type="float" office:value="12" calcext:value-type="float">
            <text:p>12,00</text:p>
          </table:table-cell>
          <table:table-cell table:style-name="ce517"/>
          <table:table-cell table:style-name="ce517" table:formula="of:=[.G695]-[.D696]+[.E696]" office:value-type="float" office:value="-91844.5088888889" calcext:value-type="float">
            <text:p>-91.8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40000" calcext:value-type="float">
            <text:p>40.000,00</text:p>
          </table:table-cell>
          <table:table-cell table:style-name="ce517"/>
          <table:table-cell table:style-name="ce517" table:formula="of:=[.G696]-[.D697]+[.E697]" office:value-type="float" office:value="-51844.5088888889" calcext:value-type="float">
            <text:p>-51.8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697]-[.D698]+[.E698]" office:value-type="float" office:value="-43844.5088888889" calcext:value-type="float">
            <text:p>-43.8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5-06" calcext:value-type="date">
            <text:p>06.05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98]-[.D699]+[.E699]" office:value-type="float" office:value="-33844.5088888889" calcext:value-type="float">
            <text:p>-33.844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5-11" calcext:value-type="date">
            <text:p>11.05.15</text:p>
          </table:table-cell>
          <table:table-cell table:style-name="ce508" office:value-type="string" calcext:value-type="string">
            <text:p>ali balcı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699]-[.D700]+[.E700]" office:value-type="float" office:value="-28837.5088888889" calcext:value-type="float">
            <text:p>-28.837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5-17" calcext:value-type="date">
            <text:p>17.05.15</text:p>
          </table:table-cell>
          <table:table-cell table:style-name="ce499" office:value-type="string" calcext:value-type="string">
            <text:p>KREDİ 31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0]-[.D701]+[.E701]" office:value-type="float" office:value="-25428.5088888889" calcext:value-type="float">
            <text:p>-25.428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5-26" calcext:value-type="date">
            <text:p>26.05.15</text:p>
          </table:table-cell>
          <table:table-cell table:style-name="ce508" office:value-type="string" calcext:value-type="string">
            <text:p>DENİZ KREDİ 9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1]-[.D702]+[.E702]" office:value-type="float" office:value="-18663.5088888889" calcext:value-type="float">
            <text:p>-18.663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6-17" calcext:value-type="date">
            <text:p>17.06.15</text:p>
          </table:table-cell>
          <table:table-cell table:style-name="ce499" office:value-type="string" calcext:value-type="string">
            <text:p>KREDİ 3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2]-[.D703]+[.E703]" office:value-type="float" office:value="-15254.5088888889" calcext:value-type="float">
            <text:p>-15.254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6-26" calcext:value-type="date">
            <text:p>26.06.15</text:p>
          </table:table-cell>
          <table:table-cell table:style-name="ce508" office:value-type="string" calcext:value-type="string">
            <text:p>DENİZ KREDİ 10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3]-[.D704]+[.E704]" office:value-type="float" office:value="-8489.5088888889" calcext:value-type="float">
            <text:p>-8.489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6-26" calcext:value-type="date">
            <text:p>26.06.2015</text:p>
          </table:table-cell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275" calcext:value-type="float">
            <text:p>275,00</text:p>
          </table:table-cell>
          <table:table-cell table:style-name="ce517"/>
          <table:table-cell table:style-name="ce517" table:formula="of:=[.G704]-[.D705]+[.E705]" office:value-type="float" office:value="-8214.5088888889" calcext:value-type="float">
            <text:p>-8.214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56" calcext:value-type="float">
            <text:p>356,00</text:p>
          </table:table-cell>
          <table:table-cell table:style-name="ce517"/>
          <table:table-cell table:style-name="ce517" table:formula="of:=[.G705]-[.D706]+[.E706]" office:value-type="float" office:value="-7858.5088888889" calcext:value-type="float">
            <text:p>-7.858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0" calcext:value-type="float">
            <text:p>30,00</text:p>
          </table:table-cell>
          <table:table-cell table:style-name="ce517"/>
          <table:table-cell table:style-name="ce517" table:formula="of:=[.G706]-[.D707]+[.E707]" office:value-type="float" office:value="-7828.5088888889" calcext:value-type="float">
            <text:p>-7.828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707]-[.D708]+[.E708]" office:value-type="float" office:value="-7798.5088888889" calcext:value-type="float">
            <text:p>-7.798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6-30" calcext:value-type="date">
            <text:p>30.06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17"/>
          <table:table-cell table:style-name="ce517" table:formula="of:=[.G708]-[.D709]+[.E709]" office:value-type="float" office:value="-6298.5088888889" calcext:value-type="float">
            <text:p>-6.298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1" calcext:value-type="date">
            <text:p>01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8000" calcext:value-type="float">
            <text:p>8.000,00</text:p>
          </table:table-cell>
          <table:table-cell table:style-name="ce517"/>
          <table:table-cell table:style-name="ce517" table:formula="of:=[.G709]-[.D710]+[.E710]" office:value-type="float" office:value="1701.4911111111" calcext:value-type="float">
            <text:p>1.701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trafik cezası dr 184</text:p>
          </table:table-cell>
          <table:table-cell table:style-name="ce502" office:value-type="float" office:value="141" calcext:value-type="float">
            <text:p>141,00</text:p>
          </table:table-cell>
          <table:table-cell table:style-name="ce502"/>
          <table:table-cell table:style-name="ce517"/>
          <table:table-cell table:style-name="ce517" table:formula="of:=[.G710]-[.D711]+[.E711]" office:value-type="float" office:value="1560.4911111111" calcext:value-type="float">
            <text:p>1.5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, ye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711]-[.D712]+[.E712]" office:value-type="float" office:value="6560.4911111111" calcext:value-type="float">
            <text:p>6.5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2" calcext:value-type="date">
            <text:p>02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12]-[.D713]+[.E713]" office:value-type="float" office:value="7060.4911111111" calcext:value-type="float">
            <text:p>7.0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3]-[.D714]+[.E714]" office:value-type="float" office:value="7160.4911111111" calcext:value-type="float">
            <text:p>7.1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4]-[.D715]+[.E715]" office:value-type="float" office:value="7260.4911111111" calcext:value-type="float">
            <text:p>7.2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kk</text:p>
          </table:table-cell>
          <table:table-cell table:style-name="ce502" office:value-type="float" office:value="3000" calcext:value-type="float">
            <text:p>3.000,00</text:p>
          </table:table-cell>
          <table:table-cell table:style-name="ce502"/>
          <table:table-cell table:style-name="ce517"/>
          <table:table-cell table:style-name="ce517" table:formula="of:=[.G715]-[.D716]+[.E716]" office:value-type="float" office:value="4260.4911111111" calcext:value-type="float">
            <text:p>4.2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6" calcext:value-type="date">
            <text:p>06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0" calcext:value-type="float">
            <text:p>10.000,00</text:p>
          </table:table-cell>
          <table:table-cell table:style-name="ce517"/>
          <table:table-cell table:style-name="ce517" table:formula="of:=[.G716]-[.D717]+[.E717]" office:value-type="float" office:value="14260.4911111111" calcext:value-type="float">
            <text:p>14.2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9" calcext:value-type="date">
            <text:p>09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2900" calcext:value-type="float">
            <text:p>2.900,00</text:p>
          </table:table-cell>
          <table:table-cell table:style-name="ce502"/>
          <table:table-cell table:style-name="ce517"/>
          <table:table-cell table:style-name="ce517" table:formula="of:=[.G717]-[.D718]+[.E718]" office:value-type="float" office:value="11360.4911111111" calcext:value-type="float">
            <text:p>11.3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718]-[.D719]+[.E719]" office:value-type="float" office:value="12360.4911111111" calcext:value-type="float">
            <text:p>12.3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10" calcext:value-type="date">
            <text:p>10.07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19]-[.D720]+[.E720]" office:value-type="float" office:value="17367.4911111111" calcext:value-type="float">
            <text:p>17.367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13" calcext:value-type="date">
            <text:p>1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1000" calcext:value-type="float">
            <text:p>11.000,00</text:p>
          </table:table-cell>
          <table:table-cell table:style-name="ce517"/>
          <table:table-cell table:style-name="ce517" table:formula="of:=[.G720]-[.D721]+[.E721]" office:value-type="float" office:value="28367.4911111111" calcext:value-type="float">
            <text:p>28.367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15" calcext:value-type="date">
            <text:p>15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600" calcext:value-type="float">
            <text:p>600,00</text:p>
          </table:table-cell>
          <table:table-cell table:style-name="ce502" table:number-columns-repeated="2"/>
          <table:table-cell table:style-name="ce517" table:formula="of:=[.G721]-[.D722]+[.E722]" office:value-type="float" office:value="27767.4911111111" calcext:value-type="float">
            <text:p>27.767,49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7-17" calcext:value-type="date">
            <text:p>17.07.15</text:p>
          </table:table-cell>
          <table:table-cell table:style-name="ce499" office:value-type="string" calcext:value-type="string">
            <text:p>KREDİ 3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22]-[.D723]+[.E723]" office:value-type="float" office:value="31176.4911111111" calcext:value-type="float">
            <text:p>31.176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6" calcext:value-type="date">
            <text:p>26.07.15</text:p>
          </table:table-cell>
          <table:table-cell table:style-name="ce508" office:value-type="string" calcext:value-type="string">
            <text:p>DENİZ KREDİ 11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23]-[.D724]+[.E724]" office:value-type="float" office:value="37941.4911111111" calcext:value-type="float">
            <text:p>37.941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30" calcext:value-type="date">
            <text:p>30.07.15</text:p>
          </table:table-cell>
          <table:table-cell table:style-name="ce508" office:value-type="string" calcext:value-type="string">
            <text:p>İŞ KREDİ 1/36</text:p>
          </table:table-cell>
          <table:table-cell table:style-name="ce502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24]-[.D725]+[.E725]" office:value-type="float" office:value="41364.7011111111" calcext:value-type="float">
            <text:p>41.3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0" calcext:value-type="date">
            <text:p>20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9500" calcext:value-type="float">
            <text:p>9.500,00</text:p>
          </table:table-cell>
          <table:table-cell table:style-name="ce502" table:number-columns-repeated="2"/>
          <table:table-cell table:style-name="ce517" table:formula="of:=[.G725]-[.D726]+[.E726]" office:value-type="float" office:value="31864.7011111111" calcext:value-type="float">
            <text:p>31.864,70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" calcext:value-type="float">
            <text:p>2.000,00</text:p>
          </table:table-cell>
          <table:table-cell table:style-name="ce502"/>
          <table:table-cell table:style-name="ce517" table:formula="of:=[.G726]-[.D727]+[.E727]" office:value-type="float" office:value="33864.7011111111" calcext:value-type="float">
            <text:p>33.8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3" calcext:value-type="date">
            <text:p>2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3500" calcext:value-type="float">
            <text:p>3.500,00</text:p>
          </table:table-cell>
          <table:table-cell table:style-name="ce502"/>
          <table:table-cell table:style-name="ce517" table:formula="of:=[.G727]-[.D728]+[.E728]" office:value-type="float" office:value="37364.7011111111" calcext:value-type="float">
            <text:p>37.3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5" calcext:value-type="date">
            <text:p>25.07.15</text:p>
          </table:table-cell>
          <table:table-cell table:style-name="ce508" office:value-type="string" calcext:value-type="string">
            <text:p>ali den erdemir inş n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8]-[.D729]+[.E729]" office:value-type="float" office:value="35364.7011111111" calcext:value-type="float">
            <text:p>35.364,70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erdemir inş k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9]-[.D730]+[.E730]" office:value-type="float" office:value="33364.7011111111" calcext:value-type="float">
            <text:p>33.3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ye halk kredi</text:p>
          </table:table-cell>
          <table:table-cell table:style-name="ce502"/>
          <table:table-cell table:style-name="ce502" office:value-type="float" office:value="7600" calcext:value-type="float">
            <text:p>7.600,00</text:p>
          </table:table-cell>
          <table:table-cell table:style-name="ce502"/>
          <table:table-cell table:style-name="ce517" table:formula="of:=[.G730]-[.D731]+[.E731]" office:value-type="float" office:value="40964.7011111111" calcext:value-type="float">
            <text:p>40.9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16600" calcext:value-type="float">
            <text:p>16.600,00</text:p>
          </table:table-cell>
          <table:table-cell table:style-name="ce502" table:number-columns-repeated="2"/>
          <table:table-cell table:style-name="ce517" table:formula="of:=[.G731]-[.D732]+[.E732]" office:value-type="float" office:value="24364.7011111111" calcext:value-type="float">
            <text:p>24.364,70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den senet duran eryılmaz 30-8</text:p>
          </table:table-cell>
          <table:table-cell table:style-name="ce502" office:value-type="float" office:value="2500" calcext:value-type="float">
            <text:p>2.500,00</text:p>
          </table:table-cell>
          <table:table-cell table:style-name="ce502" table:number-columns-repeated="2"/>
          <table:table-cell table:style-name="ce517" table:formula="of:=[.G732]-[.D733]+[.E733]" office:value-type="float" office:value="21864.7011111111" calcext:value-type="float">
            <text:p>21.864,70</text:p>
          </table:table-cell>
          <table:table-cell table:number-columns-repeated="1017"/>
        </table:table-row>
        <table:table-row table:style-name="ro4">
          <table:table-cell/>
          <table:table-cell table:style-name="ce487" office:value-type="string" calcext:value-type="string">
            <text:p>ödendi</text:p>
          </table:table-cell>
          <table:table-cell table:style-name="ce508" office:value-type="string" calcext:value-type="string">
            <text:p>ali den senet orhan keskinkılıç 15-8</text:p>
          </table:table-cell>
          <table:table-cell table:style-name="ce502" office:value-type="float" office:value="1600" calcext:value-type="float">
            <text:p>1.600,00</text:p>
          </table:table-cell>
          <table:table-cell table:style-name="ce502" table:number-columns-repeated="2"/>
          <table:table-cell table:style-name="ce517" table:formula="of:=[.G733]-[.D734]+[.E734]" office:value-type="float" office:value="20264.7011111111" calcext:value-type="float">
            <text:p>20.264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8" office:value-type="string" calcext:value-type="string">
            <text:p>ali den senet orhan keskinkılıç 30-8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734]-[.D735]+[.E735]" office:value-type="float" office:value="18664.7011111111" calcext:value-type="float">
            <text:p>18.664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7-28" calcext:value-type="date">
            <text:p>28.07.2015</text:p>
          </table:table-cell>
          <table:table-cell table:style-name="ce499" office:value-type="string" calcext:value-type="string">
            <text:p>atila da kk ümi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735]-[.D736]+[.E736]" office:value-type="float" office:value="17664.7011111111" calcext:value-type="float">
            <text:p>17.664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tedaş elk kk 2 taksit</text:p>
          </table:table-cell>
          <table:table-cell table:style-name="ce517"/>
          <table:table-cell table:style-name="ce517" office:value-type="float" office:value="2963" calcext:value-type="float">
            <text:p>2.963,00</text:p>
          </table:table-cell>
          <table:table-cell table:style-name="ce517"/>
          <table:table-cell table:style-name="ce517" table:formula="of:=[.G736]-[.D737]+[.E737]" office:value-type="float" office:value="20627.7011111111" calcext:value-type="float">
            <text:p>20.627,70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0" calcext:value-type="float">
            <text:p>20.000,00</text:p>
          </table:table-cell>
          <table:table-cell table:style-name="ce517"/>
          <table:table-cell table:style-name="ce517" table:formula="of:=[.G737]-[.D738]+[.E738]" office:value-type="float" office:value="40627.7011111111" calcext:value-type="float">
            <text:p>40.627,70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38]-[.D739]+[.E739]" office:value-type="float" office:value="41127.7011111111" calcext:value-type="float">
            <text:p>41.127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03" calcext:value-type="date">
            <text:p>03.08.15</text:p>
          </table:table-cell>
          <table:table-cell table:style-name="ce508" office:value-type="string" calcext:value-type="string">
            <text:p>ali ye vergi</text:p>
          </table:table-cell>
          <table:table-cell table:style-name="ce502"/>
          <table:table-cell table:style-name="ce502" office:value-type="float" office:value="595" calcext:value-type="float">
            <text:p>595,00</text:p>
          </table:table-cell>
          <table:table-cell table:style-name="ce517"/>
          <table:table-cell table:style-name="ce517" table:formula="of:=[.G739]-[.D740]+[.E740]" office:value-type="float" office:value="41722.7011111111" calcext:value-type="float">
            <text:p>41.722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40]-[.D741]+[.E741]" office:value-type="float" office:value="45722.7011111111" calcext:value-type="float">
            <text:p>45.722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03" calcext:value-type="date">
            <text:p>03.08.2015</text:p>
          </table:table-cell>
          <table:table-cell table:style-name="ce499" office:value-type="string" calcext:value-type="string">
            <text:p>ali den fayansçı ihsan</text:p>
          </table:table-cell>
          <table:table-cell table:style-name="ce517" office:value-type="float" office:value="1100" calcext:value-type="float">
            <text:p>1.100,00</text:p>
          </table:table-cell>
          <table:table-cell table:style-name="ce517" table:number-columns-repeated="2"/>
          <table:table-cell table:style-name="ce517" table:formula="of:=[.G741]-[.D742]+[.E742]" office:value-type="float" office:value="44622.7011111111" calcext:value-type="float">
            <text:p>44.622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06" calcext:value-type="date">
            <text:p>06.08.2015</text:p>
          </table:table-cell>
          <table:table-cell table:style-name="ce499" office:value-type="string" calcext:value-type="string">
            <text:p>atila ya mahkeme için orgnz kira</text:p>
          </table:table-cell>
          <table:table-cell table:style-name="ce502"/>
          <table:table-cell table:style-name="ce517" office:value-type="float" office:value="900" calcext:value-type="float">
            <text:p>900,00</text:p>
          </table:table-cell>
          <table:table-cell table:style-name="ce517"/>
          <table:table-cell table:style-name="ce517" table:formula="of:=[.G742]-[.D743]+[.E743]" office:value-type="float" office:value="45522.7011111111" calcext:value-type="float">
            <text:p>45.522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10" calcext:value-type="date">
            <text:p>10.08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43]-[.D744]+[.E744]" office:value-type="float" office:value="50529.7011111111" calcext:value-type="float">
            <text:p>50.529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44]-[.D745]+[.E745]" office:value-type="float" office:value="53529.7011111111" calcext:value-type="float">
            <text:p>53.529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15" calcext:value-type="date">
            <text:p>15.08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745]-[.D746]+[.E746]" office:value-type="float" office:value="68529.7011111111" calcext:value-type="float">
            <text:p>68.529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çetin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746]-[.D747]+[.E747]" office:value-type="float" office:value="69129.7011111111" calcext:value-type="float">
            <text:p>69.129,70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8-17" calcext:value-type="date">
            <text:p>17.08.15</text:p>
          </table:table-cell>
          <table:table-cell table:style-name="ce499" office:value-type="string" calcext:value-type="string">
            <text:p>KREDİ 3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47]-[.D748]+[.E748]" office:value-type="float" office:value="72538.7011111111" calcext:value-type="float">
            <text:p>72.538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26" calcext:value-type="date">
            <text:p>26.08.15</text:p>
          </table:table-cell>
          <table:table-cell table:style-name="ce508" office:value-type="string" calcext:value-type="string">
            <text:p>DENİZ KREDİ 12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48]-[.D749]+[.E749]" office:value-type="float" office:value="79303.7011111111" calcext:value-type="float">
            <text:p>79.303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30" calcext:value-type="date">
            <text:p>30.08.15</text:p>
          </table:table-cell>
          <table:table-cell table:style-name="ce508" office:value-type="string" calcext:value-type="string">
            <text:p>İŞ KREDİ 2/36</text:p>
          </table:table-cell>
          <table:table-cell table:style-name="ce517"/>
          <table:table-cell table:style-name="ce502" office:value-type="float" office:value="3424.21" calcext:value-type="float">
            <text:p>3.424,21</text:p>
          </table:table-cell>
          <table:table-cell table:style-name="ce517"/>
          <table:table-cell table:style-name="ce517" table:formula="of:=[.G749]-[.D750]+[.E750]" office:value-type="float" office:value="82727.9111111111" calcext:value-type="float">
            <text:p>82.72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ya metin gözütok hesabına</text:p>
          </table:table-cell>
          <table:table-cell table:style-name="ce517"/>
          <table:table-cell table:style-name="ce517" office:value-type="float" office:value="650" calcext:value-type="float">
            <text:p>650,00</text:p>
          </table:table-cell>
          <table:table-cell table:style-name="ce517"/>
          <table:table-cell table:style-name="ce517" table:formula="of:=[.G750]-[.D751]+[.E751]" office:value-type="float" office:value="83377.9111111111" calcext:value-type="float">
            <text:p>83.37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lise arksı kiradan</text:p>
          </table:table-cell>
          <table:table-cell table:style-name="ce517"/>
          <table:table-cell table:style-name="ce517" office:value-type="float" office:value="2550" calcext:value-type="float">
            <text:p>2.550,00</text:p>
          </table:table-cell>
          <table:table-cell table:style-name="ce517"/>
          <table:table-cell table:style-name="ce517" table:formula="of:=[.G751]-[.D752]+[.E752]" office:value-type="float" office:value="85927.9111111111" calcext:value-type="float">
            <text:p>85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30" calcext:value-type="date">
            <text:p>30.08.2015</text:p>
          </table:table-cell>
          <table:table-cell table:style-name="ce499" office:value-type="string" calcext:value-type="string">
            <text:p>ali ye senet için o.keskinkılıç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2]-[.D753]+[.E753]" office:value-type="float" office:value="86427.9111111111" calcext:value-type="float">
            <text:p>86.42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53]-[.D754]+[.E754]" office:value-type="float" office:value="86427.9111111111" calcext:value-type="float">
            <text:p>86.4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3" calcext:value-type="date">
            <text:p>03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4]-[.D755]+[.E755]" office:value-type="float" office:value="86927.9111111111" calcext:value-type="float">
            <text:p>86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4" calcext:value-type="date">
            <text:p>04.09.2015</text:p>
          </table:table-cell>
          <table:table-cell table:style-name="ce499" office:value-type="string" calcext:value-type="string">
            <text:p>atila dan <text:s text:c="29"/>arsadan 15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755]-[.D756]+[.E756]" office:value-type="float" office:value="66927.9111111111" calcext:value-type="float">
            <text:p>66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56]-[.D757]+[.E757]" office:value-type="float" office:value="70927.9111111111" calcext:value-type="float">
            <text:p>70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i ye ziraat</text:p>
          </table:table-cell>
          <table:table-cell table:style-name="ce517"/>
          <table:table-cell table:style-name="ce517" office:value-type="float" office:value="44700" calcext:value-type="float">
            <text:p>44.700,00</text:p>
          </table:table-cell>
          <table:table-cell table:style-name="ce517"/>
          <table:table-cell table:style-name="ce517" table:formula="of:=[.G757]-[.D758]+[.E758]" office:value-type="float" office:value="115627.911111111" calcext:value-type="float">
            <text:p>115.62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den <text:s text:c="20"/>arsdana 50 den 30</text:p>
          </table:table-cell>
          <table:table-cell table:style-name="ce517" office:value-type="float" office:value="30000" calcext:value-type="float">
            <text:p>30.000,00</text:p>
          </table:table-cell>
          <table:table-cell table:style-name="ce517" table:number-columns-repeated="2"/>
          <table:table-cell table:style-name="ce517" table:formula="of:=[.G758]-[.D759]+[.E759]" office:value-type="float" office:value="85627.9111111111" calcext:value-type="float">
            <text:p>85.6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0" calcext:value-type="date">
            <text:p>10.09.2015</text:p>
          </table:table-cell>
          <table:table-cell table:style-name="ce499" office:value-type="string" calcext:value-type="string">
            <text:p>ali ye iş kredi içi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759]-[.D760]+[.E760]" office:value-type="float" office:value="90627.9111111111" calcext:value-type="float">
            <text:p>90.6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503" office:value-type="string" calcext:value-type="string">
            <text:p>ali den <text:s text:c="30"/>arsadan 200</text:p>
          </table:table-cell>
          <table:table-cell table:style-name="ce519" office:value-type="float" office:value="200000" calcext:value-type="float">
            <text:p>200.000,00</text:p>
          </table:table-cell>
          <table:table-cell table:style-name="ce517" table:number-columns-repeated="2"/>
          <table:table-cell table:style-name="ce517" table:formula="of:=[.G760]-[.D761]+[.E761]" office:value-type="float" office:value="-109372.088888889" calcext:value-type="float">
            <text:p>-109.372,09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ye <text:s text:c="3"/>şükriye bch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761]-[.D762]+[.E762]" office:value-type="float" office:value="-89372.0888888889" calcext:value-type="float">
            <text:p>-89.372,09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den onur boya fatihe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762]-[.D763]+[.E763]" office:value-type="float" office:value="-91172.0888888889" calcext:value-type="float">
            <text:p>-91.172,09</text:p>
          </table:table-cell>
          <table:table-cell table:number-columns-repeated="1017"/>
        </table:table-row>
        <table:table-row table:style-name="ro4">
          <table:table-cell/>
          <table:table-cell table:style-name="ce488" office:value-type="date" office:date-value="2015-08-04" calcext:value-type="date">
            <text:p>4.Ağu</text:p>
          </table:table-cell>
          <table:table-cell table:style-name="ce499" office:value-type="string" calcext:value-type="string">
            <text:p>nalan dan <text:s/>şakirenin</text:p>
          </table:table-cell>
          <table:table-cell table:style-name="ce517" office:value-type="float" office:value="34400" calcext:value-type="float">
            <text:p>34.400,00</text:p>
          </table:table-cell>
          <table:table-cell table:style-name="ce517"/>
          <table:table-cell table:style-name="ce502"/>
          <table:table-cell table:style-name="ce517" table:formula="of:=[.G763]-[.D764]+[.E764]" office:value-type="float" office:value="-125572.088888889" calcext:value-type="float">
            <text:p>-125.572,09</text:p>
          </table:table-cell>
          <table:table-cell table:number-columns-repeated="1017"/>
        </table:table-row>
        <table:table-row table:style-name="ro4">
          <table:table-cell/>
          <table:table-cell table:style-name="ce488" office:value-type="date" office:date-value="2015-08-08" calcext:value-type="date">
            <text:p>8.Ağu</text:p>
          </table:table-cell>
          <table:table-cell table:style-name="ce499" office:value-type="string" calcext:value-type="string">
            <text:p>ali ye <text:s text:c="10"/>şakirenin</text:p>
          </table:table-cell>
          <table:table-cell table:style-name="ce502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64]-[.D765]+[.E765]" office:value-type="float" office:value="-122572.088888889" calcext:value-type="float">
            <text:p>-122.572,0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9-12" calcext:value-type="date">
            <text:p>12.09.15</text:p>
          </table:table-cell>
          <table:table-cell table:style-name="ce508" office:value-type="string" calcext:value-type="string">
            <text:p>ali ye işçiler için nalana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02"/>
          <table:table-cell table:style-name="ce517" table:formula="of:=[.G765]-[.D766]+[.E766]" office:value-type="float" office:value="-121072.088888889" calcext:value-type="float">
            <text:p>-121.072,09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9-17" calcext:value-type="date">
            <text:p>17.09.15</text:p>
          </table:table-cell>
          <table:table-cell table:style-name="ce499" office:value-type="string" calcext:value-type="string">
            <text:p>KREDİ 3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66]-[.D767]+[.E767]" office:value-type="float" office:value="-117663.088888889" calcext:value-type="float">
            <text:p>-117.663,0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9-26" calcext:value-type="date">
            <text:p>26.09.15</text:p>
          </table:table-cell>
          <table:table-cell table:style-name="ce508" office:value-type="string" calcext:value-type="string">
            <text:p>DENİZ KREDİ 13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67]-[.D768]+[.E768]" office:value-type="float" office:value="-110898.088888889" calcext:value-type="float">
            <text:p>-110.898,0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9-30" calcext:value-type="date">
            <text:p>30.09.15</text:p>
          </table:table-cell>
          <table:table-cell table:style-name="ce508" office:value-type="string" calcext:value-type="string">
            <text:p>İŞ KREDİ 3/36</text:p>
          </table:table-cell>
          <table:table-cell table:style-name="ce517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68]-[.D769]+[.E769]" office:value-type="float" office:value="-107474.878888889" calcext:value-type="float">
            <text:p>-107.474,8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69]-[.D770]+[.E770]" office:value-type="float" office:value="-107474.878888889" calcext:value-type="float">
            <text:p>-107.474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17" table:formula="of:=[.G770]-[.D771]+[.E771]" office:value-type="float" office:value="-87474.8788888889" calcext:value-type="float">
            <text:p>-87.474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17" table:formula="of:=[.G771]-[.D772]+[.E772]" office:value-type="float" office:value="-82474.8788888889" calcext:value-type="float">
            <text:p>-82.474,88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09-19" calcext:value-type="date">
            <text:p>19.09.2015</text:p>
          </table:table-cell>
          <table:table-cell table:style-name="ce496" office:value-type="string" calcext:value-type="string">
            <text:p>al ye işçi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17" table:formula="of:=[.G772]-[.D773]+[.E773]" office:value-type="float" office:value="-79474.8788888889" calcext:value-type="float">
            <text:p>-79.474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den ksdıoğlu kk <text:s text:c="2"/>4340</text:p>
          </table:table-cell>
          <table:table-cell table:style-name="ce525" office:value-type="float" office:value="4275" calcext:value-type="float">
            <text:p>4.275,00</text:p>
          </table:table-cell>
          <table:table-cell table:style-name="ce525" table:number-columns-repeated="2"/>
          <table:table-cell table:style-name="ce517" table:formula="of:=[.G773]-[.D774]+[.E774]" office:value-type="float" office:value="-83749.8788888889" calcext:value-type="float">
            <text:p>-83.749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'stanbul </text:p>
          </table:table-cell>
          <table:table-cell table:style-name="ce525"/>
          <table:table-cell table:style-name="ce525" office:value-type="float" office:value="40000" calcext:value-type="float">
            <text:p>40.000,00</text:p>
          </table:table-cell>
          <table:table-cell table:style-name="ce525"/>
          <table:table-cell table:style-name="ce517" table:formula="of:=[.G774]-[.D775]+[.E775]" office:value-type="float" office:value="-43749.8788888889" calcext:value-type="float">
            <text:p>-43.749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';bank kred\ 10. ay</text:p>
          </table:table-cell>
          <table:table-cell table:style-name="ce525"/>
          <table:table-cell table:style-name="ce525" office:value-type="float" office:value="5016" calcext:value-type="float">
            <text:p>5.016,00</text:p>
          </table:table-cell>
          <table:table-cell table:style-name="ce525"/>
          <table:table-cell table:style-name="ce517" table:formula="of:=[.G775]-[.D776]+[.E776]" office:value-type="float" office:value="-38733.8788888889" calcext:value-type="float">
            <text:p>-38.733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1" office:value-type="string" calcext:value-type="string">
            <text:p>al' ye <text:s/>işçi şetin</text:p>
          </table:table-cell>
          <table:table-cell table:style-name="ce525"/>
          <table:table-cell table:style-name="ce532" office:value-type="float" office:value="200" calcext:value-type="float">
            <text:p>200,00</text:p>
          </table:table-cell>
          <table:table-cell table:style-name="ce525"/>
          <table:table-cell table:style-name="ce517" table:formula="of:=[.G776]-[.D777]+[.E777]" office:value-type="float" office:value="-38533.8788888889" calcext:value-type="float">
            <text:p>-38.533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işçi orhan</text:p>
          </table:table-cell>
          <table:table-cell table:style-name="ce525"/>
          <table:table-cell table:style-name="ce532" office:value-type="float" office:value="250" calcext:value-type="float">
            <text:p>250,00</text:p>
          </table:table-cell>
          <table:table-cell table:style-name="ce525"/>
          <table:table-cell table:style-name="ce517" table:formula="of:=[.G777]-[.D778]+[.E778]" office:value-type="float" office:value="-38283.8788888889" calcext:value-type="float">
            <text:p>-38.283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2" office:value-type="string" calcext:value-type="string">
            <text:p>; devre fa'z'</text:p>
          </table:table-cell>
          <table:table-cell table:style-name="ce525"/>
          <table:table-cell table:style-name="ce532" office:value-type="float" office:value="4100" calcext:value-type="float">
            <text:p>4.100,00</text:p>
          </table:table-cell>
          <table:table-cell table:style-name="ce525"/>
          <table:table-cell table:style-name="ce517" table:formula="of:=[.G778]-[.D779]+[.E779]" office:value-type="float" office:value="-34183.8788888889" calcext:value-type="float">
            <text:p>-34.183,88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0-17" calcext:value-type="date">
            <text:p>17.10.15</text:p>
          </table:table-cell>
          <table:table-cell table:style-name="ce496" office:value-type="string" calcext:value-type="string">
            <text:p>KREDİ 36-36 TAKSİT <text:s/>*******</text:p>
          </table:table-cell>
          <table:table-cell table:style-name="ce525"/>
          <table:table-cell table:style-name="ce525" office:value-type="float" office:value="3409" calcext:value-type="float">
            <text:p>3.409,00</text:p>
          </table:table-cell>
          <table:table-cell table:style-name="ce525"/>
          <table:table-cell table:style-name="ce517" table:formula="of:=[.G779]-[.D780]+[.E780]" office:value-type="float" office:value="-30774.8788888889" calcext:value-type="float">
            <text:p>-30.774,88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0-26" calcext:value-type="date">
            <text:p>26.10.15</text:p>
          </table:table-cell>
          <table:table-cell table:style-name="ce496" office:value-type="string" calcext:value-type="string">
            <text:p>DENİZ KREDİ 1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80]-[.D781]+[.E781]" office:value-type="float" office:value="-24009.8788888889" calcext:value-type="float">
            <text:p>-24.009,88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5-10-30" calcext:value-type="date">
            <text:p>30.10.15</text:p>
          </table:table-cell>
          <table:table-cell table:style-name="ce496" office:value-type="string" calcext:value-type="string">
            <text:p>İŞ KREDİ 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81]-[.D782]+[.E782]" office:value-type="float" office:value="-20586.6688888889" calcext:value-type="float">
            <text:p>-20.58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0-22" calcext:value-type="date">
            <text:p>22.Eki</text:p>
          </table:table-cell>
          <table:table-cell table:style-name="ce497" office:value-type="string" calcext:value-type="string">
            <text:p>ali den İŞ köşe arsa</text:p>
          </table:table-cell>
          <table:table-cell table:style-name="ce526" office:value-type="float" office:value="265000" calcext:value-type="float">
            <text:p>265.000,00</text:p>
          </table:table-cell>
          <table:table-cell table:style-name="ce525" table:number-columns-repeated="2"/>
          <table:table-cell table:style-name="ce517" table:formula="of:=[.G782]-[.D783]+[.E783]" office:value-type="float" office:value="-285586.668888889" calcext:value-type="float">
            <text:p>-285.586,67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8000" calcext:value-type="float">
            <text:p>18.000,00</text:p>
          </table:table-cell>
          <table:table-cell table:style-name="ce525"/>
          <table:table-cell table:style-name="ce517" table:formula="of:=[.G783]-[.D784]+[.E784]" office:value-type="float" office:value="-267586.668888889" calcext:value-type="float">
            <text:p>-267.586,67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işçi çetin boya </text:p>
          </table:table-cell>
          <table:table-cell table:style-name="ce525"/>
          <table:table-cell table:style-name="ce525" office:value-type="float" office:value="170" calcext:value-type="float">
            <text:p>170,00</text:p>
          </table:table-cell>
          <table:table-cell table:style-name="ce525"/>
          <table:table-cell table:style-name="ce517" table:formula="of:=[.G784]-[.D785]+[.E785]" office:value-type="float" office:value="-267416.668888889" calcext:value-type="float">
            <text:p>-26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nadolu gençlik ten</text:p>
          </table:table-cell>
          <table:table-cell table:style-name="ce525" office:value-type="float" office:value="1000" calcext:value-type="float">
            <text:p>1.000,00</text:p>
          </table:table-cell>
          <table:table-cell table:style-name="ce525" table:number-columns-repeated="2"/>
          <table:table-cell table:style-name="ce517" table:formula="of:=[.G785]-[.D786]+[.E786]" office:value-type="float" office:value="-268416.668888889" calcext:value-type="float">
            <text:p>-268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tila ya kuyumcu ali menekş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86]-[.D787]+[.E787]" office:value-type="float" office:value="-267416.668888889" calcext:value-type="float">
            <text:p>-26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02" calcext:value-type="date">
            <text:p>02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0" calcext:value-type="float">
            <text:p>50.000,00</text:p>
          </table:table-cell>
          <table:table-cell table:style-name="ce525"/>
          <table:table-cell table:style-name="ce517" table:formula="of:=[.G787]-[.D788]+[.E788]" office:value-type="float" office:value="-217416.668888889" calcext:value-type="float">
            <text:p>-21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09" calcext:value-type="date">
            <text:p>09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88]-[.D789]+[.E789]" office:value-type="float" office:value="-207416.668888889" calcext:value-type="float">
            <text:p>-20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16" calcext:value-type="date">
            <text:p>16.Kas</text:p>
          </table:table-cell>
          <table:table-cell table:style-name="ce496" office:value-type="string" calcext:value-type="string">
            <text:p>ali ye iş kredi</text:p>
          </table:table-cell>
          <table:table-cell table:style-name="ce525"/>
          <table:table-cell table:style-name="ce525" office:value-type="float" office:value="5027" calcext:value-type="float">
            <text:p>5.027,00</text:p>
          </table:table-cell>
          <table:table-cell table:style-name="ce525"/>
          <table:table-cell table:style-name="ce517" table:formula="of:=[.G789]-[.D790]+[.E790]" office:value-type="float" office:value="-202389.668888889" calcext:value-type="float">
            <text:p>-202.389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0]-[.D791]+[.E791]" office:value-type="float" office:value="-201389.668888889" calcext:value-type="float">
            <text:p>-201.389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avlunlar hacı yalıtım</text:p>
          </table:table-cell>
          <table:table-cell table:style-name="ce525"/>
          <table:table-cell table:style-name="ce525" office:value-type="float" office:value="270" calcext:value-type="float">
            <text:p>270,00</text:p>
          </table:table-cell>
          <table:table-cell table:style-name="ce525"/>
          <table:table-cell table:style-name="ce517" table:formula="of:=[.G791]-[.D792]+[.E792]" office:value-type="float" office:value="-201119.668888889" calcext:value-type="float">
            <text:p>-201.119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20" calcext:value-type="date">
            <text:p>20.Kas</text:p>
          </table:table-cell>
          <table:table-cell table:style-name="ce496" office:value-type="string" calcext:value-type="string">
            <text:p>atila ya siyah bmw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2]-[.D793]+[.E793]" office:value-type="float" office:value="-200119.668888889" calcext:value-type="float">
            <text:p>-200.119,67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5" calcext:value-type="date">
            <text:p>25.11.2015</text:p>
          </table:table-cell>
          <table:table-cell table:style-name="ce496" office:value-type="string" calcext:value-type="string">
            <text:p>atila y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93]-[.D794]+[.E794]" office:value-type="float" office:value="-190119.668888889" calcext:value-type="float">
            <text:p>-190.119,67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1-26" calcext:value-type="date">
            <text:p>26.11.15</text:p>
          </table:table-cell>
          <table:table-cell table:style-name="ce496" office:value-type="string" calcext:value-type="string">
            <text:p>DENİZ KREDİ 1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94]-[.D795]+[.E795]" office:value-type="float" office:value="-183354.668888889" calcext:value-type="float">
            <text:p>-183.354,67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5-11-30" calcext:value-type="date">
            <text:p>30.11.15</text:p>
          </table:table-cell>
          <table:table-cell table:style-name="ce496" office:value-type="string" calcext:value-type="string">
            <text:p>İŞ KREDİ 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95]-[.D796]+[.E796]" office:value-type="float" office:value="-179931.458888889" calcext:value-type="float">
            <text:p>-179.9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6" calcext:value-type="date">
            <text:p>26.11.2015</text:p>
          </table:table-cell>
          <table:table-cell table:style-name="ce496" office:value-type="string" calcext:value-type="string">
            <text:p>iş havale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17" table:formula="of:=[.G796]-[.D797]+[.E797]" office:value-type="float" office:value="-179531.458888889" calcext:value-type="float">
            <text:p>-179.5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7" calcext:value-type="date">
            <text:p>27.11.2015</text:p>
          </table:table-cell>
          <table:table-cell table:style-name="ce496" office:value-type="string" calcext:value-type="string">
            <text:p>atila ya metin kuveyt haval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7]-[.D798]+[.E798]" office:value-type="float" office:value="-178531.458888889" calcext:value-type="float">
            <text:p>-178.5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8" calcext:value-type="date">
            <text:p>28.11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200" calcext:value-type="float">
            <text:p>1.200,00</text:p>
          </table:table-cell>
          <table:table-cell table:style-name="ce525"/>
          <table:table-cell table:style-name="ce517" table:formula="of:=[.G798]-[.D799]+[.E799]" office:value-type="float" office:value="-177331.458888889" calcext:value-type="float">
            <text:p>-177.3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02" calcext:value-type="date">
            <text:p>02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17" table:formula="of:=[.G799]-[.D800]+[.E800]" office:value-type="float" office:value="-147331.458888889" calcext:value-type="float">
            <text:p>-147.3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0" calcext:value-type="date">
            <text:p>20.11.2015</text:p>
          </table:table-cell>
          <table:table-cell table:style-name="ce496" office:value-type="string" calcext:value-type="string">
            <text:p>yalıtım mermer hesabı</text:p>
          </table:table-cell>
          <table:table-cell table:style-name="ce525" office:value-type="float" office:value="1835" calcext:value-type="float">
            <text:p>1.835,00</text:p>
          </table:table-cell>
          <table:table-cell table:style-name="ce525" table:number-columns-repeated="2"/>
          <table:table-cell table:style-name="ce517" table:formula="of:=[.G800]-[.D801]+[.E801]" office:value-type="float" office:value="-149166.458888889" calcext:value-type="float">
            <text:p>-149.166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07" calcext:value-type="date">
            <text:p>07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17" table:formula="of:=[.G801]-[.D802]+[.E802]" office:value-type="float" office:value="-134166.458888889" calcext:value-type="float">
            <text:p>-134.166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15" calcext:value-type="date">
            <text:p>15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802]-[.D803]+[.E803]" office:value-type="float" office:value="-124166.458888889" calcext:value-type="float">
            <text:p>-124.166,4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2-26" calcext:value-type="date">
            <text:p>26.12.15</text:p>
          </table:table-cell>
          <table:table-cell table:style-name="ce496" office:value-type="string" calcext:value-type="string">
            <text:p>DENİZ KREDİ 1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803]-[.D804]+[.E804]" office:value-type="float" office:value="-117401.458888889" calcext:value-type="float">
            <text:p>-117.401,46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5-12-30" calcext:value-type="date">
            <text:p>30.12.15</text:p>
          </table:table-cell>
          <table:table-cell table:style-name="ce496" office:value-type="string" calcext:value-type="string">
            <text:p>İŞ KREDİ 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04]-[.D805]+[.E805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alıtım mermer hesabı</text:p>
          </table:table-cell>
          <table:table-cell table:style-name="ce525" table:number-columns-repeated="3"/>
          <table:table-cell table:style-name="ce517" table:formula="of:=[.G805]-[.D806]+[.E806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65 mt * 15 cm denizlik <text:s text:c="5"/>500</text:p>
          </table:table-cell>
          <table:table-cell table:style-name="ce525" table:number-columns-repeated="3"/>
          <table:table-cell table:style-name="ce517" table:formula="of:=[.G806]-[.D807]+[.E807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50 ad karo <text:s text:c="26"/>350</text:p>
          </table:table-cell>
          <table:table-cell table:style-name="ce525" table:number-columns-repeated="3"/>
          <table:table-cell table:style-name="ce517" table:formula="of:=[.G807]-[.D808]+[.E808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27 m2 traverten <text:s text:c="18"/>675</text:p>
          </table:table-cell>
          <table:table-cell table:style-name="ce525" table:number-columns-repeated="3"/>
          <table:table-cell table:style-name="ce517" table:formula="of:=[.G808]-[.D809]+[.E809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15 mt * 15 cm küpeşte <text:s text:c="6"/>100</text:p>
          </table:table-cell>
          <table:table-cell table:style-name="ce525" table:number-columns-repeated="3"/>
          <table:table-cell table:style-name="ce517" table:formula="of:=[.G809]-[.D810]+[.E810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0 mt * 5 cm küpeşte <text:s text:c="11"/>60</text:p>
          </table:table-cell>
          <table:table-cell table:style-name="ce525" table:number-columns-repeated="3"/>
          <table:table-cell table:style-name="ce517" table:formula="of:=[.G810]-[.D811]+[.E811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li işçiliği <text:s text:c="26"/>100</text:p>
          </table:table-cell>
          <table:table-cell table:style-name="ce525" table:number-columns-repeated="3"/>
          <table:table-cell table:style-name="ce517" table:formula="of:=[.G811]-[.D812]+[.E812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um <text:s text:c="45"/>50</text:p>
          </table:table-cell>
          <table:table-cell table:style-name="ce525" table:number-columns-repeated="3"/>
          <table:table-cell table:style-name="ce517" table:formula="of:=[.G812]-[.D813]+[.E813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<text:s text:c="29"/>toplam <text:s text:c="4"/>1835</text:p>
          </table:table-cell>
          <table:table-cell table:style-name="ce525" table:number-columns-repeated="3"/>
          <table:table-cell table:style-name="ce517" table:formula="of:=[.G813]-[.D814]+[.E814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16" calcext:value-type="date">
            <text:p>16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17" table:formula="of:=[.G814]-[.D815]+[.E815]" office:value-type="float" office:value="-109978.248888889" calcext:value-type="float">
            <text:p>-109.978,2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28" calcext:value-type="date">
            <text:p>28.12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815]-[.D816]+[.E816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16]-[.D817]+[.E817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651:.D816])" office:value-type="float" office:value="863734" calcext:value-type="float">
            <text:p>863.734,00</text:p>
          </table:table-cell>
          <table:table-cell table:style-name="ce519" table:formula="of:=SUM([.E651:.E816])" office:value-type="float" office:value="892122.26" calcext:value-type="float">
            <text:p>892.122,26</text:p>
          </table:table-cell>
          <table:table-cell table:style-name="ce525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9"/>
          <table:table-cell/>
          <table:table-cell table:style-name="ce525" table:number-columns-repeated="3"/>
          <table:table-cell table:style-name="ce517" table:formula="of:=[.G817]-[.D819]+[.E819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4]+['file:///home/murat/depolnx/hes2018/Account/2019/2019%20YS%20KR%20D%C4%9E%C5%9E%20SLNK.ods'#$'AP-LS GNL'.E8]" office:value-type="float" office:value="11275" calcext:value-type="float">
            <text:p>11.275,00</text:p>
          </table:table-cell>
          <table:table-cell table:style-name="ce525" table:number-columns-repeated="2"/>
          <table:table-cell table:style-name="ce517" table:formula="of:=[.G819]-[.D820]+[.E820]" office:value-type="float" office:value="-120253.248888889" calcext:value-type="float">
            <text:p>-120.253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4]" office:value-type="float" office:value="10896.5277777778" calcext:value-type="float">
            <text:p>10.896,53</text:p>
          </table:table-cell>
          <table:table-cell table:style-name="ce525" table:number-columns-repeated="2"/>
          <table:table-cell table:style-name="ce517" table:formula="of:=[.G820]-[.D821]+[.E821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1]-[.D822]+[.E822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2]-[.D823]+[.E823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6 ya devir </text:p>
          </table:table-cell>
          <table:table-cell table:style-name="ce525"/>
          <table:table-cell table:style-name="ce532" office:value-type="float" office:value="19.21" calcext:value-type="float">
            <text:p>19,21</text:p>
          </table:table-cell>
          <table:table-cell table:style-name="ce532"/>
          <table:table-cell table:style-name="ce542" table:formula="of:=[.G823]-[.D824]+[.E824]" office:value-type="float" office:value="-131130.566666667" calcext:value-type="float">
            <text:p>-131.130,57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4">
          <table:table-cell/>
          <table:table-cell table:style-name="ce476" office:value-type="float" office:value="2015" calcext:value-type="float">
            <text:p>2015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820:.D825])+[.D818]" office:value-type="float" office:value="885905.527777778" calcext:value-type="float">
            <text:p>885.905,53</text:p>
          </table:table-cell>
          <table:table-cell table:style-name="ce518" table:formula="of:=SUM([.E820:.E825])+[.E818]" office:value-type="float" office:value="892141.47" calcext:value-type="float">
            <text:p>892.141,47</text:p>
          </table:table-cell>
          <table:table-cell table:style-name="ce518"/>
          <table:table-cell table:style-name="ce518" table:formula="of:=[.E826]-[.D826]" office:value-type="float" office:value="6235.9422222221" calcext:value-type="float">
            <text:p>6.235,94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6" calcext:value-type="float">
            <text:p>2016</text:p>
          </table:table-cell>
          <table:table-cell table:style-name="ce500" office:value-type="string" calcext:value-type="string">
            <text:p>2015’den DEVİR</text:p>
          </table:table-cell>
          <table:table-cell table:style-name="ce517" table:number-columns-repeated="3"/>
          <table:table-cell table:style-name="ce519" table:formula="of:=[.G824]-[.D827]+[.E827]" office:value-type="float" office:value="-131130.566666667" calcext:value-type="float">
            <text:p>-131.130,57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2-29" calcext:value-type="date">
            <text:p>29.02.16</text:p>
          </table:table-cell>
          <table:table-cell table:style-name="ce496" office:value-type="string" calcext:value-type="string">
            <text:p>İŞ KREDİ 8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27]-[.D828]+[.E828]" office:value-type="float" office:value="-127707.356666667" calcext:value-type="float">
            <text:p>-127.707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2-26" calcext:value-type="date">
            <text:p>26.02.16</text:p>
          </table:table-cell>
          <table:table-cell table:style-name="ce496" office:value-type="string" calcext:value-type="string">
            <text:p>DENİZ KREDİ 1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28]-[.D829]+[.E829]" office:value-type="float" office:value="-120942.356666667" calcext:value-type="float">
            <text:p>-120.942,3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2-01" calcext:value-type="date">
            <text:p>01.02.2016</text:p>
          </table:table-cell>
          <table:table-cell table:style-name="ce496" office:value-type="string" calcext:value-type="string">
            <text:p>ali ye ssk</text:p>
          </table:table-cell>
          <table:table-cell table:style-name="ce525"/>
          <table:table-cell table:style-name="ce525" office:value-type="float" office:value="3777" calcext:value-type="float">
            <text:p>3.777,00</text:p>
          </table:table-cell>
          <table:table-cell table:style-name="ce525"/>
          <table:table-cell table:style-name="ce525" table:formula="of:=[.G829]-[.D830]+[.E830]" office:value-type="float" office:value="-117165.356666667" calcext:value-type="float">
            <text:p>-117.165,36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1-30" calcext:value-type="date">
            <text:p>30.01.16</text:p>
          </table:table-cell>
          <table:table-cell table:style-name="ce496" office:value-type="string" calcext:value-type="string">
            <text:p>İŞ KREDİ 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30]-[.D831]+[.E831]" office:value-type="float" office:value="-113742.146666667" calcext:value-type="float">
            <text:p>-113.742,15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1-26" calcext:value-type="date">
            <text:p>26.01.16</text:p>
          </table:table-cell>
          <table:table-cell table:style-name="ce496" office:value-type="string" calcext:value-type="string">
            <text:p>DENİZ KREDİ 17/60. TAKSİT <text:s text:c="5"/>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31]-[.D832]+[.E832]" office:value-type="float" office:value="-106977.146666667" calcext:value-type="float">
            <text:p>-106.977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nkt <text:s text:c="41"/></text:p>
          </table:table-cell>
          <table:table-cell table:style-name="ce525"/>
          <table:table-cell table:style-name="ce525" office:value-type="float" office:value="12747" calcext:value-type="float">
            <text:p>12.747,00</text:p>
          </table:table-cell>
          <table:table-cell table:style-name="ce525"/>
          <table:table-cell table:style-name="ce525" table:formula="of:=[.G832]-[.D833]+[.E833]" office:value-type="float" office:value="-94230.1466666667" calcext:value-type="float">
            <text:p>-94.230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kdv stopaj <text:s text:c="20"/>20 000</text:p>
          </table:table-cell>
          <table:table-cell table:style-name="ce525"/>
          <table:table-cell table:style-name="ce525" office:value-type="float" office:value="488" calcext:value-type="float">
            <text:p>488,00</text:p>
          </table:table-cell>
          <table:table-cell table:style-name="ce525"/>
          <table:table-cell table:style-name="ce525" table:formula="of:=[.G833]-[.D834]+[.E834]" office:value-type="float" office:value="-93742.1466666667" calcext:value-type="float">
            <text:p>-93.742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1-15" calcext:value-type="date">
            <text:p>15.01.2016</text:p>
          </table:table-cell>
          <table:table-cell table:style-name="ce496" office:value-type="string" calcext:value-type="string">
            <text:p>ali ye <text:s text:c="64"/>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34]-[.D835]+[.E835]" office:value-type="float" office:value="-88742.1466666667" calcext:value-type="float">
            <text:p>-88.742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25" calcext:value-type="date">
            <text:p>25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835]-[.D836]+[.E836]" office:value-type="float" office:value="-86742.1466666667" calcext:value-type="float">
            <text:p>-86.742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kredi selanik</text:p>
          </table:table-cell>
          <table:table-cell table:style-name="ce525"/>
          <table:table-cell table:style-name="ce525" office:value-type="float" office:value="5033" calcext:value-type="float">
            <text:p>5.033,00</text:p>
          </table:table-cell>
          <table:table-cell table:style-name="ce525"/>
          <table:table-cell table:style-name="ce525" table:formula="of:=[.G836]-[.D837]+[.E837]" office:value-type="float" office:value="-81709.1466666667" calcext:value-type="float">
            <text:p>-81.709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cı kamil mezar parası tevfşkten</text:p>
          </table:table-cell>
          <table:table-cell table:style-name="ce525" office:value-type="float" office:value="600" calcext:value-type="float">
            <text:p>600,00</text:p>
          </table:table-cell>
          <table:table-cell table:style-name="ce525" table:number-columns-repeated="2"/>
          <table:table-cell table:style-name="ce525" table:formula="of:=[.G837]-[.D838]+[.E838]" office:value-type="float" office:value="-82309.1466666667" calcext:value-type="float">
            <text:p>-82.309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20" calcext:value-type="date">
            <text:p>20.03.2016</text:p>
          </table:table-cell>
          <table:table-cell table:style-name="ce496" office:value-type="string" calcext:value-type="string">
            <text:p>doğuş kdv</text:p>
          </table:table-cell>
          <table:table-cell table:style-name="ce525" office:value-type="float" office:value="574" calcext:value-type="float">
            <text:p>574,00</text:p>
          </table:table-cell>
          <table:table-cell table:style-name="ce525" table:number-columns-repeated="2"/>
          <table:table-cell table:style-name="ce525" table:formula="of:=[.G838]-[.D839]+[.E839]" office:value-type="float" office:value="-82883.1466666667" calcext:value-type="float">
            <text:p>-82.88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19" calcext:value-type="date">
            <text:p>19.03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839]-[.D840]+[.E840]" office:value-type="float" office:value="-82383.1466666667" calcext:value-type="float">
            <text:p>-82.38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lim demi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40]-[.D841]+[.E841]" office:value-type="float" office:value="-82883.1466666667" calcext:value-type="float">
            <text:p>-82.88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IR dan atşla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841]-[.D842]+[.E842]" office:value-type="float" office:value="-79883.1466666667" calcext:value-type="float">
            <text:p>-79.88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10" calcext:value-type="date">
            <text:p>10.03.2016</text:p>
          </table:table-cell>
          <table:table-cell table:style-name="ce497" office:value-type="string" calcext:value-type="string">
            <text:p>TIR dan</text:p>
          </table:table-cell>
          <table:table-cell table:style-name="ce526" office:value-type="float" office:value="39000" calcext:value-type="float">
            <text:p>39.000,00</text:p>
          </table:table-cell>
          <table:table-cell table:style-name="ce525" table:number-columns-repeated="2"/>
          <table:table-cell table:style-name="ce525" table:formula="of:=[.G842]-[.D843]+[.E843]" office:value-type="float" office:value="-118883.146666667" calcext:value-type="float">
            <text:p>-118.88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07" calcext:value-type="date">
            <text:p>07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43]-[.D844]+[.E844]" office:value-type="float" office:value="-118583.146666667" calcext:value-type="float">
            <text:p>-118.58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yşe 2 ay kira en alt kat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44]-[.D845]+[.E845]" office:value-type="float" office:value="-117983.146666667" calcext:value-type="float">
            <text:p>-117.983,15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3-26" calcext:value-type="date">
            <text:p>26.03.16</text:p>
          </table:table-cell>
          <table:table-cell table:style-name="ce496" office:value-type="string" calcext:value-type="string">
            <text:p>DENİZ KREDİ 1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45]-[.D846]+[.E846]" office:value-type="float" office:value="-111218.146666667" calcext:value-type="float">
            <text:p>-111.218,15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3-30" calcext:value-type="date">
            <text:p>30.03.16</text:p>
          </table:table-cell>
          <table:table-cell table:style-name="ce496" office:value-type="string" calcext:value-type="string">
            <text:p>İŞ KREDİ 9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46]-[.D847]+[.E847]" office:value-type="float" office:value="-107794.936666667" calcext:value-type="float">
            <text:p>-107.794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güvenliği için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847]-[.D848]+[.E848]" office:value-type="float" office:value="-106794.936666667" calcext:value-type="float">
            <text:p>-106.794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ciye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848]-[.D849]+[.E849]" office:value-type="float" office:value="-106444.936666667" calcext:value-type="float">
            <text:p>-106.444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ümit kk mermer hesabı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849]-[.D850]+[.E850]" office:value-type="float" office:value="-106744.936666667" calcext:value-type="float">
            <text:p>-106.744,9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5-26" calcext:value-type="date">
            <text:p>26.05.16</text:p>
          </table:table-cell>
          <table:table-cell table:style-name="ce496" office:value-type="string" calcext:value-type="string">
            <text:p>DENİZ KREDİ 2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0]-[.D851]+[.E851]" office:value-type="float" office:value="-99979.9366666667" calcext:value-type="float">
            <text:p>-99.979,94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5-30" calcext:value-type="date">
            <text:p>30.05.16</text:p>
          </table:table-cell>
          <table:table-cell table:style-name="ce496" office:value-type="string" calcext:value-type="string">
            <text:p>İŞ KREDİ 11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1]-[.D852]+[.E852]" office:value-type="float" office:value="-96556.7266666667" calcext:value-type="float">
            <text:p>-96.556,73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4-26" calcext:value-type="date">
            <text:p>26.04.16</text:p>
          </table:table-cell>
          <table:table-cell table:style-name="ce496" office:value-type="string" calcext:value-type="string">
            <text:p>DENİZ KREDİ 2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2]-[.D853]+[.E853]" office:value-type="float" office:value="-89791.7266666667" calcext:value-type="float">
            <text:p>-89.791,73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4-30" calcext:value-type="date">
            <text:p>30.04.16</text:p>
          </table:table-cell>
          <table:table-cell table:style-name="ce496" office:value-type="string" calcext:value-type="string">
            <text:p>İŞ KREDİ 10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3]-[.D854]+[.E854]" office:value-type="float" office:value="-86368.5166666667" calcext:value-type="float">
            <text:p>-86.368,52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54]-[.D855]+[.E855]" office:value-type="float" office:value="-76368.5166666667" calcext:value-type="float">
            <text:p>-76.368,52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çek</text:p>
          </table:table-cell>
          <table:table-cell table:style-name="ce525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5" table:formula="of:=[.G855]-[.D856]+[.E856]" office:value-type="float" office:value="-88868.5166666667" calcext:value-type="float">
            <text:p>-88.8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4-04" calcext:value-type="date">
            <text:p>04.04.2016</text:p>
          </table:table-cell>
          <table:table-cell table:style-name="ce496" office:value-type="string" calcext:value-type="string">
            <text:p>yurt kredi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56]-[.D857]+[.E857]" office:value-type="float" office:value="-83868.5166666667" calcext:value-type="float">
            <text:p>-83.8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 office:value-type="string" calcext:value-type="string">
            <text:p>nail yalıtım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857]-[.D858]+[.E858]" office:value-type="float" office:value="-82368.5166666667" calcext:value-type="float">
            <text:p>-82.3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/>
          <table:table-cell table:style-name="ce525" table:number-columns-repeated="3"/>
          <table:table-cell table:style-name="ce525" table:formula="of:=[.G858]-[.D859]+[.E859]" office:value-type="float" office:value="-82368.5166666667" calcext:value-type="float">
            <text:p>-82.3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6-27" calcext:value-type="date">
            <text:p>27.06.20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7000" calcext:value-type="float">
            <text:p>7.000,00</text:p>
          </table:table-cell>
          <table:table-cell table:style-name="ce525"/>
          <table:table-cell table:style-name="ce525" table:formula="of:=[.G859]-[.D860]+[.E860]" office:value-type="float" office:value="-75368.5166666667" calcext:value-type="float">
            <text:p>-75.3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860]-[.D861]+[.E861]" office:value-type="float" office:value="-67368.5166666667" calcext:value-type="float">
            <text:p>-67.3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14" calcext:value-type="date">
            <text:p>14.06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61]-[.D862]+[.E862]" office:value-type="float" office:value="-52368.5166666667" calcext:value-type="float">
            <text:p>-52.3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15" calcext:value-type="date">
            <text:p>15.06.16</text:p>
          </table:table-cell>
          <table:table-cell table:style-name="ce496" office:value-type="string" calcext:value-type="string">
            <text:p>iş 800 havale çek için</text:p>
          </table:table-cell>
          <table:table-cell table:style-name="ce525"/>
          <table:table-cell table:style-name="ce525" office:value-type="float" office:value="3500" calcext:value-type="float">
            <text:p>3.500,00</text:p>
          </table:table-cell>
          <table:table-cell table:style-name="ce525"/>
          <table:table-cell table:style-name="ce525" table:formula="of:=[.G862]-[.D863]+[.E863]" office:value-type="float" office:value="-48868.5166666667" calcext:value-type="float">
            <text:p>-48.8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2000" calcext:value-type="float">
            <text:p>22.000,00</text:p>
          </table:table-cell>
          <table:table-cell table:style-name="ce525"/>
          <table:table-cell table:style-name="ce525" table:formula="of:=[.G863]-[.D864]+[.E864]" office:value-type="float" office:value="-26868.5166666667" calcext:value-type="float">
            <text:p>-26.8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26" calcext:value-type="date">
            <text:p>26.06.16</text:p>
          </table:table-cell>
          <table:table-cell table:style-name="ce496" office:value-type="string" calcext:value-type="string">
            <text:p>DENİZ KREDİ 22/60.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4]-[.D865]+[.E865]" office:value-type="float" office:value="-20103.5166666667" calcext:value-type="float">
            <text:p>-20.103,52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İŞ KREDİ 12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65]-[.D866]+[.E866]" office:value-type="float" office:value="-16680.3066666667" calcext:value-type="float">
            <text:p>-16.680,3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18" calcext:value-type="date">
            <text:p>18.06.16</text:p>
          </table:table-cell>
          <table:table-cell table:style-name="ce496" office:value-type="string" calcext:value-type="string">
            <text:p>iş kredi ali</text:p>
          </table:table-cell>
          <table:table-cell table:style-name="ce525"/>
          <table:table-cell table:style-name="ce525" office:value-type="float" office:value="5040" calcext:value-type="float">
            <text:p>5.040,00</text:p>
          </table:table-cell>
          <table:table-cell table:style-name="ce525"/>
          <table:table-cell table:style-name="ce525" table:formula="of:=[.G866]-[.D867]+[.E867]" office:value-type="float" office:value="-11640.3066666667" calcext:value-type="float">
            <text:p>-11.640,3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08" calcext:value-type="date">
            <text:p>08.06.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2900" calcext:value-type="float">
            <text:p>2.900,00</text:p>
          </table:table-cell>
          <table:table-cell table:style-name="ce525" table:number-columns-repeated="2"/>
          <table:table-cell table:style-name="ce525" table:formula="of:=[.G867]-[.D868]+[.E868]" office:value-type="float" office:value="-14540.3066666667" calcext:value-type="float">
            <text:p>-14.540,3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07" calcext:value-type="date">
            <text:p>07.06.16</text:p>
          </table:table-cell>
          <table:table-cell table:style-name="ce496" office:value-type="string" calcext:value-type="string">
            <text:p>bch tan ali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868]-[.D869]+[.E869]" office:value-type="float" office:value="15459.6933333333" calcext:value-type="float">
            <text:p>15.459,69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7-26" calcext:value-type="date">
            <text:p>26.07.16</text:p>
          </table:table-cell>
          <table:table-cell table:style-name="ce496" office:value-type="string" calcext:value-type="string">
            <text:p>DENİZ KREDİ 23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9]-[.D870]+[.E870]" office:value-type="float" office:value="22224.6933333333" calcext:value-type="float">
            <text:p>22.224,69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7-30" calcext:value-type="date">
            <text:p>30.07.16</text:p>
          </table:table-cell>
          <table:table-cell table:style-name="ce496" office:value-type="string" calcext:value-type="string">
            <text:p>İŞ KREDİ 13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70]-[.D871]+[.E871]" office:value-type="float" office:value="25647.9033333333" calcext:value-type="float">
            <text:p>25.64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26" calcext:value-type="date">
            <text:p>26.07.2016</text:p>
          </table:table-cell>
          <table:table-cell table:style-name="ce496" office:value-type="string" calcext:value-type="string">
            <text:p>vergi </text:p>
          </table:table-cell>
          <table:table-cell table:style-name="ce525"/>
          <table:table-cell table:style-name="ce525" office:value-type="float" office:value="705" calcext:value-type="float">
            <text:p>705,00</text:p>
          </table:table-cell>
          <table:table-cell table:style-name="ce525"/>
          <table:table-cell table:style-name="ce525" table:formula="of:=[.G871]-[.D872]+[.E872]" office:value-type="float" office:value="26352.9033333333" calcext:value-type="float">
            <text:p>26.352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6-30" calcext:value-type="date">
            <text:p>30.06.20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665" calcext:value-type="float">
            <text:p>665,00</text:p>
          </table:table-cell>
          <table:table-cell table:style-name="ce525"/>
          <table:table-cell table:style-name="ce525" table:formula="of:=[.G872]-[.D873]+[.E873]" office:value-type="float" office:value="27017.9033333333" calcext:value-type="float">
            <text:p>27.01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01" calcext:value-type="date">
            <text:p>01.07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873]-[.D874]+[.E874]" office:value-type="float" office:value="31017.9033333333" calcext:value-type="float">
            <text:p>31.01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11" calcext:value-type="date">
            <text:p>11.07.2016</text:p>
          </table:table-cell>
          <table:table-cell table:style-name="ce496" office:value-type="string" calcext:value-type="string">
            <text:p>ali iş kredi için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74]-[.D875]+[.E875]" office:value-type="float" office:value="36017.9033333333" calcext:value-type="float">
            <text:p>36.0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skeleden killik</text:p>
          </table:table-cell>
          <table:table-cell table:style-name="ce525"/>
          <table:table-cell table:style-name="ce525" office:value-type="float" office:value="700" calcext:value-type="float">
            <text:p>700,00</text:p>
          </table:table-cell>
          <table:table-cell table:style-name="ce525"/>
          <table:table-cell table:style-name="ce525" table:formula="of:=[.G875]-[.D876]+[.E876]" office:value-type="float" office:value="36717.9033333333" calcext:value-type="float">
            <text:p>36.7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şahin çırdaklı ya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76]-[.D877]+[.E877]" office:value-type="float" office:value="36217.9033333333" calcext:value-type="float">
            <text:p>36.2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ıkamacı mehmet en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77]-[.D878]+[.E878]" office:value-type="float" office:value="36517.9033333333" calcext:value-type="float">
            <text:p>36.5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usuf parlak d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878]-[.D879]+[.E879]" office:value-type="float" office:value="36617.9033333333" calcext:value-type="float">
            <text:p>36.6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879]-[.D880]+[.E880]" office:value-type="float" office:value="35867.9033333333" calcext:value-type="float">
            <text:p>35.86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10" calcext:value-type="date">
            <text:p>10.07.2016</text:p>
          </table:table-cell>
          <table:table-cell table:style-name="ce496" office:value-type="string" calcext:value-type="string">
            <text:p>kıbrıstan 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80]-[.D881]+[.E881]" office:value-type="float" office:value="40867.9033333333" calcext:value-type="float">
            <text:p>40.86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81]-[.D882]+[.E882]" office:value-type="float" office:value="50867.9033333333" calcext:value-type="float">
            <text:p>50.86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9900" calcext:value-type="float">
            <text:p>9.900,00</text:p>
          </table:table-cell>
          <table:table-cell table:style-name="ce525" table:number-columns-repeated="2"/>
          <table:table-cell table:style-name="ce525" table:formula="of:=[.G882]-[.D883]+[.E883]" office:value-type="float" office:value="40967.9033333333" calcext:value-type="float">
            <text:p>40.967,90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8-30" calcext:value-type="date">
            <text:p>30.08.16</text:p>
          </table:table-cell>
          <table:table-cell table:style-name="ce496" office:value-type="string" calcext:value-type="string">
            <text:p>İŞ KREDİ 1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83]-[.D884]+[.E884]" office:value-type="float" office:value="44391.1133333333" calcext:value-type="float">
            <text:p>44.391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n seçkin ant yalıtım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884]-[.D885]+[.E885]" office:value-type="float" office:value="49191.1133333333" calcext:value-type="float">
            <text:p>49.191,1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8-26" calcext:value-type="date">
            <text:p>26.08.16</text:p>
          </table:table-cell>
          <table:table-cell table:style-name="ce496" office:value-type="string" calcext:value-type="string">
            <text:p>DENİZ KREDİ 2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85]-[.D886]+[.E886]" office:value-type="float" office:value="55956.1133333333" calcext:value-type="float">
            <text:p>55.9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 nakit</text:p>
          </table:table-cell>
          <table:table-cell table:style-name="ce525" office:value-type="float" office:value="6750" calcext:value-type="float">
            <text:p>6.750,00</text:p>
          </table:table-cell>
          <table:table-cell table:style-name="ce525" table:number-columns-repeated="2"/>
          <table:table-cell table:style-name="ce525" table:formula="of:=[.G886]-[.D887]+[.E887]" office:value-type="float" office:value="49206.1133333333" calcext:value-type="float">
            <text:p>49.2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ibo hilton evye <text:s text:c="5"/>75 tl * 110</text:p>
          </table:table-cell>
          <table:table-cell table:style-name="ce525"/>
          <table:table-cell table:style-name="ce525" office:value-type="float" office:value="8250" calcext:value-type="float">
            <text:p>8.250,00</text:p>
          </table:table-cell>
          <table:table-cell table:style-name="ce525"/>
          <table:table-cell table:style-name="ce525" table:formula="of:=[.G887]-[.D888]+[.E888]" office:value-type="float" office:value="57456.1133333333" calcext:value-type="float">
            <text:p>57.4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armara bilardo hesabı</text:p>
          </table:table-cell>
          <table:table-cell table:style-name="ce525" office:value-type="float" office:value="8500" calcext:value-type="float">
            <text:p>8.500,00</text:p>
          </table:table-cell>
          <table:table-cell table:style-name="ce525" table:number-columns-repeated="2"/>
          <table:table-cell table:style-name="ce525" table:formula="of:=[.G888]-[.D889]+[.E889]" office:value-type="float" office:value="48956.1133333333" calcext:value-type="float">
            <text:p>48.9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lden 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89]-[.D890]+[.E890]" office:value-type="float" office:value="49256.1133333333" calcext:value-type="float">
            <text:p>49.2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 kadtem</text:p>
          </table:table-cell>
          <table:table-cell table:style-name="ce525" office:value-type="float" office:value="2950" calcext:value-type="float">
            <text:p>2.950,00</text:p>
          </table:table-cell>
          <table:table-cell table:style-name="ce525" table:number-columns-repeated="2"/>
          <table:table-cell table:style-name="ce525" table:formula="of:=[.G890]-[.D891]+[.E891]" office:value-type="float" office:value="46306.1133333333" calcext:value-type="float">
            <text:p>46.306,11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9-10" calcext:value-type="date">
            <text:p>10.09.2016</text:p>
          </table:table-cell>
          <table:table-cell table:style-name="ce496" office:value-type="string" calcext:value-type="string">
            <text:p>iş kredi 795411 e havale</text:p>
          </table:table-cell>
          <table:table-cell table:style-name="ce525"/>
          <table:table-cell table:style-name="ce525" office:value-type="float" office:value="5100" calcext:value-type="float">
            <text:p>5.100,00</text:p>
          </table:table-cell>
          <table:table-cell table:style-name="ce525"/>
          <table:table-cell table:style-name="ce525" table:formula="of:=[.G891]-[.D892]+[.E892]" office:value-type="float" office:value="51406.1133333333" calcext:value-type="float">
            <text:p>51.4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aç yapı kk</text:p>
          </table:table-cell>
          <table:table-cell table:style-name="ce525" office:value-type="float" office:value="3700" calcext:value-type="float">
            <text:p>3.700,00</text:p>
          </table:table-cell>
          <table:table-cell table:style-name="ce525" table:number-columns-repeated="2"/>
          <table:table-cell table:style-name="ce525" table:formula="of:=[.G892]-[.D893]+[.E893]" office:value-type="float" office:value="47706.1133333333" calcext:value-type="float">
            <text:p>47.7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893]-[.D894]+[.E894]" office:value-type="float" office:value="47906.1133333333" calcext:value-type="float">
            <text:p>47.9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gk işten yattı</text:p>
          </table:table-cell>
          <table:table-cell table:style-name="ce525"/>
          <table:table-cell table:style-name="ce525" office:value-type="float" office:value="3719" calcext:value-type="float">
            <text:p>3.719,00</text:p>
          </table:table-cell>
          <table:table-cell table:style-name="ce525"/>
          <table:table-cell table:style-name="ce525" table:formula="of:=[.G894]-[.D895]+[.E895]" office:value-type="float" office:value="51625.1133333333" calcext:value-type="float">
            <text:p>51.6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lat havale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5]-[.D896]+[.E896]" office:value-type="float" office:value="52225.1133333333" calcext:value-type="float">
            <text:p>52.2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96]-[.D897]+[.E897]" office:value-type="float" office:value="67225.1133333333" calcext:value-type="float">
            <text:p>67.2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den</text:p>
          </table:table-cell>
          <table:table-cell table:style-name="ce525" office:value-type="float" office:value="26500" calcext:value-type="float">
            <text:p>26.500,00</text:p>
          </table:table-cell>
          <table:table-cell table:style-name="ce525" table:number-columns-repeated="2"/>
          <table:table-cell table:style-name="ce525" table:formula="of:=[.G897]-[.D898]+[.E898]" office:value-type="float" office:value="40725.1133333333" calcext:value-type="float">
            <text:p>40.725,11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0-10" calcext:value-type="date">
            <text:p>10.10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8]-[.D899]+[.E899]" office:value-type="float" office:value="41325.1133333333" calcext:value-type="float">
            <text:p>41.3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tı hesabından hüsam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899]-[.D900]+[.E900]" office:value-type="float" office:value="40525.1133333333" calcext:value-type="float">
            <text:p>40.5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hasan sengün</text:p>
          </table:table-cell>
          <table:table-cell table:style-name="ce525" office:value-type="float" office:value="120" calcext:value-type="float">
            <text:p>120,00</text:p>
          </table:table-cell>
          <table:table-cell table:style-name="ce525" table:number-columns-repeated="2"/>
          <table:table-cell table:style-name="ce525" table:formula="of:=[.G900]-[.D901]+[.E901]" office:value-type="float" office:value="40405.1133333333" calcext:value-type="float">
            <text:p>40.405,1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9-26" calcext:value-type="date">
            <text:p>26.09.16</text:p>
          </table:table-cell>
          <table:table-cell table:style-name="ce496" office:value-type="string" calcext:value-type="string">
            <text:p>DENİZ KREDİ 2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1]-[.D902]+[.E902]" office:value-type="float" office:value="47170.1133333333" calcext:value-type="float">
            <text:p>47.170,11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İŞ KREDİ 1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2]-[.D903]+[.E903]" office:value-type="float" office:value="50593.3233333333" calcext:value-type="float">
            <text:p>50.593,32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5281.62" calcext:value-type="float">
            <text:p>5.281,62</text:p>
          </table:table-cell>
          <table:table-cell table:style-name="ce525"/>
          <table:table-cell table:style-name="ce525" table:formula="of:=[.G903]-[.D904]+[.E904]" office:value-type="float" office:value="55874.9433333333" calcext:value-type="float">
            <text:p>55.874,9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0-26" calcext:value-type="date">
            <text:p>26.10.16</text:p>
          </table:table-cell>
          <table:table-cell table:style-name="ce496" office:value-type="string" calcext:value-type="string">
            <text:p>DENİZ KREDİ 2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4]-[.D905]+[.E905]" office:value-type="float" office:value="62639.9433333333" calcext:value-type="float">
            <text:p>62.639,94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10-30" calcext:value-type="date">
            <text:p>30.10.16</text:p>
          </table:table-cell>
          <table:table-cell table:style-name="ce496" office:value-type="string" calcext:value-type="string">
            <text:p>İŞ KREDİ 1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5]-[.D906]+[.E906]" office:value-type="float" office:value="66063.1533333333" calcext:value-type="float">
            <text:p>66.06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dan</text:p>
          </table:table-cell>
          <table:table-cell table:style-name="ce525" office:value-type="float" office:value="740" calcext:value-type="float">
            <text:p>740,00</text:p>
          </table:table-cell>
          <table:table-cell table:style-name="ce525" table:number-columns-repeated="2"/>
          <table:table-cell table:style-name="ce525" table:formula="of:=[.G906]-[.D907]+[.E907]" office:value-type="float" office:value="65323.1533333333" calcext:value-type="float">
            <text:p>65.32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1-10" calcext:value-type="date">
            <text:p>10.11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850" calcext:value-type="float">
            <text:p>850,00</text:p>
          </table:table-cell>
          <table:table-cell table:style-name="ce525"/>
          <table:table-cell table:style-name="ce525" table:formula="of:=[.G907]-[.D908]+[.E908]" office:value-type="float" office:value="66173.1533333333" calcext:value-type="float">
            <text:p>66.17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1-12" calcext:value-type="date">
            <text:p>12.11.2016</text:p>
          </table:table-cell>
          <table:table-cell table:style-name="ce496" office:value-type="string" calcext:value-type="string">
            <text:p>emre şentürk kk sivas hesabı için</text:p>
          </table:table-cell>
          <table:table-cell table:style-name="ce525" office:value-type="float" office:value="1145" calcext:value-type="float">
            <text:p>1.145,00</text:p>
          </table:table-cell>
          <table:table-cell table:style-name="ce525" table:number-columns-repeated="2"/>
          <table:table-cell table:style-name="ce525" table:formula="of:=[.G908]-[.D909]+[.E909]" office:value-type="float" office:value="65028.1533333333" calcext:value-type="float">
            <text:p>65.028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ocak malzeme</text:p>
          </table:table-cell>
          <table:table-cell table:style-name="ce525"/>
          <table:table-cell table:style-name="ce525" office:value-type="float" office:value="392" calcext:value-type="float">
            <text:p>392,00</text:p>
          </table:table-cell>
          <table:table-cell table:style-name="ce525"/>
          <table:table-cell table:style-name="ce525" table:formula="of:=[.G909]-[.D910]+[.E910]" office:value-type="float" office:value="65420.1533333333" calcext:value-type="float">
            <text:p>65.420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1-26" calcext:value-type="date">
            <text:p>26.11.2016</text:p>
          </table:table-cell>
          <table:table-cell table:style-name="ce496" office:value-type="string" calcext:value-type="string">
            <text:p>atiladan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910]-[.D911]+[.E911]" office:value-type="float" office:value="64620.1533333333" calcext:value-type="float">
            <text:p>64.620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kuyumcu sabri</text:p>
          </table:table-cell>
          <table:table-cell table:style-name="ce525"/>
          <table:table-cell table:style-name="ce525" office:value-type="float" office:value="450" calcext:value-type="float">
            <text:p>450,00</text:p>
          </table:table-cell>
          <table:table-cell table:style-name="ce525"/>
          <table:table-cell table:style-name="ce525" table:formula="of:=[.G911]-[.D912]+[.E912]" office:value-type="float" office:value="65070.1533333333" calcext:value-type="float">
            <text:p>65.070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912]-[.D913]+[.E913]" office:value-type="float" office:value="65420.1533333333" calcext:value-type="float">
            <text:p>65.420,15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11-30" calcext:value-type="date">
            <text:p>30.11.16</text:p>
          </table:table-cell>
          <table:table-cell table:style-name="ce496" office:value-type="string" calcext:value-type="string">
            <text:p>İŞ KREDİ 1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13]-[.D914]+[.E914]" office:value-type="float" office:value="68843.3633333333" calcext:value-type="float">
            <text:p>68.843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1-26" calcext:value-type="date">
            <text:p>26.11.16</text:p>
          </table:table-cell>
          <table:table-cell table:style-name="ce496" office:value-type="string" calcext:value-type="string">
            <text:p>DENİZ KREDİ 27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14]-[.D915]+[.E915]" office:value-type="float" office:value="75608.3633333333" calcext:value-type="float">
            <text:p>75.608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06" calcext:value-type="date">
            <text:p>06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15]-[.D916]+[.E916]" office:value-type="float" office:value="75908.3633333333" calcext:value-type="float">
            <text:p>75.908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7" office:value-type="string" calcext:value-type="string">
            <text:p>Ayşe balcı kat 4 satışı</text:p>
          </table:table-cell>
          <table:table-cell table:style-name="ce526" office:value-type="float" office:value="115000" calcext:value-type="float">
            <text:p>115.000,00</text:p>
          </table:table-cell>
          <table:table-cell table:style-name="ce525" table:number-columns-repeated="2"/>
          <table:table-cell table:style-name="ce525" table:formula="of:=[.G916]-[.D917]+[.E917]" office:value-type="float" office:value="-39091.6366666667" calcext:value-type="float">
            <text:p>-39.091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tamirci yusuf hesabı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917]-[.D918]+[.E918]" office:value-type="float" office:value="-34291.6366666667" calcext:value-type="float">
            <text:p>-34.291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den kdv</text:p>
          </table:table-cell>
          <table:table-cell table:style-name="ce525" office:value-type="float" office:value="875" calcext:value-type="float">
            <text:p>875,00</text:p>
          </table:table-cell>
          <table:table-cell table:style-name="ce525" table:number-columns-repeated="2"/>
          <table:table-cell table:style-name="ce525" table:formula="of:=[.G918]-[.D919]+[.E919]" office:value-type="float" office:value="-35166.6366666667" calcext:value-type="float">
            <text:p>-35.166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19]-[.D920]+[.E920]" office:value-type="float" office:value="-15166.6366666667" calcext:value-type="float">
            <text:p>-15.166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iş kredi masrafı</text:p>
          </table:table-cell>
          <table:table-cell table:style-name="ce525"/>
          <table:table-cell table:style-name="ce525" office:value-type="float" office:value="3134" calcext:value-type="float">
            <text:p>3.134,00</text:p>
          </table:table-cell>
          <table:table-cell table:style-name="ce525"/>
          <table:table-cell table:style-name="ce525" table:formula="of:=[.G920]-[.D921]+[.E921]" office:value-type="float" office:value="-12032.6366666667" calcext:value-type="float">
            <text:p>-12.032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BCH için alınan <text:s text:c="3"/>BCH a ödendi</text:p>
          </table:table-cell>
          <table:table-cell table:style-name="ce525" office:value-type="float" office:value="38880" calcext:value-type="float">
            <text:p>38.880,00</text:p>
          </table:table-cell>
          <table:table-cell table:style-name="ce525" table:number-columns-repeated="2"/>
          <table:table-cell table:style-name="ce525" table:formula="of:=[.G921]-[.D922]+[.E922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30 unda odene iş kredisi kapandı</text:p>
          </table:table-cell>
          <table:table-cell table:style-name="ce525" table:number-columns-repeated="3"/>
          <table:table-cell table:style-name="ce525" table:formula="of:=[.G922]-[.D923]+[.E923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12 sinde 36 ay vade yeni kredi </text:p>
          </table:table-cell>
          <table:table-cell table:style-name="ce525" table:number-columns-repeated="3"/>
          <table:table-cell table:style-name="ce525" table:formula="of:=[.G923]-[.D924]+[.E924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iş kredi kapatıldı yeni kredi açıldı</text:p>
          </table:table-cell>
          <table:table-cell table:style-name="ce525" table:number-columns-repeated="3"/>
          <table:table-cell table:style-name="ce525" table:formula="of:=[.G924]-[.D925]+[.E925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26" calcext:value-type="date">
            <text:p>26.12.16</text:p>
          </table:table-cell>
          <table:table-cell table:style-name="ce496" office:value-type="string" calcext:value-type="string">
            <text:p>DENİZ KREDİ 2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25]-[.D926]+[.E926]" office:value-type="float" office:value="-44147.6366666667" calcext:value-type="float">
            <text:p>-44.147,6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2-30" calcext:value-type="date">
            <text:p>30.12.2016</text:p>
          </table:table-cell>
          <table:table-cell table:style-name="ce496" office:value-type="string" calcext:value-type="string">
            <text:p>BCH dönem faizi</text:p>
          </table:table-cell>
          <table:table-cell table:style-name="ce525"/>
          <table:table-cell table:style-name="ce525" office:value-type="float" office:value="4100" calcext:value-type="float">
            <text:p>4.100,00</text:p>
          </table:table-cell>
          <table:table-cell table:style-name="ce525"/>
          <table:table-cell table:style-name="ce525" table:formula="of:=[.G926]-[.D927]+[.E927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2016 sonu devir doğuş alacaklı</text:p>
          </table:table-cell>
          <table:table-cell table:style-name="ce525" table:number-columns-repeated="3"/>
          <table:table-cell table:style-name="ce526" table:formula="of:=[.G927]-[.D928]+[.E928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/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618"/>
          <table:table-cell table:style-name="ce525" table:number-columns-repeated="2"/>
          <table:table-cell table:style-name="ce526"/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19" table:formula="of:=SUM([.D828:.D927])" office:value-type="float" office:value="274284" calcext:value-type="float">
            <text:p>274.284,00</text:p>
          </table:table-cell>
          <table:table-cell table:style-name="ce519" table:formula="of:=SUM([.E828:.E928])" office:value-type="float" office:value="365366.93" calcext:value-type="float">
            <text:p>365.366,93</text:p>
          </table:table-cell>
          <table:table-cell table:style-name="ce525"/>
          <table:table-cell table:style-name="ce526"/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28]-[.D932]+[.E932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618"/>
          <table:table-cell table:style-name="ce525" table:number-columns-repeated="3"/>
          <table:table-cell table:style-name="ce526" table:formula="of:=[.G932]-[.D933]+[.E933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9]+['file:///home/murat/depolnx/hes2018/Account/2019/2019%20YS%20KR%20D%C4%9E%C5%9E%20SLNK.ods'#$'AP-LS GNL'.B25]" office:value-type="float" office:value="13000" calcext:value-type="float">
            <text:p>13.000,00</text:p>
          </table:table-cell>
          <table:table-cell table:style-name="ce525" table:number-columns-repeated="2"/>
          <table:table-cell table:style-name="ce526" table:formula="of:=[.G933]-[.D934]+[.E934]" office:value-type="float" office:value="-53047.6366666667" calcext:value-type="float">
            <text:p>-53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5]+['file:///home/murat/depolnx/hes2018/Account/2019/2019%20YS%20KR%20D%C4%9E%C5%9E%20SLNK.ods'#$'AP-LS GNL'.E9]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6" table:formula="of:=[.G934]-[.D935]+[.E935]" office:value-type="float" office:value="-65547.6366666667" calcext:value-type="float">
            <text:p>-65.5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5]" office:value-type="float" office:value="11731.5972222222" calcext:value-type="float">
            <text:p>11.731,60</text:p>
          </table:table-cell>
          <table:table-cell table:style-name="ce525" table:number-columns-repeated="2"/>
          <table:table-cell table:style-name="ce526" table:formula="of:=[.G935]-[.D936]+[.E936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6]-[.D937]+[.E937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7]-[.D938]+[.E938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7 ye devir </text:p>
          </table:table-cell>
          <table:table-cell table:style-name="ce525" office:value-type="float" office:value="6.21" calcext:value-type="float">
            <text:p>6,21</text:p>
          </table:table-cell>
          <table:table-cell table:style-name="ce532" table:number-columns-repeated="2"/>
          <table:table-cell table:style-name="ce526" table:formula="of:=[.G938]-[.D939]+[.E939]" office:value-type="float" office:value="-77285.4438888889" calcext:value-type="float">
            <text:p>-77.2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4">
          <table:table-cell/>
          <table:table-cell table:style-name="ce476" office:value-type="float" office:value="2016" calcext:value-type="float">
            <text:p>2016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934:.D940])+[.D931]" office:value-type="float" office:value="311521.807222222" calcext:value-type="float">
            <text:p>311.521,81</text:p>
          </table:table-cell>
          <table:table-cell table:style-name="ce518" table:formula="of:=SUM([.E934:.E940])+[.E931]" office:value-type="float" office:value="365366.93" calcext:value-type="float">
            <text:p>365.366,93</text:p>
          </table:table-cell>
          <table:table-cell table:style-name="ce518"/>
          <table:table-cell table:style-name="ce518" table:formula="of:=[.E941]-[.D941]" office:value-type="float" office:value="53845.1227777778" calcext:value-type="float">
            <text:p>53.845,12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7" calcext:value-type="float">
            <text:p>2017</text:p>
          </table:table-cell>
          <table:table-cell table:style-name="ce500" office:value-type="string" calcext:value-type="string">
            <text:p>2016’dan DEVİR</text:p>
          </table:table-cell>
          <table:table-cell table:style-name="ce517" table:number-columns-repeated="3"/>
          <table:table-cell table:style-name="ce519" table:formula="of:=[.G939]-[.D945]+[.E945]" office:value-type="float" office:value="-77285.4438888889" calcext:value-type="float">
            <text:p>-77.285,4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7-02-26" calcext:value-type="date">
            <text:p>26.02.17</text:p>
          </table:table-cell>
          <table:table-cell table:style-name="ce496" office:value-type="string" calcext:value-type="string">
            <text:p>DENİZ KREDİ 3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5]-[.D946]+[.E946]" office:value-type="float" office:value="-70520.4438888889" calcext:value-type="float">
            <text:p>-70.52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4860" calcext:value-type="float">
            <text:p>4.860,00</text:p>
          </table:table-cell>
          <table:table-cell table:style-name="ce525"/>
          <table:table-cell table:style-name="ce525" table:formula="of:=[.G946]-[.D947]+[.E947]" office:value-type="float" office:value="-65660.4438888889" calcext:value-type="float">
            <text:p>-65.66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2-14" calcext:value-type="date">
            <text:p>14.02.2017</text:p>
          </table:table-cell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47]-[.D948]+[.E948]" office:value-type="float" office:value="-61660.4438888889" calcext:value-type="float">
            <text:p>-61.66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2-12" calcext:value-type="date">
            <text:p>12.02.2017</text:p>
          </table:table-cell>
          <table:table-cell table:style-name="ce496" office:value-type="string" calcext:value-type="string">
            <text:p>İŞ KREDİ 2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48]-[.D949]+[.E949]" office:value-type="float" office:value="-58315.4438888889" calcext:value-type="float">
            <text:p>-58.315,4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7-01-26" calcext:value-type="date">
            <text:p>26.01.17</text:p>
          </table:table-cell>
          <table:table-cell table:style-name="ce496" office:value-type="string" calcext:value-type="string">
            <text:p>DENİZ KREDİ 2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9]-[.D950]+[.E950]" office:value-type="float" office:value="-51550.4438888889" calcext:value-type="float">
            <text:p>-51.55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1-12" calcext:value-type="date">
            <text:p>12.01.2017</text:p>
          </table:table-cell>
          <table:table-cell table:style-name="ce496" office:value-type="string" calcext:value-type="string">
            <text:p>İŞ KREDİ 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50]-[.D951]+[.E951]" office:value-type="float" office:value="-48205.4438888889" calcext:value-type="float">
            <text:p>-48.2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ya maden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51]-[.D952]+[.E952]" office:value-type="float" office:value="-28205.4438888889" calcext:value-type="float">
            <text:p>-28.2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maden</text:p>
          </table:table-cell>
          <table:table-cell table:style-name="ce525"/>
          <table:table-cell table:style-name="ce525" office:value-type="float" office:value="19800" calcext:value-type="float">
            <text:p>19.800,00</text:p>
          </table:table-cell>
          <table:table-cell table:style-name="ce525"/>
          <table:table-cell table:style-name="ce525" table:formula="of:=[.G952]-[.D953]+[.E953]" office:value-type="float" office:value="-8405.44388888888" calcext:value-type="float">
            <text:p>-8.4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53]-[.D954]+[.E954]" office:value-type="float" office:value="-3405.44388888888" calcext:value-type="float">
            <text:p>-3.4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12000" calcext:value-type="float">
            <text:p>12.000,00</text:p>
          </table:table-cell>
          <table:table-cell table:style-name="ce525"/>
          <table:table-cell table:style-name="ce525" table:formula="of:=[.G954]-[.D955]+[.E955]" office:value-type="float" office:value="8594.55611111112" calcext:value-type="float">
            <text:p>8.59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55]-[.D956]+[.E956]" office:value-type="float" office:value="12594.5561111111" calcext:value-type="float">
            <text:p>12.59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sk</text:p>
          </table:table-cell>
          <table:table-cell table:style-name="ce525"/>
          <table:table-cell table:style-name="ce525" office:value-type="float" office:value="1160" calcext:value-type="float">
            <text:p>1.160,00</text:p>
          </table:table-cell>
          <table:table-cell table:style-name="ce525"/>
          <table:table-cell table:style-name="ce525" table:formula="of:=[.G956]-[.D957]+[.E957]" office:value-type="float" office:value="13754.5561111111" calcext:value-type="float">
            <text:p>13.754,56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957]-[.D958]+[.E958]" office:value-type="float" office:value="15254.5561111111" calcext:value-type="float">
            <text:p>15.254,56</text:p>
          </table:table-cell>
          <table:table-cell table:number-columns-repeated="1017"/>
        </table:table-row>
        <table:table-row table:style-name="ro4">
          <table:table-cell/>
          <table:table-cell table:style-name="ce490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58]-[.D959]+[.E959]" office:value-type="float" office:value="25254.5561111111" calcext:value-type="float">
            <text:p>25.2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2500" calcext:value-type="float">
            <text:p>2.500,00</text:p>
          </table:table-cell>
          <table:table-cell table:style-name="ce525"/>
          <table:table-cell table:style-name="ce525" table:formula="of:=[.G959]-[.D960]+[.E960]" office:value-type="float" office:value="27754.5561111111" calcext:value-type="float">
            <text:p>27.7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vakıf kredi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960]-[.D961]+[.E961]" office:value-type="float" office:value="57754.5561111111" calcext:value-type="float">
            <text:p>57.7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61]-[.D962]+[.E962]" office:value-type="float" office:value="62754.5561111111" calcext:value-type="float">
            <text:p>62.754,56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7-01-05" calcext:value-type="date">
            <text:p>05.Oca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60000" calcext:value-type="float">
            <text:p>60.000,00</text:p>
          </table:table-cell>
          <table:table-cell table:style-name="ce525"/>
          <table:table-cell table:style-name="ce538"/>
          <table:table-cell table:style-name="ce525" table:formula="of:=[.G962]-[.D963]+[.E963]" office:value-type="float" office:value="2754.55611111112" calcext:value-type="float">
            <text:p>2.754,56</text:p>
          </table:table-cell>
          <table:table-cell table:number-columns-repeated="1017"/>
        </table:table-row>
        <table:table-row table:style-name="ro4">
          <table:table-cell/>
          <table:table-cell table:style-name="ce618" table:number-columns-repeated="5"/>
          <table:table-cell table:style-name="ce525" table:formula="of:=[.G963]-[.D964]+[.E964]" office:value-type="float" office:value="2754.55611111112" calcext:value-type="float">
            <text:p>2.7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7" office:value-type="string" calcext:value-type="string">
            <text:p>ayşe kat 3</text:p>
          </table:table-cell>
          <table:table-cell table:style-name="ce526" office:value-type="float" office:value="165000" calcext:value-type="float">
            <text:p>165.000,00</text:p>
          </table:table-cell>
          <table:table-cell table:style-name="ce525" table:number-columns-repeated="2"/>
          <table:table-cell table:style-name="ce525" table:formula="of:=[.G964]-[.D965]+[.E965]" office:value-type="float" office:value="-162245.443888889" calcext:value-type="float">
            <text:p>-162.24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6" office:value-type="string" calcext:value-type="string">
            <text:p>İş 800 yatan</text:p>
          </table:table-cell>
          <table:table-cell table:style-name="ce525"/>
          <table:table-cell table:style-name="ce525" office:value-type="float" office:value="100000" calcext:value-type="float">
            <text:p>100.000,00</text:p>
          </table:table-cell>
          <table:table-cell table:style-name="ce525"/>
          <table:table-cell table:style-name="ce525" table:formula="of:=[.G965]-[.D966]+[.E966]" office:value-type="float" office:value="-62245.4438888889" calcext:value-type="float">
            <text:p>-62.24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25" table:formula="of:=[.G966]-[.D967]+[.E967]" office:value-type="float" office:value="-62245.4438888889" calcext:value-type="float">
            <text:p>-62.245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3-12" calcext:value-type="date">
            <text:p>12.03.2017</text:p>
          </table:table-cell>
          <table:table-cell table:style-name="ce496" office:value-type="string" calcext:value-type="string">
            <text:p>İŞ KREDİ 3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7]-[.D968]+[.E968]" office:value-type="float" office:value="-58910.4438888889" calcext:value-type="float">
            <text:p>-58.91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4-12" calcext:value-type="date">
            <text:p>12.04.2017</text:p>
          </table:table-cell>
          <table:table-cell table:style-name="ce496" office:value-type="string" calcext:value-type="string">
            <text:p>İŞ KREDİ 4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8]-[.D969]+[.E969]" office:value-type="float" office:value="-55575.4438888889" calcext:value-type="float">
            <text:p>-55.575,4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7-03-26" calcext:value-type="date">
            <text:p>26.03.17</text:p>
          </table:table-cell>
          <table:table-cell table:style-name="ce496" office:value-type="string" calcext:value-type="string">
            <text:p>DENİZ KREDİ 3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69]-[.D970]+[.E970]" office:value-type="float" office:value="-48810.4438888889" calcext:value-type="float">
            <text:p>-48.81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kredi kapatma</text:p>
          </table:table-cell>
          <table:table-cell table:style-name="ce525"/>
          <table:table-cell table:style-name="ce525" office:value-type="float" office:value="169310" calcext:value-type="float">
            <text:p>169.310,00</text:p>
          </table:table-cell>
          <table:table-cell table:style-name="ce525"/>
          <table:table-cell table:style-name="ce525" table:formula="of:=[.G970]-[.D971]+[.E971]" office:value-type="float" office:value="120499.556111111" calcext:value-type="float">
            <text:p>120.499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tapu için</text:p>
          </table:table-cell>
          <table:table-cell table:style-name="ce525"/>
          <table:table-cell table:style-name="ce525" office:value-type="float" office:value="20" calcext:value-type="float">
            <text:p>20,00</text:p>
          </table:table-cell>
          <table:table-cell table:style-name="ce525"/>
          <table:table-cell table:style-name="ce525" table:formula="of:=[.G971]-[.D972]+[.E972]" office:value-type="float" office:value="120519.556111111" calcext:value-type="float">
            <text:p>120.519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3-10" calcext:value-type="date">
            <text:p>10.03.2017</text:p>
          </table:table-cell>
          <table:table-cell table:style-name="ce496" office:value-type="string" calcext:value-type="string">
            <text:p>aliye 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72]-[.D973]+[.E973]" office:value-type="float" office:value="120919.556111111" calcext:value-type="float">
            <text:p>120.919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ızarhane yıkama kira iş 800 havale</text:p>
          </table:table-cell>
          <table:table-cell table:style-name="ce525"/>
          <table:table-cell table:style-name="ce525" office:value-type="float" office:value="15400" calcext:value-type="float">
            <text:p>15.400,00</text:p>
          </table:table-cell>
          <table:table-cell table:style-name="ce525"/>
          <table:table-cell table:style-name="ce525" table:formula="of:=[.G973]-[.D974]+[.E974]" office:value-type="float" office:value="136319.556111111" calcext:value-type="float">
            <text:p>136.319,56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5-12" calcext:value-type="date">
            <text:p>12.05.2017</text:p>
          </table:table-cell>
          <table:table-cell table:style-name="ce496" office:value-type="string" calcext:value-type="string">
            <text:p>İŞ KREDİ 5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74]-[.D975]+[.E975]" office:value-type="float" office:value="139654.556111111" calcext:value-type="float">
            <text:p>139.6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31" calcext:value-type="date">
            <text:p>31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75]-[.D976]+[.E976]" office:value-type="float" office:value="164654.556111111" calcext:value-type="float">
            <text:p>164.6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29" calcext:value-type="date">
            <text:p>29.05.2017</text:p>
          </table:table-cell>
          <table:table-cell table:style-name="ce496" office:value-type="string" calcext:value-type="string">
            <text:p>aliye yapılandırm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76]-[.D977]+[.E977]" office:value-type="float" office:value="174654.556111111" calcext:value-type="float">
            <text:p>174.6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23" calcext:value-type="date">
            <text:p>23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977]-[.D978]+[.E978]" office:value-type="float" office:value="175654.556111111" calcext:value-type="float">
            <text:p>175.6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10" calcext:value-type="float">
            <text:p>10,00</text:p>
          </table:table-cell>
          <table:table-cell table:style-name="ce525" table:number-columns-repeated="2"/>
          <table:table-cell table:style-name="ce525" table:formula="of:=[.G978]-[.D979]+[.E979]" office:value-type="float" office:value="175644.556111111" calcext:value-type="float">
            <text:p>175.64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79]-[.D980]+[.E980]" office:value-type="float" office:value="175594.556111111" calcext:value-type="float">
            <text:p>175.59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18" calcext:value-type="date">
            <text:p>18.05.2017</text:p>
          </table:table-cell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980]-[.D981]+[.E981]" office:value-type="float" office:value="176094.556111111" calcext:value-type="float">
            <text:p>176.09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981]-[.D982]+[.E982]" office:value-type="float" office:value="176054.556111111" calcext:value-type="float">
            <text:p>176.0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 çim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2]-[.D983]+[.E983]" office:value-type="float" office:value="176024.556111111" calcext:value-type="float">
            <text:p>176.02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83]-[.D984]+[.E984]" office:value-type="float" office:value="175974.556111111" calcext:value-type="float">
            <text:p>175.97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4]-[.D985]+[.E985]" office:value-type="float" office:value="175944.556111111" calcext:value-type="float">
            <text:p>175.94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 kçk altın</text:p>
          </table:table-cell>
          <table:table-cell table:style-name="ce525"/>
          <table:table-cell table:style-name="ce525" office:value-type="float" office:value="240" calcext:value-type="float">
            <text:p>240,00</text:p>
          </table:table-cell>
          <table:table-cell table:style-name="ce525"/>
          <table:table-cell table:style-name="ce525" table:formula="of:=[.G985]-[.D986]+[.E986]" office:value-type="float" office:value="176184.556111111" calcext:value-type="float">
            <text:p>176.18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986]-[.D987]+[.E987]" office:value-type="float" office:value="175784.556111111" calcext:value-type="float">
            <text:p>175.78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1</text:p>
          </table:table-cell>
          <table:table-cell table:style-name="ce526" office:value-type="float" office:value="107500" calcext:value-type="float">
            <text:p>107.500,00</text:p>
          </table:table-cell>
          <table:table-cell table:style-name="ce525" table:number-columns-repeated="2"/>
          <table:table-cell table:style-name="ce525" table:formula="of:=[.G987]-[.D988]+[.E988]" office:value-type="float" office:value="68284.5561111111" calcext:value-type="float">
            <text:p>68.28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2</text:p>
          </table:table-cell>
          <table:table-cell table:style-name="ce526" office:value-type="float" office:value="175000" calcext:value-type="float">
            <text:p>175.000,00</text:p>
          </table:table-cell>
          <table:table-cell table:style-name="ce525" table:number-columns-repeated="2"/>
          <table:table-cell table:style-name="ce525" table:formula="of:=[.G988]-[.D989]+[.E989]" office:value-type="float" office:value="-106715.443888889" calcext:value-type="float">
            <text:p>-106.71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10" calcext:value-type="date">
            <text:p>10.09.2017</text:p>
          </table:table-cell>
          <table:table-cell table:style-name="ce496" office:value-type="string" calcext:value-type="string">
            <text:p>aliye emlakçı kiracıdan gokhan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89]-[.D990]+[.E990]" office:value-type="float" office:value="-106315.443888889" calcext:value-type="float">
            <text:p>-106.31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yraktar emlakçı samet kk geçildi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90]-[.D991]+[.E991]" office:value-type="float" office:value="-106015.443888889" calcext:value-type="float">
            <text:p>-106.01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rat ticaret emlakçı samet kk geçildi</text:p>
          </table:table-cell>
          <table:table-cell table:style-name="ce525"/>
          <table:table-cell table:style-name="ce533" office:value-type="float" office:value="500" calcext:value-type="float">
            <text:p>500,00</text:p>
          </table:table-cell>
          <table:table-cell table:style-name="ce525"/>
          <table:table-cell table:style-name="ce525" table:formula="of:=[.G991]-[.D992]+[.E992]" office:value-type="float" office:value="-105515.443888889" calcext:value-type="float">
            <text:p>-105.515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İŞ KREDİ 7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992]-[.D993]+[.E993]" office:value-type="float" office:value="-102180.443888889" calcext:value-type="float">
            <text:p>-102.18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aliden İŞ KREDİ 7/36 için alınan</text:p>
          </table:table-cell>
          <table:table-cell table:style-name="ce525" office:value-type="float" office:value="3335" calcext:value-type="float">
            <text:p>3.335,00</text:p>
          </table:table-cell>
          <table:table-cell table:style-name="ce533"/>
          <table:table-cell table:style-name="ce525"/>
          <table:table-cell table:style-name="ce525" table:formula="of:=[.G993]-[.D994]+[.E994]" office:value-type="float" office:value="-105515.443888889" calcext:value-type="float">
            <text:p>-105.515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6-12" calcext:value-type="date">
            <text:p>12.06.2017</text:p>
          </table:table-cell>
          <table:table-cell table:style-name="ce496" office:value-type="string" calcext:value-type="string">
            <text:p>İŞ KREDİ 6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94]-[.D995]+[.E995]" office:value-type="float" office:value="-102180.443888889" calcext:value-type="float">
            <text:p>-102.18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95]-[.D996]+[.E996]" office:value-type="float" office:value="-82180.4438888889" calcext:value-type="float">
            <text:p>-82.18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 sivas benzinci çeki (ali paşa yıkama kira)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996]-[.D997]+[.E997]" office:value-type="float" office:value="-67180.4438888889" calcext:value-type="float">
            <text:p>-67.18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230" calcext:value-type="float">
            <text:p>230,00</text:p>
          </table:table-cell>
          <table:table-cell table:style-name="ce525" table:number-columns-repeated="2"/>
          <table:table-cell table:style-name="ce525" table:formula="of:=[.G997]-[.D998]+[.E998]" office:value-type="float" office:value="-67410.4438888889" calcext:value-type="float">
            <text:p>-67.41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6-06" calcext:value-type="date">
            <text:p>06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98]-[.D999]+[.E999]" office:value-type="float" office:value="-42410.4438888889" calcext:value-type="float">
            <text:p>-42.41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23" calcext:value-type="date">
            <text:p>23.08.2017</text:p>
          </table:table-cell>
          <table:table-cell table:style-name="ce496" office:value-type="string" calcext:value-type="string">
            <text:p>vakıfbanka yat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999]-[.D1000]+[.E1000]" office:value-type="float" office:value="-42310.4438888889" calcext:value-type="float">
            <text:p>-42.31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18" calcext:value-type="date">
            <text:p>18.08.2017</text:p>
          </table:table-cell>
          <table:table-cell table:style-name="ce496" office:value-type="string" calcext:value-type="string">
            <text:p>denizlik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00]-[.D1001]+[.E1001]" office:value-type="float" office:value="-42460.4438888889" calcext:value-type="float">
            <text:p>-42.46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17" calcext:value-type="date">
            <text:p>17.08.2017</text:p>
          </table:table-cell>
          <table:table-cell table:style-name="ce496" office:value-type="string" calcext:value-type="string">
            <text:p>karo</text:p>
          </table:table-cell>
          <table:table-cell table:style-name="ce525" office:value-type="float" office:value="125" calcext:value-type="float">
            <text:p>125,00</text:p>
          </table:table-cell>
          <table:table-cell table:style-name="ce525" table:number-columns-repeated="2"/>
          <table:table-cell table:style-name="ce525" table:formula="of:=[.G1001]-[.D1002]+[.E1002]" office:value-type="float" office:value="-42585.4438888889" calcext:value-type="float">
            <text:p>-42.5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02]-[.D1003]+[.E1003]" office:value-type="float" office:value="-40585.4438888889" calcext:value-type="float">
            <text:p>-40.5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r turan kaya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1003]-[.D1004]+[.E1004]" office:value-type="float" office:value="-41335.4438888889" calcext:value-type="float">
            <text:p>-41.33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etin <text:s/>birlik inş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004]-[.D1005]+[.E1005]" office:value-type="float" office:value="-42835.4438888889" calcext:value-type="float">
            <text:p>-42.83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16" calcext:value-type="date">
            <text:p>16.08.2017</text:p>
          </table:table-cell>
          <table:table-cell table:style-name="ce496" office:value-type="string" calcext:value-type="string">
            <text:p>ayak baş mezar</text:p>
          </table:table-cell>
          <table:table-cell table:style-name="ce525" office:value-type="float" office:value="100" calcext:value-type="float">
            <text:p>100,00</text:p>
          </table:table-cell>
          <table:table-cell table:style-name="ce525" table:number-columns-repeated="2"/>
          <table:table-cell table:style-name="ce525" table:formula="of:=[.G1005]-[.D1006]+[.E1006]" office:value-type="float" office:value="-42935.4438888889" calcext:value-type="float">
            <text:p>-42.93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umut üstü açık araba <text:s/>lastik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06]-[.D1007]+[.E1007]" office:value-type="float" office:value="-44935.4438888889" calcext:value-type="float">
            <text:p>-44.93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520" calcext:value-type="float">
            <text:p>520,00</text:p>
          </table:table-cell>
          <table:table-cell table:style-name="ce525" table:number-columns-repeated="2"/>
          <table:table-cell table:style-name="ce525" table:formula="of:=[.G1007]-[.D1008]+[.E1008]" office:value-type="float" office:value="-45455.4438888889" calcext:value-type="float">
            <text:p>-45.45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as akü</text:p>
          </table:table-cell>
          <table:table-cell table:style-name="ce525" office:value-type="float" office:value="240" calcext:value-type="float">
            <text:p>240,00</text:p>
          </table:table-cell>
          <table:table-cell table:style-name="ce525" table:number-columns-repeated="2"/>
          <table:table-cell table:style-name="ce525" table:formula="of:=[.G1008]-[.D1009]+[.E1009]" office:value-type="float" office:value="-45695.4438888889" calcext:value-type="float">
            <text:p>-45.69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800" calcext:value-type="float">
            <text:p>800,00</text:p>
          </table:table-cell>
          <table:table-cell table:style-name="ce525"/>
          <table:table-cell table:style-name="ce525" table:formula="of:=[.G1009]-[.D1010]+[.E1010]" office:value-type="float" office:value="-44895.4438888889" calcext:value-type="float">
            <text:p>-44.89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010]-[.D1011]+[.E1011]" office:value-type="float" office:value="-44395.4438888889" calcext:value-type="float">
            <text:p>-44.39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ömer çakmaktan</text:p>
          </table:table-cell>
          <table:table-cell table:style-name="ce525" office:value-type="float" office:value="450" calcext:value-type="float">
            <text:p>450,00</text:p>
          </table:table-cell>
          <table:table-cell table:style-name="ce525" table:number-columns-repeated="2"/>
          <table:table-cell table:style-name="ce525" table:formula="of:=[.G1011]-[.D1012]+[.E1012]" office:value-type="float" office:value="-44845.4438888889" calcext:value-type="float">
            <text:p>-44.84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eşik</text:p>
          </table:table-cell>
          <table:table-cell table:style-name="ce525" office:value-type="float" office:value="15" calcext:value-type="float">
            <text:p>15,00</text:p>
          </table:table-cell>
          <table:table-cell table:style-name="ce525" table:number-columns-repeated="2"/>
          <table:table-cell table:style-name="ce525" table:formula="of:=[.G1012]-[.D1013]+[.E1013]" office:value-type="float" office:value="-44860.4438888889" calcext:value-type="float">
            <text:p>-44.86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boya</text:p>
          </table:table-cell>
          <table:table-cell table:style-name="ce525" office:value-type="float" office:value="225" calcext:value-type="float">
            <text:p>225,00</text:p>
          </table:table-cell>
          <table:table-cell table:style-name="ce525" table:number-columns-repeated="2"/>
          <table:table-cell table:style-name="ce525" table:formula="of:=[.G1013]-[.D1014]+[.E1014]" office:value-type="float" office:value="-45085.4438888889" calcext:value-type="float">
            <text:p>-45.0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lışkan kira <text:s/>iş 800 havale</text:p>
          </table:table-cell>
          <table:table-cell table:style-name="ce525"/>
          <table:table-cell table:style-name="ce525" office:value-type="float" office:value="27500" calcext:value-type="float">
            <text:p>27.500,00</text:p>
          </table:table-cell>
          <table:table-cell table:style-name="ce525"/>
          <table:table-cell table:style-name="ce525" table:formula="of:=[.G1014]-[.D1015]+[.E1015]" office:value-type="float" office:value="-17585.4438888889" calcext:value-type="float">
            <text:p>-17.58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30" calcext:value-type="date">
            <text:p>30.09.2017</text:p>
          </table:table-cell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319" calcext:value-type="float">
            <text:p>319,00</text:p>
          </table:table-cell>
          <table:table-cell table:style-name="ce525"/>
          <table:table-cell table:style-name="ce525" table:formula="of:=[.G1015]-[.D1016]+[.E1016]" office:value-type="float" office:value="-17266.4438888889" calcext:value-type="float">
            <text:p>-17.266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5110" calcext:value-type="float">
            <text:p>5.110,00</text:p>
          </table:table-cell>
          <table:table-cell table:style-name="ce525"/>
          <table:table-cell table:style-name="ce525" table:formula="of:=[.G1016]-[.D1017]+[.E1017]" office:value-type="float" office:value="-12156.4438888889" calcext:value-type="float">
            <text:p>-12.156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7170" calcext:value-type="float">
            <text:p>7.170,00</text:p>
          </table:table-cell>
          <table:table-cell table:style-name="ce525"/>
          <table:table-cell table:style-name="ce525" table:formula="of:=[.G1017]-[.D1018]+[.E1018]" office:value-type="float" office:value="-4986.44388888887" calcext:value-type="float">
            <text:p>-4.986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8887" calcext:value-type="float">
            <text:p>8.887,00</text:p>
          </table:table-cell>
          <table:table-cell table:style-name="ce525"/>
          <table:table-cell table:style-name="ce525" table:formula="of:=[.G1018]-[.D1019]+[.E1019]" office:value-type="float" office:value="3900.55611111113" calcext:value-type="float">
            <text:p>3.900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4085" calcext:value-type="float">
            <text:p>4.085,00</text:p>
          </table:table-cell>
          <table:table-cell table:style-name="ce525"/>
          <table:table-cell table:style-name="ce525" table:formula="of:=[.G1019]-[.D1020]+[.E1020]" office:value-type="float" office:value="7985.55611111113" calcext:value-type="float">
            <text:p>7.98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830" calcext:value-type="float">
            <text:p>830,00</text:p>
          </table:table-cell>
          <table:table-cell table:style-name="ce525"/>
          <table:table-cell table:style-name="ce525" table:formula="of:=[.G1020]-[.D1021]+[.E1021]" office:value-type="float" office:value="8815.55611111113" calcext:value-type="float">
            <text:p>8.81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cep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1]-[.D1022]+[.E1022]" office:value-type="float" office:value="8870.55611111113" calcext:value-type="float">
            <text:p>8.870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kk için iş ten aktarılan</text:p>
          </table:table-cell>
          <table:table-cell table:style-name="ce525"/>
          <table:table-cell table:style-name="ce525" office:value-type="float" office:value="10615" calcext:value-type="float">
            <text:p>10.615,00</text:p>
          </table:table-cell>
          <table:table-cell table:style-name="ce525"/>
          <table:table-cell table:style-name="ce525" table:formula="of:=[.G1022]-[.D1023]+[.E1023]" office:value-type="float" office:value="19485.5561111111" calcext:value-type="float">
            <text:p>19.48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45" calcext:value-type="float">
            <text:p>45,00</text:p>
          </table:table-cell>
          <table:table-cell table:style-name="ce525"/>
          <table:table-cell table:style-name="ce525" table:formula="of:=[.G1023]-[.D1024]+[.E1024]" office:value-type="float" office:value="19530.5561111111" calcext:value-type="float">
            <text:p>19.53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27" calcext:value-type="date">
            <text:p>27.09.2017</text:p>
          </table:table-cell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4]-[.D1025]+[.E1025]" office:value-type="float" office:value="19585.5561111111" calcext:value-type="float">
            <text:p>19.58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stafa (ali demirelden veresiye)</text:p>
          </table:table-cell>
          <table:table-cell table:style-name="ce525"/>
          <table:table-cell table:style-name="ce525" office:value-type="float" office:value="65" calcext:value-type="float">
            <text:p>65,00</text:p>
          </table:table-cell>
          <table:table-cell table:style-name="ce525"/>
          <table:table-cell table:style-name="ce525" table:formula="of:=[.G1025]-[.D1026]+[.E1026]" office:value-type="float" office:value="19650.5561111111" calcext:value-type="float">
            <text:p>19.65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24" calcext:value-type="date">
            <text:p>24.09.2017</text:p>
          </table:table-cell>
          <table:table-cell table:style-name="ce496" office:value-type="string" calcext:value-type="string">
            <text:p>mezar yemek</text:p>
          </table:table-cell>
          <table:table-cell table:style-name="ce525"/>
          <table:table-cell table:style-name="ce525" office:value-type="float" office:value="75" calcext:value-type="float">
            <text:p>75,00</text:p>
          </table:table-cell>
          <table:table-cell table:style-name="ce525"/>
          <table:table-cell table:style-name="ce525" table:formula="of:=[.G1026]-[.D1027]+[.E1027]" office:value-type="float" office:value="19725.5561111111" calcext:value-type="float">
            <text:p>19.72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bati çalışkan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27]-[.D1028]+[.E1028]" office:value-type="float" office:value="19425.5561111111" calcext:value-type="float">
            <text:p>19.42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1028]-[.D1029]+[.E1029]" office:value-type="float" office:value="19385.5561111111" calcext:value-type="float">
            <text:p>19.385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08" calcext:value-type="date">
            <text:p>08.09.2017</text:p>
          </table:table-cell>
          <table:table-cell table:style-name="ce496" office:value-type="string" calcext:value-type="string">
            <text:p>mozaik</text:p>
          </table:table-cell>
          <table:table-cell table:style-name="ce525" office:value-type="float" office:value="75" calcext:value-type="float">
            <text:p>75,00</text:p>
          </table:table-cell>
          <table:table-cell table:style-name="ce525" table:number-columns-repeated="2"/>
          <table:table-cell table:style-name="ce525" table:formula="of:=[.G1029]-[.D1030]+[.E1030]" office:value-type="float" office:value="19310.5561111111" calcext:value-type="float">
            <text:p>19.31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0-19" calcext:value-type="date">
            <text:p>19.10.2017</text:p>
          </table:table-cell>
          <table:table-cell table:style-name="ce496" office:value-type="string" calcext:value-type="string">
            <text:p>aliye tedaş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0]-[.D1031]+[.E1031]" office:value-type="float" office:value="24310.5561111111" calcext:value-type="float">
            <text:p>24.31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0-14" calcext:value-type="date">
            <text:p>14.10.2017</text:p>
          </table:table-cell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320" calcext:value-type="float">
            <text:p>320,00</text:p>
          </table:table-cell>
          <table:table-cell table:style-name="ce525"/>
          <table:table-cell table:style-name="ce525" table:formula="of:=[.G1031]-[.D1032]+[.E1032]" office:value-type="float" office:value="24630.5561111111" calcext:value-type="float">
            <text:p>24.63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50000" calcext:value-type="float">
            <text:p>50.000,00</text:p>
          </table:table-cell>
          <table:table-cell table:style-name="ce525" table:number-columns-repeated="2"/>
          <table:table-cell table:style-name="ce525" table:formula="of:=[.G1032]-[.D1033]+[.E1033]" office:value-type="float" office:value="-25369.4438888889" calcext:value-type="float">
            <text:p>-25.3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800 haval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33]-[.D1034]+[.E1034]" office:value-type="float" office:value="-23369.4438888889" calcext:value-type="float">
            <text:p>-23.3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34]-[.D1035]+[.E1035]" office:value-type="float" office:value="-23669.4438888889" calcext:value-type="float">
            <text:p>-23.6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35]-[.D1036]+[.E1036]" office:value-type="float" office:value="-23569.4438888889" calcext:value-type="float">
            <text:p>-23.5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kliye için mustafa</text:p>
          </table:table-cell>
          <table:table-cell table:style-name="ce525"/>
          <table:table-cell table:style-name="ce525" office:value-type="float" office:value="550" calcext:value-type="float">
            <text:p>550,00</text:p>
          </table:table-cell>
          <table:table-cell table:style-name="ce525"/>
          <table:table-cell table:style-name="ce525" table:formula="of:=[.G1036]-[.D1037]+[.E1037]" office:value-type="float" office:value="-23019.4438888889" calcext:value-type="float">
            <text:p>-23.01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İŞ KREDİ 1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1037]-[.D1038]+[.E1038]" office:value-type="float" office:value="-19674.4438888889" calcext:value-type="float">
            <text:p>-19.6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8]-[.D1039]+[.E1039]" office:value-type="float" office:value="-14674.4438888889" calcext:value-type="float">
            <text:p>-14.674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6000" calcext:value-type="float">
            <text:p>6.000,00</text:p>
          </table:table-cell>
          <table:table-cell table:style-name="ce525"/>
          <table:table-cell table:style-name="ce525" table:formula="of:=[.G1039]-[.D1040]+[.E1040]" office:value-type="float" office:value="-8674.44388888887" calcext:value-type="float">
            <text:p>-8.6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 satış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40]-[.D1041]+[.E1041]" office:value-type="float" office:value="-8824.44388888887" calcext:value-type="float">
            <text:p>-8.82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lmer hesaba exper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1]-[.D1042]+[.E1042]" office:value-type="float" office:value="-7824.44388888887" calcext:value-type="float">
            <text:p>-7.82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2]-[.D1043]+[.E1043]" office:value-type="float" office:value="-5824.44388888887" calcext:value-type="float">
            <text:p>-5.82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ivas tapu havale</text:p>
          </table:table-cell>
          <table:table-cell table:style-name="ce525"/>
          <table:table-cell table:style-name="ce525" office:value-type="float" office:value="1550" calcext:value-type="float">
            <text:p>1.550,00</text:p>
          </table:table-cell>
          <table:table-cell table:style-name="ce525"/>
          <table:table-cell table:style-name="ce525" table:formula="of:=[.G1043]-[.D1044]+[.E1044]" office:value-type="float" office:value="-4274.44388888887" calcext:value-type="float">
            <text:p>-4.2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ciye ertana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4]-[.D1045]+[.E1045]" office:value-type="float" office:value="-3274.44388888887" calcext:value-type="float">
            <text:p>-3.2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 xps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45]-[.D1046]+[.E1046]" office:value-type="float" office:value="-274.443888888869" calcext:value-type="float">
            <text:p>-274,44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498" office:value-type="string" calcext:value-type="string">
            <text:p>passat devir</text:p>
          </table:table-cell>
          <table:table-cell table:style-name="ce502"/>
          <table:table-cell table:style-name="ce502" office:value-type="float" office:value="200" calcext:value-type="float">
            <text:p>200,00</text:p>
          </table:table-cell>
          <table:table-cell table:style-name="ce502"/>
          <table:table-cell table:style-name="ce525" table:formula="of:=[.G1046]-[.D1047]+[.E1047]" office:value-type="float" office:value="-74.443888888869" calcext:value-type="float">
            <text:p>-74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12-12" calcext:value-type="date">
            <text:p>12.12.2017</text:p>
          </table:table-cell>
          <table:table-cell table:style-name="ce496" office:value-type="string" calcext:value-type="string">
            <text:p>İŞ KREDİ 12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1047]-[.D1048]+[.E1048]" office:value-type="float" office:value="3260.55611111113" calcext:value-type="float">
            <text:p>3.260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küm merdiven arif ust emmisi</text:p>
          </table:table-cell>
          <table:table-cell table:style-name="ce525" office:value-type="float" office:value="325" calcext:value-type="float">
            <text:p>325,00</text:p>
          </table:table-cell>
          <table:table-cell table:style-name="ce525" table:number-columns-repeated="2"/>
          <table:table-cell table:style-name="ce525" table:formula="of:=[.G1048]-[.D1049]+[.E1049]" office:value-type="float" office:value="2935.55611111113" calcext:value-type="float">
            <text:p>2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9]-[.D1050]+[.E1050]" office:value-type="float" office:value="4935.55611111113" calcext:value-type="float">
            <text:p>4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irlik yapı çetin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50]-[.D1051]+[.E1051]" office:value-type="float" office:value="2935.55611111113" calcext:value-type="float">
            <text:p>2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 kk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51]-[.D1052]+[.E1052]" office:value-type="float" office:value="7935.55611111113" calcext:value-type="float">
            <text:p>7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52]-[.D1053]+[.E1053]" office:value-type="float" office:value="17935.5561111111" calcext:value-type="float">
            <text:p>17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satış</text:p>
          </table:table-cell>
          <table:table-cell table:style-name="ce525"/>
          <table:table-cell table:style-name="ce525" office:value-type="float" office:value="14.5" calcext:value-type="float">
            <text:p>14,50</text:p>
          </table:table-cell>
          <table:table-cell table:style-name="ce525"/>
          <table:table-cell table:style-name="ce525" table:formula="of:=[.G1053]-[.D1054]+[.E1054]" office:value-type="float" office:value="17950.0561111111" calcext:value-type="float">
            <text:p>17.950,0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devre faizi</text:p>
          </table:table-cell>
          <table:table-cell table:style-name="ce525" table:number-columns-repeated="3"/>
          <table:table-cell table:style-name="ce525" table:formula="of:=[.G1054]-[.D1055]+[.E1055]" office:value-type="float" office:value="17950.0561111111" calcext:value-type="float">
            <text:p>17.950,0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946:.D1055])" office:value-type="float" office:value="570940" calcext:value-type="float">
            <text:p>570.940,00</text:p>
          </table:table-cell>
          <table:table-cell table:style-name="ce519" table:formula="of:=SUM([.E946:.E1055])" office:value-type="float" office:value="666175.5" calcext:value-type="float">
            <text:p>666.175,50</text:p>
          </table:table-cell>
          <table:table-cell table:style-name="ce525" table:number-columns-repeated="2"/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10]+['file:///home/murat/depolnx/hes2018/Account/2019/2019%20YS%20KR%20D%C4%9E%C5%9E%20SLNK.ods'#$'AP-LS GNL'.B27]" office:value-type="float" office:value="15400" calcext:value-type="float">
            <text:p>15.400,00</text:p>
          </table:table-cell>
          <table:table-cell table:style-name="ce618"/>
          <table:table-cell table:style-name="ce525"/>
          <table:table-cell table:style-name="ce525" table:formula="of:=[.G1055]-[.D1057]+[.E1057]" office:value-type="float" office:value="2550.05611111113" calcext:value-type="float">
            <text:p>2.550,0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7]+['file:///home/murat/depolnx/hes2018/Account/2019/2019%20YS%20KR%20D%C4%9E%C5%9E%20SLNK.ods'#$'AP-LS GNL'.E10]" office:value-type="float" office:value="13750" calcext:value-type="float">
            <text:p>13.750,00</text:p>
          </table:table-cell>
          <table:table-cell table:style-name="ce618"/>
          <table:table-cell table:style-name="ce525"/>
          <table:table-cell table:style-name="ce525" table:formula="of:=[.G1057]-[.D1058]+[.E1058]" office:value-type="float" office:value="-11199.9438888889" calcext:value-type="float">
            <text:p>-11.199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7]+['file:///home/murat/depolnx/hes2018/Account/2019/2019%20YS%20KR%20D%C4%9E%C5%9E%20SLNK.ods'#$'AP-LS GNL'.F26]" office:value-type="float" office:value="13583.1944444444" calcext:value-type="float">
            <text:p>13.583,19</text:p>
          </table:table-cell>
          <table:table-cell table:style-name="ce618"/>
          <table:table-cell table:style-name="ce525"/>
          <table:table-cell table:style-name="ce525" table:formula="of:=[.G1058]-[.D1059]+[.E1059]" office:value-type="float" office:value="-24783.1383333333" calcext:value-type="float">
            <text:p>-24.783,14</text:p>
          </table:table-cell>
          <table:table-cell table:number-columns-repeated="1017"/>
        </table:table-row>
        <table:table-row table:style-name="ro8">
          <table:table-cell/>
          <table:table-cell table:style-name="ce489"/>
          <table:table-cell table:style-name="ce513" office:value-type="string" calcext:value-type="string">
            <text:p>2018 e devir </text:p>
          </table:table-cell>
          <table:table-cell table:style-name="ce525" office:value-type="float" office:value="7.02" calcext:value-type="float">
            <text:p>7,02</text:p>
          </table:table-cell>
          <table:table-cell table:style-name="ce532" table:number-columns-repeated="2"/>
          <table:table-cell table:style-name="ce526" table:formula="of:=[.G1059]-[.D1060]+[.E1060]" office:value-type="float" office:value="-24790.1583333333" calcext:value-type="float">
            <text:p>-24.790,16</text:p>
          </table:table-cell>
          <table:table-cell table:number-columns-repeated="1017"/>
        </table:table-row>
        <table:table-row table:style-name="ro8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8">
          <table:table-cell/>
          <table:table-cell table:style-name="ce476" office:value-type="float" office:value="2017" calcext:value-type="float">
            <text:p>201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1057:.D1061])+[.D1056]" office:value-type="float" office:value="613680.214444444" calcext:value-type="float">
            <text:p>613.680,21</text:p>
          </table:table-cell>
          <table:table-cell table:style-name="ce518" table:formula="of:=SUM([.E1057:.E1061])+[.E1056]" office:value-type="float" office:value="666175.5" calcext:value-type="float">
            <text:p>666.175,50</text:p>
          </table:table-cell>
          <table:table-cell table:style-name="ce518"/>
          <table:table-cell table:style-name="ce518" table:formula="of:=[.E1062]-[.D1062]" office:value-type="float" office:value="52495.2855555556" calcext:value-type="float">
            <text:p>52.495,29</text:p>
          </table:table-cell>
          <table:table-cell table:number-columns-repeated="1017"/>
        </table:table-row>
        <table:table-row table:style-name="ro8">
          <table:table-cell/>
          <table:table-cell table:style-name="ce475" office:value-type="float" office:value="2018" calcext:value-type="float">
            <text:p>2018</text:p>
          </table:table-cell>
          <table:table-cell table:style-name="ce500" office:value-type="string" calcext:value-type="string">
            <text:p>2017’den DEVİR</text:p>
          </table:table-cell>
          <table:table-cell table:style-name="ce517" table:number-columns-repeated="3"/>
          <table:table-cell table:style-name="ce519" table:formula="of:=[.G1060]-[.D1063]+[.E1063]" office:value-type="float" office:value="-24790.1583333333" calcext:value-type="float">
            <text:p>-24.790,16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7-05" calcext:value-type="date">
            <text:p>05.07.2018</text:p>
          </table:table-cell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063]-[.D1064]+[.E1064]" office:value-type="float" office:value="-9790.1583333333" calcext:value-type="float">
            <text:p>-9.790,16</text:p>
          </table:table-cell>
          <table:table-cell table:number-columns-repeated="1017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kiracı kepçeci eml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64]-[.D1065]+[.E1065]" office:value-type="float" office:value="-8790.1583333333" calcext:value-type="float">
            <text:p>-8.790,16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boya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65]-[.D1066]+[.E1066]" office:value-type="float" office:value="-8630.1583333333" calcext:value-type="float">
            <text:p>-8.630,16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mermer Kaparo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066]-[.D1067]+[.E1067]" office:value-type="float" office:value="-9130.1583333333" calcext:value-type="float">
            <text:p>-9.130,16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ünye taşyünü RSMnin ödediği nakliye</text:p>
          </table:table-cell>
          <table:table-cell table:style-name="ce525" office:value-type="float" office:value="1850" calcext:value-type="float">
            <text:p>1.850,00</text:p>
          </table:table-cell>
          <table:table-cell table:style-name="ce525" table:number-columns-repeated="2"/>
          <table:table-cell table:style-name="ce525" table:formula="of:=[.G1067]-[.D1068]+[.E1068]" office:value-type="float" office:value="-10980.1583333333" calcext:value-type="float">
            <text:p>-10.980,16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900" calcext:value-type="float">
            <text:p>1.900,00</text:p>
          </table:table-cell>
          <table:table-cell table:style-name="ce525"/>
          <table:table-cell table:style-name="ce525" table:formula="of:=[.G1068]-[.D1069]+[.E1069]" office:value-type="float" office:value="-9080.1583333333" calcext:value-type="float">
            <text:p>-9.080,16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tlia vakıfbank hesabına özge kira</text:p>
          </table:table-cell>
          <table:table-cell table:style-name="ce525"/>
          <table:table-cell table:style-name="ce525" office:value-type="float" office:value="1250" calcext:value-type="float">
            <text:p>1.250,00</text:p>
          </table:table-cell>
          <table:table-cell table:style-name="ce525"/>
          <table:table-cell table:style-name="ce525" table:formula="of:=[.G1069]-[.D1070]+[.E1070]" office:value-type="float" office:value="-7830.1583333333" calcext:value-type="float">
            <text:p>-7.830,16</text:p>
          </table:table-cell>
          <table:table-cell table:number-columns-repeated="1017"/>
        </table:table-row>
        <table:table-row table:style-name="ro4">
          <table:table-cell/>
          <table:table-cell table:style-name="ce495" office:value-type="date" office:date-value="2018-11-02" calcext:value-type="date">
            <text:p>02.11.2018</text:p>
          </table:table-cell>
          <table:table-cell table:style-name="ce496" office:value-type="string" calcext:value-type="string">
            <text:p>toyota devir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70]-[.D1071]+[.E1071]" office:value-type="float" office:value="-7670.1583333333" calcext:value-type="float">
            <text:p>-7.670,16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tava</text:p>
          </table:table-cell>
          <table:table-cell table:style-name="ce525"/>
          <table:table-cell table:style-name="ce525" office:value-type="float" office:value="28.95" calcext:value-type="float">
            <text:p>28,95</text:p>
          </table:table-cell>
          <table:table-cell table:style-name="ce525"/>
          <table:table-cell table:style-name="ce525" table:formula="of:=[.G1071]-[.D1072]+[.E1072]" office:value-type="float" office:value="-7641.2083333333" calcext:value-type="float">
            <text:p>-7.641,21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sigara</text:p>
          </table:table-cell>
          <table:table-cell table:style-name="ce525"/>
          <table:table-cell table:style-name="ce525" office:value-type="float" office:value="95" calcext:value-type="float">
            <text:p>95,00</text:p>
          </table:table-cell>
          <table:table-cell table:style-name="ce525"/>
          <table:table-cell table:style-name="ce525" table:formula="of:=[.G1072]-[.D1073]+[.E1073]" office:value-type="float" office:value="-7546.2083333333" calcext:value-type="float">
            <text:p>-7.546,21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ocak alışveriş</text:p>
          </table:table-cell>
          <table:table-cell table:style-name="ce525"/>
          <table:table-cell table:style-name="ce525" office:value-type="float" office:value="368.73" calcext:value-type="float">
            <text:p>368,73</text:p>
          </table:table-cell>
          <table:table-cell table:style-name="ce525"/>
          <table:table-cell table:style-name="ce525" table:formula="of:=[.G1073]-[.D1074]+[.E1074]" office:value-type="float" office:value="-7177.4783333333" calcext:value-type="float">
            <text:p>-7.177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epçe cam</text:p>
          </table:table-cell>
          <table:table-cell table:style-name="ce525"/>
          <table:table-cell table:style-name="ce525" office:value-type="float" office:value="70" calcext:value-type="float">
            <text:p>70,00</text:p>
          </table:table-cell>
          <table:table-cell table:style-name="ce525"/>
          <table:table-cell table:style-name="ce525" table:formula="of:=[.G1074]-[.D1075]+[.E1075]" office:value-type="float" office:value="-7107.4783333333" calcext:value-type="float">
            <text:p>-7.107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aportac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75]-[.D1076]+[.E1076]" office:value-type="float" office:value="-7007.4783333333" calcext:value-type="float">
            <text:p>-7.007,48</text:p>
          </table:table-cell>
          <table:table-cell table:number-columns-repeated="1017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atila kk mustafa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1076]-[.D1077]+[.E1077]" office:value-type="float" office:value="-6407.4783333333" calcext:value-type="float">
            <text:p>-6.407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3" calcext:value-type="date">
            <text:p>23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02"/>
          <table:table-cell table:style-name="ce525" office:value-type="float" office:value="3002" calcext:value-type="float">
            <text:p>3.002,00</text:p>
          </table:table-cell>
          <table:table-cell table:style-name="ce525"/>
          <table:table-cell table:style-name="ce525" table:formula="of:=[.G1077]-[.D1078]+[.E1078]" office:value-type="float" office:value="-3405.4783333333" calcext:value-type="float">
            <text:p>-3.405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6" calcext:value-type="date">
            <text:p>26.09.2018</text:p>
          </table:table-cell>
          <table:table-cell table:style-name="ce496" office:value-type="string" calcext:value-type="string">
            <text:p>recep kuzu</text:p>
          </table:table-cell>
          <table:table-cell table:style-name="ce502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78]-[.D1079]+[.E1079]" office:value-type="float" office:value="-2400.4783333333" calcext:value-type="float">
            <text:p>-2.400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aliye kasadan 50000-20000=30000</text:p>
          </table:table-cell>
          <table:table-cell table:style-name="ce502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079]-[.D1080]+[.E1080]" office:value-type="float" office:value="17599.5216666667" calcext:value-type="float">
            <text:p>17.599,52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25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80]-[.D1081]+[.E1081]" office:value-type="float" office:value="18604.5216666667" calcext:value-type="float">
            <text:p>18.604,52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4" calcext:value-type="date">
            <text:p>24.09.2018</text:p>
          </table:table-cell>
          <table:table-cell table:style-name="ce496" office:value-type="string" calcext:value-type="string">
            <text:p>yusuf yokuş halk eft</text:p>
          </table:table-cell>
          <table:table-cell table:style-name="ce525"/>
          <table:table-cell table:style-name="ce525" office:value-type="float" office:value="785" calcext:value-type="float">
            <text:p>785,00</text:p>
          </table:table-cell>
          <table:table-cell table:style-name="ce525"/>
          <table:table-cell table:style-name="ce525" table:formula="of:=[.G1081]-[.D1082]+[.E1082]" office:value-type="float" office:value="19389.5216666667" calcext:value-type="float">
            <text:p>19.389,52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aliye maaş için</text:p>
          </table:table-cell>
          <table:table-cell table:style-name="ce502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1082]-[.D1083]+[.E1083]" office:value-type="float" office:value="49389.5216666667" calcext:value-type="float">
            <text:p>49.389,52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dişli eft</text:p>
          </table:table-cell>
          <table:table-cell table:style-name="ce502"/>
          <table:table-cell table:style-name="ce525" office:value-type="float" office:value="2005" calcext:value-type="float">
            <text:p>2.005,00</text:p>
          </table:table-cell>
          <table:table-cell table:style-name="ce525"/>
          <table:table-cell table:style-name="ce525" table:formula="of:=[.G1083]-[.D1084]+[.E1084]" office:value-type="float" office:value="51394.5216666667" calcext:value-type="float">
            <text:p>51.394,52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7" office:value-type="string" calcext:value-type="string">
            <text:p>yeşilyurt hızarhane arsadan</text:p>
          </table:table-cell>
          <table:table-cell table:style-name="ce526" office:value-type="float" office:value="205000" calcext:value-type="float">
            <text:p>205.000,00</text:p>
          </table:table-cell>
          <table:table-cell table:style-name="ce502"/>
          <table:table-cell table:style-name="ce525"/>
          <table:table-cell table:style-name="ce525" table:formula="of:=[.G1084]-[.D1085]+[.E1085]" office:value-type="float" office:value="-153605.478333333" calcext:value-type="float">
            <text:p>-153.605,48</text:p>
          </table:table-cell>
          <table:table-cell table:number-columns-repeated="1017"/>
        </table:table-row>
        <table:table-row table:style-name="ro4">
          <table:table-cell/>
          <table:table-cell table:style-name="ce496" table:number-columns-repeated="2"/>
          <table:table-cell table:style-name="ce525" table:number-columns-repeated="3"/>
          <table:table-cell table:style-name="ce525" table:formula="of:=[.G1085]-[.D1086]+[.E1086]" office:value-type="float" office:value="-153605.478333333" calcext:value-type="float">
            <text:p>-153.605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06" calcext:value-type="date">
            <text:p>06.09.2018</text:p>
          </table:table-cell>
          <table:table-cell table:style-name="ce496" office:value-type="string" calcext:value-type="string">
            <text:p>ayhan akdoğan sulusaray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86]-[.D1087]+[.E1087]" office:value-type="float" office:value="-156605.478333333" calcext:value-type="float">
            <text:p>-156.605,4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ocak tabanca</text:p>
          </table:table-cell>
          <table:table-cell table:style-name="ce525"/>
          <table:table-cell table:style-name="ce525" office:value-type="float" office:value="1180" calcext:value-type="float">
            <text:p>1.180,00</text:p>
          </table:table-cell>
          <table:table-cell table:style-name="ce525"/>
          <table:table-cell table:style-name="ce525" table:formula="of:=[.G1087]-[.D1088]+[.E1088]" office:value-type="float" office:value="-155425.478333333" calcext:value-type="float">
            <text:p>-155.425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sigorta</text:p>
          </table:table-cell>
          <table:table-cell table:style-name="ce525"/>
          <table:table-cell table:style-name="ce525" office:value-type="float" office:value="926" calcext:value-type="float">
            <text:p>926,00</text:p>
          </table:table-cell>
          <table:table-cell table:style-name="ce525"/>
          <table:table-cell table:style-name="ce525" table:formula="of:=[.G1088]-[.D1089]+[.E1089]" office:value-type="float" office:value="-154499.478333333" calcext:value-type="float">
            <text:p>-154.499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gaz benzin</text:p>
          </table:table-cell>
          <table:table-cell table:style-name="ce525"/>
          <table:table-cell table:style-name="ce525" office:value-type="float" office:value="297.11" calcext:value-type="float">
            <text:p>297,11</text:p>
          </table:table-cell>
          <table:table-cell table:style-name="ce525"/>
          <table:table-cell table:style-name="ce525" table:formula="of:=[.G1089]-[.D1090]+[.E1090]" office:value-type="float" office:value="-154202.368333333" calcext:value-type="float">
            <text:p>-154.202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havale okay taş</text:p>
          </table:table-cell>
          <table:table-cell table:style-name="ce502"/>
          <table:table-cell table:style-name="ce525" office:value-type="float" office:value="7505" calcext:value-type="float">
            <text:p>7.505,00</text:p>
          </table:table-cell>
          <table:table-cell table:style-name="ce525"/>
          <table:table-cell table:style-name="ce525" table:formula="of:=[.G1090]-[.D1091]+[.E1091]" office:value-type="float" office:value="-146697.368333333" calcext:value-type="float">
            <text:p>-146.6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bankada nkt</text:p>
          </table:table-cell>
          <table:table-cell table:style-name="ce502"/>
          <table:table-cell table:style-name="ce525" office:value-type="float" office:value="17500" calcext:value-type="float">
            <text:p>17.500,00</text:p>
          </table:table-cell>
          <table:table-cell table:style-name="ce525"/>
          <table:table-cell table:style-name="ce525" table:formula="of:=[.G1091]-[.D1092]+[.E1092]" office:value-type="float" office:value="-129197.368333333" calcext:value-type="float">
            <text:p>-129.1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ye işbank hesaptan</text:p>
          </table:table-cell>
          <table:table-cell table:style-name="ce502"/>
          <table:table-cell table:style-name="ce525" office:value-type="float" office:value="18200" calcext:value-type="float">
            <text:p>18.200,00</text:p>
          </table:table-cell>
          <table:table-cell table:style-name="ce525"/>
          <table:table-cell table:style-name="ce525" table:formula="of:=[.G1092]-[.D1093]+[.E1093]" office:value-type="float" office:value="-110997.368333333" calcext:value-type="float">
            <text:p>-110.9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15" calcext:value-type="date">
            <text:p>15.10.2018</text:p>
          </table:table-cell>
          <table:table-cell table:style-name="ce496" office:value-type="string" calcext:value-type="string">
            <text:p>aliye kasadan 17000-17000=0</text:p>
          </table:table-cell>
          <table:table-cell table:style-name="ce502"/>
          <table:table-cell table:style-name="ce525" office:value-type="float" office:value="17000" calcext:value-type="float">
            <text:p>17.000,00</text:p>
          </table:table-cell>
          <table:table-cell table:style-name="ce525"/>
          <table:table-cell table:style-name="ce525" table:formula="of:=[.G1093]-[.D1094]+[.E1094]" office:value-type="float" office:value="-93997.3683333333" calcext:value-type="float">
            <text:p>-93.9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04" calcext:value-type="date">
            <text:p>04.10.2018</text:p>
          </table:table-cell>
          <table:table-cell table:style-name="ce496" office:value-type="string" calcext:value-type="string">
            <text:p>aliye kasadan 27000-10000=17000</text:p>
          </table:table-cell>
          <table:table-cell table:style-name="ce502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94]-[.D1095]+[.E1095]" office:value-type="float" office:value="-83997.3683333333" calcext:value-type="float">
            <text:p>-83.997,37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kasadan 30000-3000=27000</text:p>
          </table:table-cell>
          <table:table-cell table:style-name="ce502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5]-[.D1096]+[.E1096]" office:value-type="float" office:value="-80997.3683333333" calcext:value-type="float">
            <text:p>-80.9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imar barışı atila daire maliyeye yatan</text:p>
          </table:table-cell>
          <table:table-cell table:style-name="ce525"/>
          <table:table-cell table:style-name="ce525" office:value-type="float" office:value="8466.82" calcext:value-type="float">
            <text:p>8.466,82</text:p>
          </table:table-cell>
          <table:table-cell table:style-name="ce525"/>
          <table:table-cell table:style-name="ce525" table:formula="of:=[.G1096]-[.D1097]+[.E1097]" office:value-type="float" office:value="-72530.5483333333" calcext:value-type="float">
            <text:p>-72.530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ali balcı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7]-[.D1098]+[.E1098]" office:value-type="float" office:value="-69530.5483333333" calcext:value-type="float">
            <text:p>-69.530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8" calcext:value-type="date">
            <text:p>28.11.2018</text:p>
          </table:table-cell>
          <table:table-cell table:style-name="ce496" office:value-type="string" calcext:value-type="string">
            <text:p>mehmet ünveroğlu 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98]-[.D1099]+[.E1099]" office:value-type="float" office:value="-72530.5483333333" calcext:value-type="float">
            <text:p>-72.530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6" calcext:value-type="date">
            <text:p>26.11.2018</text:p>
          </table:table-cell>
          <table:table-cell table:style-name="ce496" office:value-type="string" calcext:value-type="string">
            <text:p>atila havale ANKARA pnomatik hortum</text:p>
          </table:table-cell>
          <table:table-cell table:style-name="ce525"/>
          <table:table-cell table:style-name="ce525" office:value-type="float" office:value="297" calcext:value-type="float">
            <text:p>297,00</text:p>
          </table:table-cell>
          <table:table-cell table:style-name="ce525"/>
          <table:table-cell table:style-name="ce525" table:formula="of:=[.G1099]-[.D1100]+[.E1100]" office:value-type="float" office:value="-72233.5483333333" calcext:value-type="float">
            <text:p>-72.233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00]-[.D1101]+[.E1101]" office:value-type="float" office:value="-71733.5483333333" calcext:value-type="float">
            <text:p>-71.733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09" calcext:value-type="date">
            <text:p>09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1101]-[.D1102]+[.E1102]" office:value-type="float" office:value="-63733.5483333333" calcext:value-type="float">
            <text:p>-63.733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Doğuş işbank kredi ödemesi 12.ay</text:p>
          </table:table-cell>
          <table:table-cell table:style-name="ce525"/>
          <table:table-cell table:style-name="ce525" office:value-type="float" office:value="3344.12" calcext:value-type="float">
            <text:p>3.344,12</text:p>
          </table:table-cell>
          <table:table-cell table:style-name="ce525"/>
          <table:table-cell table:style-name="ce525" table:formula="of:=[.G1102]-[.D1103]+[.E1103]" office:value-type="float" office:value="-60389.4283333333" calcext:value-type="float">
            <text:p>-60.389,43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Ali Balcıdan nakit</text:p>
          </table:table-cell>
          <table:table-cell table:style-name="ce525" office:value-type="float" office:value="3400" calcext:value-type="float">
            <text:p>3.400,00</text:p>
          </table:table-cell>
          <table:table-cell table:style-name="ce525" table:number-columns-repeated="2"/>
          <table:table-cell table:style-name="ce525" table:formula="of:=[.G1103]-[.D1104]+[.E1104]" office:value-type="float" office:value="-63789.4283333333" calcext:value-type="float">
            <text:p>-63.789,43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2-11" calcext:value-type="date">
            <text:p>11.12.2018</text:p>
          </table:table-cell>
          <table:table-cell table:style-name="ce496" office:value-type="string" calcext:value-type="string">
            <text:p>Ali Balcıya sezai hesabına yatırıla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104]-[.D1105]+[.E1105]" office:value-type="float" office:value="-48789.4283333333" calcext:value-type="float">
            <text:p>-48.7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duırsun durmuş tedaş sanayi teminat</text:p>
          </table:table-cell>
          <table:table-cell table:style-name="ce525" office:value-type="float" office:value="900" calcext:value-type="float">
            <text:p>900,00</text:p>
          </table:table-cell>
          <table:table-cell table:style-name="ce525" table:number-columns-repeated="2"/>
          <table:table-cell table:style-name="ce525" table:formula="of:=[.G1105]-[.D1106]+[.E1106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6]-[.D1107]+[.E1107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19" table:formula="of:=SUM([.D1064:.D1106])" office:value-type="float" office:value="217650" calcext:value-type="float">
            <text:p>217.650,00</text:p>
          </table:table-cell>
          <table:table-cell table:style-name="ce519" table:formula="of:=SUM([.E1064:.E1106])" office:value-type="float" office:value="192750.73" calcext:value-type="float">
            <text:p>192.750,73</text:p>
          </table:table-cell>
          <table:table-cell table:style-name="ce525" table:number-columns-repeated="2"/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7]-[.D1111]+[.E1111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11]-[.D1112]+[.E1112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11]+['file:///home/murat/depolnx/hes2018/Account/2019/2019%20YS%20KR%20D%C4%9E%C5%9E%20SLNK.ods'#$'AP-LS GNL'.B28]" office:value-type="float" office:value="1500" calcext:value-type="float">
            <text:p>1.500,00</text:p>
          </table:table-cell>
          <table:table-cell table:style-name="ce618"/>
          <table:table-cell table:style-name="ce525"/>
          <table:table-cell table:style-name="ce525" table:formula="of:=[.G1112]-[.D1113]+[.E1113]" office:value-type="float" office:value="-51189.4283333333" calcext:value-type="float">
            <text:p>-51.1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8]+['file:///home/murat/depolnx/hes2018/Account/2019/2019%20YS%20KR%20D%C4%9E%C5%9E%20SLNK.ods'#$'AP-LS GNL'.E11]" office:value-type="float" office:value="16250" calcext:value-type="float">
            <text:p>16.250,00</text:p>
          </table:table-cell>
          <table:table-cell table:style-name="ce618"/>
          <table:table-cell table:style-name="ce525"/>
          <table:table-cell table:style-name="ce525" table:formula="of:=[.G1113]-[.D1114]+[.E1114]" office:value-type="float" office:value="-67439.4283333333" calcext:value-type="float">
            <text:p>-67.43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8]" office:value-type="float" office:value="16834.0972222222" calcext:value-type="float">
            <text:p>16.834,10</text:p>
          </table:table-cell>
          <table:table-cell table:style-name="ce618"/>
          <table:table-cell table:style-name="ce525"/>
          <table:table-cell table:style-name="ce525" table:formula="of:=[.G1114]-[.D1115]+[.E1115]" office:value-type="float" office:value="-84273.5255555555" calcext:value-type="float">
            <text:p>-84.273,53</text:p>
          </table:table-cell>
          <table:table-cell table:number-columns-repeated="1017"/>
        </table:table-row>
        <table:table-row table:style-name="ro4">
          <table:table-cell/>
          <table:table-cell table:style-name="ce497" table:number-columns-repeated="2"/>
          <table:table-cell table:style-name="ce525" table:number-columns-repeated="3"/>
          <table:table-cell table:style-name="ce525" table:formula="of:=[.G1115]-[.D1116]+[.E1116]" office:value-type="float" office:value="-84273.5255555555" calcext:value-type="float">
            <text:p>-84.273,5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9 a devir </text:p>
          </table:table-cell>
          <table:table-cell table:style-name="ce525" office:value-type="float" office:value="9.05" calcext:value-type="float">
            <text:p>9,05</text:p>
          </table:table-cell>
          <table:table-cell table:style-name="ce532" table:number-columns-repeated="2"/>
          <table:table-cell table:style-name="ce526" table:formula="of:=[.G1116]-[.D1117]+[.E1117]" office:value-type="float" office:value="-84282.5755555555" calcext:value-type="float">
            <text:p>-84.282,5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4">
          <table:table-cell/>
          <table:table-cell table:style-name="ce476" office:value-type="float" office:value="2018" calcext:value-type="float">
            <text:p>201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13:.D1118])+[.D1109]" office:value-type="float" office:value="252243.147222222" calcext:value-type="float">
            <text:p>252.243,15</text:p>
          </table:table-cell>
          <table:table-cell table:style-name="ce518" table:formula="of:=SUM([.E1113:.E1118])+[.E1109]" office:value-type="float" office:value="192750.73" calcext:value-type="float">
            <text:p>192.750,73</text:p>
          </table:table-cell>
          <table:table-cell table:style-name="ce518"/>
          <table:table-cell table:style-name="ce518" table:formula="of:=[.E1119]-[.D1119]" office:value-type="float" office:value="-59492.4172222222" calcext:value-type="float">
            <text:p>-59.492,42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9" calcext:value-type="float">
            <text:p>2019</text:p>
          </table:table-cell>
          <table:table-cell table:style-name="ce500" office:value-type="string" calcext:value-type="string">
            <text:p>2018’den DEVİR</text:p>
          </table:table-cell>
          <table:table-cell table:style-name="ce517" table:number-columns-repeated="3"/>
          <table:table-cell table:style-name="ce519" table:formula="of:=[.G1117]-[.D1122]+[.E1122]" office:value-type="float" office:value="-84282.5755555555" calcext:value-type="float">
            <text:p>-84.282,58</text:p>
          </table:table-cell>
          <table:table-cell table:number-columns-repeated="1017"/>
        </table:table-row>
        <table:table-row table:style-name="ro4">
          <table:table-cell/>
          <table:table-cell table:style-name="ce614" table:number-columns-repeated="5"/>
          <table:table-cell table:style-name="ce525" table:formula="of:=[.G1122]-[.D1123]+[.E1123]" office:value-type="float" office:value="-84282.5755555555" calcext:value-type="float">
            <text:p>-84.282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3-30" calcext:value-type="date">
            <text:p>30.03.2019</text:p>
          </table:table-cell>
          <table:table-cell table:style-name="ce496" office:value-type="string" calcext:value-type="string">
            <text:p>ocakçı atila arad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3]-[.D1124]+[.E1124]" office:value-type="float" office:value="-84182.5755555555" calcext:value-type="float">
            <text:p>-84.182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murat tic seramik boyacı faru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4]-[.D1125]+[.E1125]" office:value-type="float" office:value="-84082.5755555555" calcext:value-type="float">
            <text:p>-84.082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benzinci 80 m2 seramik</text:p>
          </table:table-cell>
          <table:table-cell table:style-name="ce525"/>
          <table:table-cell table:style-name="ce525" office:value-type="float" office:value="1600" calcext:value-type="float">
            <text:p>1.600,00</text:p>
          </table:table-cell>
          <table:table-cell table:style-name="ce525"/>
          <table:table-cell table:style-name="ce525" table:formula="of:=[.G1125]-[.D1126]+[.E1126]" office:value-type="float" office:value="-82482.5755555555" calcext:value-type="float">
            <text:p>-82.482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şubat iş kredi</text:p>
          </table:table-cell>
          <table:table-cell table:style-name="ce525"/>
          <table:table-cell table:style-name="ce525" office:value-type="float" office:value="3486" calcext:value-type="float">
            <text:p>3.486,00</text:p>
          </table:table-cell>
          <table:table-cell table:style-name="ce525"/>
          <table:table-cell table:style-name="ce525" table:formula="of:=[.G1126]-[.D1127]+[.E1127]" office:value-type="float" office:value="-78996.5755555555" calcext:value-type="float">
            <text:p>-78.996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dursun ankara oc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27]-[.D1128]+[.E1128]" office:value-type="float" office:value="-77996.5755555555" calcext:value-type="float">
            <text:p>-77.996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4-08" calcext:value-type="date">
            <text:p>08.04.2019</text:p>
          </table:table-cell>
          <table:table-cell table:style-name="ce496" office:value-type="string" calcext:value-type="string">
            <text:p>aliye kiracı dursun durmuş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128]-[.D1129]+[.E1129]" office:value-type="float" office:value="-75996.5755555555" calcext:value-type="float">
            <text:p>-75.996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radyatör tamiri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29]-[.D1130]+[.E1130]" office:value-type="float" office:value="-75846.5755555555" calcext:value-type="float">
            <text:p>-75.846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ocak sigara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130]-[.D1131]+[.E1131]" office:value-type="float" office:value="-75791.5755555555" calcext:value-type="float">
            <text:p>-75.791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31" calcext:value-type="date">
            <text:p>31.07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131]-[.D1132]+[.E1132]" office:value-type="float" office:value="-76291.5755555555" calcext:value-type="float">
            <text:p>-76.291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dem kesici senet 6400</text:p>
          </table:table-cell>
          <table:table-cell table:style-name="ce525" table:number-columns-repeated="3"/>
          <table:table-cell table:style-name="ce525" table:formula="of:=[.G1132]-[.D1133]+[.E1133]" office:value-type="float" office:value="-76291.5755555555" calcext:value-type="float">
            <text:p>-76.291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30" calcext:value-type="date">
            <text:p>30.07.2019</text:p>
          </table:table-cell>
          <table:table-cell table:style-name="ce496" office:value-type="string" calcext:value-type="string">
            <text:p>atila vakıfbank kira özge kahraman</text:p>
          </table:table-cell>
          <table:table-cell table:style-name="ce525"/>
          <table:table-cell table:style-name="ce525" office:value-type="float" office:value="1750" calcext:value-type="float">
            <text:p>1.750,00</text:p>
          </table:table-cell>
          <table:table-cell table:style-name="ce525"/>
          <table:table-cell table:style-name="ce525" table:formula="of:=[.G1133]-[.D1134]+[.E1134]" office:value-type="float" office:value="-74541.5755555555" calcext:value-type="float">
            <text:p>-74.541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temmuz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4]-[.D1135]+[.E1135]" office:value-type="float" office:value="-74307.5755555555" calcext:value-type="float">
            <text:p>-74.307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ocak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5]-[.D1136]+[.E1136]" office:value-type="float" office:value="-74073.5755555555" calcext:value-type="float">
            <text:p>-74.07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36]-[.D1137]+[.E1137]" office:value-type="float" office:value="-73973.5755555555" calcext:value-type="float">
            <text:p>-73.97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25" calcext:value-type="date">
            <text:p>25.07.2019</text:p>
          </table:table-cell>
          <table:table-cell table:style-name="ce496" office:value-type="string" calcext:value-type="string">
            <text:p>Mustafa 2 usta bilet parası</text:p>
          </table:table-cell>
          <table:table-cell table:style-name="ce525"/>
          <table:table-cell table:style-name="ce525" office:value-type="float" office:value="280" calcext:value-type="float">
            <text:p>280,00</text:p>
          </table:table-cell>
          <table:table-cell table:style-name="ce525"/>
          <table:table-cell table:style-name="ce525" table:formula="of:=[.G1137]-[.D1138]+[.E1138]" office:value-type="float" office:value="-73693.5755555555" calcext:value-type="float">
            <text:p>-73.69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03" calcext:value-type="date">
            <text:p>03.07.2019</text:p>
          </table:table-cell>
          <table:table-cell table:style-name="ce496" office:value-type="string" calcext:value-type="string">
            <text:p>atla vakıfbank hesabına kiracı adem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138]-[.D1139]+[.E1139]" office:value-type="float" office:value="-53693.5755555555" calcext:value-type="float">
            <text:p>-53.69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8-10" calcext:value-type="date">
            <text:p>10.08.2019</text:p>
          </table:table-cell>
          <table:table-cell table:style-name="ce496" office:value-type="string" calcext:value-type="string">
            <text:p>toyota radyatör nakilye</text:p>
          </table:table-cell>
          <table:table-cell table:style-name="ce525"/>
          <table:table-cell table:style-name="ce525" office:value-type="float" office:value="50" calcext:value-type="float">
            <text:p>50,00</text:p>
          </table:table-cell>
          <table:table-cell table:style-name="ce525"/>
          <table:table-cell table:style-name="ce525" table:formula="of:=[.G1139]-[.D1140]+[.E1140]" office:value-type="float" office:value="-53643.5755555555" calcext:value-type="float">
            <text:p>-53.6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40]-[.D1141]+[.E1141]" office:value-type="float" office:value="-54043.5755555555" calcext:value-type="float">
            <text:p>-54.0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sarıca ya verilen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41]-[.D1142]+[.E1142]" office:value-type="float" office:value="-53543.5755555555" calcext:value-type="float">
            <text:p>-53.5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hmet selimoğlu mezar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142]-[.D1143]+[.E1143]" office:value-type="float" office:value="-55043.5755555555" calcext:value-type="float">
            <text:p>-55.0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9" calcext:value-type="date">
            <text:p>29.09.2019</text:p>
          </table:table-cell>
          <table:table-cell table:style-name="ce496" office:value-type="string" calcext:value-type="string">
            <text:p>ali balcıya işbank hesaptan</text:p>
          </table:table-cell>
          <table:table-cell table:style-name="ce525"/>
          <table:table-cell table:style-name="ce525" office:value-type="float" office:value="14035" calcext:value-type="float">
            <text:p>14.035,00</text:p>
          </table:table-cell>
          <table:table-cell table:style-name="ce525"/>
          <table:table-cell table:style-name="ce525" table:formula="of:=[.G1143]-[.D1144]+[.E1144]" office:value-type="float" office:value="-41008.5755555555" calcext:value-type="float">
            <text:p>-41.008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6" calcext:value-type="date">
            <text:p>26.09.2019</text:p>
          </table:table-cell>
          <table:table-cell table:style-name="ce496" office:value-type="string" calcext:value-type="string">
            <text:p>toyota bobin</text:p>
          </table:table-cell>
          <table:table-cell table:style-name="ce525"/>
          <table:table-cell table:style-name="ce525" office:value-type="float" office:value="165" calcext:value-type="float">
            <text:p>165,00</text:p>
          </table:table-cell>
          <table:table-cell table:style-name="ce525"/>
          <table:table-cell table:style-name="ce525" table:formula="of:=[.G1144]-[.D1145]+[.E1145]" office:value-type="float" office:value="-40843.5755555555" calcext:value-type="float">
            <text:p>-40.8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8" calcext:value-type="date">
            <text:p>28.09.2019</text:p>
          </table:table-cell>
          <table:table-cell table:style-name="ce496" office:value-type="string" calcext:value-type="string">
            <text:p>benzin</text:p>
          </table:table-cell>
          <table:table-cell table:style-name="ce525"/>
          <table:table-cell table:style-name="ce525" office:value-type="float" office:value="250" calcext:value-type="float">
            <text:p>250,00</text:p>
          </table:table-cell>
          <table:table-cell table:style-name="ce525"/>
          <table:table-cell table:style-name="ce525" table:formula="of:=[.G1145]-[.D1146]+[.E1146]" office:value-type="float" office:value="-40593.5755555555" calcext:value-type="float">
            <text:p>-40.59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5" calcext:value-type="date">
            <text:p>25.09.2019</text:p>
          </table:table-cell>
          <table:table-cell table:style-name="ce496" office:value-type="string" calcext:value-type="string">
            <text:p>toyota gaz benzin kk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46]-[.D1147]+[.E1147]" office:value-type="float" office:value="-40443.5755555555" calcext:value-type="float">
            <text:p>-40.4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4" calcext:value-type="date">
            <text:p>24.09.2019</text:p>
          </table:table-cell>
          <table:table-cell table:style-name="ce496" office:value-type="string" calcext:value-type="string">
            <text:p>ford mazot sivas k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47]-[.D1148]+[.E1148]" office:value-type="float" office:value="-40343.5755555555" calcext:value-type="float">
            <text:p>-40.3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0" calcext:value-type="date">
            <text:p>20.09.2019</text:p>
          </table:table-cell>
          <table:table-cell table:style-name="ce496" office:value-type="string" calcext:value-type="string">
            <text:p>aliye nakit fabrik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148]-[.D1149]+[.E1149]" office:value-type="float" office:value="-37343.5755555555" calcext:value-type="float">
            <text:p>-37.3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55" calcext:value-type="float">
            <text:p>855,00</text:p>
          </table:table-cell>
          <table:table-cell table:style-name="ce525"/>
          <table:table-cell table:style-name="ce525" table:formula="of:=[.G1149]-[.D1150]+[.E1150]" office:value-type="float" office:value="-36488.5755555555" calcext:value-type="float">
            <text:p>-36.488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18" calcext:value-type="date">
            <text:p>18.09.2019</text:p>
          </table:table-cell>
          <table:table-cell table:style-name="ce496" office:value-type="string" calcext:value-type="string">
            <text:p>ziraat kredi</text:p>
          </table:table-cell>
          <table:table-cell table:style-name="ce525"/>
          <table:table-cell table:style-name="ce525" office:value-type="float" office:value="3645" calcext:value-type="float">
            <text:p>3.645,00</text:p>
          </table:table-cell>
          <table:table-cell table:style-name="ce525"/>
          <table:table-cell table:style-name="ce525" table:formula="of:=[.G1150]-[.D1151]+[.E1151]" office:value-type="float" office:value="-32843.5755555555" calcext:value-type="float">
            <text:p>-32.8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den nakit</text:p>
          </table:table-cell>
          <table:table-cell table:style-name="ce525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1]-[.D1152]+[.E1152]" office:value-type="float" office:value="-33043.5755555555" calcext:value-type="float">
            <text:p>-33.0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1152]-[.D1153]+[.E1153]" office:value-type="float" office:value="-32843.5755555555" calcext:value-type="float">
            <text:p>-32.8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10-10" calcext:value-type="date">
            <text:p>10.10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02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53]-[.D1154]+[.E1154]" office:value-type="float" office:value="-33243.5755555555" calcext:value-type="float">
            <text:p>-33.243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618" office:value-type="string" calcext:value-type="string">
            <text:p>dursun çalışkan karo</text:p>
          </table:table-cell>
          <table:table-cell table:style-name="ce502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4]-[.D1155]+[.E1155]" office:value-type="float" office:value="-33443.5755555555" calcext:value-type="float">
            <text:p>-33.443,58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10. ay</text:p>
          </table:table-cell>
          <table:table-cell table:style-name="ce502"/>
          <table:table-cell table:style-name="ce525" office:value-type="float" office:value="3646" calcext:value-type="float">
            <text:p>3.646,00</text:p>
          </table:table-cell>
          <table:table-cell table:style-name="ce525"/>
          <table:table-cell table:style-name="ce525" table:formula="of:=[.G1155]-[.D1156]+[.E1156]" office:value-type="float" office:value="-29797.5755555555" calcext:value-type="float">
            <text:p>-29.797,58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yapılandırma %1 kesinti</text:p>
          </table:table-cell>
          <table:table-cell table:style-name="ce502"/>
          <table:table-cell table:style-name="ce525" office:value-type="float" office:value="2210" calcext:value-type="float">
            <text:p>2.210,00</text:p>
          </table:table-cell>
          <table:table-cell table:style-name="ce525"/>
          <table:table-cell table:style-name="ce525" table:formula="of:=[.G1156]-[.D1157]+[.E1157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çekilen kredi 240.000 TL 19 ay*3646=69.274 TL ödemeden sonra</text:p>
          </table:table-cell>
          <table:table-cell table:style-name="ce502"/>
          <table:table-cell table:style-name="ce525" table:number-columns-repeated="2"/>
          <table:table-cell table:style-name="ce525" table:formula="of:=[.G1157]-[.D1158]+[.E1158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kalan ana para =219.841 TL <text:s/>%1 erken ödeme alınıyor.</text:p>
          </table:table-cell>
          <table:table-cell table:style-name="ce502"/>
          <table:table-cell table:style-name="ce525" table:number-columns-repeated="2"/>
          <table:table-cell table:style-name="ce525" table:formula="of:=[.G1158]-[.D1159]+[.E1159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646,01 * 101 ay = 368.247,01 eski vade borç</text:p>
          </table:table-cell>
          <table:table-cell table:style-name="ce502"/>
          <table:table-cell table:style-name="ce525" table:number-columns-repeated="2"/>
          <table:table-cell table:style-name="ce525" table:formula="of:=[.G1159]-[.D1160]+[.E1160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453,17 * 101 ao = 348.770,17 yeni vade borç</text:p>
          </table:table-cell>
          <table:table-cell table:style-name="ce502"/>
          <table:table-cell table:style-name="ce525" table:number-columns-repeated="2"/>
          <table:table-cell table:style-name="ce525" table:formula="of:=[.G1160]-[.D1161]+[.E1161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Fark = 19.476 TL - (erken ödeme farkı) 2210 TL = 17.266 TL</text:p>
          </table:table-cell>
          <table:table-cell table:style-name="ce502"/>
          <table:table-cell table:style-name="ce525" table:number-columns-repeated="2"/>
          <table:table-cell table:style-name="ce525" table:formula="of:=[.G1161]-[.D1162]+[.E1162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514" office:value-type="string" calcext:value-type="string">
            <text:p><text:s/>daha az ödeme yapılacak</text:p>
          </table:table-cell>
          <table:table-cell table:style-name="ce502"/>
          <table:table-cell table:style-name="ce525" table:number-columns-repeated="2"/>
          <table:table-cell table:style-name="ce525" table:formula="of:=[.G1162]-[.D1163]+[.E1163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630" office:value-type="date" office:date-value="2019-12-22" calcext:value-type="date">
            <text:p>22.12.2019</text:p>
          </table:table-cell>
          <table:table-cell table:style-name="ce618" office:value-type="string" calcext:value-type="string">
            <text:p>almus kurtarıcı</text:p>
          </table:table-cell>
          <table:table-cell table:style-name="ce502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1163]-[.D1164]+[.E1164]" office:value-type="float" office:value="-27287.5755555555" calcext:value-type="float">
            <text:p>-27.2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sanayi doğuş boya dükkanı tadilat masrafı</text:p>
          </table:table-cell>
          <table:table-cell table:style-name="ce502" office:value-type="float" office:value="20000" calcext:value-type="float">
            <text:p>20.000,00</text:p>
          </table:table-cell>
          <table:table-cell table:style-name="ce525" table:number-columns-repeated="2"/>
          <table:table-cell table:style-name="ce525" table:formula="of:=[.G1164]-[.D1165]+[.E1165]" office:value-type="float" office:value="-47287.5755555555" calcext:value-type="float">
            <text:p>-47.2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618" office:value-type="string" calcext:value-type="string">
            <text:p>orhan ustaya elden nakit</text:p>
          </table:table-cell>
          <table:table-cell table:style-name="ce502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65]-[.D1166]+[.E1166]" office:value-type="float" office:value="-46287.5755555555" calcext:value-type="float">
            <text:p>-46.2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618"/>
          <table:table-cell table:style-name="ce502"/>
          <table:table-cell table:style-name="ce525" table:number-columns-repeated="2"/>
          <table:table-cell table:style-name="ce525" table:formula="of:=[.G1166]-[.D1167]+[.E1167]" office:value-type="float" office:value="-46287.5755555555" calcext:value-type="float">
            <text:p>-46.287,58</text:p>
          </table:table-cell>
          <table:table-cell table:number-columns-repeated="1017"/>
        </table:table-row>
        <table:table-row table:style-name="ro4">
          <table:table-cell/>
          <table:table-cell table:style-name="ce618"/>
          <table:table-cell table:style-name="ce514"/>
          <table:table-cell table:style-name="ce524"/>
          <table:table-cell table:style-name="ce618" table:number-columns-repeated="2"/>
          <table:table-cell table:style-name="ce525" table:formula="of:=[.G1167]-[.D1168]+[.E1168]" office:value-type="float" office:value="-46287.5755555555" calcext:value-type="float">
            <text:p>-46.287,58</text:p>
          </table:table-cell>
          <table:table-cell table:style-name="ce618" table:number-columns-repeated="974"/>
          <table:table-cell table:number-columns-repeated="43"/>
        </table:table-row>
        <table:table-row table:style-name="ro4">
          <table:table-cell table:number-columns-repeated="3"/>
          <table:table-cell table:style-name="ce519" table:formula="of:=SUM([.D1124:.D1168])" office:value-type="float" office:value="23200" calcext:value-type="float">
            <text:p>23.200,00</text:p>
          </table:table-cell>
          <table:table-cell table:style-name="ce519" table:formula="of:=SUM([.E1124:.E1168])" office:value-type="float" office:value="61195" calcext:value-type="float">
            <text:p>61.195,00</text:p>
          </table:table-cell>
          <table:table-cell/>
          <table:table-cell table:style-name="ce525"/>
          <table:table-cell table:number-columns-repeated="1017"/>
        </table:table-row>
        <table:table-row table:style-name="ro4">
          <table:table-cell table:number-columns-repeated="6"/>
          <table:table-cell table:style-name="ce525"/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638" table:formula="of:=['file:///home/murat/depolnx/hes2018/Account/2019/2019%20YS%20KR%20D%C4%9E%C5%9E%20SLNK.ods'#$'AP-LS GNL'.E29]+['file:///home/murat/depolnx/hes2018/Account/2019/2019%20YS%20KR%20D%C4%9E%C5%9E%20SLNK.ods'#$'AP-LS GNL'.E12]" office:value-type="float" office:value="20372.47" calcext:value-type="float">
            <text:p>20.372,47</text:p>
          </table:table-cell>
          <table:table-cell table:style-name="ce618"/>
          <table:table-cell/>
          <table:table-cell table:style-name="ce525" table:formula="of:=[.G1168]-[.D1171]+[.E1171]" office:value-type="float" office:value="-66660.0455555555" calcext:value-type="float">
            <text:p>-66.660,05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638" table:formula="of:=['file:///home/murat/depolnx/hes2018/Account/2019/2019%20YS%20KR%20D%C4%9E%C5%9E%20SLNK.ods'#$'AP-LS GNL'.F29]" office:value-type="float" office:value="17008.3333333333" calcext:value-type="float">
            <text:p>17.008,33</text:p>
          </table:table-cell>
          <table:table-cell table:style-name="ce618"/>
          <table:table-cell/>
          <table:table-cell table:style-name="ce525" table:formula="of:=[.G1171]-[.D1172]+[.E1172]" office:value-type="float" office:value="-83668.3788888888" calcext:value-type="float">
            <text:p>-83.668,38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638"/>
          <table:table-cell table:style-name="ce618"/>
          <table:table-cell/>
          <table:table-cell table:style-name="ce525" table:formula="of:=[.G1172]-[.D1173]+[.E1173]" office:value-type="float" office:value="-83668.3788888888" calcext:value-type="float">
            <text:p>-83.668,38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638"/>
          <table:table-cell table:number-columns-repeated="2"/>
          <table:table-cell table:style-name="ce525" table:formula="of:=[.G1173]-[.D1174]+[.E1174]" office:value-type="float" office:value="-83668.3788888888" calcext:value-type="float">
            <text:p>-83.668,38</text:p>
          </table:table-cell>
          <table:table-cell table:number-columns-repeated="1017"/>
        </table:table-row>
        <table:table-row table:style-name="ro4">
          <table:table-cell/>
          <table:table-cell table:style-name="ce630"/>
          <table:table-cell table:style-name="Default"/>
          <table:table-cell table:style-name="ce638"/>
          <table:table-cell table:number-columns-repeated="2"/>
          <table:table-cell table:style-name="ce525" table:formula="of:=[.G1174]-[.D1175]+[.E1175]" office:value-type="float" office:value="-83668.3788888888" calcext:value-type="float">
            <text:p>-83.6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638" office:value-type="float" office:value="20000" calcext:value-type="float">
            <text:p>20.000,00</text:p>
          </table:table-cell>
          <table:table-cell table:number-columns-repeated="2"/>
          <table:table-cell table:style-name="ce525" table:formula="of:=[.G1175]-[.D1176]+[.E1176]" office:value-type="float" office:value="-103668.378888889" calcext:value-type="float">
            <text:p>-103.6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18"/>
          <table:table-cell table:number-columns-repeated="3"/>
          <table:table-cell table:style-name="ce525" table:formula="of:=[.G1176]-[.D1177]+[.E1177]" office:value-type="float" office:value="-103668.378888889" calcext:value-type="float">
            <text:p>-103.668,3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20 ye devir </text:p>
          </table:table-cell>
          <table:table-cell table:style-name="ce525" office:value-type="float" office:value="8.72" calcext:value-type="float">
            <text:p>8,72</text:p>
          </table:table-cell>
          <table:table-cell table:style-name="ce532" table:number-columns-repeated="2"/>
          <table:table-cell table:style-name="ce525" table:formula="of:=[.G1177]-[.D1178]+[.E1178]" office:value-type="float" office:value="-103677.098888889" calcext:value-type="float">
            <text:p>-103.677,10</text:p>
          </table:table-cell>
          <table:table-cell table:number-columns-repeated="1017"/>
        </table:table-row>
        <table:table-row table:style-name="ro3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3" table:formula="of:=[.G1178]-[.D1179]+[.E1179]" office:value-type="float" office:value="-103677.098888889" calcext:value-type="float">
            <text:p>-103.677,10</text:p>
          </table:table-cell>
          <table:table-cell table:number-columns-repeated="1017"/>
        </table:table-row>
        <table:table-row table:style-name="ro4">
          <table:table-cell/>
          <table:table-cell table:style-name="ce476" office:value-type="float" office:value="2019" calcext:value-type="float">
            <text:p>201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71:.D1179])+[.D1169]" office:value-type="float" office:value="80589.5233333333" calcext:value-type="float">
            <text:p>80.589,52</text:p>
          </table:table-cell>
          <table:table-cell table:style-name="ce518" table:formula="of:=SUM([.E1171:.E1179])+[.E1169]" office:value-type="float" office:value="61195" calcext:value-type="float">
            <text:p>61.195,00</text:p>
          </table:table-cell>
          <table:table-cell table:style-name="ce519"/>
          <table:table-cell table:style-name="ce52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72" office:value-type="string" calcext:value-type="string">
            <text:p>SELANİK DOĞUŞ 2007-2019 HESAPLARI</text:p>
          </table:table-cell>
          <table:table-cell table:style-name="ce618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2"/>
          <table:table-cell table:style-name="ce618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3"/>
          <table:table-cell table:style-name="ce515"/>
          <table:table-cell table:style-name="ce527" table:number-columns-repeated="3"/>
          <table:table-cell table:style-name="ce527" office:value-type="string" calcext:value-type="string">
            <text:p>YILLIK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618"/>
          <table:table-cell table:style-name="ce527" office:value-type="string" calcext:value-type="string">
            <text:p>SELANİK</text:p>
          </table:table-cell>
          <table:table-cell table:style-name="ce527" office:value-type="string" calcext:value-type="string">
            <text:p>DOĞUŞ</text:p>
          </table:table-cell>
          <table:table-cell table:style-name="ce527"/>
          <table:table-cell table:style-name="ce527" office:value-type="string" calcext:value-type="string">
            <text:p>BAKİYE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618"/>
          <table:table-cell table:style-name="ce52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07" calcext:value-type="float">
            <text:p>2007</text:p>
          </table:table-cell>
          <table:table-cell table:style-name="ce618" office:value-type="string" calcext:value-type="string">
            <text:p>Doğuş Alacaklı</text:p>
          </table:table-cell>
          <table:table-cell table:style-name="ce518" table:formula="of:=[.D45]" office:value-type="float" office:value="31025" calcext:value-type="float">
            <text:p>31.025,00</text:p>
          </table:table-cell>
          <table:table-cell table:style-name="ce518" table:formula="of:=[.E45]" office:value-type="float" office:value="52124" calcext:value-type="float">
            <text:p>52.124,00</text:p>
          </table:table-cell>
          <table:table-cell table:style-name="ce518"/>
          <table:table-cell table:style-name="ce525" table:formula="of:=[.E1187]-[.D1187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8" calcext:value-type="float">
            <text:p>2008</text:p>
          </table:table-cell>
          <table:table-cell table:style-name="ce618" office:value-type="string" calcext:value-type="string">
            <text:p>Doğuş Borçlu</text:p>
          </table:table-cell>
          <table:table-cell table:style-name="ce518" table:formula="of:=[.D118]" office:value-type="float" office:value="20241" calcext:value-type="float">
            <text:p>20.241,00</text:p>
          </table:table-cell>
          <table:table-cell table:style-name="ce518" table:formula="of:=[.E118]" office:value-type="float" office:value="15509" calcext:value-type="float">
            <text:p>15.509,00</text:p>
          </table:table-cell>
          <table:table-cell table:style-name="ce518"/>
          <table:table-cell table:style-name="ce525" table:formula="of:=[.E1188]-[.D1188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9" calcext:value-type="float">
            <text:p>2009</text:p>
          </table:table-cell>
          <table:table-cell table:style-name="ce618" office:value-type="string" calcext:value-type="string">
            <text:p>Doğuş Borçlu</text:p>
          </table:table-cell>
          <table:table-cell table:style-name="ce518" table:formula="of:=[.D134]" office:value-type="float" office:value="4356" calcext:value-type="float">
            <text:p>4.356,00</text:p>
          </table:table-cell>
          <table:table-cell table:style-name="ce518" table:formula="of:=[.E134]" office:value-type="float" office:value="1563" calcext:value-type="float">
            <text:p>1.563,00</text:p>
          </table:table-cell>
          <table:table-cell table:style-name="ce518"/>
          <table:table-cell table:style-name="ce525" table:formula="of:=[.E1189]-[.D1189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0" calcext:value-type="float">
            <text:p>2010</text:p>
          </table:table-cell>
          <table:table-cell table:style-name="ce618" office:value-type="string" calcext:value-type="string">
            <text:p>Doğuş Borçlu</text:p>
          </table:table-cell>
          <table:table-cell table:style-name="ce517" table:formula="of:=[.D213]" office:value-type="float" office:value="10945" calcext:value-type="float">
            <text:p>10.945,00</text:p>
          </table:table-cell>
          <table:table-cell table:style-name="ce517" table:formula="of:=[.E213]" office:value-type="float" office:value="1268" calcext:value-type="float">
            <text:p>1.268,00</text:p>
          </table:table-cell>
          <table:table-cell table:style-name="ce517"/>
          <table:table-cell table:style-name="ce525" table:formula="of:=[.E1190]-[.D1190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1" calcext:value-type="float">
            <text:p>2011</text:p>
          </table:table-cell>
          <table:table-cell table:style-name="ce618" office:value-type="string" calcext:value-type="string">
            <text:p>Doğuş Borçlu</text:p>
          </table:table-cell>
          <table:table-cell table:style-name="ce517" table:formula="of:=[.D295]" office:value-type="float" office:value="60611.5338888889" calcext:value-type="float">
            <text:p>60.611,53</text:p>
          </table:table-cell>
          <table:table-cell table:style-name="ce517" table:formula="of:=[.E295]" office:value-type="float" office:value="27078" calcext:value-type="float">
            <text:p>27.078,00</text:p>
          </table:table-cell>
          <table:table-cell table:style-name="ce517"/>
          <table:table-cell table:style-name="ce525" table:formula="of:=[.E1191]-[.D1191]" office:value-type="float" office:value="-33533.5338888889" calcext:value-type="float">
            <text:p>-33.533,53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2" calcext:value-type="float">
            <text:p>2012</text:p>
          </table:table-cell>
          <table:table-cell table:style-name="ce618" office:value-type="string" calcext:value-type="string">
            <text:p>Doğuş Alacaklı</text:p>
          </table:table-cell>
          <table:table-cell table:style-name="ce517" table:formula="of:=[.D404]" office:value-type="float" office:value="155031.684444444" calcext:value-type="float">
            <text:p>155.031,68</text:p>
          </table:table-cell>
          <table:table-cell table:style-name="ce517" table:formula="of:=[.E404]" office:value-type="float" office:value="165907" calcext:value-type="float">
            <text:p>165.907,00</text:p>
          </table:table-cell>
          <table:table-cell table:style-name="ce517"/>
          <table:table-cell table:style-name="ce525" table:formula="of:=[.E1192]-[.D1192]" office:value-type="float" office:value="10875.3155555556" calcext:value-type="float">
            <text:p>10.875,32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3" calcext:value-type="float">
            <text:p>2013</text:p>
          </table:table-cell>
          <table:table-cell table:style-name="ce618" office:value-type="string" calcext:value-type="string">
            <text:p>Doğuş Alacaklı</text:p>
          </table:table-cell>
          <table:table-cell table:style-name="ce517" table:formula="of:=[.D497]" office:value-type="float" office:value="121551.06" calcext:value-type="float">
            <text:p>121.551,06</text:p>
          </table:table-cell>
          <table:table-cell table:style-name="ce517" table:formula="of:=[.E497]" office:value-type="float" office:value="205727" calcext:value-type="float">
            <text:p>205.727,00</text:p>
          </table:table-cell>
          <table:table-cell table:style-name="ce517"/>
          <table:table-cell table:style-name="ce525" table:formula="of:=[.E1193]-[.D1193]" office:value-type="float" office:value="84175.94" calcext:value-type="float">
            <text:p>84.175,94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4" calcext:value-type="float">
            <text:p>2014</text:p>
          </table:table-cell>
          <table:table-cell table:style-name="ce618" office:value-type="string" calcext:value-type="string">
            <text:p>Doğuş Borçlu</text:p>
          </table:table-cell>
          <table:table-cell table:style-name="ce517" table:formula="of:=[.D621]" office:value-type="float" office:value="449810.230555556" calcext:value-type="float">
            <text:p>449.810,23</text:p>
          </table:table-cell>
          <table:table-cell table:style-name="ce517" table:formula="of:=[.E621]" office:value-type="float" office:value="247029" calcext:value-type="float">
            <text:p>247.029,00</text:p>
          </table:table-cell>
          <table:table-cell table:style-name="ce517"/>
          <table:table-cell table:style-name="ce525" table:formula="of:=[.E1194]-[.D1194]" office:value-type="float" office:value="-202781.230555556" calcext:value-type="float">
            <text:p>-202.781,23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5" calcext:value-type="float">
            <text:p>2015</text:p>
          </table:table-cell>
          <table:table-cell table:style-name="ce618" office:value-type="string" calcext:value-type="string">
            <text:p>Doğuş Alacaklı</text:p>
          </table:table-cell>
          <table:table-cell table:style-name="ce517" table:formula="of:=[.D826]" office:value-type="float" office:value="885905.527777778" calcext:value-type="float">
            <text:p>885.905,53</text:p>
          </table:table-cell>
          <table:table-cell table:style-name="ce517" table:formula="of:=[.E826]" office:value-type="float" office:value="892141.47" calcext:value-type="float">
            <text:p>892.141,47</text:p>
          </table:table-cell>
          <table:table-cell table:style-name="ce517"/>
          <table:table-cell table:style-name="ce525" table:formula="of:=[.E1195]-[.D1195]" office:value-type="float" office:value="6235.9422222221" calcext:value-type="float">
            <text:p>6.235,94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6" calcext:value-type="float">
            <text:p>2016</text:p>
          </table:table-cell>
          <table:table-cell table:style-name="ce618" office:value-type="string" calcext:value-type="string">
            <text:p>Doğuş Alacaklı</text:p>
          </table:table-cell>
          <table:table-cell table:style-name="ce517" table:formula="of:=[.D941]" office:value-type="float" office:value="311521.807222222" calcext:value-type="float">
            <text:p>311.521,81</text:p>
          </table:table-cell>
          <table:table-cell table:style-name="ce517" table:formula="of:=[.E941]" office:value-type="float" office:value="365366.93" calcext:value-type="float">
            <text:p>365.366,93</text:p>
          </table:table-cell>
          <table:table-cell table:style-name="ce517"/>
          <table:table-cell table:style-name="ce525" table:formula="of:=[.E1196]-[.D1196]" office:value-type="float" office:value="53845.1227777778" calcext:value-type="float">
            <text:p>53.845,12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7" calcext:value-type="float">
            <text:p>2017</text:p>
          </table:table-cell>
          <table:table-cell table:style-name="ce618" office:value-type="string" calcext:value-type="string">
            <text:p>Doğuş Alacaklı</text:p>
          </table:table-cell>
          <table:table-cell table:style-name="ce517" table:formula="of:=[.D1062]" office:value-type="float" office:value="613680.214444444" calcext:value-type="float">
            <text:p>613.680,21</text:p>
          </table:table-cell>
          <table:table-cell table:style-name="ce517" table:formula="of:=[.E1062]" office:value-type="float" office:value="666175.5" calcext:value-type="float">
            <text:p>666.175,50</text:p>
          </table:table-cell>
          <table:table-cell table:style-name="ce517"/>
          <table:table-cell table:style-name="ce525" table:formula="of:=[.E1197]-[.D1197]" office:value-type="float" office:value="52495.2855555556" calcext:value-type="float">
            <text:p>52.495,29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8" calcext:value-type="float">
            <text:p>2018</text:p>
          </table:table-cell>
          <table:table-cell table:style-name="ce618" office:value-type="string" calcext:value-type="string">
            <text:p>Doğuş Borçlu</text:p>
          </table:table-cell>
          <table:table-cell table:style-name="ce517" table:formula="of:=[.D1119]" office:value-type="float" office:value="252243.147222222" calcext:value-type="float">
            <text:p>252.243,15</text:p>
          </table:table-cell>
          <table:table-cell table:style-name="ce517" table:formula="of:=[.E1119]" office:value-type="float" office:value="192750.73" calcext:value-type="float">
            <text:p>192.750,73</text:p>
          </table:table-cell>
          <table:table-cell table:style-name="ce517"/>
          <table:table-cell table:style-name="ce525" table:formula="of:=[.E1198]-[.D1198]" office:value-type="float" office:value="-59492.4172222222" calcext:value-type="float">
            <text:p>-59.492,42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9" calcext:value-type="float">
            <text:p>2019</text:p>
          </table:table-cell>
          <table:table-cell table:style-name="ce618" office:value-type="string" calcext:value-type="string">
            <text:p>Doğuş Borçlu</text:p>
          </table:table-cell>
          <table:table-cell table:style-name="ce517" table:formula="of:=[.D1180]" office:value-type="float" office:value="80589.5233333333" calcext:value-type="float">
            <text:p>80.589,52</text:p>
          </table:table-cell>
          <table:table-cell table:style-name="ce517" table:formula="of:=[.E1180]" office:value-type="float" office:value="61195" calcext:value-type="float">
            <text:p>61.195,00</text:p>
          </table:table-cell>
          <table:table-cell table:style-name="ce517"/>
          <table:table-cell table:style-name="ce525" table:formula="of:=[.E1199]-[.D1199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18"/>
          <table:table-cell table:number-columns-repeated="3"/>
          <table:table-cell table:style-name="ce638"/>
          <table:table-cell table:number-columns-repeated="1017"/>
        </table:table-row>
        <table:table-row table:style-name="ro3">
          <table:table-cell table:number-columns-repeated="2"/>
          <table:table-cell table:style-name="ce618" office:value-type="string" calcext:value-type="string">
            <text:p>Doğuş Borçlu</text:p>
          </table:table-cell>
          <table:table-cell table:style-name="ce528"/>
          <table:table-cell table:style-name="ce534" office:value-type="string" calcext:value-type="string">
            <text:p><text:span text:style-name="T4">GENEL </text:span>BAKİYE</text:p>
          </table:table-cell>
          <table:table-cell/>
          <table:table-cell table:style-name="ce761" table:formula="of:=SUM([.G1187:.G1200])" office:value-type="float" office:value="-103677.098888889" calcext:value-type="float">
            <text:p>-103.677,10</text:p>
          </table:table-cell>
          <table:table-cell table:number-columns-repeated="1017"/>
        </table:table-row>
        <table:table-row table:style-name="ro4" table:number-rows-repeated="2">
          <table:table-cell table:number-columns-repeated="2"/>
          <table:table-cell table:style-name="ce618"/>
          <table:table-cell table:number-columns-repeated="1021"/>
        </table:table-row>
        <table:table-row table:style-name="ro4" table:number-rows-repeated="10473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GS" table:style-name="ta1">
        <table:table-column table:style-name="co55" table:default-cell-style-name="ce227"/>
        <table:table-column table:style-name="co56" table:default-cell-style-name="ce764"/>
        <table:table-column table:style-name="co57" table:default-cell-style-name="ce767"/>
        <table:table-column table:style-name="co58" table:default-cell-style-name="ce767"/>
        <table:table-column table:style-name="co59" table:default-cell-style-name="ce767"/>
        <table:table-column table:style-name="co60" table:default-cell-style-name="ce767"/>
        <table:table-column table:style-name="co61" table:default-cell-style-name="ce764"/>
        <table:table-column table:style-name="co62" table:number-columns-repeated="1000" table:default-cell-style-name="ce764"/>
        <table:table-column table:style-name="co62" table:number-columns-repeated="17" table:default-cell-style-name="ce227"/>
        <table:table-row table:style-name="ro3">
          <table:table-cell/>
          <table:table-cell table:style-name="ce762"/>
          <table:table-cell table:number-columns-repeated="1022"/>
        </table:table-row>
        <table:table-row table:style-name="ro3">
          <table:table-cell/>
          <table:table-cell table:style-name="ce763"/>
          <table:table-cell table:number-columns-repeated="1022"/>
        </table:table-row>
        <table:table-row table:style-name="ro3">
          <table:table-cell/>
          <table:table-cell table:style-name="ce763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tış kdv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aliye vergi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1019"/>
        </table:table-row>
        <table:table-row table:style-name="ro3">
          <table:table-cell/>
          <table:table-cell table:style-name="ce765" office:value-type="string" calcext:value-type="string">
            <text:p>Doğuş 2017 de borçla kapandı <text:s/>USD 3,55</text:p>
          </table:table-cell>
          <table:table-cell table:style-name="ce768"/>
          <table:table-cell/>
          <table:table-cell table:style-name="ce772" table:formula="of:=[.E9]+[.D10]" office:value-type="float" office:value="-258097.7" calcext:value-type="float">
            <text:p>-258.097,7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63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770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650" calcext:value-type="float">
            <text:p>-650,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273" table:number-columns-repeated="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1695" calcext:value-type="float">
            <text:p>-1.695,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1016"/>
        </table:table-row>
        <table:table-row table:style-name="ro3">
          <table:table-cell table:number-columns-repeated="2"/>
          <table:table-cell table:style-name="ce273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101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1016"/>
        </table:table-row>
        <table:table-row table:style-name="ro3">
          <table:table-cell/>
          <table:table-cell table:style-name="ce761" office:value-type="string" calcext:value-type="string">
            <text:p>DOĞUŞ KAPANIŞTA NAZAN BALCININ BORCU</text:p>
          </table:table-cell>
          <table:table-cell table:style-name="ce273" office:value-type="string" calcext:value-type="string">
            <text:p>TL</text:p>
          </table:table-cell>
          <table:table-cell table:style-name="ce273"/>
          <table:table-cell table:formula="of:=[.E17]+[.D19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101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1016"/>
        </table:table-row>
        <table:table-row table:style-name="ro3">
          <table:table-cell table:number-columns-repeated="5"/>
          <table:table-cell table:style-name="ce764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7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761" table:formula="of:=[.E10]/2" office:value-type="float" office:value="-129048.85" calcext:value-type="float">
            <text:p>-129.048,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1017"/>
        </table:table-row>
        <table:table-row table:style-name="ro3">
          <table:table-cell table:number-columns-repeated="3"/>
          <table:table-cell table:style-name="ce273"/>
          <table:table-cell table:formula="of:=[.E22]+[.D23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761"/>
          <table:table-cell/>
          <table:table-cell table:style-name="ce761"/>
          <table:table-cell/>
          <table:table-cell table:style-name="ce764"/>
          <table:table-cell table:style-name="ce227"/>
          <table:table-cell table:number-columns-repeated="1017"/>
        </table:table-row>
        <table:table-row table:style-name="ro1">
          <table:table-cell/>
          <table:table-cell table:style-name="ce766" office:value-type="string" calcext:value-type="string">
            <text:p>Doğuş Kapanışta Toplam Borç</text:p>
          </table:table-cell>
          <table:table-cell table:style-name="ce761"/>
          <table:table-cell table:style-name="ce273"/>
          <table:table-cell table:style-name="ce773" table:formula="of:=[.E19]+[.E23]" office:value-type="float" office:value="-262304.7" calcext:value-type="float">
            <text:p>-262.304,70</text:p>
          </table:table-cell>
          <table:table-cell table:style-name="ce273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73"/>
          <table:table-cell table:style-name="ce761"/>
          <table:table-cell table:style-name="ce273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27"/>
          <table:table-cell table:style-name="ce273"/>
          <table:table-cell table:style-name="ce771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 table:number-rows-repeated="7">
          <table:table-cell/>
          <table:table-cell table:style-name="ce273" table:number-columns-repeated="3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27"/>
          <table:table-cell table:style-name="ce769"/>
          <table:table-cell table:style-name="ce273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 table:number-rows-repeated="2">
          <table:table-cell/>
          <table:table-cell table:style-name="ce227"/>
          <table:table-cell table:style-name="ce273" table:number-columns-repeated="2"/>
          <table:table-cell/>
          <table:table-cell table:style-name="ce227" table:number-columns-repeated="2"/>
          <table:table-cell table:number-columns-repeated="1017"/>
        </table:table-row>
        <table:table-row table:style-name="ro3" table:number-rows-repeated="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27"/>
          <table:table-cell table:style-name="ce273" table:number-columns-repeated="4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73" table:number-columns-repeated="5"/>
          <table:table-cell table:style-name="ce227"/>
          <table:table-cell table:number-columns-repeated="1017"/>
        </table:table-row>
        <table:table-row table:style-name="ro3" table:number-rows-repeated="6">
          <table:table-cell table:number-columns-repeated="5"/>
          <table:table-cell table:style-name="ce764"/>
          <table:table-cell table:style-name="ce227"/>
          <table:table-cell table:number-columns-repeated="1017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sp" table:style-name="ta1">
        <table:table-column table:style-name="co63" table:default-cell-style-name="ce774"/>
        <table:table-column table:style-name="co64" table:default-cell-style-name="ce764"/>
        <table:table-column table:style-name="co65" table:default-cell-style-name="ce764"/>
        <table:table-column table:style-name="co66" table:default-cell-style-name="ce764"/>
        <table:table-column table:style-name="co67" table:default-cell-style-name="ce764"/>
        <table:table-column table:style-name="co68" table:default-cell-style-name="ce764"/>
        <table:table-column table:style-name="co69" table:default-cell-style-name="ce767"/>
        <table:table-column table:style-name="co70" table:default-cell-style-name="ce767"/>
        <table:table-column table:style-name="co62" table:number-columns-repeated="1014" table:default-cell-style-name="ce764"/>
        <table:table-column table:style-name="co62" table:number-columns-repeated="2" table:default-cell-style-name="ce272"/>
        <table:table-row table:style-name="ro3">
          <table:table-cell/>
          <table:table-cell table:style-name="ce763" office:value-type="string" calcext:value-type="string">
            <text:p>DOĞUŞ TİCARET – NAZAN BALCI <text:s/>İŞ SONLANDIRMA HESAP CETVELİ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3" office:value-type="string" calcext:value-type="string">
            <text:p>1994 yılında Doğuş Ticaret Ayten Balcı’ya ait arsaya 5 daire 1 dükkan 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3" office:value-type="string" calcext:value-type="string">
            <text:p>olacak şekilde bir bina yaptı.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3"/>
          <table:table-cell table:style-name="ce770" office:value-type="string" calcext:value-type="string">
            <text:p>Değeri</text:p>
          </table:table-cell>
          <table:table-cell table:style-name="ce770" office:value-type="string" calcext:value-type="string">
            <text:p>Kat Karşılığı</text:p>
          </table:table-cell>
          <table:table-cell table:style-name="ce770" office:value-type="string" calcext:value-type="string">
            <text:p>Kime Ait</text:p>
          </table:table-cell>
          <table:table-cell table:style-name="ce770" office:value-type="string" calcext:value-type="string">
            <text:p>Son Durum</text:p>
          </table:table-cell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Daire 5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Arsa Sahibine</text:p>
          </table:table-cell>
          <table:table-cell table:number-columns-repeated="2" table:style-name="ce783" office:value-type="string" calcext:value-type="string">
            <text:p>Ayten Balcı</text:p>
          </table:table-cell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Daire 4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’e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Daire 3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’e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Daire 2 <text:s text:c="2"/>Satıldı (parası ile Ali Paşa 1/3 hisse ortak alındı)</text:p>
          </table:table-cell>
          <table:table-cell table:style-name="ce770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’e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70"/>
          <table:table-cell table:number-columns-repeated="999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Daire 1 <text:s text:c="2"/>Satıldı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’e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85"/>
          <table:table-cell table:number-columns-repeated="999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6" office:value-type="string" calcext:value-type="string">
            <text:p>Dükkan <text:s text:c="2"/>Satıldı (parasını hacı aldı)</text:p>
          </table:table-cell>
          <table:table-cell table:style-name="ce779" office:value-type="float" office:value="30000" calcext:value-type="float">
            <text:p>30.000,00</text:p>
          </table:table-cell>
          <table:table-cell table:style-name="ce776" office:value-type="string" calcext:value-type="string">
            <text:p>Doğuş Ticaret’e</text:p>
          </table:table-cell>
          <table:table-cell table:style-name="ce776" office:value-type="string" calcext:value-type="string">
            <text:p>Hacı + Nazan</text:p>
          </table:table-cell>
          <table:table-cell table:style-name="ce779" office:value-type="string" calcext:value-type="string">
            <text:p>Satıldı </text:p>
          </table:table-cell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9">
          <table:table-cell/>
          <table:table-cell table:style-name="ce767" office:value-type="string" calcext:value-type="string">
            <text:p><text:span text:style-name="T5">2 nolu daire satılarak, parasıyla Ali Paşa Hamam yanındaki arsada, Mustafa Işıklıyurt’a ait </text:span> 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hisse satın alındı 2 nolu daire hacı ya ait olmasına rağmen ortak alındığından dolayı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daire den alınan paranın yarısı İsmail Balcıya geçmiş oldu.</text:p>
          </table:table-cell>
          <table:table-cell table:style-name="ce767" table:number-columns-repeated="2"/>
          <table:table-cell table:style-name="ce782" office:value-type="string" calcext:value-type="string">
            <text:p>TL <text:s/></text:p>
          </table:table-cell>
          <table:table-cell table:style-name="ce770" office:value-type="float" office:value="40000" calcext:value-type="float">
            <text:p>40.000,00</text:p>
          </table:table-cell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Dükkan satıldı parayı hacı aldı ortaklardan nazanın alacağı oluştu</text:p>
          </table:table-cell>
          <table:table-cell table:style-name="ce767" table:number-columns-repeated="2"/>
          <table:table-cell table:style-name="ce782" office:value-type="string" calcext:value-type="string">
            <text:p>TL <text:s/></text:p>
          </table:table-cell>
          <table:table-cell table:style-name="ce770" office:value-type="float" office:value="-15000" calcext:value-type="float">
            <text:p>-15.000,00</text:p>
          </table:table-cell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hakanın Doğuştan aldığı nakit</text:p>
          </table:table-cell>
          <table:table-cell table:style-name="ce227"/>
          <table:table-cell table:style-name="ce767"/>
          <table:table-cell table:style-name="ce782" office:value-type="string" calcext:value-type="string">
            <text:p>TL <text:s/></text:p>
          </table:table-cell>
          <table:table-cell table:style-name="ce770" office:value-type="float" office:value="87502" calcext:value-type="float">
            <text:p>87.502,00</text:p>
          </table:table-cell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2015 yılı ocak ayı Doğuş ticaretin 365.000 TL Denizbanka, 36.000 TL İşbank a kredi borcu var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Aylık taksit ödemesi 6765 + 3409=10.174 TL. <text:s/>1 <text:s/>USD = 2.40 TL Aylık ödeme4239 USD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Dolar cinsinden borç yaklaşık 167000 USD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/>
          <table:table-cell table:style-name="ce777" office:value-type="string" calcext:value-type="string">
            <text:p>HACI ALACAK</text:p>
          </table:table-cell>
          <table:table-cell table:style-name="ce777" office:value-type="string" calcext:value-type="string">
            <text:p>Bakiye</text:p>
          </table:table-cell>
          <table:table-cell table:style-name="ce777" office:value-type="string" calcext:value-type="string">
            <text:p>TL – usd</text:p>
          </table:table-cell>
          <table:table-cell table:style-name="ce777" office:value-type="string" calcext:value-type="string">
            <text:p>Borcun usd karşılığı</text:p>
          </table:table-cell>
          <table:table-cell table:style-name="ce273"/>
          <table:table-cell table:style-name="ce227"/>
          <table:table-cell table:number-columns-repeated="998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/>
          <table:table-cell table:number-columns-repeated="2" table:style-name="ce777" office:value-type="string" calcext:value-type="string">
            <text:p>TL</text:p>
          </table:table-cell>
          <table:table-cell table:style-name="ce777"/>
          <table:table-cell table:style-name="ce777" office:value-type="string" calcext:value-type="string">
            <text:p>USD</text:p>
          </table:table-cell>
          <table:table-cell table:style-name="ce273"/>
          <table:table-cell table:style-name="ce227"/>
          <table:table-cell table:number-columns-repeated="998"/>
          <table:table-cell table:style-name="ce774" table:number-columns-repeated="16"/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767" office:value-type="string" calcext:value-type="string">
            <text:p>İnşaat Daire 2 den kalan ½</text:p>
          </table:table-cell>
          <table:table-cell table:style-name="ce767" office:value-type="float" office:value="40000" calcext:value-type="float">
            <text:p>40.000,00</text:p>
          </table:table-cell>
          <table:table-cell table:style-name="ce767" table:formula="of:=[.D27]+[.C24]" office:value-type="float" office:value="127502" calcext:value-type="float">
            <text:p>127.502,00</text:p>
          </table:table-cell>
          <table:table-cell table:style-name="ce767" office:value-type="float" office:value="1.4" calcext:value-type="float">
            <text:p>1,40</text:p>
          </table:table-cell>
          <table:table-cell table:style-name="ce767" table:formula="of:=[.C24]/[.E24]" office:value-type="float" office:value="28571.4285714286" calcext:value-type="float">
            <text:p>28.571,43</text:p>
          </table:table-cell>
          <table:table-cell table:style-name="ce273" table:formula="of:=[.F24]" office:value-type="float" office:value="28571.4285714286" calcext:value-type="float">
            <text:p>28.571,43</text:p>
          </table:table-cell>
          <table:table-cell table:style-name="ce227"/>
          <table:table-cell table:number-columns-repeated="998"/>
          <table:table-cell table:style-name="ce774" table:number-columns-repeated="16"/>
          <table:table-cell table:number-columns-repeated="2"/>
        </table:table-row>
        <table:table-row table:style-name="ro3">
          <table:table-cell table:style-name="ce775" office:value-type="string" calcext:value-type="string">
            <text:p>11-19</text:p>
          </table:table-cell>
          <table:table-cell office:value-type="string" calcext:value-type="string">
            <text:p>İsmail BALCI kira gelirleri</text:p>
          </table:table-cell>
          <table:table-cell table:style-name="ce761" table:formula="of:=[$TPL.F27]" office:value-type="float" office:value="73498.06" calcext:value-type="float">
            <text:p>73.498,06</text:p>
          </table:table-cell>
          <table:table-cell table:style-name="ce767" table:formula="of:=[.D31]+[.C25]" office:value-type="float" office:value="344255.91" calcext:value-type="float">
            <text:p>344.255,91</text:p>
          </table:table-cell>
          <table:table-cell table:style-name="ce227"/>
          <table:table-cell table:style-name="ce767" table:formula="of:=[$GNL_AP.H70]*-1" office:value-type="float" office:value="-24229.9250871177" calcext:value-type="float">
            <text:p>-24.229,93</text:p>
          </table:table-cell>
          <table:table-cell table:style-name="ce761" table:formula="of:=[.G24]+[.F25]" office:value-type="float" office:value="4341.5034843109" calcext:value-type="float">
            <text:p>4.341,50</text:p>
          </table:table-cell>
          <table:table-cell table:style-name="ce786" table:formula="of:=[.G25]/[.$F$34]" office:value-type="percentage" office:value="0.0371194904916372" calcext:value-type="percentage">
            <text:p>%3,71</text:p>
          </table:table-cell>
          <table:table-cell table:number-columns-repeated="998"/>
          <table:table-cell table:style-name="ce774" table:number-columns-repeated="16"/>
          <table:table-cell table:number-columns-repeated="2"/>
        </table:table-row>
        <table:table-row table:style-name="ro3">
          <table:table-cell table:style-name="ce775"/>
          <table:table-cell/>
          <table:table-cell table:style-name="ce761"/>
          <table:table-cell table:style-name="ce767"/>
          <table:table-cell table:style-name="ce227"/>
          <table:table-cell table:style-name="ce770"/>
          <table:table-cell table:style-name="ce273"/>
          <table:table-cell table:style-name="ce786"/>
          <table:table-cell table:number-columns-repeated="998"/>
          <table:table-cell table:style-name="ce774" table:number-columns-repeated="16"/>
          <table:table-cell table:number-columns-repeated="2"/>
        </table:table-row>
        <table:table-row table:style-name="ro3">
          <table:table-cell table:style-name="ce775" office:value-type="string" calcext:value-type="string">
            <text:p>04-07</text:p>
          </table:table-cell>
          <table:table-cell table:style-name="ce767" office:value-type="string" calcext:value-type="string">
            <text:p>Hakan BALCI Doğuştan aldığı </text:p>
          </table:table-cell>
          <table:table-cell table:style-name="ce767" table:formula="of:=[.F15]" office:value-type="float" office:value="87502" calcext:value-type="float">
            <text:p>87.502,00</text:p>
          </table:table-cell>
          <table:table-cell table:style-name="ce767" table:formula="of:=[.C27]" office:value-type="float" office:value="87502" calcext:value-type="float">
            <text:p>87.502,00</text:p>
          </table:table-cell>
          <table:table-cell table:style-name="ce767" office:value-type="float" office:value="1.38" calcext:value-type="float">
            <text:p>1,38</text:p>
          </table:table-cell>
          <table:table-cell table:style-name="ce767" table:formula="of:=[.C27]/[.E27]" office:value-type="float" office:value="63407.2463768116" calcext:value-type="float">
            <text:p>63.407,25</text:p>
          </table:table-cell>
          <table:table-cell table:style-name="ce761" table:formula="of:=[.F27]" office:value-type="float" office:value="63407.2463768116" calcext:value-type="float">
            <text:p>63.407,25</text:p>
          </table:table-cell>
          <table:table-cell table:style-name="ce786" table:formula="of:=[.G27]/[.$F$34]" office:value-type="percentage" office:value="0.542126635966189" calcext:value-type="percentage">
            <text:p>%54,21</text:p>
          </table:table-cell>
          <table:table-cell table:number-columns-repeated="998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table:number-columns-repeated="5"/>
          <table:table-cell table:style-name="ce273"/>
          <table:table-cell table:style-name="ce227"/>
          <table:table-cell table:number-columns-repeated="998"/>
          <table:table-cell table:style-name="ce774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767" office:value-type="string" calcext:value-type="string">
            <text:p>mustafa balcıdan doğuşa ½</text:p>
          </table:table-cell>
          <table:table-cell table:style-name="ce767" office:value-type="float" office:value="25000" calcext:value-type="float">
            <text:p>25.000,00</text:p>
          </table:table-cell>
          <table:table-cell table:style-name="ce767" table:formula="of:=[.D24]+[.C29]" office:value-type="float" office:value="152502" calcext:value-type="float">
            <text:p>152.502,00</text:p>
          </table:table-cell>
          <table:table-cell table:style-name="ce767" office:value-type="float" office:value="1.2" calcext:value-type="float">
            <text:p>1,20</text:p>
          </table:table-cell>
          <table:table-cell table:style-name="ce767" table:formula="of:=[.C29]/[.E29]" office:value-type="float" office:value="20833.3333333333" calcext:value-type="float">
            <text:p>20.833,33</text:p>
          </table:table-cell>
          <table:table-cell table:style-name="ce273" table:formula="of:=[.F29]" office:value-type="float" office:value="20833.3333333333" calcext:value-type="float">
            <text:p>20.833,33</text:p>
          </table:table-cell>
          <table:table-cell table:style-name="ce227"/>
          <table:table-cell table:number-columns-repeated="998"/>
          <table:table-cell table:style-name="ce774" table:number-columns-repeated="16"/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273" table:formula="of:=[$DGS.E19]*-1" office:value-type="float" office:value="133255.85" calcext:value-type="float">
            <text:p>133.255,85</text:p>
          </table:table-cell>
          <table:table-cell table:style-name="ce767" table:formula="of:=[.D29]+[.C30]" office:value-type="float" office:value="285757.85" calcext:value-type="float">
            <text:p>285.757,85</text:p>
          </table:table-cell>
          <table:table-cell table:style-name="ce227" office:value-type="float" office:value="3.55" calcext:value-type="float">
            <text:p>3,55</text:p>
          </table:table-cell>
          <table:table-cell table:style-name="ce767" table:formula="of:=[.C30]/[.E30]" office:value-type="float" office:value="37536.8591549296" calcext:value-type="float">
            <text:p>37.536,86</text:p>
          </table:table-cell>
          <table:table-cell table:style-name="ce273" table:formula="of:=[.G29]+[.F30]" office:value-type="float" office:value="58370.1924882629" calcext:value-type="float">
            <text:p>58.370,19</text:p>
          </table:table-cell>
          <table:table-cell table:number-columns-repeated="999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İnşaat Dükkandan nazana ½</text:p>
          </table:table-cell>
          <table:table-cell table:style-name="ce780" office:value-type="float" office:value="-15000" calcext:value-type="float">
            <text:p>-15.000,00</text:p>
          </table:table-cell>
          <table:table-cell table:style-name="ce767" table:formula="of:=[.D30]+[.C31]" office:value-type="float" office:value="270757.85" calcext:value-type="float">
            <text:p>270.757,85</text:p>
          </table:table-cell>
          <table:table-cell table:style-name="ce767" office:value-type="float" office:value="1.4" calcext:value-type="float">
            <text:p>1,40</text:p>
          </table:table-cell>
          <table:table-cell table:style-name="ce770" table:formula="of:=[.C31]/[.E31]" office:value-type="float" office:value="-10714.2857142857" calcext:value-type="float">
            <text:p>-10.714,29</text:p>
          </table:table-cell>
          <table:table-cell table:style-name="ce761" table:formula="of:=[.G30]+[.F31]" office:value-type="float" office:value="47655.9067739772" calcext:value-type="float">
            <text:p>47.655,91</text:p>
          </table:table-cell>
          <table:table-cell table:style-name="ce786" table:formula="of:=[.G31]/[.$F$34]" office:value-type="percentage" office:value="0.407454004070153" calcext:value-type="percentage">
            <text:p>%40,75</text:p>
          </table:table-cell>
          <table:table-cell table:number-columns-repeated="998"/>
          <table:table-cell table:style-name="ce774" table:number-columns-repeated="16"/>
          <table:table-cell table:number-columns-repeated="2"/>
        </table:table-row>
        <table:table-row table:style-name="ro4">
          <table:table-cell table:style-name="Default" table:number-columns-repeated="6"/>
          <table:table-cell table:style-name="ce622"/>
          <table:table-cell table:style-name="Default" table:number-columns-repeated="1017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4</text:p>
          </table:table-cell>
          <table:table-cell table:style-name="ce273" table:formula="of:=35000*24/100" office:value-type="float" office:value="8400" calcext:value-type="float">
            <text:p>8.400,00</text:p>
          </table:table-cell>
          <table:table-cell table:style-name="ce767" table:formula="of:=[.D25]+[.C33]" office:value-type="float" office:value="352655.91" calcext:value-type="float">
            <text:p>352.655,91</text:p>
          </table:table-cell>
          <table:table-cell table:style-name="ce227" office:value-type="float" office:value="5.4" calcext:value-type="float">
            <text:p>5,4</text:p>
          </table:table-cell>
          <table:table-cell table:style-name="ce767" table:formula="of:=[.C33]/[.E33]" office:value-type="float" office:value="1555.55555555556" calcext:value-type="float">
            <text:p>1.555,56</text:p>
          </table:table-cell>
          <table:table-cell table:style-name="ce761" table:formula="of:=[.F33]" office:value-type="float" office:value="1555.55555555556" calcext:value-type="float">
            <text:p>1.555,56</text:p>
          </table:table-cell>
          <table:table-cell table:style-name="ce786" table:formula="of:=[.G33]/[.$F$34]" office:value-type="percentage" office:value="0.0132998694720207" calcext:value-type="percentage">
            <text:p>%1,33</text:p>
          </table:table-cell>
          <table:table-cell table:number-columns-repeated="998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3" office:value-type="string" calcext:value-type="string">
            <text:p>2019 yılı sonu</text:p>
          </table:table-cell>
          <table:table-cell table:style-name="Default"/>
          <table:table-cell table:style-name="ce767"/>
          <table:table-cell table:style-name="ce784" office:value-type="string" calcext:value-type="string">
            <text:p>hacının nazandan toplam alacağı</text:p>
          </table:table-cell>
          <table:table-cell table:style-name="ce770" table:formula="of:=SUM([.F24:.F33])" office:value-type="float" office:value="116960.212190655" calcext:value-type="float">
            <text:p>116.960,21</text:p>
          </table:table-cell>
          <table:table-cell table:style-name="ce777" office:value-type="string" calcext:value-type="string">
            <text:p>USD</text:p>
          </table:table-cell>
          <table:table-cell table:number-columns-repeated="999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Default"/>
          <table:table-cell table:style-name="ce227"/>
          <table:table-cell table:style-name="ce777" table:number-columns-repeated="2"/>
          <table:table-cell table:style-name="Default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227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table:number-columns-repeated="3"/>
          <table:table-cell table:style-name="ce774"/>
          <table:table-cell table:style-name="ce76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table:number-columns-repeated="3"/>
          <table:table-cell table:style-name="ce227"/>
          <table:table-cell table:style-name="ce76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0"/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767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/>
          <table:table-cell table:style-name="ce777"/>
          <table:table-cell table:style-name="ce767" table:number-columns-repeated="2"/>
          <table:table-cell table:style-name="ce77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7"/>
          <table:table-cell table:style-name="ce770" table:number-columns-repeated="2"/>
          <table:table-cell table:style-name="ce777"/>
          <table:table-cell table:style-name="ce770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 table:number-rows-repeated="4">
          <table:table-cell/>
          <table:table-cell table:style-name="ce227" table:number-columns-repeated="4"/>
          <table:table-cell table:style-name="ce76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227" table:number-columns-repeated="4"/>
          <table:table-cell table:style-name="ce778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4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8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7"/>
          <table:table-cell table:style-name="ce770" table:number-columns-repeated="2"/>
          <table:table-cell table:style-name="ce777"/>
          <table:table-cell table:style-name="ce770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8"/>
          <table:table-cell table:style-name="ce781"/>
          <table:table-cell table:style-name="ce778" table:number-columns-repeated="3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778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8" table:number-columns-repeated="2"/>
          <table:table-cell table:style-name="ce767"/>
          <table:table-cell table:style-name="ce778" table:number-columns-repeated="2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table:number-columns-repeated="3"/>
          <table:table-cell table:style-name="ce272"/>
          <table:table-cell table:style-name="ce76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/>
          <table:table-cell table:style-name="ce782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7"/>
          <table:table-cell table:style-name="ce770" table:number-columns-repeated="2"/>
          <table:table-cell table:style-name="ce777"/>
          <table:table-cell table:style-name="ce770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767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/>
          <table:table-cell table:style-name="ce272" table:number-columns-repeated="2"/>
          <table:table-cell table:number-columns-repeated="1002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0"/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767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7"/>
          <table:table-cell table:style-name="ce770" table:number-columns-repeated="2"/>
          <table:table-cell table:style-name="ce777"/>
          <table:table-cell table:style-name="ce770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ss" table:style-name="ta1" table:print="false">
        <table:table-column table:style-name="co71" table:default-cell-style-name="ce774"/>
        <table:table-column table:style-name="co72" table:default-cell-style-name="Default"/>
        <table:table-column table:style-name="co73" table:default-cell-style-name="Default"/>
        <table:table-column table:style-name="co74" table:default-cell-style-name="ce767"/>
        <table:table-column table:style-name="co8" table:default-cell-style-name="ce767"/>
        <table:table-column table:style-name="co75" table:default-cell-style-name="Default"/>
        <table:table-column table:style-name="co76" table:default-cell-style-name="Default"/>
        <table:table-column table:style-name="co8" table:default-cell-style-name="Default"/>
        <table:table-row table:style-name="ro3" table:number-rows-repeated="3">
          <table:table-cell/>
          <table:table-cell table:style-name="ce764"/>
          <table:table-cell table:style-name="ce767"/>
          <table:table-cell table:number-columns-repeated="5"/>
        </table:table-row>
        <table:table-row table:style-name="ro3">
          <table:table-cell/>
          <table:table-cell table:style-name="ce764" office:value-type="string" calcext:value-type="string">
            <text:p>SANAYİ 1200 m2 arsa hisse oranları 2019</text:p>
          </table:table-cell>
          <table:table-cell table:style-name="ce767"/>
          <table:table-cell table:number-columns-repeated="5"/>
        </table:table-row>
        <table:table-row table:style-name="ro3">
          <table:table-cell/>
          <table:table-cell table:style-name="ce764"/>
          <table:table-cell table:style-name="ce782" office:value-type="string" calcext:value-type="string">
            <text:p>TL</text:p>
          </table:table-cell>
          <table:table-cell table:style-name="ce782" office:value-type="string" calcext:value-type="string">
            <text:p>TL-usd</text:p>
          </table:table-cell>
          <table:table-cell table:style-name="ce782" office:value-type="string" calcext:value-type="string">
            <text:p>USD</text:p>
          </table:table-cell>
          <table:table-cell table:number-columns-repeated="3"/>
        </table:table-row>
        <table:table-row table:style-name="ro3">
          <table:table-cell/>
          <table:table-cell table:style-name="ce764" office:value-type="string" calcext:value-type="string">
            <text:p>Sanayi arsa değeri 2005 </text:p>
          </table:table-cell>
          <table:table-cell table:style-name="ce767" office:value-type="float" office:value="450000" calcext:value-type="float">
            <text:p>450.000,00</text:p>
          </table:table-cell>
          <table:table-cell office:value-type="float" office:value="1" calcext:value-type="float">
            <text:p>1,00</text:p>
          </table:table-cell>
          <table:table-cell table:formula="of:=[.C6]/[.D6]" office:value-type="float" office:value="450000" calcext:value-type="float">
            <text:p>450.000,00</text:p>
          </table:table-cell>
          <table:table-cell table:number-columns-repeated="3"/>
        </table:table-row>
        <table:table-row table:style-name="ro3">
          <table:table-cell/>
          <table:table-cell table:style-name="ce764" office:value-type="string" calcext:value-type="string">
            <text:p>(Niğdeli Yan arsayı bu fiyata Altıngövdeden aldı )</text:p>
          </table:table-cell>
          <table:table-cell table:style-name="ce767"/>
          <table:table-cell table:number-columns-repeated="5"/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272"/>
          <table:table-cell table:style-name="ce767"/>
          <table:table-cell table:style-name="ce777" office:value-type="string" calcext:value-type="string">
            <text:p>HACI</text:p>
          </table:table-cell>
          <table:table-cell table:style-name="ce777"/>
          <table:table-cell/>
          <table:table-cell table:style-name="ce777"/>
          <table:table-cell table:style-name="ce777" office:value-type="string" calcext:value-type="string">
            <text:p>NAZAN</text:p>
          </table:table-cell>
        </table:table-row>
        <table:table-row table:style-name="ro3">
          <table:table-cell/>
          <table:table-cell table:style-name="ce272"/>
          <table:table-cell table:style-name="ce788" office:value-type="string" calcext:value-type="string" table:number-columns-spanned="2" table:number-rows-spanned="1">
            <text:p>USD</text:p>
          </table:table-cell>
          <table:covered-table-cell table:style-name="ce777"/>
          <table:table-cell table:style-name="ce777"/>
          <table:table-cell/>
          <table:table-cell table:style-name="ce788" office:value-type="string" calcext:value-type="string" table:number-columns-spanned="2" table:number-rows-spanned="1">
            <text:p>USD</text:p>
          </table:table-cell>
          <table:covered-table-cell table:style-name="ce777"/>
        </table:table-row>
        <table:table-row table:style-name="ro3">
          <table:table-cell/>
          <table:table-cell table:style-name="ce272"/>
          <table:table-cell table:style-name="ce777" office:value-type="string" calcext:value-type="string">
            <text:p>Tutar</text:p>
          </table:table-cell>
          <table:table-cell table:style-name="ce777" office:value-type="string" calcext:value-type="string">
            <text:p>Bakiye</text:p>
          </table:table-cell>
          <table:table-cell table:style-name="ce777"/>
          <table:table-cell/>
          <table:table-cell table:style-name="ce777" office:value-type="string" calcext:value-type="string">
            <text:p>Tutar</text:p>
          </table:table-cell>
          <table:table-cell table:style-name="ce777" office:value-type="string" calcext:value-type="string">
            <text:p>Bakiye</text:p>
          </table:table-cell>
        </table:table-row>
        <table:table-row table:style-name="ro3">
          <table:table-cell/>
          <table:table-cell table:style-name="ce764" office:value-type="string" calcext:value-type="string">
            <text:p>Doğuş Sanayi Arsa Ortak usd hissesi</text:p>
          </table:table-cell>
          <table:table-cell table:style-name="ce767" table:formula="of:=[.E6]/2" office:value-type="float" office:value="225000" calcext:value-type="float">
            <text:p>225.000,00</text:p>
          </table:table-cell>
          <table:table-cell table:formula="of:=[.E6]/2" office:value-type="float" office:value="225000" calcext:value-type="float">
            <text:p>225.000,00</text:p>
          </table:table-cell>
          <table:table-cell table:number-columns-repeated="2"/>
          <table:table-cell table:style-name="ce767" table:formula="of:=[.E6]/2" office:value-type="float" office:value="225000" calcext:value-type="float">
            <text:p>225.000,00</text:p>
          </table:table-cell>
          <table:table-cell table:style-name="ce767" table:formula="of:=[.E6]/2" office:value-type="float" office:value="225000" calcext:value-type="float">
            <text:p>225.000,00</text:p>
          </table:table-cell>
        </table:table-row>
        <table:table-row table:style-name="ro3">
          <table:table-cell/>
          <table:table-cell table:style-name="ce764"/>
          <table:table-cell table:style-name="ce786" table:formula="of:=[.C13]/[.$E$6]" office:value-type="percentage" office:value="0.5" calcext:value-type="percentage">
            <text:p>%50,00</text:p>
          </table:table-cell>
          <table:table-cell table:style-name="ce786" table:formula="of:=[.D13]/[.$E$6]" office:value-type="percentage" office:value="0.5" calcext:value-type="percentage">
            <text:p>%50,00</text:p>
          </table:table-cell>
          <table:table-cell table:number-columns-repeated="2"/>
          <table:table-cell table:style-name="ce786" table:formula="of:=[.G13]/[.$E$6]" office:value-type="percentage" office:value="0.5" calcext:value-type="percentage">
            <text:p>%50,00</text:p>
          </table:table-cell>
          <table:table-cell table:style-name="ce786" table:formula="of:=[.H13]/[.$E$6]" office:value-type="percentage" office:value="0.5" calcext:value-type="percentage">
            <text:p>%50,00</text:p>
          </table:table-cell>
        </table:table-row>
        <table:table-row table:style-name="ro3">
          <table:table-cell/>
          <table:table-cell table:style-name="ce763" office:value-type="string" calcext:value-type="string">
            <text:p>hacının alacağı</text:p>
          </table:table-cell>
          <table:table-cell table:style-name="ce789" table:formula="of:=[$FB_hsp.F34]" office:value-type="float" office:value="116960.212190655" calcext:value-type="float">
            <text:p>+116.960,21</text:p>
          </table:table-cell>
          <table:table-cell table:formula="of:=[.D13]+[.C15]" office:value-type="float" office:value="341960.212190655" calcext:value-type="float">
            <text:p>341.960,21</text:p>
          </table:table-cell>
          <table:table-cell table:number-columns-repeated="2"/>
          <table:table-cell table:style-name="ce770" table:formula="of:=[.C15]*-1" office:value-type="float" office:value="-116960.212190655" calcext:value-type="float">
            <text:p>-116.960,21</text:p>
          </table:table-cell>
          <table:table-cell table:style-name="ce767" table:formula="of:=[.H13]+[.G15]" office:value-type="float" office:value="108039.787809345" calcext:value-type="float">
            <text:p>108.039,79</text:p>
          </table:table-cell>
        </table:table-row>
        <table:table-row table:style-name="ro3">
          <table:table-cell/>
          <table:table-cell table:style-name="ce767"/>
          <table:table-cell table:style-name="ce786" table:formula="of:=[.C15]/[.$E$6]" office:value-type="percentage" office:value="0.259911582645901" calcext:value-type="percentage">
            <text:p>%25,99</text:p>
          </table:table-cell>
          <table:table-cell table:style-name="ce786" table:formula="of:=[.D15]/[.$E$6]" office:value-type="percentage" office:value="0.759911582645901" calcext:value-type="percentage">
            <text:p>%75,99</text:p>
          </table:table-cell>
          <table:table-cell table:number-columns-repeated="2"/>
          <table:table-cell table:style-name="ce786" table:formula="of:=[.G15]/[.$E$6]" office:value-type="percentage" office:value="-0.259911582645901" calcext:value-type="percentage">
            <text:p>-%25,99</text:p>
          </table:table-cell>
          <table:table-cell table:style-name="ce786" table:formula="of:=[.H15]/[.$E$6]" office:value-type="percentage" office:value="0.240088417354099" calcext:value-type="percentage">
            <text:p>%24,01</text:p>
          </table:table-cell>
        </table:table-row>
        <table:table-row table:style-name="ro1">
          <table:table-cell table:number-columns-repeated="2"/>
          <table:table-cell table:style-name="ce787" office:value-type="string" calcext:value-type="string">
            <text:p>Hacı Murat Balcı</text:p>
          </table:table-cell>
          <table:table-cell table:style-name="ce790" table:formula="of:=[.D16]" office:value-type="percentage" office:value="0.759911582645901" calcext:value-type="percentage">
            <text:p>%75,99</text:p>
          </table:table-cell>
          <table:table-cell table:style-name="ce589"/>
          <table:table-cell/>
          <table:table-cell table:style-name="ce791" office:value-type="string" calcext:value-type="string">
            <text:p>Nazan Balcı</text:p>
          </table:table-cell>
          <table:table-cell table:style-name="ce792" table:formula="of:=[.H16]" office:value-type="percentage" office:value="0.240088417354099" calcext:value-type="percentage">
            <text:p>%24,01</text:p>
          </table:table-cell>
        </table:table-row>
        <table:table-row table:style-name="ro3">
          <table:table-cell/>
          <table:table-cell table:style-name="ce272" table:number-columns-repeated="4"/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3"/>
          <table:table-cell table:style-name="Default"/>
          <table:table-cell table:style-name="ce777"/>
          <table:table-cell table:number-columns-repeated="3"/>
        </table:table-row>
        <table:table-row table:style-name="ro3" table:number-rows-repeated="5"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/>
          <table:table-cell table:style-name="ce778" table:number-columns-repeated="2"/>
          <table:table-cell table:number-columns-repeated="5"/>
        </table:table-row>
        <table:table-row table:style-name="ro3">
          <table:table-cell/>
          <table:table-cell table:style-name="ce767" table:number-columns-repeated="2"/>
          <table:table-cell table:number-columns-repeated="5"/>
        </table:table-row>
      </table:table>
      <table:table table:name="'file:///home/murat/depolnx/hes2018/Account/2019/2019%20YS%20KR%20D%C4%9E%C5%9E%20SLNK.ods'#AP-LS GNL" table:print="false" table:style-name="ta_extref">
        <table:table-source xlink:type="simple" xlink:href="..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home/murat/depolnx/hes2018/Account/2019/2019%20YS%20KR%20D%C4%9E%C5%9E%20SLNK.ods'#AP GNL" table:print="false" table:style-name="ta_extref">
        <table:table-source xlink:type="simple" xlink:href="..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home/murat/depolnx/hes2018/Account/2019/2019%20YS%20KR%20D%C4%9E%C5%9E%20SLNK.ods'#Ls" table:print="false" table:style-name="ta_extref">
        <table:table-source xlink:type="simple" xlink:href="..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home/murat/depolnx/hes2018/Account/2019/2019%20YS%20KR%20D%C4%9E%C5%9E%20SLNK.ods'#Hzr-Snyi" table:print="false" table:style-name="ta_extref">
        <table:table-source xlink:type="simple" xlink:href="..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24.99mm" fo:margin-right="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.00.0000</text:date>, <text:time style:data-style-name="N2" text:time-value="16:08:19.31409395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2:06:09.210727618</meta:creation-date>
    <dc:date>2020-01-03T16:12:36.521591990</dc:date>
    <meta:editing-duration>PT5H53M57S</meta:editing-duration>
    <meta:editing-cycles>22</meta:editing-cycles>
    <meta:generator>LibreOffice/6.1.5.2$Linux_X86_64 LibreOffice_project/10$Build-2</meta:generator>
    <meta:print-date>2019-12-31T09:11:18.385944647</meta:print-date>
    <meta:document-statistic meta:table-count="13" meta:cell-count="5355" meta:object-count="0"/>
  </office:meta>
</office:document-meta>
</file>